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Yields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1.948125" table:style-name="ce1">
            <text:p>1.948125</text:p>
          </table:table-cell>
          <table:table-cell office:value-type="float" office:value="5.210375" table:style-name="ce1">
            <text:p>5.210375</text:p>
          </table:table-cell>
          <table:table-cell office:value-type="float" office:value="2.54375" table:style-name="ce1">
            <text:p>2.54375</text:p>
          </table:table-cell>
          <table:table-cell office:value-type="float" office:value="1.4889453125" table:style-name="ce1">
            <text:p>1.4889453125</text:p>
          </table:table-cell>
          <table:table-cell office:value-type="float" office:value="8.399" table:style-name="ce1">
            <text:p>8.399</text:p>
          </table:table-cell>
          <table:table-cell office:value-type="float" office:value="9.836625" table:style-name="ce1">
            <text:p>9.836625</text:p>
          </table:table-cell>
          <table:table-cell office:value-type="float" office:value="5.581375" table:style-name="ce1">
            <text:p>5.581375</text:p>
          </table:table-cell>
          <table:table-cell office:value-type="float" office:value="1.5825" table:style-name="ce1">
            <text:p>1.5825</text:p>
          </table:table-cell>
          <table:table-cell office:value-type="float" office:value="3.281875" table:style-name="ce1">
            <text:p>3.281875</text:p>
          </table:table-cell>
          <table:table-cell office:value-type="float" office:value="5.908375" table:style-name="ce1">
            <text:p>5.908375</text:p>
          </table:table-cell>
          <table:table-cell office:value-type="float" office:value="1.658875" table:style-name="ce1">
            <text:p>1.658875</text:p>
          </table:table-cell>
          <table:table-cell office:value-type="float" office:value="3.415125" table:style-name="ce1">
            <text:p>3.415125</text:p>
          </table:table-cell>
          <table:table-cell office:value-type="float" office:value="3.005875" table:style-name="ce1">
            <text:p>3.005875</text:p>
          </table:table-cell>
          <table:table-cell office:value-type="float" office:value="1.7265" table:style-name="ce1">
            <text:p>1.7265</text:p>
          </table:table-cell>
          <table:table-cell office:value-type="float" office:value="1.268125" table:style-name="ce1">
            <text:p>1.268125</text:p>
          </table:table-cell>
          <table:table-cell office:value-type="float" office:value="2.118375" table:style-name="ce1">
            <text:p>2.118375</text:p>
          </table:table-cell>
          <table:table-cell office:value-type="float" office:value="3.0065" table:style-name="ce1">
            <text:p>3.0065</text:p>
          </table:table-cell>
          <table:table-cell office:value-type="float" office:value="3.25025" table:style-name="ce1">
            <text:p>3.25025</text:p>
          </table:table-cell>
          <table:table-cell office:value-type="float" office:value="1.798125" table:style-name="ce1">
            <text:p>1.798125</text:p>
          </table:table-cell>
          <table:table-cell office:value-type="float" office:value="4.88075" table:style-name="ce1">
            <text:p>4.88075</text:p>
          </table:table-cell>
          <table:table-cell office:value-type="float" office:value="1.948125" table:style-name="ce1">
            <text:p>1.948125</text:p>
          </table:table-cell>
          <table:table-cell office:value-type="float" office:value="2.238125" table:style-name="ce1">
            <text:p>2.238125</text:p>
          </table:table-cell>
          <table:table-cell office:value-type="float" office:value="4.256" table:style-name="ce1">
            <text:p>4.256</text:p>
          </table:table-cell>
          <table:table-cell office:value-type="float" office:value="5.88225" table:style-name="ce1">
            <text:p>5.88225</text:p>
          </table:table-cell>
          <table:table-cell office:value-type="float" office:value="3.802" table:style-name="ce1">
            <text:p>3.802</text:p>
          </table:table-cell>
          <table:table-cell office:value-type="float" office:value="2.87625" table:style-name="ce1">
            <text:p>2.87625</text:p>
          </table:table-cell>
          <table:table-cell office:value-type="float" office:value="3.480375" table:style-name="ce1">
            <text:p>3.480375</text:p>
          </table:table-cell>
          <table:table-cell office:value-type="float" office:value="3.678875" table:style-name="ce1">
            <text:p>3.678875</text:p>
          </table:table-cell>
          <table:table-cell office:value-type="float" office:value="3.58775" table:style-name="ce1">
            <text:p>3.58775</text:p>
          </table:table-cell>
          <table:table-cell office:value-type="float" office:value="3.184" table:style-name="ce1">
            <text:p>3.184</text:p>
          </table:table-cell>
          <table:table-cell office:value-type="float" office:value="4.417625" table:style-name="ce1">
            <text:p>4.417625</text:p>
          </table:table-cell>
          <table:table-cell office:value-type="float" office:value="5.59775" table:style-name="ce1">
            <text:p>5.59775</text:p>
          </table:table-cell>
          <table:table-cell office:value-type="float" office:value="2.303875" table:style-name="ce1">
            <text:p>2.303875</text:p>
          </table:table-cell>
          <table:table-cell office:value-type="float" office:value="3.7295" table:style-name="ce1">
            <text:p>3.7295</text:p>
          </table:table-cell>
          <table:table-cell office:value-type="float" office:value="2.074125" table:style-name="ce1">
            <text:p>2.074125</text:p>
          </table:table-cell>
          <table:table-cell office:value-type="float" office:value="3.58775" table:style-name="ce1">
            <text:p>3.58775</text:p>
          </table:table-cell>
          <table:table-cell office:value-type="float" office:value="1.94225" table:style-name="ce1">
            <text:p>1.94225</text:p>
          </table:table-cell>
          <table:table-cell office:value-type="float" office:value="2.18975" table:style-name="ce1">
            <text:p>2.18975</text:p>
          </table:table-cell>
          <table:table-cell office:value-type="float" office:value="0.689625" table:style-name="ce1">
            <text:p>0.689625</text:p>
          </table:table-cell>
          <table:table-cell office:value-type="float" office:value="2.09325" table:style-name="ce1">
            <text:p>2.09325</text:p>
          </table:table-cell>
          <table:table-cell office:value-type="float" office:value="0" table:style-name="ce1">
            <text:p>0</text:p>
          </table:table-cell>
          <table:table-cell office:value-type="float" office:value="2.099625" table:style-name="ce1">
            <text:p>2.099625</text:p>
          </table:table-cell>
          <table:table-cell office:value-type="float" office:value="4.479625" table:style-name="ce1">
            <text:p>4.479625</text:p>
          </table:table-cell>
          <table:table-cell office:value-type="float" office:value="0.309125" table:style-name="ce1">
            <text:p>0.309125</text:p>
          </table:table-cell>
          <table:table-cell office:value-type="float" office:value="5.1985025" table:style-name="ce1">
            <text:p>5.1985025</text:p>
          </table:table-cell>
          <table:table-cell office:value-type="float" office:value="3.14007" table:style-name="ce1">
            <text:p>3.14007</text:p>
          </table:table-cell>
          <table:table-cell office:value-type="float" office:value="7.4891125" table:style-name="ce1">
            <text:p>7.4891125</text:p>
          </table:table-cell>
          <table:table-cell office:value-type="float" office:value="0.963065" table:style-name="ce1">
            <text:p>0.963065</text:p>
          </table:table-cell>
          <table:table-cell office:value-type="float" office:value="3.0599375" table:style-name="ce1">
            <text:p>3.0599375</text:p>
          </table:table-cell>
          <table:table-cell office:value-type="float" office:value="3.80607575" table:style-name="ce1">
            <text:p>3.80607575</text:p>
          </table:table-cell>
          <table:table-cell office:value-type="float" office:value="2.626135" table:style-name="ce1">
            <text:p>2.626135</text:p>
          </table:table-cell>
          <table:table-cell office:value-type="float" office:value="1.27034" table:style-name="ce1">
            <text:p>1.27034</text:p>
          </table:table-cell>
          <table:table-cell office:value-type="float" office:value="2.07817" table:style-name="ce1">
            <text:p>2.07817</text:p>
          </table:table-cell>
          <table:table-cell office:value-type="float" office:value="2.506425" table:style-name="ce1">
            <text:p>2.506425</text:p>
          </table:table-cell>
          <table:table-cell office:value-type="float" office:value="1.67099975" table:style-name="ce1">
            <text:p>1.67099975</text:p>
          </table:table-cell>
          <table:table-cell office:value-type="float" office:value="2.94559425" table:style-name="ce1">
            <text:p>2.94559425</text:p>
          </table:table-cell>
          <table:table-cell office:value-type="float" office:value="2.78046875" table:style-name="ce1">
            <text:p>2.78046875</text:p>
          </table:table-cell>
          <table:table-cell office:value-type="float" office:value="0.44325" table:style-name="ce1">
            <text:p>0.44325</text:p>
          </table:table-cell>
          <table:table-cell office:value-type="float" office:value="1.71" table:style-name="ce1">
            <text:p>1.71</text:p>
          </table:table-cell>
          <table:table-cell office:value-type="float" office:value="2.348" table:style-name="ce1">
            <text:p>2.348</text:p>
          </table:table-cell>
          <table:table-cell office:value-type="float" office:value="3.57725" table:style-name="ce1">
            <text:p>3.57725</text:p>
          </table:table-cell>
          <table:table-cell office:value-type="float" office:value="0.5485" table:style-name="ce1">
            <text:p>0.5485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3.932875" table:style-name="ce1">
            <text:p>3.932875</text:p>
          </table:table-cell>
          <table:table-cell office:value-type="float" office:value="6.347625" table:style-name="ce1">
            <text:p>6.347625</text:p>
          </table:table-cell>
          <table:table-cell office:value-type="float" office:value="4.069375" table:style-name="ce1">
            <text:p>4.069375</text:p>
          </table:table-cell>
          <table:table-cell office:value-type="float" office:value="2.8159765625" table:style-name="ce1">
            <text:p>2.8159765625</text:p>
          </table:table-cell>
          <table:table-cell office:value-type="float" office:value="9.317" table:style-name="ce1">
            <text:p>9.317</text:p>
          </table:table-cell>
          <table:table-cell office:value-type="float" office:value="13.92575" table:style-name="ce1">
            <text:p>13.92575</text:p>
          </table:table-cell>
          <table:table-cell office:value-type="float" office:value="9.504625" table:style-name="ce1">
            <text:p>9.504625</text:p>
          </table:table-cell>
          <table:table-cell office:value-type="float" office:value="4.169375" table:style-name="ce1">
            <text:p>4.169375</text:p>
          </table:table-cell>
          <table:table-cell office:value-type="float" office:value="6.2625" table:style-name="ce1">
            <text:p>6.2625</text:p>
          </table:table-cell>
          <table:table-cell office:value-type="float" office:value="9.80575" table:style-name="ce1">
            <text:p>9.80575</text:p>
          </table:table-cell>
          <table:table-cell office:value-type="float" office:value="2.06975" table:style-name="ce1">
            <text:p>2.06975</text:p>
          </table:table-cell>
          <table:table-cell office:value-type="float" office:value="8.268875" table:style-name="ce1">
            <text:p>8.268875</text:p>
          </table:table-cell>
          <table:table-cell office:value-type="float" office:value="5.528625" table:style-name="ce1">
            <text:p>5.528625</text:p>
          </table:table-cell>
          <table:table-cell office:value-type="float" office:value="2.741" table:style-name="ce1">
            <text:p>2.741</text:p>
          </table:table-cell>
          <table:table-cell office:value-type="float" office:value="2.315" table:style-name="ce1">
            <text:p>2.315</text:p>
          </table:table-cell>
          <table:table-cell office:value-type="float" office:value="2.62425" table:style-name="ce1">
            <text:p>2.62425</text:p>
          </table:table-cell>
          <table:table-cell office:value-type="float" office:value="5.329125" table:style-name="ce1">
            <text:p>5.329125</text:p>
          </table:table-cell>
          <table:table-cell office:value-type="float" office:value="4.86625" table:style-name="ce1">
            <text:p>4.86625</text:p>
          </table:table-cell>
          <table:table-cell office:value-type="float" office:value="4.4375" table:style-name="ce1">
            <text:p>4.4375</text:p>
          </table:table-cell>
          <table:table-cell office:value-type="float" office:value="9.259125" table:style-name="ce1">
            <text:p>9.259125</text:p>
          </table:table-cell>
          <table:table-cell office:value-type="float" office:value="3.932875" table:style-name="ce1">
            <text:p>3.932875</text:p>
          </table:table-cell>
          <table:table-cell office:value-type="float" office:value="6.1075" table:style-name="ce1">
            <text:p>6.1075</text:p>
          </table:table-cell>
          <table:table-cell office:value-type="float" office:value="9.400875" table:style-name="ce1">
            <text:p>9.400875</text:p>
          </table:table-cell>
          <table:table-cell office:value-type="float" office:value="10.121375" table:style-name="ce1">
            <text:p>10.121375</text:p>
          </table:table-cell>
          <table:table-cell office:value-type="float" office:value="7.878375" table:style-name="ce1">
            <text:p>7.878375</text:p>
          </table:table-cell>
          <table:table-cell office:value-type="float" office:value="6.535" table:style-name="ce1">
            <text:p>6.535</text:p>
          </table:table-cell>
          <table:table-cell office:value-type="float" office:value="7.2295" table:style-name="ce1">
            <text:p>7.2295</text:p>
          </table:table-cell>
          <table:table-cell office:value-type="float" office:value="9.622125" table:style-name="ce1">
            <text:p>9.622125</text:p>
          </table:table-cell>
          <table:table-cell office:value-type="float" office:value="8.34325" table:style-name="ce1">
            <text:p>8.34325</text:p>
          </table:table-cell>
          <table:table-cell office:value-type="float" office:value="6.62625" table:style-name="ce1">
            <text:p>6.62625</text:p>
          </table:table-cell>
          <table:table-cell office:value-type="float" office:value="7.782125" table:style-name="ce1">
            <text:p>7.782125</text:p>
          </table:table-cell>
          <table:table-cell office:value-type="float" office:value="10.976" table:style-name="ce1">
            <text:p>10.976</text:p>
          </table:table-cell>
          <table:table-cell office:value-type="float" office:value="5.155875" table:style-name="ce1">
            <text:p>5.155875</text:p>
          </table:table-cell>
          <table:table-cell office:value-type="float" office:value="5.974375" table:style-name="ce1">
            <text:p>5.974375</text:p>
          </table:table-cell>
          <table:table-cell office:value-type="float" office:value="4.59225" table:style-name="ce1">
            <text:p>4.59225</text:p>
          </table:table-cell>
          <table:table-cell office:value-type="float" office:value="8.12825" table:style-name="ce1">
            <text:p>8.12825</text:p>
          </table:table-cell>
          <table:table-cell office:value-type="float" office:value="4.117625" table:style-name="ce1">
            <text:p>4.117625</text:p>
          </table:table-cell>
          <table:table-cell office:value-type="float" office:value="4.84775" table:style-name="ce1">
            <text:p>4.84775</text:p>
          </table:table-cell>
          <table:table-cell office:value-type="float" office:value="3.04525" table:style-name="ce1">
            <text:p>3.04525</text:p>
          </table:table-cell>
          <table:table-cell office:value-type="float" office:value="5.915875" table:style-name="ce1">
            <text:p>5.915875</text:p>
          </table:table-cell>
          <table:table-cell office:value-type="float" office:value="0" table:style-name="ce1">
            <text:p>0</text:p>
          </table:table-cell>
          <table:table-cell office:value-type="float" office:value="6.314125" table:style-name="ce1">
            <text:p>6.314125</text:p>
          </table:table-cell>
          <table:table-cell office:value-type="float" office:value="10.959" table:style-name="ce1">
            <text:p>10.959</text:p>
          </table:table-cell>
          <table:table-cell office:value-type="float" office:value="1.085375" table:style-name="ce1">
            <text:p>1.085375</text:p>
          </table:table-cell>
          <table:table-cell office:value-type="float" office:value="10.7714715" table:style-name="ce1">
            <text:p>10.7714715</text:p>
          </table:table-cell>
          <table:table-cell office:value-type="float" office:value="7.11247" table:style-name="ce1">
            <text:p>7.11247</text:p>
          </table:table-cell>
          <table:table-cell office:value-type="float" office:value="11.3046005" table:style-name="ce1">
            <text:p>11.3046005</text:p>
          </table:table-cell>
          <table:table-cell office:value-type="float" office:value="3.391865" table:style-name="ce1">
            <text:p>3.391865</text:p>
          </table:table-cell>
          <table:table-cell office:value-type="float" office:value="6.000585" table:style-name="ce1">
            <text:p>6.000585</text:p>
          </table:table-cell>
          <table:table-cell office:value-type="float" office:value="10.68247575" table:style-name="ce1">
            <text:p>10.68247575</text:p>
          </table:table-cell>
          <table:table-cell office:value-type="float" office:value="5.0646675" table:style-name="ce1">
            <text:p>5.0646675</text:p>
          </table:table-cell>
          <table:table-cell office:value-type="float" office:value="3.670615" table:style-name="ce1">
            <text:p>3.670615</text:p>
          </table:table-cell>
          <table:table-cell office:value-type="float" office:value="5.4410275" table:style-name="ce1">
            <text:p>5.4410275</text:p>
          </table:table-cell>
          <table:table-cell office:value-type="float" office:value="8.33913025" table:style-name="ce1">
            <text:p>8.33913025</text:p>
          </table:table-cell>
          <table:table-cell office:value-type="float" office:value="4.1226665" table:style-name="ce1">
            <text:p>4.1226665</text:p>
          </table:table-cell>
          <table:table-cell office:value-type="float" office:value="7.70846625" table:style-name="ce1">
            <text:p>7.70846625</text:p>
          </table:table-cell>
          <table:table-cell office:value-type="float" office:value="6.86351575" table:style-name="ce1">
            <text:p>6.86351575</text:p>
          </table:table-cell>
          <table:table-cell office:value-type="float" office:value="1.5428125" table:style-name="ce1">
            <text:p>1.5428125</text:p>
          </table:table-cell>
          <table:table-cell office:value-type="float" office:value="6.2825" table:style-name="ce1">
            <text:p>6.2825</text:p>
          </table:table-cell>
          <table:table-cell office:value-type="float" office:value="7.76875" table:style-name="ce1">
            <text:p>7.76875</text:p>
          </table:table-cell>
          <table:table-cell office:value-type="float" office:value="9.258" table:style-name="ce1">
            <text:p>9.258</text:p>
          </table:table-cell>
          <table:table-cell office:value-type="float" office:value="1.48025" table:style-name="ce1">
            <text:p>1.48025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3.8275" table:style-name="ce1">
            <text:p>3.8275</text:p>
          </table:table-cell>
          <table:table-cell office:value-type="float" office:value="6.294625" table:style-name="ce1">
            <text:p>6.294625</text:p>
          </table:table-cell>
          <table:table-cell office:value-type="float" office:value="3.98125" table:style-name="ce1">
            <text:p>3.98125</text:p>
          </table:table-cell>
          <table:table-cell office:value-type="float" office:value="1.989921875" table:style-name="ce1">
            <text:p>1.989921875</text:p>
          </table:table-cell>
          <table:table-cell office:value-type="float" office:value="9.407875" table:style-name="ce1">
            <text:p>9.407875</text:p>
          </table:table-cell>
          <table:table-cell office:value-type="float" office:value="12.884" table:style-name="ce1">
            <text:p>12.884</text:p>
          </table:table-cell>
          <table:table-cell office:value-type="float" office:value="9.87525" table:style-name="ce1">
            <text:p>9.87525</text:p>
          </table:table-cell>
          <table:table-cell office:value-type="float" office:value="3.675" table:style-name="ce1">
            <text:p>3.675</text:p>
          </table:table-cell>
          <table:table-cell office:value-type="float" office:value="5.96625" table:style-name="ce1">
            <text:p>5.96625</text:p>
          </table:table-cell>
          <table:table-cell office:value-type="float" office:value="9.6985" table:style-name="ce1">
            <text:p>9.6985</text:p>
          </table:table-cell>
          <table:table-cell office:value-type="float" office:value="2.2315" table:style-name="ce1">
            <text:p>2.2315</text:p>
          </table:table-cell>
          <table:table-cell office:value-type="float" office:value="7.801" table:style-name="ce1">
            <text:p>7.801</text:p>
          </table:table-cell>
          <table:table-cell office:value-type="float" office:value="5.01225" table:style-name="ce1">
            <text:p>5.01225</text:p>
          </table:table-cell>
          <table:table-cell office:value-type="float" office:value="2.32525" table:style-name="ce1">
            <text:p>2.32525</text:p>
          </table:table-cell>
          <table:table-cell office:value-type="float" office:value="2.535625" table:style-name="ce1">
            <text:p>2.535625</text:p>
          </table:table-cell>
          <table:table-cell office:value-type="float" office:value="1.851125" table:style-name="ce1">
            <text:p>1.851125</text:p>
          </table:table-cell>
          <table:table-cell office:value-type="float" office:value="5.23325" table:style-name="ce1">
            <text:p>5.23325</text:p>
          </table:table-cell>
          <table:table-cell office:value-type="float" office:value="3.9715" table:style-name="ce1">
            <text:p>3.9715</text:p>
          </table:table-cell>
          <table:table-cell office:value-type="float" office:value="4.2575" table:style-name="ce1">
            <text:p>4.2575</text:p>
          </table:table-cell>
          <table:table-cell office:value-type="float" office:value="7.509" table:style-name="ce1">
            <text:p>7.509</text:p>
          </table:table-cell>
          <table:table-cell office:value-type="float" office:value="3.8275" table:style-name="ce1">
            <text:p>3.8275</text:p>
          </table:table-cell>
          <table:table-cell office:value-type="float" office:value="6.145625" table:style-name="ce1">
            <text:p>6.145625</text:p>
          </table:table-cell>
          <table:table-cell office:value-type="float" office:value="8.096" table:style-name="ce1">
            <text:p>8.096</text:p>
          </table:table-cell>
          <table:table-cell office:value-type="float" office:value="10.0785" table:style-name="ce1">
            <text:p>10.0785</text:p>
          </table:table-cell>
          <table:table-cell office:value-type="float" office:value="5.81525" table:style-name="ce1">
            <text:p>5.81525</text:p>
          </table:table-cell>
          <table:table-cell office:value-type="float" office:value="5.095" table:style-name="ce1">
            <text:p>5.095</text:p>
          </table:table-cell>
          <table:table-cell office:value-type="float" office:value="4.48725" table:style-name="ce1">
            <text:p>4.48725</text:p>
          </table:table-cell>
          <table:table-cell office:value-type="float" office:value="9.611875" table:style-name="ce1">
            <text:p>9.611875</text:p>
          </table:table-cell>
          <table:table-cell office:value-type="float" office:value="7.189125" table:style-name="ce1">
            <text:p>7.189125</text:p>
          </table:table-cell>
          <table:table-cell office:value-type="float" office:value="4.711625" table:style-name="ce1">
            <text:p>4.711625</text:p>
          </table:table-cell>
          <table:table-cell office:value-type="float" office:value="7.37825" table:style-name="ce1">
            <text:p>7.37825</text:p>
          </table:table-cell>
          <table:table-cell office:value-type="float" office:value="9.580875" table:style-name="ce1">
            <text:p>9.580875</text:p>
          </table:table-cell>
          <table:table-cell office:value-type="float" office:value="3.158625" table:style-name="ce1">
            <text:p>3.158625</text:p>
          </table:table-cell>
          <table:table-cell office:value-type="float" office:value="5.27325" table:style-name="ce1">
            <text:p>5.27325</text:p>
          </table:table-cell>
          <table:table-cell office:value-type="float" office:value="0.653875" table:style-name="ce1">
            <text:p>0.653875</text:p>
          </table:table-cell>
          <table:table-cell office:value-type="float" office:value="5.618375" table:style-name="ce1">
            <text:p>5.618375</text:p>
          </table:table-cell>
          <table:table-cell office:value-type="float" office:value="2.582125" table:style-name="ce1">
            <text:p>2.582125</text:p>
          </table:table-cell>
          <table:table-cell office:value-type="float" office:value="4.6715" table:style-name="ce1">
            <text:p>4.6715</text:p>
          </table:table-cell>
          <table:table-cell office:value-type="float" office:value="1.312875" table:style-name="ce1">
            <text:p>1.312875</text:p>
          </table:table-cell>
          <table:table-cell office:value-type="float" office:value="4.20325" table:style-name="ce1">
            <text:p>4.20325</text:p>
          </table:table-cell>
          <table:table-cell office:value-type="float" office:value="0" table:style-name="ce1">
            <text:p>0</text:p>
          </table:table-cell>
          <table:table-cell office:value-type="float" office:value="3.10975" table:style-name="ce1">
            <text:p>3.10975</text:p>
          </table:table-cell>
          <table:table-cell office:value-type="float" office:value="12.659625" table:style-name="ce1">
            <text:p>12.659625</text:p>
          </table:table-cell>
          <table:table-cell office:value-type="float" office:value="0.30525" table:style-name="ce1">
            <text:p>0.30525</text:p>
          </table:table-cell>
          <table:table-cell office:value-type="float" office:value="7.7181745" table:style-name="ce1">
            <text:p>7.7181745</text:p>
          </table:table-cell>
          <table:table-cell office:value-type="float" office:value="4.5321175" table:style-name="ce1">
            <text:p>4.5321175</text:p>
          </table:table-cell>
          <table:table-cell office:value-type="float" office:value="5.8990305" table:style-name="ce1">
            <text:p>5.8990305</text:p>
          </table:table-cell>
          <table:table-cell office:value-type="float" office:value="1.120715" table:style-name="ce1">
            <text:p>1.120715</text:p>
          </table:table-cell>
          <table:table-cell office:value-type="float" office:value="1.285135" table:style-name="ce1">
            <text:p>1.285135</text:p>
          </table:table-cell>
          <table:table-cell office:value-type="float" office:value="3.35068575" table:style-name="ce1">
            <text:p>3.35068575</text:p>
          </table:table-cell>
          <table:table-cell office:value-type="float" office:value="2.0056725" table:style-name="ce1">
            <text:p>2.0056725</text:p>
          </table:table-cell>
          <table:table-cell office:value-type="float" office:value="1.1898475" table:style-name="ce1">
            <text:p>1.1898475</text:p>
          </table:table-cell>
          <table:table-cell office:value-type="float" office:value="1.63865" table:style-name="ce1">
            <text:p>1.63865</text:p>
          </table:table-cell>
          <table:table-cell office:value-type="float" office:value="1.738768825" table:style-name="ce1">
            <text:p>1.738768825</text:p>
          </table:table-cell>
          <table:table-cell office:value-type="float" office:value="0.546583425" table:style-name="ce1">
            <text:p>0.546583425</text:p>
          </table:table-cell>
          <table:table-cell office:value-type="float" office:value="1.537577425" table:style-name="ce1">
            <text:p>1.537577425</text:p>
          </table:table-cell>
          <table:table-cell office:value-type="float" office:value="0.489921875" table:style-name="ce1">
            <text:p>0.489921875</text:p>
          </table:table-cell>
          <table:table-cell office:value-type="float" office:value="0.098" table:style-name="ce1">
            <text:p>0.098</text:p>
          </table:table-cell>
          <table:table-cell office:value-type="float" office:value="0.665" table:style-name="ce1">
            <text:p>0.665</text:p>
          </table:table-cell>
          <table:table-cell office:value-type="float" office:value="0.51075" table:style-name="ce1">
            <text:p>0.51075</text:p>
          </table:table-cell>
          <table:table-cell office:value-type="float" office:value="0.414" table:style-name="ce1">
            <text:p>0.414</text:p>
          </table:table-cell>
          <table:table-cell office:value-type="float" office:value="0.162" table:style-name="ce1">
            <text:p>0.162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3.8875625" table:style-name="ce1">
            <text:p>3.8875625</text:p>
          </table:table-cell>
          <table:table-cell office:value-type="float" office:value="6.382125" table:style-name="ce1">
            <text:p>6.382125</text:p>
          </table:table-cell>
          <table:table-cell office:value-type="float" office:value="4.05" table:style-name="ce1">
            <text:p>4.05</text:p>
          </table:table-cell>
          <table:table-cell office:value-type="float" office:value="2.8353515625" table:style-name="ce1">
            <text:p>2.8353515625</text:p>
          </table:table-cell>
          <table:table-cell office:value-type="float" office:value="9.897125" table:style-name="ce1">
            <text:p>9.897125</text:p>
          </table:table-cell>
          <table:table-cell office:value-type="float" office:value="14.798125" table:style-name="ce1">
            <text:p>14.798125</text:p>
          </table:table-cell>
          <table:table-cell office:value-type="float" office:value="10.327875" table:style-name="ce1">
            <text:p>10.327875</text:p>
          </table:table-cell>
          <table:table-cell office:value-type="float" office:value="3.575" table:style-name="ce1">
            <text:p>3.575</text:p>
          </table:table-cell>
          <table:table-cell office:value-type="float" office:value="5.69625" table:style-name="ce1">
            <text:p>5.69625</text:p>
          </table:table-cell>
          <table:table-cell office:value-type="float" office:value="9.22175" table:style-name="ce1">
            <text:p>9.22175</text:p>
          </table:table-cell>
          <table:table-cell office:value-type="float" office:value="2.262" table:style-name="ce1">
            <text:p>2.262</text:p>
          </table:table-cell>
          <table:table-cell office:value-type="float" office:value="7.648375" table:style-name="ce1">
            <text:p>7.648375</text:p>
          </table:table-cell>
          <table:table-cell office:value-type="float" office:value="5.371625" table:style-name="ce1">
            <text:p>5.371625</text:p>
          </table:table-cell>
          <table:table-cell office:value-type="float" office:value="2.91975" table:style-name="ce1">
            <text:p>2.91975</text:p>
          </table:table-cell>
          <table:table-cell office:value-type="float" office:value="3.01875" table:style-name="ce1">
            <text:p>3.01875</text:p>
          </table:table-cell>
          <table:table-cell office:value-type="float" office:value="3.2895" table:style-name="ce1">
            <text:p>3.2895</text:p>
          </table:table-cell>
          <table:table-cell office:value-type="float" office:value="5.129" table:style-name="ce1">
            <text:p>5.129</text:p>
          </table:table-cell>
          <table:table-cell office:value-type="float" office:value="4.656" table:style-name="ce1">
            <text:p>4.656</text:p>
          </table:table-cell>
          <table:table-cell office:value-type="float" office:value="4.155625" table:style-name="ce1">
            <text:p>4.155625</text:p>
          </table:table-cell>
          <table:table-cell office:value-type="float" office:value="8.926375" table:style-name="ce1">
            <text:p>8.926375</text:p>
          </table:table-cell>
          <table:table-cell office:value-type="float" office:value="3.8875625" table:style-name="ce1">
            <text:p>3.8875625</text:p>
          </table:table-cell>
          <table:table-cell office:value-type="float" office:value="5.101875" table:style-name="ce1">
            <text:p>5.101875</text:p>
          </table:table-cell>
          <table:table-cell office:value-type="float" office:value="9.09" table:style-name="ce1">
            <text:p>9.09</text:p>
          </table:table-cell>
          <table:table-cell office:value-type="float" office:value="10.464625" table:style-name="ce1">
            <text:p>10.464625</text:p>
          </table:table-cell>
          <table:table-cell office:value-type="float" office:value="6.999625" table:style-name="ce1">
            <text:p>6.999625</text:p>
          </table:table-cell>
          <table:table-cell office:value-type="float" office:value="5.878125" table:style-name="ce1">
            <text:p>5.878125</text:p>
          </table:table-cell>
          <table:table-cell office:value-type="float" office:value="6.8185" table:style-name="ce1">
            <text:p>6.8185</text:p>
          </table:table-cell>
          <table:table-cell office:value-type="float" office:value="8.772625" table:style-name="ce1">
            <text:p>8.772625</text:p>
          </table:table-cell>
          <table:table-cell office:value-type="float" office:value="8.388375" table:style-name="ce1">
            <text:p>8.388375</text:p>
          </table:table-cell>
          <table:table-cell office:value-type="float" office:value="5.38625" table:style-name="ce1">
            <text:p>5.38625</text:p>
          </table:table-cell>
          <table:table-cell office:value-type="float" office:value="7.624" table:style-name="ce1">
            <text:p>7.624</text:p>
          </table:table-cell>
          <table:table-cell office:value-type="float" office:value="9.527875" table:style-name="ce1">
            <text:p>9.527875</text:p>
          </table:table-cell>
          <table:table-cell office:value-type="float" office:value="5.339625" table:style-name="ce1">
            <text:p>5.339625</text:p>
          </table:table-cell>
          <table:table-cell office:value-type="float" office:value="6.612125" table:style-name="ce1">
            <text:p>6.612125</text:p>
          </table:table-cell>
          <table:table-cell office:value-type="float" office:value="4.371875" table:style-name="ce1">
            <text:p>4.371875</text:p>
          </table:table-cell>
          <table:table-cell office:value-type="float" office:value="7.969" table:style-name="ce1">
            <text:p>7.969</text:p>
          </table:table-cell>
          <table:table-cell office:value-type="float" office:value="4.6395" table:style-name="ce1">
            <text:p>4.6395</text:p>
          </table:table-cell>
          <table:table-cell office:value-type="float" office:value="5.048" table:style-name="ce1">
            <text:p>5.048</text:p>
          </table:table-cell>
          <table:table-cell office:value-type="float" office:value="4.517625" table:style-name="ce1">
            <text:p>4.517625</text:p>
          </table:table-cell>
          <table:table-cell office:value-type="float" office:value="4.9795" table:style-name="ce1">
            <text:p>4.9795</text:p>
          </table:table-cell>
          <table:table-cell office:value-type="float" office:value="0" table:style-name="ce1">
            <text:p>0</text:p>
          </table:table-cell>
          <table:table-cell office:value-type="float" office:value="5.842125" table:style-name="ce1">
            <text:p>5.842125</text:p>
          </table:table-cell>
          <table:table-cell office:value-type="float" office:value="7.94975" table:style-name="ce1">
            <text:p>7.94975</text:p>
          </table:table-cell>
          <table:table-cell office:value-type="float" office:value="1.759125" table:style-name="ce1">
            <text:p>1.759125</text:p>
          </table:table-cell>
          <table:table-cell office:value-type="float" office:value="9.452786" table:style-name="ce1">
            <text:p>9.452786</text:p>
          </table:table-cell>
          <table:table-cell office:value-type="float" office:value="7.488025" table:style-name="ce1">
            <text:p>7.488025</text:p>
          </table:table-cell>
          <table:table-cell office:value-type="float" office:value="13.28991425" table:style-name="ce1">
            <text:p>13.28991425</text:p>
          </table:table-cell>
          <table:table-cell office:value-type="float" office:value="3.6465275" table:style-name="ce1">
            <text:p>3.6465275</text:p>
          </table:table-cell>
          <table:table-cell office:value-type="float" office:value="5.61418" table:style-name="ce1">
            <text:p>5.61418</text:p>
          </table:table-cell>
          <table:table-cell office:value-type="float" office:value="9.78472775" table:style-name="ce1">
            <text:p>9.78472775</text:p>
          </table:table-cell>
          <table:table-cell office:value-type="float" office:value="6.2325975" table:style-name="ce1">
            <text:p>6.2325975</text:p>
          </table:table-cell>
          <table:table-cell office:value-type="float" office:value="4.1427325" table:style-name="ce1">
            <text:p>4.1427325</text:p>
          </table:table-cell>
          <table:table-cell office:value-type="float" office:value="5.4935" table:style-name="ce1">
            <text:p>5.4935</text:p>
          </table:table-cell>
          <table:table-cell office:value-type="float" office:value="8.848535" table:style-name="ce1">
            <text:p>8.848535</text:p>
          </table:table-cell>
          <table:table-cell office:value-type="float" office:value="4.5435" table:style-name="ce1">
            <text:p>4.5435</text:p>
          </table:table-cell>
          <table:table-cell office:value-type="float" office:value="6.63856425" table:style-name="ce1">
            <text:p>6.63856425</text:p>
          </table:table-cell>
          <table:table-cell office:value-type="float" office:value="5.24515625" table:style-name="ce1">
            <text:p>5.24515625</text:p>
          </table:table-cell>
          <table:table-cell office:value-type="float" office:value="2.0809375" table:style-name="ce1">
            <text:p>2.0809375</text:p>
          </table:table-cell>
          <table:table-cell office:value-type="float" office:value="7.9075" table:style-name="ce1">
            <text:p>7.9075</text:p>
          </table:table-cell>
          <table:table-cell office:value-type="float" office:value="7.012" table:style-name="ce1">
            <text:p>7.012</text:p>
          </table:table-cell>
          <table:table-cell office:value-type="float" office:value="9.23425" table:style-name="ce1">
            <text:p>9.23425</text:p>
          </table:table-cell>
          <table:table-cell office:value-type="float" office:value="2.3315" table:style-name="ce1">
            <text:p>2.3315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2.017875" table:style-name="ce1">
            <text:p>2.017875</text:p>
          </table:table-cell>
          <table:table-cell office:value-type="float" office:value="5.099625" table:style-name="ce1">
            <text:p>5.099625</text:p>
          </table:table-cell>
          <table:table-cell office:value-type="float" office:value="3.0875" table:style-name="ce1">
            <text:p>3.0875</text:p>
          </table:table-cell>
          <table:table-cell office:value-type="float" office:value="1.4723828125" table:style-name="ce1">
            <text:p>1.4723828125</text:p>
          </table:table-cell>
          <table:table-cell office:value-type="float" office:value="9.207875" table:style-name="ce1">
            <text:p>9.207875</text:p>
          </table:table-cell>
          <table:table-cell office:value-type="float" office:value="7.332125" table:style-name="ce1">
            <text:p>7.332125</text:p>
          </table:table-cell>
          <table:table-cell office:value-type="float" office:value="6.115" table:style-name="ce1">
            <text:p>6.115</text:p>
          </table:table-cell>
          <table:table-cell office:value-type="float" office:value="1.923125" table:style-name="ce1">
            <text:p>1.923125</text:p>
          </table:table-cell>
          <table:table-cell office:value-type="float" office:value="3.45125" table:style-name="ce1">
            <text:p>3.45125</text:p>
          </table:table-cell>
          <table:table-cell office:value-type="float" office:value="5.329" table:style-name="ce1">
            <text:p>5.329</text:p>
          </table:table-cell>
          <table:table-cell office:value-type="float" office:value="1.544" table:style-name="ce1">
            <text:p>1.544</text:p>
          </table:table-cell>
          <table:table-cell office:value-type="float" office:value="4.14275" table:style-name="ce1">
            <text:p>4.14275</text:p>
          </table:table-cell>
          <table:table-cell office:value-type="float" office:value="1.963375" table:style-name="ce1">
            <text:p>1.963375</text:p>
          </table:table-cell>
          <table:table-cell office:value-type="float" office:value="1.519875" table:style-name="ce1">
            <text:p>1.519875</text:p>
          </table:table-cell>
          <table:table-cell office:value-type="float" office:value="1.22875" table:style-name="ce1">
            <text:p>1.22875</text:p>
          </table:table-cell>
          <table:table-cell office:value-type="float" office:value="2.59025" table:style-name="ce1">
            <text:p>2.59025</text:p>
          </table:table-cell>
          <table:table-cell office:value-type="float" office:value="2.63125" table:style-name="ce1">
            <text:p>2.63125</text:p>
          </table:table-cell>
          <table:table-cell office:value-type="float" office:value="3.964" table:style-name="ce1">
            <text:p>3.964</text:p>
          </table:table-cell>
          <table:table-cell office:value-type="float" office:value="0.688125" table:style-name="ce1">
            <text:p>0.688125</text:p>
          </table:table-cell>
          <table:table-cell office:value-type="float" office:value="4.680375" table:style-name="ce1">
            <text:p>4.680375</text:p>
          </table:table-cell>
          <table:table-cell office:value-type="float" office:value="2.017875" table:style-name="ce1">
            <text:p>2.017875</text:p>
          </table:table-cell>
          <table:table-cell office:value-type="float" office:value="2.65375" table:style-name="ce1">
            <text:p>2.65375</text:p>
          </table:table-cell>
          <table:table-cell office:value-type="float" office:value="3.900875" table:style-name="ce1">
            <text:p>3.900875</text:p>
          </table:table-cell>
          <table:table-cell office:value-type="float" office:value="6.18875" table:style-name="ce1">
            <text:p>6.18875</text:p>
          </table:table-cell>
          <table:table-cell office:value-type="float" office:value="3.37025" table:style-name="ce1">
            <text:p>3.37025</text:p>
          </table:table-cell>
          <table:table-cell office:value-type="float" office:value="3.340625" table:style-name="ce1">
            <text:p>3.340625</text:p>
          </table:table-cell>
          <table:table-cell office:value-type="float" office:value="2.37475" table:style-name="ce1">
            <text:p>2.37475</text:p>
          </table:table-cell>
          <table:table-cell office:value-type="float" office:value="4.240875" table:style-name="ce1">
            <text:p>4.240875</text:p>
          </table:table-cell>
          <table:table-cell office:value-type="float" office:value="3.188375" table:style-name="ce1">
            <text:p>3.188375</text:p>
          </table:table-cell>
          <table:table-cell office:value-type="float" office:value="3.4645" table:style-name="ce1">
            <text:p>3.4645</text:p>
          </table:table-cell>
          <table:table-cell office:value-type="float" office:value="4.470375" table:style-name="ce1">
            <text:p>4.470375</text:p>
          </table:table-cell>
          <table:table-cell office:value-type="float" office:value="7.0135" table:style-name="ce1">
            <text:p>7.0135</text:p>
          </table:table-cell>
          <table:table-cell office:value-type="float" office:value="2.26075" table:style-name="ce1">
            <text:p>2.26075</text:p>
          </table:table-cell>
          <table:table-cell office:value-type="float" office:value="3.950875" table:style-name="ce1">
            <text:p>3.950875</text:p>
          </table:table-cell>
          <table:table-cell office:value-type="float" office:value="2.3745" table:style-name="ce1">
            <text:p>2.3745</text:p>
          </table:table-cell>
          <table:table-cell office:value-type="float" office:value="4.426" table:style-name="ce1">
            <text:p>4.426</text:p>
          </table:table-cell>
          <table:table-cell office:value-type="float" office:value="2.592" table:style-name="ce1">
            <text:p>2.592</text:p>
          </table:table-cell>
          <table:table-cell office:value-type="float" office:value="2.193875" table:style-name="ce1">
            <text:p>2.193875</text:p>
          </table:table-cell>
          <table:table-cell office:value-type="float" office:value="2.052625" table:style-name="ce1">
            <text:p>2.052625</text:p>
          </table:table-cell>
          <table:table-cell office:value-type="float" office:value="3.232125" table:style-name="ce1">
            <text:p>3.232125</text:p>
          </table:table-cell>
          <table:table-cell office:value-type="float" office:value="0" table:style-name="ce1">
            <text:p>0</text:p>
          </table:table-cell>
          <table:table-cell office:value-type="float" office:value="2.87025" table:style-name="ce1">
            <text:p>2.87025</text:p>
          </table:table-cell>
          <table:table-cell office:value-type="float" office:value="3.304625" table:style-name="ce1">
            <text:p>3.304625</text:p>
          </table:table-cell>
          <table:table-cell office:value-type="float" office:value="0.533375" table:style-name="ce1">
            <text:p>0.533375</text:p>
          </table:table-cell>
          <table:table-cell office:value-type="float" office:value="4.72593125" table:style-name="ce1">
            <text:p>4.72593125</text:p>
          </table:table-cell>
          <table:table-cell office:value-type="float" office:value="4.5332675" table:style-name="ce1">
            <text:p>4.5332675</text:p>
          </table:table-cell>
          <table:table-cell office:value-type="float" office:value="7.54039375" table:style-name="ce1">
            <text:p>7.54039375</text:p>
          </table:table-cell>
          <table:table-cell office:value-type="float" office:value="2.2536525" table:style-name="ce1">
            <text:p>2.2536525</text:p>
          </table:table-cell>
          <table:table-cell office:value-type="float" office:value="3.605435" table:style-name="ce1">
            <text:p>3.605435</text:p>
          </table:table-cell>
          <table:table-cell office:value-type="float" office:value="5.3808745" table:style-name="ce1">
            <text:p>5.3808745</text:p>
          </table:table-cell>
          <table:table-cell office:value-type="float" office:value="3.5167675" table:style-name="ce1">
            <text:p>3.5167675</text:p>
          </table:table-cell>
          <table:table-cell office:value-type="float" office:value="1.88568" table:style-name="ce1">
            <text:p>1.88568</text:p>
          </table:table-cell>
          <table:table-cell office:value-type="float" office:value="3.211525" table:style-name="ce1">
            <text:p>3.211525</text:p>
          </table:table-cell>
          <table:table-cell office:value-type="float" office:value="4.13140225" table:style-name="ce1">
            <text:p>4.13140225</text:p>
          </table:table-cell>
          <table:table-cell office:value-type="float" office:value="3.33" table:style-name="ce1">
            <text:p>3.33</text:p>
          </table:table-cell>
          <table:table-cell office:value-type="float" office:value="4.90908825" table:style-name="ce1">
            <text:p>4.90908825</text:p>
          </table:table-cell>
          <table:table-cell office:value-type="float" office:value="4.41032825" table:style-name="ce1">
            <text:p>4.41032825</text:p>
          </table:table-cell>
          <table:table-cell office:value-type="float" office:value="0.82734375" table:style-name="ce1">
            <text:p>0.82734375</text:p>
          </table:table-cell>
          <table:table-cell office:value-type="float" office:value="3.1875" table:style-name="ce1">
            <text:p>3.1875</text:p>
          </table:table-cell>
          <table:table-cell office:value-type="float" office:value="3.49325" table:style-name="ce1">
            <text:p>3.49325</text:p>
          </table:table-cell>
          <table:table-cell office:value-type="float" office:value="3.88725" table:style-name="ce1">
            <text:p>3.88725</text:p>
          </table:table-cell>
          <table:table-cell office:value-type="float" office:value="1.29075" table:style-name="ce1">
            <text:p>1.29075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4.1916875" table:style-name="ce1">
            <text:p>4.1916875</text:p>
          </table:table-cell>
          <table:table-cell office:value-type="float" office:value="6.182" table:style-name="ce1">
            <text:p>6.182</text:p>
          </table:table-cell>
          <table:table-cell office:value-type="float" office:value="4.325" table:style-name="ce1">
            <text:p>4.325</text:p>
          </table:table-cell>
          <table:table-cell office:value-type="float" office:value="2.9621875" table:style-name="ce1">
            <text:p>2.9621875</text:p>
          </table:table-cell>
          <table:table-cell office:value-type="float" office:value="9.234125" table:style-name="ce1">
            <text:p>9.234125</text:p>
          </table:table-cell>
          <table:table-cell office:value-type="float" office:value="12.710625" table:style-name="ce1">
            <text:p>12.710625</text:p>
          </table:table-cell>
          <table:table-cell office:value-type="float" office:value="10.75525" table:style-name="ce1">
            <text:p>10.75525</text:p>
          </table:table-cell>
          <table:table-cell office:value-type="float" office:value="4.66" table:style-name="ce1">
            <text:p>4.66</text:p>
          </table:table-cell>
          <table:table-cell office:value-type="float" office:value="6.274375" table:style-name="ce1">
            <text:p>6.274375</text:p>
          </table:table-cell>
          <table:table-cell office:value-type="float" office:value="9.752125" table:style-name="ce1">
            <text:p>9.752125</text:p>
          </table:table-cell>
          <table:table-cell office:value-type="float" office:value="1.763125" table:style-name="ce1">
            <text:p>1.763125</text:p>
          </table:table-cell>
          <table:table-cell office:value-type="float" office:value="7.90475" table:style-name="ce1">
            <text:p>7.90475</text:p>
          </table:table-cell>
          <table:table-cell office:value-type="float" office:value="5.24575" table:style-name="ce1">
            <text:p>5.24575</text:p>
          </table:table-cell>
          <table:table-cell office:value-type="float" office:value="2.239" table:style-name="ce1">
            <text:p>2.239</text:p>
          </table:table-cell>
          <table:table-cell office:value-type="float" office:value="3.064375" table:style-name="ce1">
            <text:p>3.064375</text:p>
          </table:table-cell>
          <table:table-cell office:value-type="float" office:value="3.04125" table:style-name="ce1">
            <text:p>3.04125</text:p>
          </table:table-cell>
          <table:table-cell office:value-type="float" office:value="5.798875" table:style-name="ce1">
            <text:p>5.798875</text:p>
          </table:table-cell>
          <table:table-cell office:value-type="float" office:value="5.289625" table:style-name="ce1">
            <text:p>5.289625</text:p>
          </table:table-cell>
          <table:table-cell office:value-type="float" office:value="4.090625" table:style-name="ce1">
            <text:p>4.090625</text:p>
          </table:table-cell>
          <table:table-cell office:value-type="float" office:value="9.90725" table:style-name="ce1">
            <text:p>9.90725</text:p>
          </table:table-cell>
          <table:table-cell office:value-type="float" office:value="4.1916875" table:style-name="ce1">
            <text:p>4.1916875</text:p>
          </table:table-cell>
          <table:table-cell office:value-type="float" office:value="6.59375" table:style-name="ce1">
            <text:p>6.59375</text:p>
          </table:table-cell>
          <table:table-cell office:value-type="float" office:value="9.89475" table:style-name="ce1">
            <text:p>9.89475</text:p>
          </table:table-cell>
          <table:table-cell office:value-type="float" office:value="11.22075" table:style-name="ce1">
            <text:p>11.22075</text:p>
          </table:table-cell>
          <table:table-cell office:value-type="float" office:value="7.6665" table:style-name="ce1">
            <text:p>7.6665</text:p>
          </table:table-cell>
          <table:table-cell office:value-type="float" office:value="7.723125" table:style-name="ce1">
            <text:p>7.723125</text:p>
          </table:table-cell>
          <table:table-cell office:value-type="float" office:value="6.70075" table:style-name="ce1">
            <text:p>6.70075</text:p>
          </table:table-cell>
          <table:table-cell office:value-type="float" office:value="10.430875" table:style-name="ce1">
            <text:p>10.430875</text:p>
          </table:table-cell>
          <table:table-cell office:value-type="float" office:value="8.535875" table:style-name="ce1">
            <text:p>8.535875</text:p>
          </table:table-cell>
          <table:table-cell office:value-type="float" office:value="7.391" table:style-name="ce1">
            <text:p>7.391</text:p>
          </table:table-cell>
          <table:table-cell office:value-type="float" office:value="7.9045" table:style-name="ce1">
            <text:p>7.9045</text:p>
          </table:table-cell>
          <table:table-cell office:value-type="float" office:value="11.2635" table:style-name="ce1">
            <text:p>11.2635</text:p>
          </table:table-cell>
          <table:table-cell office:value-type="float" office:value="5.481375" table:style-name="ce1">
            <text:p>5.481375</text:p>
          </table:table-cell>
          <table:table-cell office:value-type="float" office:value="6.991375" table:style-name="ce1">
            <text:p>6.991375</text:p>
          </table:table-cell>
          <table:table-cell office:value-type="float" office:value="5.48275" table:style-name="ce1">
            <text:p>5.48275</text:p>
          </table:table-cell>
          <table:table-cell office:value-type="float" office:value="7.891" table:style-name="ce1">
            <text:p>7.891</text:p>
          </table:table-cell>
          <table:table-cell office:value-type="float" office:value="4.71775" table:style-name="ce1">
            <text:p>4.71775</text:p>
          </table:table-cell>
          <table:table-cell office:value-type="float" office:value="5.142625" table:style-name="ce1">
            <text:p>5.142625</text:p>
          </table:table-cell>
          <table:table-cell office:value-type="float" office:value="4.497125" table:style-name="ce1">
            <text:p>4.497125</text:p>
          </table:table-cell>
          <table:table-cell office:value-type="float" office:value="6.069625" table:style-name="ce1">
            <text:p>6.069625</text:p>
          </table:table-cell>
          <table:table-cell office:value-type="float" office:value="0" table:style-name="ce1">
            <text:p>0</text:p>
          </table:table-cell>
          <table:table-cell office:value-type="float" office:value="6.7855" table:style-name="ce1">
            <text:p>6.7855</text:p>
          </table:table-cell>
          <table:table-cell office:value-type="float" office:value="11.629" table:style-name="ce1">
            <text:p>11.629</text:p>
          </table:table-cell>
          <table:table-cell office:value-type="float" office:value="1.907625" table:style-name="ce1">
            <text:p>1.907625</text:p>
          </table:table-cell>
          <table:table-cell office:value-type="float" office:value="13.88896" table:style-name="ce1">
            <text:p>13.88896</text:p>
          </table:table-cell>
          <table:table-cell office:value-type="float" office:value="7.904195" table:style-name="ce1">
            <text:p>7.904195</text:p>
          </table:table-cell>
          <table:table-cell office:value-type="float" office:value="14.3806575" table:style-name="ce1">
            <text:p>14.3806575</text:p>
          </table:table-cell>
          <table:table-cell office:value-type="float" office:value="4.5483375" table:style-name="ce1">
            <text:p>4.5483375</text:p>
          </table:table-cell>
          <table:table-cell office:value-type="float" office:value="5.99945" table:style-name="ce1">
            <text:p>5.99945</text:p>
          </table:table-cell>
          <table:table-cell office:value-type="float" office:value="9.3120415" table:style-name="ce1">
            <text:p>9.3120415</text:p>
          </table:table-cell>
          <table:table-cell office:value-type="float" office:value="6.8630775" table:style-name="ce1">
            <text:p>6.8630775</text:p>
          </table:table-cell>
          <table:table-cell office:value-type="float" office:value="4.687665" table:style-name="ce1">
            <text:p>4.687665</text:p>
          </table:table-cell>
          <table:table-cell office:value-type="float" office:value="6.1432675" table:style-name="ce1">
            <text:p>6.1432675</text:p>
          </table:table-cell>
          <table:table-cell office:value-type="float" office:value="8.80684075" table:style-name="ce1">
            <text:p>8.80684075</text:p>
          </table:table-cell>
          <table:table-cell office:value-type="float" office:value="5.92916675" table:style-name="ce1">
            <text:p>5.92916675</text:p>
          </table:table-cell>
          <table:table-cell office:value-type="float" office:value="8.31775525" table:style-name="ce1">
            <text:p>8.31775525</text:p>
          </table:table-cell>
          <table:table-cell office:value-type="float" office:value="8.1953125" table:style-name="ce1">
            <text:p>8.1953125</text:p>
          </table:table-cell>
          <table:table-cell office:value-type="float" office:value="3.25140625" table:style-name="ce1">
            <text:p>3.25140625</text:p>
          </table:table-cell>
          <table:table-cell office:value-type="float" office:value="8.4225" table:style-name="ce1">
            <text:p>8.4225</text:p>
          </table:table-cell>
          <table:table-cell office:value-type="float" office:value="7.77975" table:style-name="ce1">
            <text:p>7.77975</text:p>
          </table:table-cell>
          <table:table-cell office:value-type="float" office:value="8.54775" table:style-name="ce1">
            <text:p>8.54775</text:p>
          </table:table-cell>
          <table:table-cell office:value-type="float" office:value="3.3685" table:style-name="ce1">
            <text:p>3.368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3.5806875" table:style-name="ce1">
            <text:p>3.5806875</text:p>
          </table:table-cell>
          <table:table-cell office:value-type="float" office:value="6.622375" table:style-name="ce1">
            <text:p>6.622375</text:p>
          </table:table-cell>
          <table:table-cell office:value-type="float" office:value="2.76875" table:style-name="ce1">
            <text:p>2.76875</text:p>
          </table:table-cell>
          <table:table-cell office:value-type="float" office:value="2.6712109375" table:style-name="ce1">
            <text:p>2.6712109375</text:p>
          </table:table-cell>
          <table:table-cell office:value-type="float" office:value="8.788625" table:style-name="ce1">
            <text:p>8.788625</text:p>
          </table:table-cell>
          <table:table-cell office:value-type="float" office:value="16.21725" table:style-name="ce1">
            <text:p>16.21725</text:p>
          </table:table-cell>
          <table:table-cell office:value-type="float" office:value="7.382375" table:style-name="ce1">
            <text:p>7.382375</text:p>
          </table:table-cell>
          <table:table-cell office:value-type="float" office:value="2.55" table:style-name="ce1">
            <text:p>2.55</text:p>
          </table:table-cell>
          <table:table-cell office:value-type="float" office:value="4.1225" table:style-name="ce1">
            <text:p>4.1225</text:p>
          </table:table-cell>
          <table:table-cell office:value-type="float" office:value="6.66475" table:style-name="ce1">
            <text:p>6.66475</text:p>
          </table:table-cell>
          <table:table-cell office:value-type="float" office:value="2.41825" table:style-name="ce1">
            <text:p>2.41825</text:p>
          </table:table-cell>
          <table:table-cell office:value-type="float" office:value="4.287" table:style-name="ce1">
            <text:p>4.287</text:p>
          </table:table-cell>
          <table:table-cell office:value-type="float" office:value="5.5865" table:style-name="ce1">
            <text:p>5.5865</text:p>
          </table:table-cell>
          <table:table-cell office:value-type="float" office:value="1.902" table:style-name="ce1">
            <text:p>1.902</text:p>
          </table:table-cell>
          <table:table-cell office:value-type="float" office:value="3.51125" table:style-name="ce1">
            <text:p>3.51125</text:p>
          </table:table-cell>
          <table:table-cell office:value-type="float" office:value="2.76525" table:style-name="ce1">
            <text:p>2.76525</text:p>
          </table:table-cell>
          <table:table-cell office:value-type="float" office:value="5.2265" table:style-name="ce1">
            <text:p>5.2265</text:p>
          </table:table-cell>
          <table:table-cell office:value-type="float" office:value="4.67775" table:style-name="ce1">
            <text:p>4.67775</text:p>
          </table:table-cell>
          <table:table-cell office:value-type="float" office:value="5.48125" table:style-name="ce1">
            <text:p>5.48125</text:p>
          </table:table-cell>
          <table:table-cell office:value-type="float" office:value="7.438375" table:style-name="ce1">
            <text:p>7.438375</text:p>
          </table:table-cell>
          <table:table-cell office:value-type="float" office:value="3.5806875" table:style-name="ce1">
            <text:p>3.5806875</text:p>
          </table:table-cell>
          <table:table-cell office:value-type="float" office:value="4.40625" table:style-name="ce1">
            <text:p>4.40625</text:p>
          </table:table-cell>
          <table:table-cell office:value-type="float" office:value="10.46875" table:style-name="ce1">
            <text:p>10.46875</text:p>
          </table:table-cell>
          <table:table-cell office:value-type="float" office:value="9.188375" table:style-name="ce1">
            <text:p>9.188375</text:p>
          </table:table-cell>
          <table:table-cell office:value-type="float" office:value="7.371625" table:style-name="ce1">
            <text:p>7.371625</text:p>
          </table:table-cell>
          <table:table-cell office:value-type="float" office:value="5.3425" table:style-name="ce1">
            <text:p>5.3425</text:p>
          </table:table-cell>
          <table:table-cell office:value-type="float" office:value="7.301375" table:style-name="ce1">
            <text:p>7.301375</text:p>
          </table:table-cell>
          <table:table-cell office:value-type="float" office:value="7.51775" table:style-name="ce1">
            <text:p>7.51775</text:p>
          </table:table-cell>
          <table:table-cell office:value-type="float" office:value="9.043625" table:style-name="ce1">
            <text:p>9.043625</text:p>
          </table:table-cell>
          <table:table-cell office:value-type="float" office:value="5.1955" table:style-name="ce1">
            <text:p>5.1955</text:p>
          </table:table-cell>
          <table:table-cell office:value-type="float" office:value="8.335875" table:style-name="ce1">
            <text:p>8.335875</text:p>
          </table:table-cell>
          <table:table-cell office:value-type="float" office:value="10.01975" table:style-name="ce1">
            <text:p>10.01975</text:p>
          </table:table-cell>
          <table:table-cell office:value-type="float" office:value="6.601" table:style-name="ce1">
            <text:p>6.601</text:p>
          </table:table-cell>
          <table:table-cell office:value-type="float" office:value="6.263375" table:style-name="ce1">
            <text:p>6.263375</text:p>
          </table:table-cell>
          <table:table-cell office:value-type="float" office:value="4.5195" table:style-name="ce1">
            <text:p>4.5195</text:p>
          </table:table-cell>
          <table:table-cell office:value-type="float" office:value="5.991375" table:style-name="ce1">
            <text:p>5.991375</text:p>
          </table:table-cell>
          <table:table-cell office:value-type="float" office:value="3.658" table:style-name="ce1">
            <text:p>3.658</text:p>
          </table:table-cell>
          <table:table-cell office:value-type="float" office:value="3.810125" table:style-name="ce1">
            <text:p>3.810125</text:p>
          </table:table-cell>
          <table:table-cell office:value-type="float" office:value="2.02525" table:style-name="ce1">
            <text:p>2.02525</text:p>
          </table:table-cell>
          <table:table-cell office:value-type="float" office:value="3.97725" table:style-name="ce1">
            <text:p>3.97725</text:p>
          </table:table-cell>
          <table:table-cell office:value-type="float" office:value="0" table:style-name="ce1">
            <text:p>0</text:p>
          </table:table-cell>
          <table:table-cell office:value-type="float" office:value="4.288875" table:style-name="ce1">
            <text:p>4.288875</text:p>
          </table:table-cell>
          <table:table-cell office:value-type="float" office:value="7.504" table:style-name="ce1">
            <text:p>7.504</text:p>
          </table:table-cell>
          <table:table-cell office:value-type="float" office:value="0.711" table:style-name="ce1">
            <text:p>0.711</text:p>
          </table:table-cell>
          <table:table-cell office:value-type="float" office:value="10.4526425" table:style-name="ce1">
            <text:p>10.4526425</text:p>
          </table:table-cell>
          <table:table-cell office:value-type="float" office:value="6.4324725" table:style-name="ce1">
            <text:p>6.4324725</text:p>
          </table:table-cell>
          <table:table-cell office:value-type="float" office:value="12.383755" table:style-name="ce1">
            <text:p>12.383755</text:p>
          </table:table-cell>
          <table:table-cell office:value-type="float" office:value="3.09432" table:style-name="ce1">
            <text:p>3.09432</text:p>
          </table:table-cell>
          <table:table-cell office:value-type="float" office:value="5.8651425" table:style-name="ce1">
            <text:p>5.8651425</text:p>
          </table:table-cell>
          <table:table-cell office:value-type="float" office:value="7.59885675" table:style-name="ce1">
            <text:p>7.59885675</text:p>
          </table:table-cell>
          <table:table-cell office:value-type="float" office:value="5.7071475" table:style-name="ce1">
            <text:p>5.7071475</text:p>
          </table:table-cell>
          <table:table-cell office:value-type="float" office:value="2.93901" table:style-name="ce1">
            <text:p>2.93901</text:p>
          </table:table-cell>
          <table:table-cell office:value-type="float" office:value="4.10593" table:style-name="ce1">
            <text:p>4.10593</text:p>
          </table:table-cell>
          <table:table-cell office:value-type="float" office:value="4.873265" table:style-name="ce1">
            <text:p>4.873265</text:p>
          </table:table-cell>
          <table:table-cell office:value-type="float" office:value="5.148" table:style-name="ce1">
            <text:p>5.148</text:p>
          </table:table-cell>
          <table:table-cell office:value-type="float" office:value="5.8546145" table:style-name="ce1">
            <text:p>5.8546145</text:p>
          </table:table-cell>
          <table:table-cell office:value-type="float" office:value="6.266875" table:style-name="ce1">
            <text:p>6.266875</text:p>
          </table:table-cell>
          <table:table-cell office:value-type="float" office:value="1.324765625" table:style-name="ce1">
            <text:p>1.324765625</text:p>
          </table:table-cell>
          <table:table-cell office:value-type="float" office:value="6.385" table:style-name="ce1">
            <text:p>6.385</text:p>
          </table:table-cell>
          <table:table-cell office:value-type="float" office:value="6.289" table:style-name="ce1">
            <text:p>6.289</text:p>
          </table:table-cell>
          <table:table-cell office:value-type="float" office:value="6.6735" table:style-name="ce1">
            <text:p>6.6735</text:p>
          </table:table-cell>
          <table:table-cell office:value-type="float" office:value="1.65975" table:style-name="ce1">
            <text:p>1.65975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2.1151875" table:style-name="ce1">
            <text:p>2.1151875</text:p>
          </table:table-cell>
          <table:table-cell office:value-type="float" office:value="5.4425" table:style-name="ce1">
            <text:p>5.4425</text:p>
          </table:table-cell>
          <table:table-cell office:value-type="float" office:value="2.46875" table:style-name="ce1">
            <text:p>2.46875</text:p>
          </table:table-cell>
          <table:table-cell office:value-type="float" office:value="1.6093359375" table:style-name="ce1">
            <text:p>1.6093359375</text:p>
          </table:table-cell>
          <table:table-cell office:value-type="float" office:value="8.898375" table:style-name="ce1">
            <text:p>8.898375</text:p>
          </table:table-cell>
          <table:table-cell office:value-type="float" office:value="10.27525" table:style-name="ce1">
            <text:p>10.27525</text:p>
          </table:table-cell>
          <table:table-cell office:value-type="float" office:value="5.548625" table:style-name="ce1">
            <text:p>5.548625</text:p>
          </table:table-cell>
          <table:table-cell office:value-type="float" office:value="1.4275" table:style-name="ce1">
            <text:p>1.4275</text:p>
          </table:table-cell>
          <table:table-cell office:value-type="float" office:value="3.396875" table:style-name="ce1">
            <text:p>3.396875</text:p>
          </table:table-cell>
          <table:table-cell office:value-type="float" office:value="5.389125" table:style-name="ce1">
            <text:p>5.389125</text:p>
          </table:table-cell>
          <table:table-cell office:value-type="float" office:value="2.180375" table:style-name="ce1">
            <text:p>2.180375</text:p>
          </table:table-cell>
          <table:table-cell office:value-type="float" office:value="2.801625" table:style-name="ce1">
            <text:p>2.801625</text:p>
          </table:table-cell>
          <table:table-cell office:value-type="float" office:value="2.887875" table:style-name="ce1">
            <text:p>2.887875</text:p>
          </table:table-cell>
          <table:table-cell office:value-type="float" office:value="1.52725" table:style-name="ce1">
            <text:p>1.52725</text:p>
          </table:table-cell>
          <table:table-cell office:value-type="float" office:value="1.7825" table:style-name="ce1">
            <text:p>1.7825</text:p>
          </table:table-cell>
          <table:table-cell office:value-type="float" office:value="2.32025" table:style-name="ce1">
            <text:p>2.32025</text:p>
          </table:table-cell>
          <table:table-cell office:value-type="float" office:value="3.11325" table:style-name="ce1">
            <text:p>3.11325</text:p>
          </table:table-cell>
          <table:table-cell office:value-type="float" office:value="3.03975" table:style-name="ce1">
            <text:p>3.03975</text:p>
          </table:table-cell>
          <table:table-cell office:value-type="float" office:value="1.16125" table:style-name="ce1">
            <text:p>1.16125</text:p>
          </table:table-cell>
          <table:table-cell office:value-type="float" office:value="4.516375" table:style-name="ce1">
            <text:p>4.516375</text:p>
          </table:table-cell>
          <table:table-cell office:value-type="float" office:value="2.1151875" table:style-name="ce1">
            <text:p>2.1151875</text:p>
          </table:table-cell>
          <table:table-cell office:value-type="float" office:value="2.091875" table:style-name="ce1">
            <text:p>2.091875</text:p>
          </table:table-cell>
          <table:table-cell office:value-type="float" office:value="4.562875" table:style-name="ce1">
            <text:p>4.562875</text:p>
          </table:table-cell>
          <table:table-cell office:value-type="float" office:value="6.46525" table:style-name="ce1">
            <text:p>6.46525</text:p>
          </table:table-cell>
          <table:table-cell office:value-type="float" office:value="3.913375" table:style-name="ce1">
            <text:p>3.913375</text:p>
          </table:table-cell>
          <table:table-cell office:value-type="float" office:value="2.715625" table:style-name="ce1">
            <text:p>2.715625</text:p>
          </table:table-cell>
          <table:table-cell office:value-type="float" office:value="3.649" table:style-name="ce1">
            <text:p>3.649</text:p>
          </table:table-cell>
          <table:table-cell office:value-type="float" office:value="4.11675" table:style-name="ce1">
            <text:p>4.11675</text:p>
          </table:table-cell>
          <table:table-cell office:value-type="float" office:value="3.742875" table:style-name="ce1">
            <text:p>3.742875</text:p>
          </table:table-cell>
          <table:table-cell office:value-type="float" office:value="3.12375" table:style-name="ce1">
            <text:p>3.12375</text:p>
          </table:table-cell>
          <table:table-cell office:value-type="float" office:value="4.050375" table:style-name="ce1">
            <text:p>4.050375</text:p>
          </table:table-cell>
          <table:table-cell office:value-type="float" office:value="4.406625" table:style-name="ce1">
            <text:p>4.406625</text:p>
          </table:table-cell>
          <table:table-cell office:value-type="float" office:value="2.489625" table:style-name="ce1">
            <text:p>2.489625</text:p>
          </table:table-cell>
          <table:table-cell office:value-type="float" office:value="3.430375" table:style-name="ce1">
            <text:p>3.430375</text:p>
          </table:table-cell>
          <table:table-cell office:value-type="float" office:value="2.691625" table:style-name="ce1">
            <text:p>2.691625</text:p>
          </table:table-cell>
          <table:table-cell office:value-type="float" office:value="3.7315" table:style-name="ce1">
            <text:p>3.7315</text:p>
          </table:table-cell>
          <table:table-cell office:value-type="float" office:value="3.296375" table:style-name="ce1">
            <text:p>3.296375</text:p>
          </table:table-cell>
          <table:table-cell office:value-type="float" office:value="1.68275" table:style-name="ce1">
            <text:p>1.68275</text:p>
          </table:table-cell>
          <table:table-cell office:value-type="float" office:value="2.23325" table:style-name="ce1">
            <text:p>2.23325</text:p>
          </table:table-cell>
          <table:table-cell office:value-type="float" office:value="2.9305" table:style-name="ce1">
            <text:p>2.9305</text:p>
          </table:table-cell>
          <table:table-cell office:value-type="float" office:value="0" table:style-name="ce1">
            <text:p>0</text:p>
          </table:table-cell>
          <table:table-cell office:value-type="float" office:value="2.414625" table:style-name="ce1">
            <text:p>2.414625</text:p>
          </table:table-cell>
          <table:table-cell office:value-type="float" office:value="5.641" table:style-name="ce1">
            <text:p>5.641</text:p>
          </table:table-cell>
          <table:table-cell office:value-type="float" office:value="0.857" table:style-name="ce1">
            <text:p>0.857</text:p>
          </table:table-cell>
          <table:table-cell office:value-type="float" office:value="6.4578095" table:style-name="ce1">
            <text:p>6.4578095</text:p>
          </table:table-cell>
          <table:table-cell office:value-type="float" office:value="4.8855975" table:style-name="ce1">
            <text:p>4.8855975</text:p>
          </table:table-cell>
          <table:table-cell office:value-type="float" office:value="9.52266425" table:style-name="ce1">
            <text:p>9.52266425</text:p>
          </table:table-cell>
          <table:table-cell office:value-type="float" office:value="3.1087825" table:style-name="ce1">
            <text:p>3.1087825</text:p>
          </table:table-cell>
          <table:table-cell office:value-type="float" office:value="3.88824" table:style-name="ce1">
            <text:p>3.88824</text:p>
          </table:table-cell>
          <table:table-cell office:value-type="float" office:value="6.651281" table:style-name="ce1">
            <text:p>6.651281</text:p>
          </table:table-cell>
          <table:table-cell office:value-type="float" office:value="5.3768125" table:style-name="ce1">
            <text:p>5.3768125</text:p>
          </table:table-cell>
          <table:table-cell office:value-type="float" office:value="3.15081" table:style-name="ce1">
            <text:p>3.15081</text:p>
          </table:table-cell>
          <table:table-cell office:value-type="float" office:value="4.848935" table:style-name="ce1">
            <text:p>4.848935</text:p>
          </table:table-cell>
          <table:table-cell office:value-type="float" office:value="5.340003" table:style-name="ce1">
            <text:p>5.340003</text:p>
          </table:table-cell>
          <table:table-cell office:value-type="float" office:value="4.47033325" table:style-name="ce1">
            <text:p>4.47033325</text:p>
          </table:table-cell>
          <table:table-cell office:value-type="float" office:value="5.13603625" table:style-name="ce1">
            <text:p>5.13603625</text:p>
          </table:table-cell>
          <table:table-cell office:value-type="float" office:value="4.34" table:style-name="ce1">
            <text:p>4.34</text:p>
          </table:table-cell>
          <table:table-cell office:value-type="float" office:value="1.38273475" table:style-name="ce1">
            <text:p>1.38273475</text:p>
          </table:table-cell>
          <table:table-cell office:value-type="float" office:value="4.8525" table:style-name="ce1">
            <text:p>4.8525</text:p>
          </table:table-cell>
          <table:table-cell office:value-type="float" office:value="4.2065" table:style-name="ce1">
            <text:p>4.2065</text:p>
          </table:table-cell>
          <table:table-cell office:value-type="float" office:value="4.87125" table:style-name="ce1">
            <text:p>4.87125</text:p>
          </table:table-cell>
          <table:table-cell office:value-type="float" office:value="2.34075" table:style-name="ce1">
            <text:p>2.34075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3.3148125" table:style-name="ce1">
            <text:p>3.3148125</text:p>
          </table:table-cell>
          <table:table-cell office:value-type="float" office:value="5.296125" table:style-name="ce1">
            <text:p>5.296125</text:p>
          </table:table-cell>
          <table:table-cell office:value-type="float" office:value="2.525" table:style-name="ce1">
            <text:p>2.525</text:p>
          </table:table-cell>
          <table:table-cell office:value-type="float" office:value="2.61296875" table:style-name="ce1">
            <text:p>2.61296875</text:p>
          </table:table-cell>
          <table:table-cell office:value-type="float" office:value="8.833875" table:style-name="ce1">
            <text:p>8.833875</text:p>
          </table:table-cell>
          <table:table-cell office:value-type="float" office:value="14.298375" table:style-name="ce1">
            <text:p>14.298375</text:p>
          </table:table-cell>
          <table:table-cell office:value-type="float" office:value="7.244" table:style-name="ce1">
            <text:p>7.244</text:p>
          </table:table-cell>
          <table:table-cell office:value-type="float" office:value="2.183125" table:style-name="ce1">
            <text:p>2.183125</text:p>
          </table:table-cell>
          <table:table-cell office:value-type="float" office:value="4.4225" table:style-name="ce1">
            <text:p>4.4225</text:p>
          </table:table-cell>
          <table:table-cell office:value-type="float" office:value="7.154" table:style-name="ce1">
            <text:p>7.154</text:p>
          </table:table-cell>
          <table:table-cell office:value-type="float" office:value="3.65525" table:style-name="ce1">
            <text:p>3.65525</text:p>
          </table:table-cell>
          <table:table-cell office:value-type="float" office:value="4.0215" table:style-name="ce1">
            <text:p>4.0215</text:p>
          </table:table-cell>
          <table:table-cell office:value-type="float" office:value="4.23775" table:style-name="ce1">
            <text:p>4.23775</text:p>
          </table:table-cell>
          <table:table-cell office:value-type="float" office:value="1.545375" table:style-name="ce1">
            <text:p>1.545375</text:p>
          </table:table-cell>
          <table:table-cell office:value-type="float" office:value="3.458125" table:style-name="ce1">
            <text:p>3.458125</text:p>
          </table:table-cell>
          <table:table-cell office:value-type="float" office:value="3.651625" table:style-name="ce1">
            <text:p>3.651625</text:p>
          </table:table-cell>
          <table:table-cell office:value-type="float" office:value="4.15" table:style-name="ce1">
            <text:p>4.15</text:p>
          </table:table-cell>
          <table:table-cell office:value-type="float" office:value="5.38575" table:style-name="ce1">
            <text:p>5.38575</text:p>
          </table:table-cell>
          <table:table-cell office:value-type="float" office:value="2.29625" table:style-name="ce1">
            <text:p>2.29625</text:p>
          </table:table-cell>
          <table:table-cell office:value-type="float" office:value="7.59025" table:style-name="ce1">
            <text:p>7.59025</text:p>
          </table:table-cell>
          <table:table-cell office:value-type="float" office:value="3.3148125" table:style-name="ce1">
            <text:p>3.3148125</text:p>
          </table:table-cell>
          <table:table-cell office:value-type="float" office:value="3.9975" table:style-name="ce1">
            <text:p>3.9975</text:p>
          </table:table-cell>
          <table:table-cell office:value-type="float" office:value="7.021625" table:style-name="ce1">
            <text:p>7.021625</text:p>
          </table:table-cell>
          <table:table-cell office:value-type="float" office:value="8.711375" table:style-name="ce1">
            <text:p>8.711375</text:p>
          </table:table-cell>
          <table:table-cell office:value-type="float" office:value="5.70475" table:style-name="ce1">
            <text:p>5.70475</text:p>
          </table:table-cell>
          <table:table-cell office:value-type="float" office:value="5.556875" table:style-name="ce1">
            <text:p>5.556875</text:p>
          </table:table-cell>
          <table:table-cell office:value-type="float" office:value="6.582625" table:style-name="ce1">
            <text:p>6.582625</text:p>
          </table:table-cell>
          <table:table-cell office:value-type="float" office:value="6.703375" table:style-name="ce1">
            <text:p>6.703375</text:p>
          </table:table-cell>
          <table:table-cell office:value-type="float" office:value="6.012625" table:style-name="ce1">
            <text:p>6.012625</text:p>
          </table:table-cell>
          <table:table-cell office:value-type="float" office:value="4.9985" table:style-name="ce1">
            <text:p>4.9985</text:p>
          </table:table-cell>
          <table:table-cell office:value-type="float" office:value="6.500875" table:style-name="ce1">
            <text:p>6.500875</text:p>
          </table:table-cell>
          <table:table-cell office:value-type="float" office:value="8.44525" table:style-name="ce1">
            <text:p>8.44525</text:p>
          </table:table-cell>
          <table:table-cell office:value-type="float" office:value="4.982125" table:style-name="ce1">
            <text:p>4.982125</text:p>
          </table:table-cell>
          <table:table-cell office:value-type="float" office:value="6.037625" table:style-name="ce1">
            <text:p>6.037625</text:p>
          </table:table-cell>
          <table:table-cell office:value-type="float" office:value="5.97825" table:style-name="ce1">
            <text:p>5.97825</text:p>
          </table:table-cell>
          <table:table-cell office:value-type="float" office:value="7.298375" table:style-name="ce1">
            <text:p>7.298375</text:p>
          </table:table-cell>
          <table:table-cell office:value-type="float" office:value="5.4665" table:style-name="ce1">
            <text:p>5.4665</text:p>
          </table:table-cell>
          <table:table-cell office:value-type="float" office:value="3.761" table:style-name="ce1">
            <text:p>3.761</text:p>
          </table:table-cell>
          <table:table-cell office:value-type="float" office:value="4.511375" table:style-name="ce1">
            <text:p>4.511375</text:p>
          </table:table-cell>
          <table:table-cell office:value-type="float" office:value="3.70475" table:style-name="ce1">
            <text:p>3.70475</text:p>
          </table:table-cell>
          <table:table-cell office:value-type="float" office:value="0" table:style-name="ce1">
            <text:p>0</text:p>
          </table:table-cell>
          <table:table-cell office:value-type="float" office:value="4.429125" table:style-name="ce1">
            <text:p>4.429125</text:p>
          </table:table-cell>
          <table:table-cell office:value-type="float" office:value="8.7825" table:style-name="ce1">
            <text:p>8.7825</text:p>
          </table:table-cell>
          <table:table-cell office:value-type="float" office:value="0.99775" table:style-name="ce1">
            <text:p>0.99775</text:p>
          </table:table-cell>
          <table:table-cell office:value-type="float" office:value="14.4385925" table:style-name="ce1">
            <text:p>14.4385925</text:p>
          </table:table-cell>
          <table:table-cell office:value-type="float" office:value="6.76955" table:style-name="ce1">
            <text:p>6.76955</text:p>
          </table:table-cell>
          <table:table-cell office:value-type="float" office:value="14.4626075" table:style-name="ce1">
            <text:p>14.4626075</text:p>
          </table:table-cell>
          <table:table-cell office:value-type="float" office:value="4.332125" table:style-name="ce1">
            <text:p>4.332125</text:p>
          </table:table-cell>
          <table:table-cell office:value-type="float" office:value="6.3117075" table:style-name="ce1">
            <text:p>6.3117075</text:p>
          </table:table-cell>
          <table:table-cell office:value-type="float" office:value="9.94646525" table:style-name="ce1">
            <text:p>9.94646525</text:p>
          </table:table-cell>
          <table:table-cell office:value-type="float" office:value="6.637015" table:style-name="ce1">
            <text:p>6.637015</text:p>
          </table:table-cell>
          <table:table-cell office:value-type="float" office:value="4.9983875" table:style-name="ce1">
            <text:p>4.9983875</text:p>
          </table:table-cell>
          <table:table-cell office:value-type="float" office:value="5.7271825" table:style-name="ce1">
            <text:p>5.7271825</text:p>
          </table:table-cell>
          <table:table-cell office:value-type="float" office:value="8.08393725" table:style-name="ce1">
            <text:p>8.08393725</text:p>
          </table:table-cell>
          <table:table-cell office:value-type="float" office:value="6.4804165" table:style-name="ce1">
            <text:p>6.4804165</text:p>
          </table:table-cell>
          <table:table-cell office:value-type="float" office:value="7.15010675" table:style-name="ce1">
            <text:p>7.15010675</text:p>
          </table:table-cell>
          <table:table-cell office:value-type="float" office:value="8.5478125" table:style-name="ce1">
            <text:p>8.5478125</text:p>
          </table:table-cell>
          <table:table-cell office:value-type="float" office:value="1.99187525" table:style-name="ce1">
            <text:p>1.99187525</text:p>
          </table:table-cell>
          <table:table-cell office:value-type="float" office:value="9.97" table:style-name="ce1">
            <text:p>9.97</text:p>
          </table:table-cell>
          <table:table-cell office:value-type="float" office:value="8.50175" table:style-name="ce1">
            <text:p>8.50175</text:p>
          </table:table-cell>
          <table:table-cell office:value-type="float" office:value="9.54925" table:style-name="ce1">
            <text:p>9.54925</text:p>
          </table:table-cell>
          <table:table-cell office:value-type="float" office:value="3.63625" table:style-name="ce1">
            <text:p>3.63625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3.3055625" table:style-name="ce1">
            <text:p>3.3055625</text:p>
          </table:table-cell>
          <table:table-cell office:value-type="float" office:value="4.705375" table:style-name="ce1">
            <text:p>4.705375</text:p>
          </table:table-cell>
          <table:table-cell office:value-type="float" office:value="2.425" table:style-name="ce1">
            <text:p>2.425</text:p>
          </table:table-cell>
          <table:table-cell office:value-type="float" office:value="2.532578125" table:style-name="ce1">
            <text:p>2.532578125</text:p>
          </table:table-cell>
          <table:table-cell office:value-type="float" office:value="8.92575" table:style-name="ce1">
            <text:p>8.92575</text:p>
          </table:table-cell>
          <table:table-cell office:value-type="float" office:value="15.328" table:style-name="ce1">
            <text:p>15.328</text:p>
          </table:table-cell>
          <table:table-cell office:value-type="float" office:value="6.879" table:style-name="ce1">
            <text:p>6.879</text:p>
          </table:table-cell>
          <table:table-cell office:value-type="float" office:value="2.145625" table:style-name="ce1">
            <text:p>2.145625</text:p>
          </table:table-cell>
          <table:table-cell office:value-type="float" office:value="3.846875" table:style-name="ce1">
            <text:p>3.846875</text:p>
          </table:table-cell>
          <table:table-cell office:value-type="float" office:value="6.059625" table:style-name="ce1">
            <text:p>6.059625</text:p>
          </table:table-cell>
          <table:table-cell office:value-type="float" office:value="3.428625" table:style-name="ce1">
            <text:p>3.428625</text:p>
          </table:table-cell>
          <table:table-cell office:value-type="float" office:value="4.36025" table:style-name="ce1">
            <text:p>4.36025</text:p>
          </table:table-cell>
          <table:table-cell office:value-type="float" office:value="4.243375" table:style-name="ce1">
            <text:p>4.243375</text:p>
          </table:table-cell>
          <table:table-cell office:value-type="float" office:value="1.4415" table:style-name="ce1">
            <text:p>1.4415</text:p>
          </table:table-cell>
          <table:table-cell office:value-type="float" office:value="3.156875" table:style-name="ce1">
            <text:p>3.156875</text:p>
          </table:table-cell>
          <table:table-cell office:value-type="float" office:value="3.490125" table:style-name="ce1">
            <text:p>3.490125</text:p>
          </table:table-cell>
          <table:table-cell office:value-type="float" office:value="4.16525" table:style-name="ce1">
            <text:p>4.16525</text:p>
          </table:table-cell>
          <table:table-cell office:value-type="float" office:value="4.957" table:style-name="ce1">
            <text:p>4.957</text:p>
          </table:table-cell>
          <table:table-cell office:value-type="float" office:value="2.374375" table:style-name="ce1">
            <text:p>2.374375</text:p>
          </table:table-cell>
          <table:table-cell office:value-type="float" office:value="6.867875" table:style-name="ce1">
            <text:p>6.867875</text:p>
          </table:table-cell>
          <table:table-cell office:value-type="float" office:value="3.3055625" table:style-name="ce1">
            <text:p>3.3055625</text:p>
          </table:table-cell>
          <table:table-cell office:value-type="float" office:value="3.8275" table:style-name="ce1">
            <text:p>3.8275</text:p>
          </table:table-cell>
          <table:table-cell office:value-type="float" office:value="6.66275" table:style-name="ce1">
            <text:p>6.66275</text:p>
          </table:table-cell>
          <table:table-cell office:value-type="float" office:value="8.368875" table:style-name="ce1">
            <text:p>8.368875</text:p>
          </table:table-cell>
          <table:table-cell office:value-type="float" office:value="5.46025" table:style-name="ce1">
            <text:p>5.46025</text:p>
          </table:table-cell>
          <table:table-cell office:value-type="float" office:value="4.83625" table:style-name="ce1">
            <text:p>4.83625</text:p>
          </table:table-cell>
          <table:table-cell office:value-type="float" office:value="6.174" table:style-name="ce1">
            <text:p>6.174</text:p>
          </table:table-cell>
          <table:table-cell office:value-type="float" office:value="6.520125" table:style-name="ce1">
            <text:p>6.520125</text:p>
          </table:table-cell>
          <table:table-cell office:value-type="float" office:value="5.783375" table:style-name="ce1">
            <text:p>5.783375</text:p>
          </table:table-cell>
          <table:table-cell office:value-type="float" office:value="4.957125" table:style-name="ce1">
            <text:p>4.957125</text:p>
          </table:table-cell>
          <table:table-cell office:value-type="float" office:value="6.457125" table:style-name="ce1">
            <text:p>6.457125</text:p>
          </table:table-cell>
          <table:table-cell office:value-type="float" office:value="8.56775" table:style-name="ce1">
            <text:p>8.56775</text:p>
          </table:table-cell>
          <table:table-cell office:value-type="float" office:value="4.88825" table:style-name="ce1">
            <text:p>4.88825</text:p>
          </table:table-cell>
          <table:table-cell office:value-type="float" office:value="6.36775" table:style-name="ce1">
            <text:p>6.36775</text:p>
          </table:table-cell>
          <table:table-cell office:value-type="float" office:value="5.968375" table:style-name="ce1">
            <text:p>5.968375</text:p>
          </table:table-cell>
          <table:table-cell office:value-type="float" office:value="6.30575" table:style-name="ce1">
            <text:p>6.30575</text:p>
          </table:table-cell>
          <table:table-cell office:value-type="float" office:value="5.660125" table:style-name="ce1">
            <text:p>5.660125</text:p>
          </table:table-cell>
          <table:table-cell office:value-type="float" office:value="3.922" table:style-name="ce1">
            <text:p>3.922</text:p>
          </table:table-cell>
          <table:table-cell office:value-type="float" office:value="4.793875" table:style-name="ce1">
            <text:p>4.793875</text:p>
          </table:table-cell>
          <table:table-cell office:value-type="float" office:value="4.28525" table:style-name="ce1">
            <text:p>4.28525</text:p>
          </table:table-cell>
          <table:table-cell office:value-type="float" office:value="0" table:style-name="ce1">
            <text:p>0</text:p>
          </table:table-cell>
          <table:table-cell office:value-type="float" office:value="3.90025" table:style-name="ce1">
            <text:p>3.90025</text:p>
          </table:table-cell>
          <table:table-cell office:value-type="float" office:value="8.3185" table:style-name="ce1">
            <text:p>8.3185</text:p>
          </table:table-cell>
          <table:table-cell office:value-type="float" office:value="1.093375" table:style-name="ce1">
            <text:p>1.093375</text:p>
          </table:table-cell>
          <table:table-cell office:value-type="float" office:value="12.3269125" table:style-name="ce1">
            <text:p>12.3269125</text:p>
          </table:table-cell>
          <table:table-cell office:value-type="float" office:value="6.95021" table:style-name="ce1">
            <text:p>6.95021</text:p>
          </table:table-cell>
          <table:table-cell office:value-type="float" office:value="13.3200125" table:style-name="ce1">
            <text:p>13.3200125</text:p>
          </table:table-cell>
          <table:table-cell office:value-type="float" office:value="4.6759125" table:style-name="ce1">
            <text:p>4.6759125</text:p>
          </table:table-cell>
          <table:table-cell office:value-type="float" office:value="6.926055" table:style-name="ce1">
            <text:p>6.926055</text:p>
          </table:table-cell>
          <table:table-cell office:value-type="float" office:value="10.39515675" table:style-name="ce1">
            <text:p>10.39515675</text:p>
          </table:table-cell>
          <table:table-cell office:value-type="float" office:value="7.2344625" table:style-name="ce1">
            <text:p>7.2344625</text:p>
          </table:table-cell>
          <table:table-cell office:value-type="float" office:value="5.199385" table:style-name="ce1">
            <text:p>5.199385</text:p>
          </table:table-cell>
          <table:table-cell office:value-type="float" office:value="6.1101275" table:style-name="ce1">
            <text:p>6.1101275</text:p>
          </table:table-cell>
          <table:table-cell office:value-type="float" office:value="8.1065615" table:style-name="ce1">
            <text:p>8.1065615</text:p>
          </table:table-cell>
          <table:table-cell office:value-type="float" office:value="6.124" table:style-name="ce1">
            <text:p>6.124</text:p>
          </table:table-cell>
          <table:table-cell office:value-type="float" office:value="8.13368775" table:style-name="ce1">
            <text:p>8.13368775</text:p>
          </table:table-cell>
          <table:table-cell office:value-type="float" office:value="7.91796875" table:style-name="ce1">
            <text:p>7.91796875</text:p>
          </table:table-cell>
          <table:table-cell office:value-type="float" office:value="1.9215625" table:style-name="ce1">
            <text:p>1.9215625</text:p>
          </table:table-cell>
          <table:table-cell office:value-type="float" office:value="9" table:style-name="ce1">
            <text:p>9</text:p>
          </table:table-cell>
          <table:table-cell office:value-type="float" office:value="8.25775" table:style-name="ce1">
            <text:p>8.25775</text:p>
          </table:table-cell>
          <table:table-cell office:value-type="float" office:value="8.6485" table:style-name="ce1">
            <text:p>8.6485</text:p>
          </table:table-cell>
          <table:table-cell office:value-type="float" office:value="3.703" table:style-name="ce1">
            <text:p>3.703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1.4744375" table:style-name="ce1">
            <text:p>1.4744375</text:p>
          </table:table-cell>
          <table:table-cell office:value-type="float" office:value="4.511625" table:style-name="ce1">
            <text:p>4.511625</text:p>
          </table:table-cell>
          <table:table-cell office:value-type="float" office:value="2.125" table:style-name="ce1">
            <text:p>2.125</text:p>
          </table:table-cell>
          <table:table-cell office:value-type="float" office:value="1.16875" table:style-name="ce1">
            <text:p>1.16875</text:p>
          </table:table-cell>
          <table:table-cell office:value-type="float" office:value="9.105875" table:style-name="ce1">
            <text:p>9.105875</text:p>
          </table:table-cell>
          <table:table-cell office:value-type="float" office:value="7.065875" table:style-name="ce1">
            <text:p>7.065875</text:p>
          </table:table-cell>
          <table:table-cell office:value-type="float" office:value="5.10225" table:style-name="ce1">
            <text:p>5.10225</text:p>
          </table:table-cell>
          <table:table-cell office:value-type="float" office:value="1.36" table:style-name="ce1">
            <text:p>1.36</text:p>
          </table:table-cell>
          <table:table-cell office:value-type="float" office:value="3.21" table:style-name="ce1">
            <text:p>3.21</text:p>
          </table:table-cell>
          <table:table-cell office:value-type="float" office:value="5.03025" table:style-name="ce1">
            <text:p>5.03025</text:p>
          </table:table-cell>
          <table:table-cell office:value-type="float" office:value="0.729125" table:style-name="ce1">
            <text:p>0.729125</text:p>
          </table:table-cell>
          <table:table-cell office:value-type="float" office:value="2.844" table:style-name="ce1">
            <text:p>2.844</text:p>
          </table:table-cell>
          <table:table-cell office:value-type="float" office:value="1.705875" table:style-name="ce1">
            <text:p>1.705875</text:p>
          </table:table-cell>
          <table:table-cell office:value-type="float" office:value="1.39525" table:style-name="ce1">
            <text:p>1.39525</text:p>
          </table:table-cell>
          <table:table-cell office:value-type="float" office:value="0.2425" table:style-name="ce1">
            <text:p>0.2425</text:p>
          </table:table-cell>
          <table:table-cell office:value-type="float" office:value="1.464" table:style-name="ce1">
            <text:p>1.464</text:p>
          </table:table-cell>
          <table:table-cell office:value-type="float" office:value="1.458875" table:style-name="ce1">
            <text:p>1.458875</text:p>
          </table:table-cell>
          <table:table-cell office:value-type="float" office:value="2.737875" table:style-name="ce1">
            <text:p>2.737875</text:p>
          </table:table-cell>
          <table:table-cell office:value-type="float" office:value="0.549375" table:style-name="ce1">
            <text:p>0.549375</text:p>
          </table:table-cell>
          <table:table-cell office:value-type="float" office:value="4.07725" table:style-name="ce1">
            <text:p>4.07725</text:p>
          </table:table-cell>
          <table:table-cell office:value-type="float" office:value="1.4744375" table:style-name="ce1">
            <text:p>1.4744375</text:p>
          </table:table-cell>
          <table:table-cell office:value-type="float" office:value="1.98875" table:style-name="ce1">
            <text:p>1.98875</text:p>
          </table:table-cell>
          <table:table-cell office:value-type="float" office:value="3.09525" table:style-name="ce1">
            <text:p>3.09525</text:p>
          </table:table-cell>
          <table:table-cell office:value-type="float" office:value="5.542" table:style-name="ce1">
            <text:p>5.542</text:p>
          </table:table-cell>
          <table:table-cell office:value-type="float" office:value="2.847" table:style-name="ce1">
            <text:p>2.847</text:p>
          </table:table-cell>
          <table:table-cell office:value-type="float" office:value="2.453125" table:style-name="ce1">
            <text:p>2.453125</text:p>
          </table:table-cell>
          <table:table-cell office:value-type="float" office:value="2.10725" table:style-name="ce1">
            <text:p>2.10725</text:p>
          </table:table-cell>
          <table:table-cell office:value-type="float" office:value="2.75525" table:style-name="ce1">
            <text:p>2.75525</text:p>
          </table:table-cell>
          <table:table-cell office:value-type="float" office:value="2.659625" table:style-name="ce1">
            <text:p>2.659625</text:p>
          </table:table-cell>
          <table:table-cell office:value-type="float" office:value="2.877875" table:style-name="ce1">
            <text:p>2.877875</text:p>
          </table:table-cell>
          <table:table-cell office:value-type="float" office:value="2.759" table:style-name="ce1">
            <text:p>2.759</text:p>
          </table:table-cell>
          <table:table-cell office:value-type="float" office:value="4.579" table:style-name="ce1">
            <text:p>4.579</text:p>
          </table:table-cell>
          <table:table-cell office:value-type="float" office:value="1.579625" table:style-name="ce1">
            <text:p>1.579625</text:p>
          </table:table-cell>
          <table:table-cell office:value-type="float" office:value="3.377625" table:style-name="ce1">
            <text:p>3.377625</text:p>
          </table:table-cell>
          <table:table-cell office:value-type="float" office:value="1.51825" table:style-name="ce1">
            <text:p>1.51825</text:p>
          </table:table-cell>
          <table:table-cell office:value-type="float" office:value="3.0665" table:style-name="ce1">
            <text:p>3.0665</text:p>
          </table:table-cell>
          <table:table-cell office:value-type="float" office:value="1.836" table:style-name="ce1">
            <text:p>1.836</text:p>
          </table:table-cell>
          <table:table-cell office:value-type="float" office:value="1.255875" table:style-name="ce1">
            <text:p>1.255875</text:p>
          </table:table-cell>
          <table:table-cell office:value-type="float" office:value="1.333875" table:style-name="ce1">
            <text:p>1.333875</text:p>
          </table:table-cell>
          <table:table-cell office:value-type="float" office:value="1.695125" table:style-name="ce1">
            <text:p>1.695125</text:p>
          </table:table-cell>
          <table:table-cell office:value-type="float" office:value="0" table:style-name="ce1">
            <text:p>0</text:p>
          </table:table-cell>
          <table:table-cell office:value-type="float" office:value="1.379" table:style-name="ce1">
            <text:p>1.379</text:p>
          </table:table-cell>
          <table:table-cell office:value-type="float" office:value="2.896625" table:style-name="ce1">
            <text:p>2.896625</text:p>
          </table:table-cell>
          <table:table-cell office:value-type="float" office:value="0.329625" table:style-name="ce1">
            <text:p>0.329625</text:p>
          </table:table-cell>
          <table:table-cell office:value-type="float" office:value="3.091023" table:style-name="ce1">
            <text:p>3.091023</text:p>
          </table:table-cell>
          <table:table-cell office:value-type="float" office:value="3.8611225" table:style-name="ce1">
            <text:p>3.8611225</text:p>
          </table:table-cell>
          <table:table-cell office:value-type="float" office:value="5.19773625" table:style-name="ce1">
            <text:p>5.19773625</text:p>
          </table:table-cell>
          <table:table-cell office:value-type="float" office:value="1.760415" table:style-name="ce1">
            <text:p>1.760415</text:p>
          </table:table-cell>
          <table:table-cell office:value-type="float" office:value="2.3359875" table:style-name="ce1">
            <text:p>2.3359875</text:p>
          </table:table-cell>
          <table:table-cell office:value-type="float" office:value="3.3953855" table:style-name="ce1">
            <text:p>3.3953855</text:p>
          </table:table-cell>
          <table:table-cell office:value-type="float" office:value="2.56921" table:style-name="ce1">
            <text:p>2.56921</text:p>
          </table:table-cell>
          <table:table-cell office:value-type="float" office:value="2.2833875" table:style-name="ce1">
            <text:p>2.2833875</text:p>
          </table:table-cell>
          <table:table-cell office:value-type="float" office:value="1.55757" table:style-name="ce1">
            <text:p>1.55757</text:p>
          </table:table-cell>
          <table:table-cell office:value-type="float" office:value="3.36465025" table:style-name="ce1">
            <text:p>3.36465025</text:p>
          </table:table-cell>
          <table:table-cell office:value-type="float" office:value="1.728500075" table:style-name="ce1">
            <text:p>1.728500075</text:p>
          </table:table-cell>
          <table:table-cell office:value-type="float" office:value="4.025083" table:style-name="ce1">
            <text:p>4.025083</text:p>
          </table:table-cell>
          <table:table-cell office:value-type="float" office:value="2.375" table:style-name="ce1">
            <text:p>2.375</text:p>
          </table:table-cell>
          <table:table-cell office:value-type="float" office:value="0.57875" table:style-name="ce1">
            <text:p>0.57875</text:p>
          </table:table-cell>
          <table:table-cell office:value-type="float" office:value="2.6225" table:style-name="ce1">
            <text:p>2.6225</text:p>
          </table:table-cell>
          <table:table-cell office:value-type="float" office:value="3.868" table:style-name="ce1">
            <text:p>3.868</text:p>
          </table:table-cell>
          <table:table-cell office:value-type="float" office:value="2.00925" table:style-name="ce1">
            <text:p>2.00925</text:p>
          </table:table-cell>
          <table:table-cell office:value-type="float" office:value="0.817" table:style-name="ce1">
            <text:p>0.81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4.6550625" table:style-name="ce1">
            <text:p>4.6550625</text:p>
          </table:table-cell>
          <table:table-cell office:value-type="float" office:value="6.4165" table:style-name="ce1">
            <text:p>6.4165</text:p>
          </table:table-cell>
          <table:table-cell office:value-type="float" office:value="3.88125" table:style-name="ce1">
            <text:p>3.88125</text:p>
          </table:table-cell>
          <table:table-cell office:value-type="float" office:value="3.48015625" table:style-name="ce1">
            <text:p>3.48015625</text:p>
          </table:table-cell>
          <table:table-cell office:value-type="float" office:value="10.38775" table:style-name="ce1">
            <text:p>10.38775</text:p>
          </table:table-cell>
          <table:table-cell office:value-type="float" office:value="14.40025" table:style-name="ce1">
            <text:p>14.40025</text:p>
          </table:table-cell>
          <table:table-cell office:value-type="float" office:value="10.708875" table:style-name="ce1">
            <text:p>10.708875</text:p>
          </table:table-cell>
          <table:table-cell office:value-type="float" office:value="4.49" table:style-name="ce1">
            <text:p>4.49</text:p>
          </table:table-cell>
          <table:table-cell office:value-type="float" office:value="6.18375" table:style-name="ce1">
            <text:p>6.18375</text:p>
          </table:table-cell>
          <table:table-cell office:value-type="float" office:value="10.7035" table:style-name="ce1">
            <text:p>10.7035</text:p>
          </table:table-cell>
          <table:table-cell office:value-type="float" office:value="3.696875" table:style-name="ce1">
            <text:p>3.696875</text:p>
          </table:table-cell>
          <table:table-cell office:value-type="float" office:value="7.3095" table:style-name="ce1">
            <text:p>7.3095</text:p>
          </table:table-cell>
          <table:table-cell office:value-type="float" office:value="5.739125" table:style-name="ce1">
            <text:p>5.739125</text:p>
          </table:table-cell>
          <table:table-cell office:value-type="float" office:value="3.0085" table:style-name="ce1">
            <text:p>3.0085</text:p>
          </table:table-cell>
          <table:table-cell office:value-type="float" office:value="3.63875" table:style-name="ce1">
            <text:p>3.63875</text:p>
          </table:table-cell>
          <table:table-cell office:value-type="float" office:value="3.808375" table:style-name="ce1">
            <text:p>3.808375</text:p>
          </table:table-cell>
          <table:table-cell office:value-type="float" office:value="5.884" table:style-name="ce1">
            <text:p>5.884</text:p>
          </table:table-cell>
          <table:table-cell office:value-type="float" office:value="5.704" table:style-name="ce1">
            <text:p>5.704</text:p>
          </table:table-cell>
          <table:table-cell office:value-type="float" office:value="4.46625" table:style-name="ce1">
            <text:p>4.46625</text:p>
          </table:table-cell>
          <table:table-cell office:value-type="float" office:value="9.73025" table:style-name="ce1">
            <text:p>9.73025</text:p>
          </table:table-cell>
          <table:table-cell office:value-type="float" office:value="4.6550625" table:style-name="ce1">
            <text:p>4.6550625</text:p>
          </table:table-cell>
          <table:table-cell office:value-type="float" office:value="6.510625" table:style-name="ce1">
            <text:p>6.510625</text:p>
          </table:table-cell>
          <table:table-cell office:value-type="float" office:value="10.987625" table:style-name="ce1">
            <text:p>10.987625</text:p>
          </table:table-cell>
          <table:table-cell office:value-type="float" office:value="10.83825" table:style-name="ce1">
            <text:p>10.83825</text:p>
          </table:table-cell>
          <table:table-cell office:value-type="float" office:value="7.862" table:style-name="ce1">
            <text:p>7.862</text:p>
          </table:table-cell>
          <table:table-cell office:value-type="float" office:value="6.330625" table:style-name="ce1">
            <text:p>6.330625</text:p>
          </table:table-cell>
          <table:table-cell office:value-type="float" office:value="8.13375" table:style-name="ce1">
            <text:p>8.13375</text:p>
          </table:table-cell>
          <table:table-cell office:value-type="float" office:value="9.712" table:style-name="ce1">
            <text:p>9.712</text:p>
          </table:table-cell>
          <table:table-cell office:value-type="float" office:value="9.764625" table:style-name="ce1">
            <text:p>9.764625</text:p>
          </table:table-cell>
          <table:table-cell office:value-type="float" office:value="7.6985" table:style-name="ce1">
            <text:p>7.6985</text:p>
          </table:table-cell>
          <table:table-cell office:value-type="float" office:value="8.683875" table:style-name="ce1">
            <text:p>8.683875</text:p>
          </table:table-cell>
          <table:table-cell office:value-type="float" office:value="11.26225" table:style-name="ce1">
            <text:p>11.26225</text:p>
          </table:table-cell>
          <table:table-cell office:value-type="float" office:value="6.845875" table:style-name="ce1">
            <text:p>6.845875</text:p>
          </table:table-cell>
          <table:table-cell office:value-type="float" office:value="8.482125" table:style-name="ce1">
            <text:p>8.482125</text:p>
          </table:table-cell>
          <table:table-cell office:value-type="float" office:value="7.41525" table:style-name="ce1">
            <text:p>7.41525</text:p>
          </table:table-cell>
          <table:table-cell office:value-type="float" office:value="8.742875" table:style-name="ce1">
            <text:p>8.742875</text:p>
          </table:table-cell>
          <table:table-cell office:value-type="float" office:value="6.357625" table:style-name="ce1">
            <text:p>6.357625</text:p>
          </table:table-cell>
          <table:table-cell office:value-type="float" office:value="4.463375" table:style-name="ce1">
            <text:p>4.463375</text:p>
          </table:table-cell>
          <table:table-cell office:value-type="float" office:value="5.929625" table:style-name="ce1">
            <text:p>5.929625</text:p>
          </table:table-cell>
          <table:table-cell office:value-type="float" office:value="6.336" table:style-name="ce1">
            <text:p>6.336</text:p>
          </table:table-cell>
          <table:table-cell office:value-type="float" office:value="0" table:style-name="ce1">
            <text:p>0</text:p>
          </table:table-cell>
          <table:table-cell office:value-type="float" office:value="6.89225" table:style-name="ce1">
            <text:p>6.89225</text:p>
          </table:table-cell>
          <table:table-cell office:value-type="float" office:value="15.72325" table:style-name="ce1">
            <text:p>15.72325</text:p>
          </table:table-cell>
          <table:table-cell office:value-type="float" office:value="3.7825" table:style-name="ce1">
            <text:p>3.7825</text:p>
          </table:table-cell>
          <table:table-cell office:value-type="float" office:value="12.9687925" table:style-name="ce1">
            <text:p>12.9687925</text:p>
          </table:table-cell>
          <table:table-cell office:value-type="float" office:value="10.7487025" table:style-name="ce1">
            <text:p>10.7487025</text:p>
          </table:table-cell>
          <table:table-cell office:value-type="float" office:value="15.903173" table:style-name="ce1">
            <text:p>15.903173</text:p>
          </table:table-cell>
          <table:table-cell office:value-type="float" office:value="7.9643875" table:style-name="ce1">
            <text:p>7.9643875</text:p>
          </table:table-cell>
          <table:table-cell office:value-type="float" office:value="7.0177925" table:style-name="ce1">
            <text:p>7.0177925</text:p>
          </table:table-cell>
          <table:table-cell office:value-type="float" office:value="12.57146" table:style-name="ce1">
            <text:p>12.57146</text:p>
          </table:table-cell>
          <table:table-cell office:value-type="float" office:value="7.8925075" table:style-name="ce1">
            <text:p>7.8925075</text:p>
          </table:table-cell>
          <table:table-cell office:value-type="float" office:value="6.1382575" table:style-name="ce1">
            <text:p>6.1382575</text:p>
          </table:table-cell>
          <table:table-cell office:value-type="float" office:value="7.303775" table:style-name="ce1">
            <text:p>7.303775</text:p>
          </table:table-cell>
          <table:table-cell office:value-type="float" office:value="12.36508" table:style-name="ce1">
            <text:p>12.36508</text:p>
          </table:table-cell>
          <table:table-cell office:value-type="float" office:value="8.1666665" table:style-name="ce1">
            <text:p>8.1666665</text:p>
          </table:table-cell>
          <table:table-cell office:value-type="float" office:value="9.19370525" table:style-name="ce1">
            <text:p>9.19370525</text:p>
          </table:table-cell>
          <table:table-cell office:value-type="float" office:value="7.94953125" table:style-name="ce1">
            <text:p>7.94953125</text:p>
          </table:table-cell>
          <table:table-cell office:value-type="float" office:value="3.7870315" table:style-name="ce1">
            <text:p>3.7870315</text:p>
          </table:table-cell>
          <table:table-cell office:value-type="float" office:value="11.2425" table:style-name="ce1">
            <text:p>11.2425</text:p>
          </table:table-cell>
          <table:table-cell office:value-type="float" office:value="8.10975" table:style-name="ce1">
            <text:p>8.10975</text:p>
          </table:table-cell>
          <table:table-cell office:value-type="float" office:value="8.686" table:style-name="ce1">
            <text:p>8.686</text:p>
          </table:table-cell>
          <table:table-cell office:value-type="float" office:value="5.37175" table:style-name="ce1">
            <text:p>5.3717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4.1166875" table:style-name="ce1">
            <text:p>4.1166875</text:p>
          </table:table-cell>
          <table:table-cell office:value-type="float" office:value="6.780875" table:style-name="ce1">
            <text:p>6.780875</text:p>
          </table:table-cell>
          <table:table-cell office:value-type="float" office:value="4.13125" table:style-name="ce1">
            <text:p>4.13125</text:p>
          </table:table-cell>
          <table:table-cell office:value-type="float" office:value="2.8255859375" table:style-name="ce1">
            <text:p>2.8255859375</text:p>
          </table:table-cell>
          <table:table-cell office:value-type="float" office:value="10.031" table:style-name="ce1">
            <text:p>10.031</text:p>
          </table:table-cell>
          <table:table-cell office:value-type="float" office:value="12.864" table:style-name="ce1">
            <text:p>12.864</text:p>
          </table:table-cell>
          <table:table-cell office:value-type="float" office:value="10.314625" table:style-name="ce1">
            <text:p>10.314625</text:p>
          </table:table-cell>
          <table:table-cell office:value-type="float" office:value="4.364375" table:style-name="ce1">
            <text:p>4.364375</text:p>
          </table:table-cell>
          <table:table-cell office:value-type="float" office:value="5.69375" table:style-name="ce1">
            <text:p>5.69375</text:p>
          </table:table-cell>
          <table:table-cell office:value-type="float" office:value="9.45975" table:style-name="ce1">
            <text:p>9.45975</text:p>
          </table:table-cell>
          <table:table-cell office:value-type="float" office:value="1.759625" table:style-name="ce1">
            <text:p>1.759625</text:p>
          </table:table-cell>
          <table:table-cell office:value-type="float" office:value="7.985375" table:style-name="ce1">
            <text:p>7.985375</text:p>
          </table:table-cell>
          <table:table-cell office:value-type="float" office:value="4.7835" table:style-name="ce1">
            <text:p>4.7835</text:p>
          </table:table-cell>
          <table:table-cell office:value-type="float" office:value="2.188375" table:style-name="ce1">
            <text:p>2.188375</text:p>
          </table:table-cell>
          <table:table-cell office:value-type="float" office:value="2.053125" table:style-name="ce1">
            <text:p>2.053125</text:p>
          </table:table-cell>
          <table:table-cell office:value-type="float" office:value="2.857625" table:style-name="ce1">
            <text:p>2.857625</text:p>
          </table:table-cell>
          <table:table-cell office:value-type="float" office:value="5.0735" table:style-name="ce1">
            <text:p>5.0735</text:p>
          </table:table-cell>
          <table:table-cell office:value-type="float" office:value="5.20825" table:style-name="ce1">
            <text:p>5.20825</text:p>
          </table:table-cell>
          <table:table-cell office:value-type="float" office:value="3.654375" table:style-name="ce1">
            <text:p>3.654375</text:p>
          </table:table-cell>
          <table:table-cell office:value-type="float" office:value="9.123125" table:style-name="ce1">
            <text:p>9.123125</text:p>
          </table:table-cell>
          <table:table-cell office:value-type="float" office:value="4.1166875" table:style-name="ce1">
            <text:p>4.1166875</text:p>
          </table:table-cell>
          <table:table-cell office:value-type="float" office:value="6.3" table:style-name="ce1">
            <text:p>6.3</text:p>
          </table:table-cell>
          <table:table-cell office:value-type="float" office:value="9.931" table:style-name="ce1">
            <text:p>9.931</text:p>
          </table:table-cell>
          <table:table-cell office:value-type="float" office:value="10.795125" table:style-name="ce1">
            <text:p>10.795125</text:p>
          </table:table-cell>
          <table:table-cell office:value-type="float" office:value="7.312375" table:style-name="ce1">
            <text:p>7.312375</text:p>
          </table:table-cell>
          <table:table-cell office:value-type="float" office:value="6.87125" table:style-name="ce1">
            <text:p>6.87125</text:p>
          </table:table-cell>
          <table:table-cell office:value-type="float" office:value="6.75525" table:style-name="ce1">
            <text:p>6.75525</text:p>
          </table:table-cell>
          <table:table-cell office:value-type="float" office:value="9.800375" table:style-name="ce1">
            <text:p>9.800375</text:p>
          </table:table-cell>
          <table:table-cell office:value-type="float" office:value="8.0435" table:style-name="ce1">
            <text:p>8.0435</text:p>
          </table:table-cell>
          <table:table-cell office:value-type="float" office:value="6.842125" table:style-name="ce1">
            <text:p>6.842125</text:p>
          </table:table-cell>
          <table:table-cell office:value-type="float" office:value="7.413875" table:style-name="ce1">
            <text:p>7.413875</text:p>
          </table:table-cell>
          <table:table-cell office:value-type="float" office:value="10.35025" table:style-name="ce1">
            <text:p>10.35025</text:p>
          </table:table-cell>
          <table:table-cell office:value-type="float" office:value="5.22775" table:style-name="ce1">
            <text:p>5.22775</text:p>
          </table:table-cell>
          <table:table-cell office:value-type="float" office:value="7.43525" table:style-name="ce1">
            <text:p>7.43525</text:p>
          </table:table-cell>
          <table:table-cell office:value-type="float" office:value="4.6915" table:style-name="ce1">
            <text:p>4.6915</text:p>
          </table:table-cell>
          <table:table-cell office:value-type="float" office:value="7.840875" table:style-name="ce1">
            <text:p>7.840875</text:p>
          </table:table-cell>
          <table:table-cell office:value-type="float" office:value="5.231" table:style-name="ce1">
            <text:p>5.231</text:p>
          </table:table-cell>
          <table:table-cell office:value-type="float" office:value="3.61725" table:style-name="ce1">
            <text:p>3.61725</text:p>
          </table:table-cell>
          <table:table-cell office:value-type="float" office:value="4.266625" table:style-name="ce1">
            <text:p>4.266625</text:p>
          </table:table-cell>
          <table:table-cell office:value-type="float" office:value="5.991375" table:style-name="ce1">
            <text:p>5.991375</text:p>
          </table:table-cell>
          <table:table-cell office:value-type="float" office:value="0" table:style-name="ce1">
            <text:p>0</text:p>
          </table:table-cell>
          <table:table-cell office:value-type="float" office:value="5.656375" table:style-name="ce1">
            <text:p>5.656375</text:p>
          </table:table-cell>
          <table:table-cell office:value-type="float" office:value="9.5625" table:style-name="ce1">
            <text:p>9.5625</text:p>
          </table:table-cell>
          <table:table-cell office:value-type="float" office:value="2.175125" table:style-name="ce1">
            <text:p>2.175125</text:p>
          </table:table-cell>
          <table:table-cell office:value-type="float" office:value="12.27142" table:style-name="ce1">
            <text:p>12.27142</text:p>
          </table:table-cell>
          <table:table-cell office:value-type="float" office:value="8.98531" table:style-name="ce1">
            <text:p>8.98531</text:p>
          </table:table-cell>
          <table:table-cell office:value-type="float" office:value="11.653455" table:style-name="ce1">
            <text:p>11.653455</text:p>
          </table:table-cell>
          <table:table-cell office:value-type="float" office:value="4.0050075" table:style-name="ce1">
            <text:p>4.0050075</text:p>
          </table:table-cell>
          <table:table-cell office:value-type="float" office:value="6.896955" table:style-name="ce1">
            <text:p>6.896955</text:p>
          </table:table-cell>
          <table:table-cell office:value-type="float" office:value="9.817399" table:style-name="ce1">
            <text:p>9.817399</text:p>
          </table:table-cell>
          <table:table-cell office:value-type="float" office:value="5.7407175" table:style-name="ce1">
            <text:p>5.7407175</text:p>
          </table:table-cell>
          <table:table-cell office:value-type="float" office:value="4.279575" table:style-name="ce1">
            <text:p>4.279575</text:p>
          </table:table-cell>
          <table:table-cell office:value-type="float" office:value="4.995685" table:style-name="ce1">
            <text:p>4.995685</text:p>
          </table:table-cell>
          <table:table-cell office:value-type="float" office:value="7.2199135" table:style-name="ce1">
            <text:p>7.2199135</text:p>
          </table:table-cell>
          <table:table-cell office:value-type="float" office:value="4.87608325" table:style-name="ce1">
            <text:p>4.87608325</text:p>
          </table:table-cell>
          <table:table-cell office:value-type="float" office:value="8.61117325" table:style-name="ce1">
            <text:p>8.61117325</text:p>
          </table:table-cell>
          <table:table-cell office:value-type="float" office:value="7.69164075" table:style-name="ce1">
            <text:p>7.69164075</text:p>
          </table:table-cell>
          <table:table-cell office:value-type="float" office:value="4.1796095" table:style-name="ce1">
            <text:p>4.1796095</text:p>
          </table:table-cell>
          <table:table-cell office:value-type="float" office:value="7.2875" table:style-name="ce1">
            <text:p>7.2875</text:p>
          </table:table-cell>
          <table:table-cell office:value-type="float" office:value="9.3025" table:style-name="ce1">
            <text:p>9.3025</text:p>
          </table:table-cell>
          <table:table-cell office:value-type="float" office:value="9.53975" table:style-name="ce1">
            <text:p>9.53975</text:p>
          </table:table-cell>
          <table:table-cell office:value-type="float" office:value="4.26275" table:style-name="ce1">
            <text:p>4.26275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5.1498717948718" table:style-name="ce1">
            <text:p>5.1498717948718</text:p>
          </table:table-cell>
          <table:table-cell office:value-type="float" office:value="6.736" table:style-name="ce1">
            <text:p>6.736</text:p>
          </table:table-cell>
          <table:table-cell office:value-type="float" office:value="3.6375" table:style-name="ce1">
            <text:p>3.6375</text:p>
          </table:table-cell>
          <table:table-cell office:value-type="float" office:value="3.772265625" table:style-name="ce1">
            <text:p>3.772265625</text:p>
          </table:table-cell>
          <table:table-cell office:value-type="float" office:value="9.531" table:style-name="ce1">
            <text:p>9.531</text:p>
          </table:table-cell>
          <table:table-cell office:value-type="float" office:value="16.881375" table:style-name="ce1">
            <text:p>16.881375</text:p>
          </table:table-cell>
          <table:table-cell office:value-type="float" office:value="9.233375" table:style-name="ce1">
            <text:p>9.233375</text:p>
          </table:table-cell>
          <table:table-cell office:value-type="float" office:value="4.5825" table:style-name="ce1">
            <text:p>4.5825</text:p>
          </table:table-cell>
          <table:table-cell office:value-type="float" office:value="5.379375" table:style-name="ce1">
            <text:p>5.379375</text:p>
          </table:table-cell>
          <table:table-cell office:value-type="float" office:value="8.871375" table:style-name="ce1">
            <text:p>8.871375</text:p>
          </table:table-cell>
          <table:table-cell office:value-type="float" office:value="3.53725" table:style-name="ce1">
            <text:p>3.53725</text:p>
          </table:table-cell>
          <table:table-cell office:value-type="float" office:value="7.33525" table:style-name="ce1">
            <text:p>7.33525</text:p>
          </table:table-cell>
          <table:table-cell office:value-type="float" office:value="6.065375" table:style-name="ce1">
            <text:p>6.065375</text:p>
          </table:table-cell>
          <table:table-cell office:value-type="float" office:value="2.286625" table:style-name="ce1">
            <text:p>2.286625</text:p>
          </table:table-cell>
          <table:table-cell office:value-type="float" office:value="4.37875" table:style-name="ce1">
            <text:p>4.37875</text:p>
          </table:table-cell>
          <table:table-cell office:value-type="float" office:value="3.71825" table:style-name="ce1">
            <text:p>3.71825</text:p>
          </table:table-cell>
          <table:table-cell office:value-type="float" office:value="5.8315" table:style-name="ce1">
            <text:p>5.8315</text:p>
          </table:table-cell>
          <table:table-cell office:value-type="float" office:value="5.982625" table:style-name="ce1">
            <text:p>5.982625</text:p>
          </table:table-cell>
          <table:table-cell office:value-type="float" office:value="5.85" table:style-name="ce1">
            <text:p>5.85</text:p>
          </table:table-cell>
          <table:table-cell office:value-type="float" office:value="9.220375" table:style-name="ce1">
            <text:p>9.220375</text:p>
          </table:table-cell>
          <table:table-cell office:value-type="float" office:value="5.1498717948718" table:style-name="ce1">
            <text:p>5.1498717948718</text:p>
          </table:table-cell>
          <table:table-cell office:value-type="float" office:value="7.030625" table:style-name="ce1">
            <text:p>7.030625</text:p>
          </table:table-cell>
          <table:table-cell office:value-type="float" office:value="11.722" table:style-name="ce1">
            <text:p>11.722</text:p>
          </table:table-cell>
          <table:table-cell office:value-type="float" office:value="11.950875" table:style-name="ce1">
            <text:p>11.950875</text:p>
          </table:table-cell>
          <table:table-cell office:value-type="float" office:value="9.612125" table:style-name="ce1">
            <text:p>9.612125</text:p>
          </table:table-cell>
          <table:table-cell office:value-type="float" office:value="7.800625" table:style-name="ce1">
            <text:p>7.800625</text:p>
          </table:table-cell>
          <table:table-cell office:value-type="float" office:value="9.458375" table:style-name="ce1">
            <text:p>9.458375</text:p>
          </table:table-cell>
          <table:table-cell office:value-type="float" office:value="11.39575" table:style-name="ce1">
            <text:p>11.39575</text:p>
          </table:table-cell>
          <table:table-cell office:value-type="float" office:value="12.147125" table:style-name="ce1">
            <text:p>12.147125</text:p>
          </table:table-cell>
          <table:table-cell office:value-type="float" office:value="6.848875" table:style-name="ce1">
            <text:p>6.848875</text:p>
          </table:table-cell>
          <table:table-cell office:value-type="float" office:value="8.857875" table:style-name="ce1">
            <text:p>8.857875</text:p>
          </table:table-cell>
          <table:table-cell office:value-type="float" office:value="11.509875" table:style-name="ce1">
            <text:p>11.509875</text:p>
          </table:table-cell>
          <table:table-cell office:value-type="float" office:value="7.117125" table:style-name="ce1">
            <text:p>7.117125</text:p>
          </table:table-cell>
          <table:table-cell office:value-type="float" office:value="8.36" table:style-name="ce1">
            <text:p>8.36</text:p>
          </table:table-cell>
          <table:table-cell office:value-type="float" office:value="8.14225" table:style-name="ce1">
            <text:p>8.14225</text:p>
          </table:table-cell>
          <table:table-cell office:value-type="float" office:value="7.996375" table:style-name="ce1">
            <text:p>7.996375</text:p>
          </table:table-cell>
          <table:table-cell office:value-type="float" office:value="7.649125" table:style-name="ce1">
            <text:p>7.649125</text:p>
          </table:table-cell>
          <table:table-cell office:value-type="float" office:value="6.407125" table:style-name="ce1">
            <text:p>6.407125</text:p>
          </table:table-cell>
          <table:table-cell office:value-type="float" office:value="7.84125" table:style-name="ce1">
            <text:p>7.84125</text:p>
          </table:table-cell>
          <table:table-cell office:value-type="float" office:value="7.419" table:style-name="ce1">
            <text:p>7.419</text:p>
          </table:table-cell>
          <table:table-cell office:value-type="float" office:value="0" table:style-name="ce1">
            <text:p>0</text:p>
          </table:table-cell>
          <table:table-cell office:value-type="float" office:value="8.10575" table:style-name="ce1">
            <text:p>8.10575</text:p>
          </table:table-cell>
          <table:table-cell office:value-type="float" office:value="16.926375" table:style-name="ce1">
            <text:p>16.926375</text:p>
          </table:table-cell>
          <table:table-cell office:value-type="float" office:value="4.6945" table:style-name="ce1">
            <text:p>4.6945</text:p>
          </table:table-cell>
          <table:table-cell office:value-type="float" office:value="13.540335" table:style-name="ce1">
            <text:p>13.540335</text:p>
          </table:table-cell>
          <table:table-cell office:value-type="float" office:value="12.61343" table:style-name="ce1">
            <text:p>12.61343</text:p>
          </table:table-cell>
          <table:table-cell office:value-type="float" office:value="15.214365" table:style-name="ce1">
            <text:p>15.214365</text:p>
          </table:table-cell>
          <table:table-cell office:value-type="float" office:value="6.9511025" table:style-name="ce1">
            <text:p>6.9511025</text:p>
          </table:table-cell>
          <table:table-cell office:value-type="float" office:value="6.032275" table:style-name="ce1">
            <text:p>6.032275</text:p>
          </table:table-cell>
          <table:table-cell office:value-type="float" office:value="10.93933" table:style-name="ce1">
            <text:p>10.93933</text:p>
          </table:table-cell>
          <table:table-cell office:value-type="float" office:value="8.6134625" table:style-name="ce1">
            <text:p>8.6134625</text:p>
          </table:table-cell>
          <table:table-cell office:value-type="float" office:value="7.14121" table:style-name="ce1">
            <text:p>7.14121</text:p>
          </table:table-cell>
          <table:table-cell office:value-type="float" office:value="6.4886825" table:style-name="ce1">
            <text:p>6.4886825</text:p>
          </table:table-cell>
          <table:table-cell office:value-type="float" office:value="9.67235475" table:style-name="ce1">
            <text:p>9.67235475</text:p>
          </table:table-cell>
          <table:table-cell office:value-type="float" office:value="6.478" table:style-name="ce1">
            <text:p>6.478</text:p>
          </table:table-cell>
          <table:table-cell office:value-type="float" office:value="10.20436375" table:style-name="ce1">
            <text:p>10.20436375</text:p>
          </table:table-cell>
          <table:table-cell office:value-type="float" office:value="5.7696875" table:style-name="ce1">
            <text:p>5.7696875</text:p>
          </table:table-cell>
          <table:table-cell office:value-type="float" office:value="4.433125" table:style-name="ce1">
            <text:p>4.433125</text:p>
          </table:table-cell>
          <table:table-cell office:value-type="float" office:value="8.0675" table:style-name="ce1">
            <text:p>8.0675</text:p>
          </table:table-cell>
          <table:table-cell office:value-type="float" office:value="6.966" table:style-name="ce1">
            <text:p>6.966</text:p>
          </table:table-cell>
          <table:table-cell office:value-type="float" office:value="7.08475" table:style-name="ce1">
            <text:p>7.08475</text:p>
          </table:table-cell>
          <table:table-cell office:value-type="float" office:value="3.31925" table:style-name="ce1">
            <text:p>3.31925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</table:table-row>
        <table:table-row>
          <table:table-cell office:value-type="string" office:value="Year" table:style-name="ce1">
            <text:p>Year</text:p>
          </table:table-cell>
          <table:table-cell office:value-type="float" office:value="1956" table:style-name="ce1">
            <text:p>1956</text:p>
          </table:table-cell>
          <table:table-cell office:value-type="float" office:value="1957" table:style-name="ce1">
            <text:p>1957</text:p>
          </table:table-cell>
          <table:table-cell office:value-type="float" office:value="1958" table:style-name="ce1">
            <text:p>1958</text:p>
          </table:table-cell>
          <table:table-cell office:value-type="float" office:value="1959" table:style-name="ce1">
            <text:p>1959</text:p>
          </table:table-cell>
          <table:table-cell office:value-type="float" office:value="1960" table:style-name="ce1">
            <text:p>1960</text:p>
          </table:table-cell>
          <table:table-cell office:value-type="float" office:value="1961" table:style-name="ce1">
            <text:p>1961</text:p>
          </table:table-cell>
          <table:table-cell office:value-type="float" office:value="1962" table:style-name="ce1">
            <text:p>1962</text:p>
          </table:table-cell>
          <table:table-cell office:value-type="float" office:value="1963" table:style-name="ce1">
            <text:p>1963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float" office:value="1966" table:style-name="ce1">
            <text:p>1966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float" office:value="1972" table:style-name="ce1">
            <text:p>1972</text:p>
          </table:table-cell>
          <table:table-cell office:value-type="float" office:value="1973" table:style-name="ce1">
            <text:p>1973</text:p>
          </table:table-cell>
          <table:table-cell office:value-type="float" office:value="1974" table:style-name="ce1">
            <text:p>1974</text:p>
          </table:table-cell>
          <table:table-cell office:value-type="float" office:value="1975" table:style-name="ce1">
            <text:p>1975</text:p>
          </table:table-cell>
          <table:table-cell office:value-type="float" office:value="1976" table:style-name="ce1">
            <text:p>1976</text:p>
          </table:table-cell>
          <table:table-cell office:value-type="float" office:value="1977" table:style-name="ce1">
            <text:p>1977</text:p>
          </table:table-cell>
          <table:table-cell office:value-type="float" office:value="1978" table:style-name="ce1">
            <text:p>1978</text:p>
          </table:table-cell>
          <table:table-cell office:value-type="float" office:value="1979" table:style-name="ce1">
            <text:p>1979</text:p>
          </table:table-cell>
          <table:table-cell office:value-type="float" office:value="1980" table:style-name="ce1">
            <text:p>1980</text:p>
          </table:table-cell>
          <table:table-cell office:value-type="float" office:value="1981" table:style-name="ce1">
            <text:p>1981</text:p>
          </table:table-cell>
          <table:table-cell office:value-type="float" office:value="1982" table:style-name="ce1">
            <text:p>1982</text:p>
          </table:table-cell>
          <table:table-cell office:value-type="float" office:value="1983" table:style-name="ce1">
            <text:p>1983</text:p>
          </table:table-cell>
          <table:table-cell office:value-type="float" office:value="1984" table:style-name="ce1">
            <text:p>1984</text:p>
          </table:table-cell>
          <table:table-cell office:value-type="float" office:value="1985" table:style-name="ce1">
            <text:p>1985</text:p>
          </table:table-cell>
          <table:table-cell office:value-type="float" office:value="1986" table:style-name="ce1">
            <text:p>1986</text:p>
          </table:table-cell>
          <table:table-cell office:value-type="float" office:value="1987" table:style-name="ce1">
            <text:p>1987</text:p>
          </table:table-cell>
          <table:table-cell office:value-type="float" office:value="1988" table:style-name="ce1">
            <text:p>1988</text:p>
          </table:table-cell>
          <table:table-cell office:value-type="float" office:value="1989" table:style-name="ce1">
            <text:p>1989</text:p>
          </table:table-cell>
          <table:table-cell office:value-type="float" office:value="1990" table:style-name="ce1">
            <text:p>1990</text:p>
          </table:table-cell>
          <table:table-cell office:value-type="float" office:value="1991" table:style-name="ce1">
            <text:p>1991</text:p>
          </table:table-cell>
          <table:table-cell office:value-type="float" office:value="1992" table:style-name="ce1">
            <text:p>1992</text:p>
          </table:table-cell>
          <table:table-cell office:value-type="float" office:value="1993" table:style-name="ce1">
            <text:p>1993</text:p>
          </table:table-cell>
          <table:table-cell office:value-type="float" office:value="1994" table:style-name="ce1">
            <text:p>1994</text:p>
          </table:table-cell>
          <table:table-cell office:value-type="float" office:value="1995" table:style-name="ce1">
            <text:p>1995</text:p>
          </table:table-cell>
          <table:table-cell office:value-type="float" office:value="1996" table:style-name="ce1">
            <text:p>1996</text:p>
          </table:table-cell>
          <table:table-cell office:value-type="float" office:value="1997" table:style-name="ce1">
            <text:p>1997</text:p>
          </table:table-cell>
          <table:table-cell office:value-type="float" office:value="1998" table:style-name="ce1">
            <text:p>1998</text:p>
          </table:table-cell>
          <table:table-cell office:value-type="float" office:value="1999" table:style-name="ce1">
            <text:p>1999</text:p>
          </table:table-cell>
          <table:table-cell office:value-type="float" office:value="2000" table:style-name="ce1">
            <text:p>2000</text:p>
          </table:table-cell>
          <table:table-cell office:value-type="float" office:value="2001" table:style-name="ce1">
            <text:p>2001</text:p>
          </table:table-cell>
          <table:table-cell office:value-type="float" office:value="2002" table:style-name="ce1">
            <text:p>2002</text:p>
          </table:table-cell>
          <table:table-cell office:value-type="float" office:value="2003" table:style-name="ce1">
            <text:p>2003</text:p>
          </table:table-cell>
          <table:table-cell office:value-type="float" office:value="2004" table:style-name="ce1">
            <text:p>2004</text:p>
          </table:table-cell>
          <table:table-cell office:value-type="float" office:value="2005" table:style-name="ce1">
            <text:p>2005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float" office:value="2023" table:style-name="ce1">
            <text:p>2023</text:p>
          </table:table-cell>
          <table:table-cell office:value-type="float" office:value="2024" table:style-name="ce1">
            <text:p>2024</text:p>
          </table:table-cell>
          <table:table-cell office:value-type="float" office:value="2025" table:style-name="ce1">
            <text:p>2025</text:p>
          </table:table-cell>
          <table:table-cell office:value-type="float" office:value="2026" table:style-name="ce1">
            <text:p>2026</text:p>
          </table:table-cell>
          <table:table-cell office:value-type="float" office:value="2027" table:style-name="ce1">
            <text:p>2027</text:p>
          </table:table-cell>
        </table:table-row>
      </table:table>
      <table:table table:name="Calculated root inputs (C,ton ha-1)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V1" table:style-name="ce1">
            <text:p>V1</text:p>
          </table:table-cell>
          <table:table-cell office:value-type="string" office:value="V2" table:style-name="ce1">
            <text:p>V2</text:p>
          </table:table-cell>
          <table:table-cell office:value-type="string" office:value="V3" table:style-name="ce1">
            <text:p>V3</text:p>
          </table:table-cell>
          <table:table-cell office:value-type="string" office:value="V4" table:style-name="ce1">
            <text:p>V4</text:p>
          </table:table-cell>
          <table:table-cell office:value-type="string" office:value="V5" table:style-name="ce1">
            <text:p>V5</text:p>
          </table:table-cell>
          <table:table-cell office:value-type="string" office:value="V6" table:style-name="ce1">
            <text:p>V6</text:p>
          </table:table-cell>
          <table:table-cell office:value-type="string" office:value="V7" table:style-name="ce1">
            <text:p>V7</text:p>
          </table:table-cell>
          <table:table-cell office:value-type="string" office:value="V8" table:style-name="ce1">
            <text:p>V8</text:p>
          </table:table-cell>
          <table:table-cell office:value-type="string" office:value="V9" table:style-name="ce1">
            <text:p>V9</text:p>
          </table:table-cell>
          <table:table-cell office:value-type="string" office:value="V10" table:style-name="ce1">
            <text:p>V10</text:p>
          </table:table-cell>
          <table:table-cell office:value-type="string" office:value="V11" table:style-name="ce1">
            <text:p>V11</text:p>
          </table:table-cell>
          <table:table-cell office:value-type="string" office:value="V12" table:style-name="ce1">
            <text:p>V12</text:p>
          </table:table-cell>
          <table:table-cell office:value-type="string" office:value="V13" table:style-name="ce1">
            <text:p>V13</text:p>
          </table:table-cell>
          <table:table-cell office:value-type="string" office:value="V14" table:style-name="ce1">
            <text:p>V14</text:p>
          </table:table-cell>
          <table:table-cell office:value-type="string" office:value="V15" table:style-name="ce1">
            <text:p>V15</text:p>
          </table:table-cell>
          <table:table-cell office:value-type="string" office:value="V16" table:style-name="ce1">
            <text:p>V16</text:p>
          </table:table-cell>
          <table:table-cell office:value-type="string" office:value="V17" table:style-name="ce1">
            <text:p>V17</text:p>
          </table:table-cell>
          <table:table-cell office:value-type="string" office:value="V18" table:style-name="ce1">
            <text:p>V18</text:p>
          </table:table-cell>
          <table:table-cell office:value-type="string" office:value="V19" table:style-name="ce1">
            <text:p>V19</text:p>
          </table:table-cell>
          <table:table-cell office:value-type="string" office:value="V20" table:style-name="ce1">
            <text:p>V20</text:p>
          </table:table-cell>
          <table:table-cell office:value-type="string" office:value="V21" table:style-name="ce1">
            <text:p>V21</text:p>
          </table:table-cell>
          <table:table-cell office:value-type="string" office:value="V22" table:style-name="ce1">
            <text:p>V22</text:p>
          </table:table-cell>
          <table:table-cell office:value-type="string" office:value="V23" table:style-name="ce1">
            <text:p>V23</text:p>
          </table:table-cell>
          <table:table-cell office:value-type="string" office:value="V24" table:style-name="ce1">
            <text:p>V24</text:p>
          </table:table-cell>
          <table:table-cell office:value-type="string" office:value="V25" table:style-name="ce1">
            <text:p>V25</text:p>
          </table:table-cell>
          <table:table-cell office:value-type="string" office:value="V26" table:style-name="ce1">
            <text:p>V26</text:p>
          </table:table-cell>
          <table:table-cell office:value-type="string" office:value="V27" table:style-name="ce1">
            <text:p>V27</text:p>
          </table:table-cell>
          <table:table-cell office:value-type="string" office:value="V28" table:style-name="ce1">
            <text:p>V28</text:p>
          </table:table-cell>
          <table:table-cell office:value-type="string" office:value="V29" table:style-name="ce1">
            <text:p>V29</text:p>
          </table:table-cell>
          <table:table-cell office:value-type="string" office:value="V30" table:style-name="ce1">
            <text:p>V30</text:p>
          </table:table-cell>
          <table:table-cell office:value-type="string" office:value="V31" table:style-name="ce1">
            <text:p>V31</text:p>
          </table:table-cell>
          <table:table-cell office:value-type="string" office:value="V32" table:style-name="ce1">
            <text:p>V32</text:p>
          </table:table-cell>
          <table:table-cell office:value-type="string" office:value="V33" table:style-name="ce1">
            <text:p>V33</text:p>
          </table:table-cell>
          <table:table-cell office:value-type="string" office:value="V34" table:style-name="ce1">
            <text:p>V34</text:p>
          </table:table-cell>
          <table:table-cell office:value-type="string" office:value="V35" table:style-name="ce1">
            <text:p>V35</text:p>
          </table:table-cell>
          <table:table-cell office:value-type="string" office:value="V36" table:style-name="ce1">
            <text:p>V36</text:p>
          </table:table-cell>
          <table:table-cell office:value-type="string" office:value="V37" table:style-name="ce1">
            <text:p>V37</text:p>
          </table:table-cell>
          <table:table-cell office:value-type="string" office:value="V38" table:style-name="ce1">
            <text:p>V38</text:p>
          </table:table-cell>
          <table:table-cell office:value-type="string" office:value="V39" table:style-name="ce1">
            <text:p>V39</text:p>
          </table:table-cell>
          <table:table-cell office:value-type="string" office:value="V40" table:style-name="ce1">
            <text:p>V40</text:p>
          </table:table-cell>
          <table:table-cell office:value-type="string" office:value="V41" table:style-name="ce1">
            <text:p>V41</text:p>
          </table:table-cell>
          <table:table-cell office:value-type="string" office:value="V42" table:style-name="ce1">
            <text:p>V42</text:p>
          </table:table-cell>
          <table:table-cell office:value-type="string" office:value="V43" table:style-name="ce1">
            <text:p>V43</text:p>
          </table:table-cell>
          <table:table-cell office:value-type="string" office:value="V44" table:style-name="ce1">
            <text:p>V44</text:p>
          </table:table-cell>
          <table:table-cell office:value-type="string" office:value="V45" table:style-name="ce1">
            <text:p>V45</text:p>
          </table:table-cell>
          <table:table-cell office:value-type="string" office:value="V46" table:style-name="ce1">
            <text:p>V46</text:p>
          </table:table-cell>
          <table:table-cell office:value-type="string" office:value="V47" table:style-name="ce1">
            <text:p>V47</text:p>
          </table:table-cell>
          <table:table-cell office:value-type="string" office:value="V48" table:style-name="ce1">
            <text:p>V48</text:p>
          </table:table-cell>
          <table:table-cell office:value-type="string" office:value="V49" table:style-name="ce1">
            <text:p>V49</text:p>
          </table:table-cell>
          <table:table-cell office:value-type="string" office:value="V50" table:style-name="ce1">
            <text:p>V50</text:p>
          </table:table-cell>
          <table:table-cell office:value-type="string" office:value="V51" table:style-name="ce1">
            <text:p>V51</text:p>
          </table:table-cell>
          <table:table-cell office:value-type="string" office:value="V52" table:style-name="ce1">
            <text:p>V52</text:p>
          </table:table-cell>
          <table:table-cell office:value-type="string" office:value="V53" table:style-name="ce1">
            <text:p>V53</text:p>
          </table:table-cell>
          <table:table-cell office:value-type="string" office:value="V54" table:style-name="ce1">
            <text:p>V54</text:p>
          </table:table-cell>
          <table:table-cell office:value-type="string" office:value="V55" table:style-name="ce1">
            <text:p>V55</text:p>
          </table:table-cell>
          <table:table-cell office:value-type="string" office:value="V56" table:style-name="ce1">
            <text:p>V56</text:p>
          </table:table-cell>
          <table:table-cell office:value-type="string" office:value="V57" table:style-name="ce1">
            <text:p>V57</text:p>
          </table:table-cell>
          <table:table-cell office:value-type="string" office:value="V58" table:style-name="ce1">
            <text:p>V58</text:p>
          </table:table-cell>
          <table:table-cell office:value-type="string" office:value="V59" table:style-name="ce1">
            <text:p>V59</text:p>
          </table:table-cell>
          <table:table-cell office:value-type="string" office:value="V60" table:style-name="ce1">
            <text:p>V60</text:p>
          </table:table-cell>
          <table:table-cell office:value-type="string" office:value="V61" table:style-name="ce1">
            <text:p>V61</text:p>
          </table:table-cell>
          <table:table-cell office:value-type="string" office:value="V62" table:style-name="ce1">
            <text:p>V62</text:p>
          </table:table-cell>
          <table:table-cell office:value-type="string" office:value="V63" table:style-name="ce1">
            <text:p>V63</text:p>
          </table:table-cell>
          <table:table-cell office:value-type="string" office:value="V64" table:style-name="ce1">
            <text:p>V64</text:p>
          </table:table-cell>
          <table:table-cell office:value-type="string" office:value="V65" table:style-name="ce1">
            <text:p>V65</text:p>
          </table:table-cell>
          <table:table-cell office:value-type="string" office:value="V66" table:style-name="ce1">
            <text:p>V66</text:p>
          </table:table-cell>
          <table:table-cell office:value-type="string" office:value="V67" table:style-name="ce1">
            <text:p>V67</text:p>
          </table:table-cell>
          <table:table-cell office:value-type="string" office:value="V68" table:style-name="ce1">
            <text:p>V68</text:p>
          </table:table-cell>
          <table:table-cell office:value-type="string" office:value="V69" table:style-name="ce1">
            <text:p>V69</text:p>
          </table:table-cell>
          <table:table-cell office:value-type="string" office:value="V70" table:style-name="ce1">
            <text:p>V70</text:p>
          </table:table-cell>
          <table:table-cell office:value-type="string" office:value="V71" table:style-name="ce1">
            <text:p>V71</text:p>
          </table:table-cell>
          <table:table-cell office:value-type="string" office:value="V72" table:style-name="ce1">
            <text:p>V72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2" table:style-name="ce1">
            <text:p>2</text:p>
          </table:table-cell>
          <table:table-cell office:value-type="float" office:value="0.205231836546254" table:style-name="ce1">
            <text:p>0.205231836546254</text:p>
          </table:table-cell>
          <table:table-cell office:value-type="float" office:value="0.0509489810727277" table:style-name="ce1">
            <text:p>0.0509489810727277</text:p>
          </table:table-cell>
          <table:table-cell office:value-type="float" office:value="0.299560769395971" table:style-name="ce1">
            <text:p>0.299560769395971</text:p>
          </table:table-cell>
          <table:table-cell office:value-type="float" office:value="0.156857994739204" table:style-name="ce1">
            <text:p>0.156857994739204</text:p>
          </table:table-cell>
          <table:table-cell office:value-type="float" office:value="0.88482114605171" table:style-name="ce1">
            <text:p>0.88482114605171</text:p>
          </table:table-cell>
          <table:table-cell office:value-type="float" office:value="0.0961861710422992" table:style-name="ce1">
            <text:p>0.0961861710422992</text:p>
          </table:table-cell>
          <table:table-cell office:value-type="float" office:value="0.587988882491292" table:style-name="ce1">
            <text:p>0.587988882491292</text:p>
          </table:table-cell>
          <table:table-cell office:value-type="float" office:value="0.1667138306497" table:style-name="ce1">
            <text:p>0.1667138306497</text:p>
          </table:table-cell>
          <table:table-cell office:value-type="float" office:value="0.0320913921278331" table:style-name="ce1">
            <text:p>0.0320913921278331</text:p>
          </table:table-cell>
          <table:table-cell office:value-type="float" office:value="0.0577742842013439" table:style-name="ce1">
            <text:p>0.0577742842013439</text:p>
          </table:table-cell>
          <table:table-cell office:value-type="float" office:value="0.174759814103647" table:style-name="ce1">
            <text:p>0.174759814103647</text:p>
          </table:table-cell>
          <table:table-cell office:value-type="float" office:value="0.35977792789735" table:style-name="ce1">
            <text:p>0.35977792789735</text:p>
          </table:table-cell>
          <table:table-cell office:value-type="float" office:value="0.316664098391259" table:style-name="ce1">
            <text:p>0.316664098391259</text:p>
          </table:table-cell>
          <table:table-cell office:value-type="float" office:value="0.181883999125881" table:style-name="ce1">
            <text:p>0.181883999125881</text:p>
          </table:table-cell>
          <table:table-cell office:value-type="float" office:value="0.133594929853176" table:style-name="ce1">
            <text:p>0.133594929853176</text:p>
          </table:table-cell>
          <table:table-cell office:value-type="float" office:value="0.223167400317572" table:style-name="ce1">
            <text:p>0.223167400317572</text:p>
          </table:table-cell>
          <table:table-cell office:value-type="float" office:value="0.316729941136381" table:style-name="ce1">
            <text:p>0.316729941136381</text:p>
          </table:table-cell>
          <table:table-cell office:value-type="float" office:value="0.342408611734084" table:style-name="ce1">
            <text:p>0.342408611734084</text:p>
          </table:table-cell>
          <table:table-cell office:value-type="float" office:value="0.189429577716899" table:style-name="ce1">
            <text:p>0.189429577716899</text:p>
          </table:table-cell>
          <table:table-cell office:value-type="float" office:value="0.514179165209178" table:style-name="ce1">
            <text:p>0.514179165209178</text:p>
          </table:table-cell>
          <table:table-cell office:value-type="float" office:value="0.205231836546254" table:style-name="ce1">
            <text:p>0.205231836546254</text:p>
          </table:table-cell>
          <table:table-cell office:value-type="float" office:value="0.235782870283008" table:style-name="ce1">
            <text:p>0.235782870283008</text:p>
          </table:table-cell>
          <table:table-cell office:value-type="float" office:value="0.448362757184912" table:style-name="ce1">
            <text:p>0.448362757184912</text:p>
          </table:table-cell>
          <table:table-cell office:value-type="float" office:value="0.619685579993174" table:style-name="ce1">
            <text:p>0.619685579993174</text:p>
          </table:table-cell>
          <table:table-cell office:value-type="float" office:value="0.400534587128063" table:style-name="ce1">
            <text:p>0.400534587128063</text:p>
          </table:table-cell>
          <table:table-cell office:value-type="float" office:value="0.303008313052891" table:style-name="ce1">
            <text:p>0.303008313052891</text:p>
          </table:table-cell>
          <table:table-cell office:value-type="float" office:value="0.36665191048812" table:style-name="ce1">
            <text:p>0.36665191048812</text:p>
          </table:table-cell>
          <table:table-cell office:value-type="float" office:value="0.387563566338967" table:style-name="ce1">
            <text:p>0.387563566338967</text:p>
          </table:table-cell>
          <table:table-cell office:value-type="float" office:value="0.377963694100134" table:style-name="ce1">
            <text:p>0.377963694100134</text:p>
          </table:table-cell>
          <table:table-cell office:value-type="float" office:value="0.335429280751119" table:style-name="ce1">
            <text:p>0.335429280751119</text:p>
          </table:table-cell>
          <table:table-cell office:value-type="float" office:value="0.465389691073543" table:style-name="ce1">
            <text:p>0.465389691073543</text:p>
          </table:table-cell>
          <table:table-cell office:value-type="float" office:value="0.589713962413497" table:style-name="ce1">
            <text:p>0.589713962413497</text:p>
          </table:table-cell>
          <table:table-cell office:value-type="float" office:value="0.242709527069875" table:style-name="ce1">
            <text:p>0.242709527069875</text:p>
          </table:table-cell>
          <table:table-cell office:value-type="float" office:value="0.392896828693875" table:style-name="ce1">
            <text:p>0.392896828693875</text:p>
          </table:table-cell>
          <table:table-cell office:value-type="float" office:value="0.218505733962913" table:style-name="ce1">
            <text:p>0.218505733962913</text:p>
          </table:table-cell>
          <table:table-cell office:value-type="float" office:value="0.377963694100134" table:style-name="ce1">
            <text:p>0.377963694100134</text:p>
          </table:table-cell>
          <table:table-cell office:value-type="float" office:value="0.204612914742104" table:style-name="ce1">
            <text:p>0.204612914742104</text:p>
          </table:table-cell>
          <table:table-cell office:value-type="float" office:value="0.230686641810541" table:style-name="ce1">
            <text:p>0.230686641810541</text:p>
          </table:table-cell>
          <table:table-cell office:value-type="float" office:value="0.0726508849679617" table:style-name="ce1">
            <text:p>0.0726508849679617</text:p>
          </table:table-cell>
          <table:table-cell office:value-type="float" office:value="0.220520521963655" table:style-name="ce1">
            <text:p>0.220520521963655</text:p>
          </table:table-cell>
          <table:table-cell office:value-type="float" office:value="0" table:style-name="ce1">
            <text:p>0</text:p>
          </table:table-cell>
          <table:table-cell office:value-type="float" office:value="0.221192117963903" table:style-name="ce1">
            <text:p>0.221192117963903</text:p>
          </table:table-cell>
          <table:table-cell office:value-type="float" office:value="0.471921291389676" table:style-name="ce1">
            <text:p>0.471921291389676</text:p>
          </table:table-cell>
          <table:table-cell office:value-type="float" office:value="0.0325658217374967" table:style-name="ce1">
            <text:p>0.0325658217374967</text:p>
          </table:table-cell>
          <table:table-cell office:value-type="float" office:value="0.594061134427531" table:style-name="ce1">
            <text:p>0.594061134427531</text:p>
          </table:table-cell>
          <table:table-cell office:value-type="float" office:value="0.358832865114878" table:style-name="ce1">
            <text:p>0.358832865114878</text:p>
          </table:table-cell>
          <table:table-cell office:value-type="float" office:value="0.855821588545047" table:style-name="ce1">
            <text:p>0.855821588545047</text:p>
          </table:table-cell>
          <table:table-cell office:value-type="float" office:value="0.110054671788164" table:style-name="ce1">
            <text:p>0.110054671788164</text:p>
          </table:table-cell>
          <table:table-cell office:value-type="float" office:value="0.349675688821414" table:style-name="ce1">
            <text:p>0.349675688821414</text:p>
          </table:table-cell>
          <table:table-cell office:value-type="float" office:value="0.434940961894722" table:style-name="ce1">
            <text:p>0.434940961894722</text:p>
          </table:table-cell>
          <table:table-cell office:value-type="float" office:value="0.300102719438885" table:style-name="ce1">
            <text:p>0.300102719438885</text:p>
          </table:table-cell>
          <table:table-cell office:value-type="float" office:value="0.145168656071372" table:style-name="ce1">
            <text:p>0.145168656071372</text:p>
          </table:table-cell>
          <table:table-cell office:value-type="float" office:value="0.237483780710553" table:style-name="ce1">
            <text:p>0.237483780710553</text:p>
          </table:table-cell>
          <table:table-cell office:value-type="float" office:value="0.286422807117535" table:style-name="ce1">
            <text:p>0.286422807117535</text:p>
          </table:table-cell>
          <table:table-cell office:value-type="float" office:value="0.190954223281247" table:style-name="ce1">
            <text:p>0.190954223281247</text:p>
          </table:table-cell>
          <table:table-cell office:value-type="float" office:value="0.336609064190738" table:style-name="ce1">
            <text:p>0.336609064190738</text:p>
          </table:table-cell>
          <table:table-cell office:value-type="float" office:value="0.317739275852094" table:style-name="ce1">
            <text:p>0.317739275852094</text:p>
          </table:table-cell>
          <table:table-cell office:value-type="float" office:value="0.0506525865544939" table:style-name="ce1">
            <text:p>0.0506525865544939</text:p>
          </table:table-cell>
          <table:table-cell office:value-type="float" office:value="0.195410993814291" table:style-name="ce1">
            <text:p>0.195410993814291</text:p>
          </table:table-cell>
          <table:table-cell office:value-type="float" office:value="0.268318721330968" table:style-name="ce1">
            <text:p>0.268318721330968</text:p>
          </table:table-cell>
          <table:table-cell office:value-type="float" office:value="0.408791799779049" table:style-name="ce1">
            <text:p>0.408791799779049</text:p>
          </table:table-cell>
          <table:table-cell office:value-type="float" office:value="0.062680076086046" table:style-name="ce1">
            <text:p>0.062680076086046</text:p>
          </table:table-cell>
          <table:table-cell office:value-type="float" office:value="0.293807038651268" table:style-name="ce1">
            <text:p>0.293807038651268</text:p>
          </table:table-cell>
          <table:table-cell office:value-type="float" office:value="0.293807038651268" table:style-name="ce1">
            <text:p>0.293807038651268</text:p>
          </table:table-cell>
          <table:table-cell office:value-type="float" office:value="0.293807038651268" table:style-name="ce1">
            <text:p>0.293807038651268</text:p>
          </table:table-cell>
          <table:table-cell office:value-type="float" office:value="0.293807038651268" table:style-name="ce1">
            <text:p>0.293807038651268</text:p>
          </table:table-cell>
          <table:table-cell office:value-type="float" office:value="0.293807038651268" table:style-name="ce1">
            <text:p>0.293807038651268</text:p>
          </table:table-cell>
          <table:table-cell office:value-type="float" office:value="0.293807038651268" table:style-name="ce1">
            <text:p>0.293807038651268</text:p>
          </table:table-cell>
          <table:table-cell office:value-type="float" office:value="0.293807038651268" table:style-name="ce1">
            <text:p>0.293807038651268</text:p>
          </table:table-cell>
          <table:table-cell office:value-type="float" office:value="0.293807038651268" table:style-name="ce1">
            <text:p>0.293807038651268</text:p>
          </table:table-cell>
          <table:table-cell office:value-type="float" office:value="0.293807038651268" table:style-name="ce1">
            <text:p>0.293807038651268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3" table:style-name="ce1">
            <text:p>3</text:p>
          </table:table-cell>
          <table:table-cell office:value-type="float" office:value="0.414322057956676" table:style-name="ce1">
            <text:p>0.414322057956676</text:p>
          </table:table-cell>
          <table:table-cell office:value-type="float" office:value="0.0620694337704624" table:style-name="ce1">
            <text:p>0.0620694337704624</text:p>
          </table:table-cell>
          <table:table-cell office:value-type="float" office:value="0.479223628878911" table:style-name="ce1">
            <text:p>0.479223628878911</text:p>
          </table:table-cell>
          <table:table-cell office:value-type="float" office:value="0.296658603320158" table:style-name="ce1">
            <text:p>0.296658603320158</text:p>
          </table:table-cell>
          <table:table-cell office:value-type="float" office:value="0.981530970087365" table:style-name="ce1">
            <text:p>0.981530970087365</text:p>
          </table:table-cell>
          <table:table-cell office:value-type="float" office:value="0.136171153357203" table:style-name="ce1">
            <text:p>0.136171153357203</text:p>
          </table:table-cell>
          <table:table-cell office:value-type="float" office:value="1.00129696217308" table:style-name="ce1">
            <text:p>1.00129696217308</text:p>
          </table:table-cell>
          <table:table-cell office:value-type="float" office:value="0.439236952710959" table:style-name="ce1">
            <text:p>0.439236952710959</text:p>
          </table:table-cell>
          <table:table-cell office:value-type="float" office:value="0.0612370499182798" table:style-name="ce1">
            <text:p>0.0612370499182798</text:p>
          </table:table-cell>
          <table:table-cell office:value-type="float" office:value="0.0958842638301273" table:style-name="ce1">
            <text:p>0.0958842638301273</text:p>
          </table:table-cell>
          <table:table-cell office:value-type="float" office:value="0.218044834747056" table:style-name="ce1">
            <text:p>0.218044834747056</text:p>
          </table:table-cell>
          <table:table-cell office:value-type="float" office:value="0.871112686517244" table:style-name="ce1">
            <text:p>0.871112686517244</text:p>
          </table:table-cell>
          <table:table-cell office:value-type="float" office:value="0.582431754802969" table:style-name="ce1">
            <text:p>0.582431754802969</text:p>
          </table:table-cell>
          <table:table-cell office:value-type="float" office:value="0.288759943008422" table:style-name="ce1">
            <text:p>0.288759943008422</text:p>
          </table:table-cell>
          <table:table-cell office:value-type="float" office:value="0.243881527933053" table:style-name="ce1">
            <text:p>0.243881527933053</text:p>
          </table:table-cell>
          <table:table-cell office:value-type="float" office:value="0.276460518219574" table:style-name="ce1">
            <text:p>0.276460518219574</text:p>
          </table:table-cell>
          <table:table-cell office:value-type="float" office:value="0.561414750559926" table:style-name="ce1">
            <text:p>0.561414750559926</text:p>
          </table:table-cell>
          <table:table-cell office:value-type="float" office:value="0.51265161352234" table:style-name="ce1">
            <text:p>0.51265161352234</text:p>
          </table:table-cell>
          <table:table-cell office:value-type="float" office:value="0.467483490368432" table:style-name="ce1">
            <text:p>0.467483490368432</text:p>
          </table:table-cell>
          <table:table-cell office:value-type="float" office:value="0.975433931889039" table:style-name="ce1">
            <text:p>0.975433931889039</text:p>
          </table:table-cell>
          <table:table-cell office:value-type="float" office:value="0.414322057956676" table:style-name="ce1">
            <text:p>0.414322057956676</text:p>
          </table:table-cell>
          <table:table-cell office:value-type="float" office:value="0.643415305335256" table:style-name="ce1">
            <text:p>0.643415305335256</text:p>
          </table:table-cell>
          <table:table-cell office:value-type="float" office:value="0.99036706648278" table:style-name="ce1">
            <text:p>0.99036706648278</text:p>
          </table:table-cell>
          <table:table-cell office:value-type="float" office:value="1.06627058305978" table:style-name="ce1">
            <text:p>1.06627058305978</text:p>
          </table:table-cell>
          <table:table-cell office:value-type="float" office:value="0.829974139364822" table:style-name="ce1">
            <text:p>0.829974139364822</text:p>
          </table:table-cell>
          <table:table-cell office:value-type="float" office:value="0.688451742998919" table:style-name="ce1">
            <text:p>0.688451742998919</text:p>
          </table:table-cell>
          <table:table-cell office:value-type="float" office:value="0.761616201378835" table:style-name="ce1">
            <text:p>0.761616201378835</text:p>
          </table:table-cell>
          <table:table-cell office:value-type="float" office:value="1.01367539825608" table:style-name="ce1">
            <text:p>1.01367539825608</text:p>
          </table:table-cell>
          <table:table-cell office:value-type="float" office:value="0.8789479731868" table:style-name="ce1">
            <text:p>0.8789479731868</text:p>
          </table:table-cell>
          <table:table-cell office:value-type="float" office:value="0.698064783786777" table:style-name="ce1">
            <text:p>0.698064783786777</text:p>
          </table:table-cell>
          <table:table-cell office:value-type="float" office:value="0.819834356615986" table:style-name="ce1">
            <text:p>0.819834356615986</text:p>
          </table:table-cell>
          <table:table-cell office:value-type="float" office:value="1.15630395274004" table:style-name="ce1">
            <text:p>1.15630395274004</text:p>
          </table:table-cell>
          <table:table-cell office:value-type="float" office:value="0.543163141612021" table:style-name="ce1">
            <text:p>0.543163141612021</text:p>
          </table:table-cell>
          <table:table-cell office:value-type="float" office:value="0.629390800624203" table:style-name="ce1">
            <text:p>0.629390800624203</text:p>
          </table:table-cell>
          <table:table-cell office:value-type="float" office:value="0.483786154060717" table:style-name="ce1">
            <text:p>0.483786154060717</text:p>
          </table:table-cell>
          <table:table-cell office:value-type="float" office:value="0.856298068864723" table:style-name="ce1">
            <text:p>0.856298068864723</text:p>
          </table:table-cell>
          <table:table-cell office:value-type="float" office:value="0.433785173414832" table:style-name="ce1">
            <text:p>0.433785173414832</text:p>
          </table:table-cell>
          <table:table-cell office:value-type="float" office:value="0.51070266826672" table:style-name="ce1">
            <text:p>0.51070266826672</text:p>
          </table:table-cell>
          <table:table-cell office:value-type="float" office:value="0.320812191333965" table:style-name="ce1">
            <text:p>0.320812191333965</text:p>
          </table:table-cell>
          <table:table-cell office:value-type="float" office:value="0.623227919680755" table:style-name="ce1">
            <text:p>0.623227919680755</text:p>
          </table:table-cell>
          <table:table-cell office:value-type="float" office:value="0" table:style-name="ce1">
            <text:p>0</text:p>
          </table:table-cell>
          <table:table-cell office:value-type="float" office:value="0.665182916872694" table:style-name="ce1">
            <text:p>0.665182916872694</text:p>
          </table:table-cell>
          <table:table-cell office:value-type="float" office:value="1.15451303007271" table:style-name="ce1">
            <text:p>1.15451303007271</text:p>
          </table:table-cell>
          <table:table-cell office:value-type="float" office:value="0.114342511179411" table:style-name="ce1">
            <text:p>0.114342511179411</text:p>
          </table:table-cell>
          <table:table-cell office:value-type="float" office:value="1.23091459102767" table:style-name="ce1">
            <text:p>1.23091459102767</text:p>
          </table:table-cell>
          <table:table-cell office:value-type="float" office:value="0.812780603025925" table:style-name="ce1">
            <text:p>0.812780603025925</text:p>
          </table:table-cell>
          <table:table-cell office:value-type="float" office:value="1.29183813940265" table:style-name="ce1">
            <text:p>1.29183813940265</text:p>
          </table:table-cell>
          <table:table-cell office:value-type="float" office:value="0.387606848265445" table:style-name="ce1">
            <text:p>0.387606848265445</text:p>
          </table:table-cell>
          <table:table-cell office:value-type="float" office:value="0.685719461004169" table:style-name="ce1">
            <text:p>0.685719461004169</text:p>
          </table:table-cell>
          <table:table-cell office:value-type="float" office:value="1.22074456298513" table:style-name="ce1">
            <text:p>1.22074456298513</text:p>
          </table:table-cell>
          <table:table-cell office:value-type="float" office:value="0.5787670815871" table:style-name="ce1">
            <text:p>0.5787670815871</text:p>
          </table:table-cell>
          <table:table-cell office:value-type="float" office:value="0.419461125765874" table:style-name="ce1">
            <text:p>0.419461125765874</text:p>
          </table:table-cell>
          <table:table-cell office:value-type="float" office:value="0.621775784295841" table:style-name="ce1">
            <text:p>0.621775784295841</text:p>
          </table:table-cell>
          <table:table-cell office:value-type="float" office:value="0.952957736666268" table:style-name="ce1">
            <text:p>0.952957736666268</text:p>
          </table:table-cell>
          <table:table-cell office:value-type="float" office:value="0.471119507561337" table:style-name="ce1">
            <text:p>0.471119507561337</text:p>
          </table:table-cell>
          <table:table-cell office:value-type="float" office:value="0.880888333740598" table:style-name="ce1">
            <text:p>0.880888333740598</text:p>
          </table:table-cell>
          <table:table-cell office:value-type="float" office:value="0.784331247817275" table:style-name="ce1">
            <text:p>0.784331247817275</text:p>
          </table:table-cell>
          <table:table-cell office:value-type="float" office:value="0.17630556952872" table:style-name="ce1">
            <text:p>0.17630556952872</text:p>
          </table:table-cell>
          <table:table-cell office:value-type="float" office:value="0.717935420256307" table:style-name="ce1">
            <text:p>0.717935420256307</text:p>
          </table:table-cell>
          <table:table-cell office:value-type="float" office:value="0.88777728549402" table:style-name="ce1">
            <text:p>0.88777728549402</text:p>
          </table:table-cell>
          <table:table-cell office:value-type="float" office:value="1.05796197703667" table:style-name="ce1">
            <text:p>1.05796197703667</text:p>
          </table:table-cell>
          <table:table-cell office:value-type="float" office:value="0.169156212627839" table:style-name="ce1">
            <text:p>0.169156212627839</text:p>
          </table:table-cell>
          <table:table-cell office:value-type="float" office:value="0.622738641174284" table:style-name="ce1">
            <text:p>0.622738641174284</text:p>
          </table:table-cell>
          <table:table-cell office:value-type="float" office:value="0.622738641174284" table:style-name="ce1">
            <text:p>0.622738641174284</text:p>
          </table:table-cell>
          <table:table-cell office:value-type="float" office:value="0.622738641174284" table:style-name="ce1">
            <text:p>0.622738641174284</text:p>
          </table:table-cell>
          <table:table-cell office:value-type="float" office:value="0.622738641174284" table:style-name="ce1">
            <text:p>0.622738641174284</text:p>
          </table:table-cell>
          <table:table-cell office:value-type="float" office:value="0.622738641174284" table:style-name="ce1">
            <text:p>0.622738641174284</text:p>
          </table:table-cell>
          <table:table-cell office:value-type="float" office:value="0.622738641174284" table:style-name="ce1">
            <text:p>0.622738641174284</text:p>
          </table:table-cell>
          <table:table-cell office:value-type="float" office:value="0.622738641174284" table:style-name="ce1">
            <text:p>0.622738641174284</text:p>
          </table:table-cell>
          <table:table-cell office:value-type="float" office:value="0.622738641174284" table:style-name="ce1">
            <text:p>0.622738641174284</text:p>
          </table:table-cell>
          <table:table-cell office:value-type="float" office:value="0.622738641174284" table:style-name="ce1">
            <text:p>0.622738641174284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4" table:style-name="ce1">
            <text:p>4</text:p>
          </table:table-cell>
          <table:table-cell office:value-type="float" office:value="0.403220971129053" table:style-name="ce1">
            <text:p>0.403220971129053</text:p>
          </table:table-cell>
          <table:table-cell office:value-type="float" office:value="0.0615511800945073" table:style-name="ce1">
            <text:p>0.0615511800945073</text:p>
          </table:table-cell>
          <table:table-cell office:value-type="float" office:value="0.468845725074284" table:style-name="ce1">
            <text:p>0.468845725074284</text:p>
          </table:table-cell>
          <table:table-cell office:value-type="float" office:value="0.209635070126309" table:style-name="ce1">
            <text:p>0.209635070126309</text:p>
          </table:table-cell>
          <table:table-cell office:value-type="float" office:value="0.99110450522815" table:style-name="ce1">
            <text:p>0.99110450522815</text:p>
          </table:table-cell>
          <table:table-cell office:value-type="float" office:value="0.125984535113312" table:style-name="ce1">
            <text:p>0.125984535113312</text:p>
          </table:table-cell>
          <table:table-cell office:value-type="float" office:value="1.04034171003062" table:style-name="ce1">
            <text:p>1.04034171003062</text:p>
          </table:table-cell>
          <table:table-cell office:value-type="float" office:value="0.387155341319209" table:style-name="ce1">
            <text:p>0.387155341319209</text:p>
          </table:table-cell>
          <table:table-cell office:value-type="float" office:value="0.0583402074371157" table:style-name="ce1">
            <text:p>0.0583402074371157</text:p>
          </table:table-cell>
          <table:table-cell office:value-type="float" office:value="0.0948355335141615" table:style-name="ce1">
            <text:p>0.0948355335141615</text:p>
          </table:table-cell>
          <table:table-cell office:value-type="float" office:value="0.235084937184711" table:style-name="ce1">
            <text:p>0.235084937184711</text:p>
          </table:table-cell>
          <table:table-cell office:value-type="float" office:value="0.82182280751868" table:style-name="ce1">
            <text:p>0.82182280751868</text:p>
          </table:table-cell>
          <table:table-cell office:value-type="float" office:value="0.528032478782913" table:style-name="ce1">
            <text:p>0.528032478782913</text:p>
          </table:table-cell>
          <table:table-cell office:value-type="float" office:value="0.244961348953059" table:style-name="ce1">
            <text:p>0.244961348953059</text:p>
          </table:table-cell>
          <table:table-cell office:value-type="float" office:value="0.26712401696123" table:style-name="ce1">
            <text:p>0.26712401696123</text:p>
          </table:table-cell>
          <table:table-cell office:value-type="float" office:value="0.195013042503271" table:style-name="ce1">
            <text:p>0.195013042503271</text:p>
          </table:table-cell>
          <table:table-cell office:value-type="float" office:value="0.551314473458163" table:style-name="ce1">
            <text:p>0.551314473458163</text:p>
          </table:table-cell>
          <table:table-cell office:value-type="float" office:value="0.418391139605235" table:style-name="ce1">
            <text:p>0.418391139605235</text:p>
          </table:table-cell>
          <table:table-cell office:value-type="float" office:value="0.448520779773206" table:style-name="ce1">
            <text:p>0.448520779773206</text:p>
          </table:table-cell>
          <table:table-cell office:value-type="float" office:value="0.791061076997534" table:style-name="ce1">
            <text:p>0.791061076997534</text:p>
          </table:table-cell>
          <table:table-cell office:value-type="float" office:value="0.403220971129053" table:style-name="ce1">
            <text:p>0.403220971129053</text:p>
          </table:table-cell>
          <table:table-cell office:value-type="float" office:value="0.647431712787717" table:style-name="ce1">
            <text:p>0.647431712787717</text:p>
          </table:table-cell>
          <table:table-cell office:value-type="float" office:value="0.852900583216412" table:style-name="ce1">
            <text:p>0.852900583216412</text:p>
          </table:table-cell>
          <table:table-cell office:value-type="float" office:value="1.06175377074439" table:style-name="ce1">
            <text:p>1.06175377074439</text:p>
          </table:table-cell>
          <table:table-cell office:value-type="float" office:value="0.612627237716062" table:style-name="ce1">
            <text:p>0.612627237716062</text:p>
          </table:table-cell>
          <table:table-cell office:value-type="float" office:value="0.536750058237107" table:style-name="ce1">
            <text:p>0.536750058237107</text:p>
          </table:table-cell>
          <table:table-cell office:value-type="float" office:value="0.472724572880169" table:style-name="ce1">
            <text:p>0.472724572880169</text:p>
          </table:table-cell>
          <table:table-cell office:value-type="float" office:value="1.01259557723607" table:style-name="ce1">
            <text:p>1.01259557723607</text:p>
          </table:table-cell>
          <table:table-cell office:value-type="float" office:value="0.757362760043934" table:style-name="ce1">
            <text:p>0.757362760043934</text:p>
          </table:table-cell>
          <table:table-cell office:value-type="float" office:value="0.496362118379079" table:style-name="ce1">
            <text:p>0.496362118379079</text:p>
          </table:table-cell>
          <table:table-cell office:value-type="float" office:value="0.777286774717946" table:style-name="ce1">
            <text:p>0.777286774717946</text:p>
          </table:table-cell>
          <table:table-cell office:value-type="float" office:value="1.00932977707801" table:style-name="ce1">
            <text:p>1.00932977707801</text:p>
          </table:table-cell>
          <table:table-cell office:value-type="float" office:value="0.332756065299153" table:style-name="ce1">
            <text:p>0.332756065299153</text:p>
          </table:table-cell>
          <table:table-cell office:value-type="float" office:value="0.555528409145991" table:style-name="ce1">
            <text:p>0.555528409145991</text:p>
          </table:table-cell>
          <table:table-cell office:value-type="float" office:value="0.0688846799469653" table:style-name="ce1">
            <text:p>0.0688846799469653</text:p>
          </table:table-cell>
          <table:table-cell office:value-type="float" office:value="0.591886773002533" table:style-name="ce1">
            <text:p>0.591886773002533</text:p>
          </table:table-cell>
          <table:table-cell office:value-type="float" office:value="0.27202271719833" table:style-name="ce1">
            <text:p>0.27202271719833</text:p>
          </table:table-cell>
          <table:table-cell office:value-type="float" office:value="0.492135014142227" table:style-name="ce1">
            <text:p>0.492135014142227</text:p>
          </table:table-cell>
          <table:table-cell office:value-type="float" office:value="0.138309270403934" table:style-name="ce1">
            <text:p>0.138309270403934</text:p>
          </table:table-cell>
          <table:table-cell office:value-type="float" office:value="0.442805629496589" table:style-name="ce1">
            <text:p>0.442805629496589</text:p>
          </table:table-cell>
          <table:table-cell office:value-type="float" office:value="0" table:style-name="ce1">
            <text:p>0</text:p>
          </table:table-cell>
          <table:table-cell office:value-type="float" office:value="0.327607162630588" table:style-name="ce1">
            <text:p>0.327607162630588</text:p>
          </table:table-cell>
          <table:table-cell office:value-type="float" office:value="1.33367113955053" table:style-name="ce1">
            <text:p>1.33367113955053</text:p>
          </table:table-cell>
          <table:table-cell office:value-type="float" office:value="0.0321575967177384" table:style-name="ce1">
            <text:p>0.0321575967177384</text:p>
          </table:table-cell>
          <table:table-cell office:value-type="float" office:value="0.881997748232234" table:style-name="ce1">
            <text:p>0.881997748232234</text:p>
          </table:table-cell>
          <table:table-cell office:value-type="float" office:value="0.517909698688971" table:style-name="ce1">
            <text:p>0.517909698688971</text:p>
          </table:table-cell>
          <table:table-cell office:value-type="float" office:value="0.674114276342582" table:style-name="ce1">
            <text:p>0.674114276342582</text:p>
          </table:table-cell>
          <table:table-cell office:value-type="float" office:value="0.128070194112622" table:style-name="ce1">
            <text:p>0.128070194112622</text:p>
          </table:table-cell>
          <table:table-cell office:value-type="float" office:value="0.146859361131888" table:style-name="ce1">
            <text:p>0.146859361131888</text:p>
          </table:table-cell>
          <table:table-cell office:value-type="float" office:value="0.382901071559581" table:style-name="ce1">
            <text:p>0.382901071559581</text:p>
          </table:table-cell>
          <table:table-cell office:value-type="float" office:value="0.229199097363154" table:style-name="ce1">
            <text:p>0.229199097363154</text:p>
          </table:table-cell>
          <table:table-cell office:value-type="float" office:value="0.135970340621316" table:style-name="ce1">
            <text:p>0.135970340621316</text:p>
          </table:table-cell>
          <table:table-cell office:value-type="float" office:value="0.187257441528531" table:style-name="ce1">
            <text:p>0.187257441528531</text:p>
          </table:table-cell>
          <table:table-cell office:value-type="float" office:value="0.198698563805004" table:style-name="ce1">
            <text:p>0.198698563805004</text:p>
          </table:table-cell>
          <table:table-cell office:value-type="float" office:value="0.0624610586442509" table:style-name="ce1">
            <text:p>0.0624610586442509</text:p>
          </table:table-cell>
          <table:table-cell office:value-type="float" office:value="0.175707329055947" table:style-name="ce1">
            <text:p>0.175707329055947</text:p>
          </table:table-cell>
          <table:table-cell office:value-type="float" office:value="0.0559860353714099" table:style-name="ce1">
            <text:p>0.0559860353714099</text:p>
          </table:table-cell>
          <table:table-cell office:value-type="float" office:value="0.0111989926279535" table:style-name="ce1">
            <text:p>0.0111989926279535</text:p>
          </table:table-cell>
          <table:table-cell office:value-type="float" office:value="0.0759931642611132" table:style-name="ce1">
            <text:p>0.0759931642611132</text:p>
          </table:table-cell>
          <table:table-cell office:value-type="float" office:value="0.0583661784155843" table:style-name="ce1">
            <text:p>0.0583661784155843</text:p>
          </table:table-cell>
          <table:table-cell office:value-type="float" office:value="0.0473100300813547" table:style-name="ce1">
            <text:p>0.0473100300813547</text:p>
          </table:table-cell>
          <table:table-cell office:value-type="float" office:value="0.0185126204666171" table:style-name="ce1">
            <text:p>0.0185126204666171</text:p>
          </table:table-cell>
          <table:table-cell office:value-type="float" office:value="0.412241362174441" table:style-name="ce1">
            <text:p>0.412241362174441</text:p>
          </table:table-cell>
          <table:table-cell office:value-type="float" office:value="0.412241362174441" table:style-name="ce1">
            <text:p>0.412241362174441</text:p>
          </table:table-cell>
          <table:table-cell office:value-type="float" office:value="0.412241362174441" table:style-name="ce1">
            <text:p>0.412241362174441</text:p>
          </table:table-cell>
          <table:table-cell office:value-type="float" office:value="0.412241362174441" table:style-name="ce1">
            <text:p>0.412241362174441</text:p>
          </table:table-cell>
          <table:table-cell office:value-type="float" office:value="0.412241362174441" table:style-name="ce1">
            <text:p>0.412241362174441</text:p>
          </table:table-cell>
          <table:table-cell office:value-type="float" office:value="0.412241362174441" table:style-name="ce1">
            <text:p>0.412241362174441</text:p>
          </table:table-cell>
          <table:table-cell office:value-type="float" office:value="0.412241362174441" table:style-name="ce1">
            <text:p>0.412241362174441</text:p>
          </table:table-cell>
          <table:table-cell office:value-type="float" office:value="0.412241362174441" table:style-name="ce1">
            <text:p>0.412241362174441</text:p>
          </table:table-cell>
          <table:table-cell office:value-type="float" office:value="0.412241362174441" table:style-name="ce1">
            <text:p>0.412241362174441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5" table:style-name="ce1">
            <text:p>5</text:p>
          </table:table-cell>
          <table:table-cell office:value-type="float" office:value="0.409548458935308" table:style-name="ce1">
            <text:p>0.409548458935308</text:p>
          </table:table-cell>
          <table:table-cell office:value-type="float" office:value="0.0624067875783954" table:style-name="ce1">
            <text:p>0.0624067875783954</text:p>
          </table:table-cell>
          <table:table-cell office:value-type="float" office:value="0.476941962084986" table:style-name="ce1">
            <text:p>0.476941962084986</text:p>
          </table:table-cell>
          <table:table-cell office:value-type="float" office:value="0.298699728418949" table:style-name="ce1">
            <text:p>0.298699728418949</text:p>
          </table:table-cell>
          <table:table-cell office:value-type="float" office:value="1.0426462061099" table:style-name="ce1">
            <text:p>1.0426462061099</text:p>
          </table:table-cell>
          <table:table-cell office:value-type="float" office:value="0.144701559971568" table:style-name="ce1">
            <text:p>0.144701559971568</text:p>
          </table:table-cell>
          <table:table-cell office:value-type="float" office:value="1.0880250260482" table:style-name="ce1">
            <text:p>1.0880250260482</text:p>
          </table:table-cell>
          <table:table-cell office:value-type="float" office:value="0.376620502099638" table:style-name="ce1">
            <text:p>0.376620502099638</text:p>
          </table:table-cell>
          <table:table-cell office:value-type="float" office:value="0.055700047201118" table:style-name="ce1">
            <text:p>0.055700047201118</text:p>
          </table:table-cell>
          <table:table-cell office:value-type="float" office:value="0.0901736950233767" table:style-name="ce1">
            <text:p>0.0901736950233767</text:p>
          </table:table-cell>
          <table:table-cell office:value-type="float" office:value="0.23829806314668" table:style-name="ce1">
            <text:p>0.23829806314668</text:p>
          </table:table-cell>
          <table:table-cell office:value-type="float" office:value="0.80574400915981" table:style-name="ce1">
            <text:p>0.80574400915981</text:p>
          </table:table-cell>
          <table:table-cell office:value-type="float" office:value="0.565892057228243" table:style-name="ce1">
            <text:p>0.565892057228243</text:p>
          </table:table-cell>
          <table:table-cell office:value-type="float" office:value="0.307590968113404" table:style-name="ce1">
            <text:p>0.307590968113404</text:p>
          </table:table-cell>
          <table:table-cell office:value-type="float" office:value="0.318020458940779" table:style-name="ce1">
            <text:p>0.318020458940779</text:p>
          </table:table-cell>
          <table:table-cell office:value-type="float" office:value="0.346543536127765" table:style-name="ce1">
            <text:p>0.346543536127765</text:p>
          </table:table-cell>
          <table:table-cell office:value-type="float" office:value="0.540331903571761" table:style-name="ce1">
            <text:p>0.540331903571761</text:p>
          </table:table-cell>
          <table:table-cell office:value-type="float" office:value="0.490502114063193" table:style-name="ce1">
            <text:p>0.490502114063193</text:p>
          </table:table-cell>
          <table:table-cell office:value-type="float" office:value="0.437788412318269" table:style-name="ce1">
            <text:p>0.437788412318269</text:p>
          </table:table-cell>
          <table:table-cell office:value-type="float" office:value="0.940379254385919" table:style-name="ce1">
            <text:p>0.940379254385919</text:p>
          </table:table-cell>
          <table:table-cell office:value-type="float" office:value="0.409548458935308" table:style-name="ce1">
            <text:p>0.409548458935308</text:p>
          </table:table-cell>
          <table:table-cell office:value-type="float" office:value="0.537474328433452" table:style-name="ce1">
            <text:p>0.537474328433452</text:p>
          </table:table-cell>
          <table:table-cell office:value-type="float" office:value="0.957616885058941" table:style-name="ce1">
            <text:p>0.957616885058941</text:p>
          </table:table-cell>
          <table:table-cell office:value-type="float" office:value="1.10243141868096" table:style-name="ce1">
            <text:p>1.10243141868096</text:p>
          </table:table-cell>
          <table:table-cell office:value-type="float" office:value="0.737399239722848" table:style-name="ce1">
            <text:p>0.737399239722848</text:p>
          </table:table-cell>
          <table:table-cell office:value-type="float" office:value="0.619251017875367" table:style-name="ce1">
            <text:p>0.619251017875367</text:p>
          </table:table-cell>
          <table:table-cell office:value-type="float" office:value="0.718318012186401" table:style-name="ce1">
            <text:p>0.718318012186401</text:p>
          </table:table-cell>
          <table:table-cell office:value-type="float" office:value="0.924181939085829" table:style-name="ce1">
            <text:p>0.924181939085829</text:p>
          </table:table-cell>
          <table:table-cell office:value-type="float" office:value="0.883701819384631" table:style-name="ce1">
            <text:p>0.883701819384631</text:p>
          </table:table-cell>
          <table:table-cell office:value-type="float" office:value="0.567432777464106" table:style-name="ce1">
            <text:p>0.567432777464106</text:p>
          </table:table-cell>
          <table:table-cell office:value-type="float" office:value="0.80317614210004" table:style-name="ce1">
            <text:p>0.80317614210004</text:p>
          </table:table-cell>
          <table:table-cell office:value-type="float" office:value="1.00374631229163" table:style-name="ce1">
            <text:p>1.00374631229163</text:p>
          </table:table-cell>
          <table:table-cell office:value-type="float" office:value="0.562520908677981" table:style-name="ce1">
            <text:p>0.562520908677981</text:p>
          </table:table-cell>
          <table:table-cell office:value-type="float" office:value="0.696576737747013" table:style-name="ce1">
            <text:p>0.696576737747013</text:p>
          </table:table-cell>
          <table:table-cell office:value-type="float" office:value="0.460570002130589" table:style-name="ce1">
            <text:p>0.460570002130589</text:p>
          </table:table-cell>
          <table:table-cell office:value-type="float" office:value="0.839521337407558" table:style-name="ce1">
            <text:p>0.839521337407558</text:p>
          </table:table-cell>
          <table:table-cell office:value-type="float" office:value="0.488763865591964" table:style-name="ce1">
            <text:p>0.488763865591964</text:p>
          </table:table-cell>
          <table:table-cell office:value-type="float" office:value="0.531798683803909" table:style-name="ce1">
            <text:p>0.531798683803909</text:p>
          </table:table-cell>
          <table:table-cell office:value-type="float" office:value="0.475924530293113" table:style-name="ce1">
            <text:p>0.475924530293113</text:p>
          </table:table-cell>
          <table:table-cell office:value-type="float" office:value="0.524582318938503" table:style-name="ce1">
            <text:p>0.524582318938503</text:p>
          </table:table-cell>
          <table:table-cell office:value-type="float" office:value="0" table:style-name="ce1">
            <text:p>0</text:p>
          </table:table-cell>
          <table:table-cell office:value-type="float" office:value="0.615458475756322" table:style-name="ce1">
            <text:p>0.615458475756322</text:p>
          </table:table-cell>
          <table:table-cell office:value-type="float" office:value="0.83749338085779" table:style-name="ce1">
            <text:p>0.83749338085779</text:p>
          </table:table-cell>
          <table:table-cell office:value-type="float" office:value="0.185320990421266" table:style-name="ce1">
            <text:p>0.185320990421266</text:p>
          </table:table-cell>
          <table:table-cell office:value-type="float" office:value="1.08022123191451" table:style-name="ce1">
            <text:p>1.08022123191451</text:p>
          </table:table-cell>
          <table:table-cell office:value-type="float" office:value="0.855697314009508" table:style-name="ce1">
            <text:p>0.855697314009508</text:p>
          </table:table-cell>
          <table:table-cell office:value-type="float" office:value="1.51871073175392" table:style-name="ce1">
            <text:p>1.51871073175392</text:p>
          </table:table-cell>
          <table:table-cell office:value-type="float" office:value="0.416708516225815" table:style-name="ce1">
            <text:p>0.416708516225815</text:p>
          </table:table-cell>
          <table:table-cell office:value-type="float" office:value="0.641562861551063" table:style-name="ce1">
            <text:p>0.641562861551063</text:p>
          </table:table-cell>
          <table:table-cell office:value-type="float" office:value="1.11815401978349" table:style-name="ce1">
            <text:p>1.11815401978349</text:p>
          </table:table-cell>
          <table:table-cell office:value-type="float" office:value="0.712232790362261" table:style-name="ce1">
            <text:p>0.712232790362261</text:p>
          </table:table-cell>
          <table:table-cell office:value-type="float" office:value="0.473412558439628" table:style-name="ce1">
            <text:p>0.473412558439628</text:p>
          </table:table-cell>
          <table:table-cell office:value-type="float" office:value="0.627772102057783" table:style-name="ce1">
            <text:p>0.627772102057783</text:p>
          </table:table-cell>
          <table:table-cell office:value-type="float" office:value="1.01117018605295" table:style-name="ce1">
            <text:p>1.01117018605295</text:p>
          </table:table-cell>
          <table:table-cell office:value-type="float" office:value="0.519210438827621" table:style-name="ce1">
            <text:p>0.519210438827621</text:p>
          </table:table-cell>
          <table:table-cell office:value-type="float" office:value="0.75862481730557" table:style-name="ce1">
            <text:p>0.75862481730557</text:p>
          </table:table-cell>
          <table:table-cell office:value-type="float" office:value="0.599392512002188" table:style-name="ce1">
            <text:p>0.599392512002188</text:p>
          </table:table-cell>
          <table:table-cell office:value-type="float" office:value="0.237800037976858" table:style-name="ce1">
            <text:p>0.237800037976858</text:p>
          </table:table-cell>
          <table:table-cell office:value-type="float" office:value="0.903633002097373" table:style-name="ce1">
            <text:p>0.903633002097373</text:p>
          </table:table-cell>
          <table:table-cell office:value-type="float" office:value="0.801299350073573" table:style-name="ce1">
            <text:p>0.801299350073573</text:p>
          </table:table-cell>
          <table:table-cell office:value-type="float" office:value="1.05524793545592" table:style-name="ce1">
            <text:p>1.05524793545592</text:p>
          </table:table-cell>
          <table:table-cell office:value-type="float" office:value="0.266433176653813" table:style-name="ce1">
            <text:p>0.266433176653813</text:p>
          </table:table-cell>
          <table:table-cell office:value-type="float" office:value="0.614784643805107" table:style-name="ce1">
            <text:p>0.614784643805107</text:p>
          </table:table-cell>
          <table:table-cell office:value-type="float" office:value="0.614784643805107" table:style-name="ce1">
            <text:p>0.614784643805107</text:p>
          </table:table-cell>
          <table:table-cell office:value-type="float" office:value="0.614784643805107" table:style-name="ce1">
            <text:p>0.614784643805107</text:p>
          </table:table-cell>
          <table:table-cell office:value-type="float" office:value="0.614784643805107" table:style-name="ce1">
            <text:p>0.614784643805107</text:p>
          </table:table-cell>
          <table:table-cell office:value-type="float" office:value="0.614784643805107" table:style-name="ce1">
            <text:p>0.614784643805107</text:p>
          </table:table-cell>
          <table:table-cell office:value-type="float" office:value="0.614784643805107" table:style-name="ce1">
            <text:p>0.614784643805107</text:p>
          </table:table-cell>
          <table:table-cell office:value-type="float" office:value="0.614784643805107" table:style-name="ce1">
            <text:p>0.614784643805107</text:p>
          </table:table-cell>
          <table:table-cell office:value-type="float" office:value="0.614784643805107" table:style-name="ce1">
            <text:p>0.614784643805107</text:p>
          </table:table-cell>
          <table:table-cell office:value-type="float" office:value="0.614784643805107" table:style-name="ce1">
            <text:p>0.614784643805107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6" table:style-name="ce1">
            <text:p>6</text:p>
          </table:table-cell>
          <table:table-cell office:value-type="float" office:value="0.212579886901904" table:style-name="ce1">
            <text:p>0.212579886901904</text:p>
          </table:table-cell>
          <table:table-cell office:value-type="float" office:value="0.0498660264574064" table:style-name="ce1">
            <text:p>0.0498660264574064</text:p>
          </table:table-cell>
          <table:table-cell office:value-type="float" office:value="0.363594643935159" table:style-name="ce1">
            <text:p>0.363594643935159</text:p>
          </table:table-cell>
          <table:table-cell office:value-type="float" office:value="0.155113161993462" table:style-name="ce1">
            <text:p>0.155113161993462</text:p>
          </table:table-cell>
          <table:table-cell office:value-type="float" office:value="0.970034826789009" table:style-name="ce1">
            <text:p>0.970034826789009</text:p>
          </table:table-cell>
          <table:table-cell office:value-type="float" office:value="0.0716962402606095" table:style-name="ce1">
            <text:p>0.0716962402606095</text:p>
          </table:table-cell>
          <table:table-cell office:value-type="float" office:value="0.644205418276724" table:style-name="ce1">
            <text:p>0.644205418276724</text:p>
          </table:table-cell>
          <table:table-cell office:value-type="float" office:value="0.202598126741361" table:style-name="ce1">
            <text:p>0.202598126741361</text:p>
          </table:table-cell>
          <table:table-cell office:value-type="float" office:value="0.0337476037573594" table:style-name="ce1">
            <text:p>0.0337476037573594</text:p>
          </table:table-cell>
          <table:table-cell office:value-type="float" office:value="0.0521089403615989" table:style-name="ce1">
            <text:p>0.0521089403615989</text:p>
          </table:table-cell>
          <table:table-cell office:value-type="float" office:value="0.162657917550166" table:style-name="ce1">
            <text:p>0.162657917550166</text:p>
          </table:table-cell>
          <table:table-cell office:value-type="float" office:value="0.436432051768749" table:style-name="ce1">
            <text:p>0.436432051768749</text:p>
          </table:table-cell>
          <table:table-cell office:value-type="float" office:value="0.206838399527238" table:style-name="ce1">
            <text:p>0.206838399527238</text:p>
          </table:table-cell>
          <table:table-cell office:value-type="float" office:value="0.160116387588444" table:style-name="ce1">
            <text:p>0.160116387588444</text:p>
          </table:table-cell>
          <table:table-cell office:value-type="float" office:value="0.12944683691047" table:style-name="ce1">
            <text:p>0.12944683691047</text:p>
          </table:table-cell>
          <table:table-cell office:value-type="float" office:value="0.27287867288492" table:style-name="ce1">
            <text:p>0.27287867288492</text:p>
          </table:table-cell>
          <table:table-cell office:value-type="float" office:value="0.277197956964944" table:style-name="ce1">
            <text:p>0.277197956964944</text:p>
          </table:table-cell>
          <table:table-cell office:value-type="float" office:value="0.417601026663767" table:style-name="ce1">
            <text:p>0.417601026663767</text:p>
          </table:table-cell>
          <table:table-cell office:value-type="float" office:value="0.0724928623796682" table:style-name="ce1">
            <text:p>0.0724928623796682</text:p>
          </table:table-cell>
          <table:table-cell office:value-type="float" office:value="0.493069981122964" table:style-name="ce1">
            <text:p>0.493069981122964</text:p>
          </table:table-cell>
          <table:table-cell office:value-type="float" office:value="0.212579886901904" table:style-name="ce1">
            <text:p>0.212579886901904</text:p>
          </table:table-cell>
          <table:table-cell office:value-type="float" office:value="0.279568295789347" table:style-name="ce1">
            <text:p>0.279568295789347</text:p>
          </table:table-cell>
          <table:table-cell office:value-type="float" office:value="0.410950909406413" table:style-name="ce1">
            <text:p>0.410950909406413</text:p>
          </table:table-cell>
          <table:table-cell office:value-type="float" office:value="0.651974862201157" table:style-name="ce1">
            <text:p>0.651974862201157</text:p>
          </table:table-cell>
          <table:table-cell office:value-type="float" office:value="0.355050418797568" table:style-name="ce1">
            <text:p>0.355050418797568</text:p>
          </table:table-cell>
          <table:table-cell office:value-type="float" office:value="0.351929472678771" table:style-name="ce1">
            <text:p>0.351929472678771</text:p>
          </table:table-cell>
          <table:table-cell office:value-type="float" office:value="0.250176094366746" table:style-name="ce1">
            <text:p>0.250176094366746</text:p>
          </table:table-cell>
          <table:table-cell office:value-type="float" office:value="0.446769362752952" table:style-name="ce1">
            <text:p>0.446769362752952</text:p>
          </table:table-cell>
          <table:table-cell office:value-type="float" office:value="0.335890179966975" table:style-name="ce1">
            <text:p>0.335890179966975</text:p>
          </table:table-cell>
          <table:table-cell office:value-type="float" office:value="0.364979504762013" table:style-name="ce1">
            <text:p>0.364979504762013</text:p>
          </table:table-cell>
          <table:table-cell office:value-type="float" office:value="0.470946818761866" table:style-name="ce1">
            <text:p>0.470946818761866</text:p>
          </table:table-cell>
          <table:table-cell office:value-type="float" office:value="0.738860948664563" table:style-name="ce1">
            <text:p>0.738860948664563</text:p>
          </table:table-cell>
          <table:table-cell office:value-type="float" office:value="0.238166377656436" table:style-name="ce1">
            <text:p>0.238166377656436</text:p>
          </table:table-cell>
          <table:table-cell office:value-type="float" office:value="0.416218329016198" table:style-name="ce1">
            <text:p>0.416218329016198</text:p>
          </table:table-cell>
          <table:table-cell office:value-type="float" office:value="0.250149757268697" table:style-name="ce1">
            <text:p>0.250149757268697</text:p>
          </table:table-cell>
          <table:table-cell office:value-type="float" office:value="0.466271983858182" table:style-name="ce1">
            <text:p>0.466271983858182</text:p>
          </table:table-cell>
          <table:table-cell office:value-type="float" office:value="0.273063032571262" table:style-name="ce1">
            <text:p>0.273063032571262</text:p>
          </table:table-cell>
          <table:table-cell office:value-type="float" office:value="0.231121203928348" table:style-name="ce1">
            <text:p>0.231121203928348</text:p>
          </table:table-cell>
          <table:table-cell office:value-type="float" office:value="0.216240743530705" table:style-name="ce1">
            <text:p>0.216240743530705</text:p>
          </table:table-cell>
          <table:table-cell office:value-type="float" office:value="0.340499172125537" table:style-name="ce1">
            <text:p>0.340499172125537</text:p>
          </table:table-cell>
          <table:table-cell office:value-type="float" office:value="0" table:style-name="ce1">
            <text:p>0</text:p>
          </table:table-cell>
          <table:table-cell office:value-type="float" office:value="0.302376222699717" table:style-name="ce1">
            <text:p>0.302376222699717</text:p>
          </table:table-cell>
          <table:table-cell office:value-type="float" office:value="0.348136930559725" table:style-name="ce1">
            <text:p>0.348136930559725</text:p>
          </table:table-cell>
          <table:table-cell office:value-type="float" office:value="0.0561901986873831" table:style-name="ce1">
            <text:p>0.0561901986873831</text:p>
          </table:table-cell>
          <table:table-cell office:value-type="float" office:value="0.540057849275155" table:style-name="ce1">
            <text:p>0.540057849275155</text:p>
          </table:table-cell>
          <table:table-cell office:value-type="float" office:value="0.518041115439197" table:style-name="ce1">
            <text:p>0.518041115439197</text:p>
          </table:table-cell>
          <table:table-cell office:value-type="float" office:value="0.86168177569507" table:style-name="ce1">
            <text:p>0.86168177569507</text:p>
          </table:table-cell>
          <table:table-cell office:value-type="float" office:value="0.257537119729276" table:style-name="ce1">
            <text:p>0.257537119729276</text:p>
          </table:table-cell>
          <table:table-cell office:value-type="float" office:value="0.412012652913935" table:style-name="ce1">
            <text:p>0.412012652913935</text:p>
          </table:table-cell>
          <table:table-cell office:value-type="float" office:value="0.614901774055542" table:style-name="ce1">
            <text:p>0.614901774055542</text:p>
          </table:table-cell>
          <table:table-cell office:value-type="float" office:value="0.401880135782924" table:style-name="ce1">
            <text:p>0.401880135782924</text:p>
          </table:table-cell>
          <table:table-cell office:value-type="float" office:value="0.215486902231423" table:style-name="ce1">
            <text:p>0.215486902231423</text:p>
          </table:table-cell>
          <table:table-cell office:value-type="float" office:value="0.366998416321311" table:style-name="ce1">
            <text:p>0.366998416321311</text:p>
          </table:table-cell>
          <table:table-cell office:value-type="float" office:value="0.472117789192455" table:style-name="ce1">
            <text:p>0.472117789192455</text:p>
          </table:table-cell>
          <table:table-cell office:value-type="float" office:value="0.380537198480462" table:style-name="ce1">
            <text:p>0.380537198480462</text:p>
          </table:table-cell>
          <table:table-cell office:value-type="float" office:value="0.560988195119626" table:style-name="ce1">
            <text:p>0.560988195119626</text:p>
          </table:table-cell>
          <table:table-cell office:value-type="float" office:value="0.503992179169441" table:style-name="ce1">
            <text:p>0.503992179169441</text:p>
          </table:table-cell>
          <table:table-cell office:value-type="float" office:value="0.0945450669085044" table:style-name="ce1">
            <text:p>0.0945450669085044</text:p>
          </table:table-cell>
          <table:table-cell office:value-type="float" office:value="0.364252948995938" table:style-name="ce1">
            <text:p>0.364252948995938</text:p>
          </table:table-cell>
          <table:table-cell office:value-type="float" office:value="0.399192663240803" table:style-name="ce1">
            <text:p>0.399192663240803</text:p>
          </table:table-cell>
          <table:table-cell office:value-type="float" office:value="0.444217184622575" table:style-name="ce1">
            <text:p>0.444217184622575</text:p>
          </table:table-cell>
          <table:table-cell office:value-type="float" office:value="0.147501017699296" table:style-name="ce1">
            <text:p>0.147501017699296</text:p>
          </table:table-cell>
          <table:table-cell office:value-type="float" office:value="0.337876284849376" table:style-name="ce1">
            <text:p>0.337876284849376</text:p>
          </table:table-cell>
          <table:table-cell office:value-type="float" office:value="0.337876284849376" table:style-name="ce1">
            <text:p>0.337876284849376</text:p>
          </table:table-cell>
          <table:table-cell office:value-type="float" office:value="0.337876284849376" table:style-name="ce1">
            <text:p>0.337876284849376</text:p>
          </table:table-cell>
          <table:table-cell office:value-type="float" office:value="0.337876284849376" table:style-name="ce1">
            <text:p>0.337876284849376</text:p>
          </table:table-cell>
          <table:table-cell office:value-type="float" office:value="0.337876284849376" table:style-name="ce1">
            <text:p>0.337876284849376</text:p>
          </table:table-cell>
          <table:table-cell office:value-type="float" office:value="0.337876284849376" table:style-name="ce1">
            <text:p>0.337876284849376</text:p>
          </table:table-cell>
          <table:table-cell office:value-type="float" office:value="0.337876284849376" table:style-name="ce1">
            <text:p>0.337876284849376</text:p>
          </table:table-cell>
          <table:table-cell office:value-type="float" office:value="0.337876284849376" table:style-name="ce1">
            <text:p>0.337876284849376</text:p>
          </table:table-cell>
          <table:table-cell office:value-type="float" office:value="0.337876284849376" table:style-name="ce1">
            <text:p>0.337876284849376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7" table:style-name="ce1">
            <text:p>7</text:p>
          </table:table-cell>
          <table:table-cell office:value-type="float" office:value="0.441587538711826" table:style-name="ce1">
            <text:p>0.441587538711826</text:p>
          </table:table-cell>
          <table:table-cell office:value-type="float" office:value="0.0604498910331027" table:style-name="ce1">
            <text:p>0.0604498910331027</text:p>
          </table:table-cell>
          <table:table-cell office:value-type="float" office:value="0.509326910127793" table:style-name="ce1">
            <text:p>0.509326910127793</text:p>
          </table:table-cell>
          <table:table-cell office:value-type="float" office:value="0.312061690507209" table:style-name="ce1">
            <text:p>0.312061690507209</text:p>
          </table:table-cell>
          <table:table-cell office:value-type="float" office:value="0.972800222084147" table:style-name="ce1">
            <text:p>0.972800222084147</text:p>
          </table:table-cell>
          <table:table-cell office:value-type="float" office:value="0.124289209998808" table:style-name="ce1">
            <text:p>0.124289209998808</text:p>
          </table:table-cell>
          <table:table-cell office:value-type="float" office:value="1.13304829516284" table:style-name="ce1">
            <text:p>1.13304829516284</text:p>
          </table:table-cell>
          <table:table-cell office:value-type="float" office:value="0.490923507631976" table:style-name="ce1">
            <text:p>0.490923507631976</text:p>
          </table:table-cell>
          <table:table-cell office:value-type="float" office:value="0.0613531680768075" table:style-name="ce1">
            <text:p>0.0613531680768075</text:p>
          </table:table-cell>
          <table:table-cell office:value-type="float" office:value="0.0953598986721444" table:style-name="ce1">
            <text:p>0.0953598986721444</text:p>
          </table:table-cell>
          <table:table-cell office:value-type="float" office:value="0.185742383990049" table:style-name="ce1">
            <text:p>0.185742383990049</text:p>
          </table:table-cell>
          <table:table-cell office:value-type="float" office:value="0.832752703208984" table:style-name="ce1">
            <text:p>0.832752703208984</text:p>
          </table:table-cell>
          <table:table-cell office:value-type="float" office:value="0.552631328360609" table:style-name="ce1">
            <text:p>0.552631328360609</text:p>
          </table:table-cell>
          <table:table-cell office:value-type="float" office:value="0.235875050126179" table:style-name="ce1">
            <text:p>0.235875050126179</text:p>
          </table:table-cell>
          <table:table-cell office:value-type="float" office:value="0.322826979334708" table:style-name="ce1">
            <text:p>0.322826979334708</text:p>
          </table:table-cell>
          <table:table-cell office:value-type="float" office:value="0.320390797765182" table:style-name="ce1">
            <text:p>0.320390797765182</text:p>
          </table:table-cell>
          <table:table-cell office:value-type="float" office:value="0.610902157793857" table:style-name="ce1">
            <text:p>0.610902157793857</text:p>
          </table:table-cell>
          <table:table-cell office:value-type="float" office:value="0.557253489068196" table:style-name="ce1">
            <text:p>0.557253489068196</text:p>
          </table:table-cell>
          <table:table-cell office:value-type="float" office:value="0.430940766825548" table:style-name="ce1">
            <text:p>0.430940766825548</text:p>
          </table:table-cell>
          <table:table-cell office:value-type="float" office:value="1.04371285858088" table:style-name="ce1">
            <text:p>1.04371285858088</text:p>
          </table:table-cell>
          <table:table-cell office:value-type="float" office:value="0.441587538711826" table:style-name="ce1">
            <text:p>0.441587538711826</text:p>
          </table:table-cell>
          <table:table-cell office:value-type="float" office:value="0.694640961040417" table:style-name="ce1">
            <text:p>0.694640961040417</text:p>
          </table:table-cell>
          <table:table-cell office:value-type="float" office:value="1.04239600367843" table:style-name="ce1">
            <text:p>1.04239600367843</text:p>
          </table:table-cell>
          <table:table-cell office:value-type="float" office:value="1.18208797172994" table:style-name="ce1">
            <text:p>1.18208797172994</text:p>
          </table:table-cell>
          <table:table-cell office:value-type="float" office:value="0.807653448768358" table:style-name="ce1">
            <text:p>0.807653448768358</text:p>
          </table:table-cell>
          <table:table-cell office:value-type="float" office:value="0.813618801476439" table:style-name="ce1">
            <text:p>0.813618801476439</text:p>
          </table:table-cell>
          <table:table-cell office:value-type="float" office:value="0.705913239005357" table:style-name="ce1">
            <text:p>0.705913239005357</text:p>
          </table:table-cell>
          <table:table-cell office:value-type="float" office:value="1.09887591044435" table:style-name="ce1">
            <text:p>1.09887591044435</text:p>
          </table:table-cell>
          <table:table-cell office:value-type="float" office:value="0.899240707233497" table:style-name="ce1">
            <text:p>0.899240707233497</text:p>
          </table:table-cell>
          <table:table-cell office:value-type="float" office:value="0.778629966718441" table:style-name="ce1">
            <text:p>0.778629966718441</text:p>
          </table:table-cell>
          <table:table-cell office:value-type="float" office:value="0.832726366110935" table:style-name="ce1">
            <text:p>0.832726366110935</text:p>
          </table:table-cell>
          <table:table-cell office:value-type="float" office:value="1.1865916154963" table:style-name="ce1">
            <text:p>1.1865916154963</text:p>
          </table:table-cell>
          <table:table-cell office:value-type="float" office:value="0.577454043271722" table:style-name="ce1">
            <text:p>0.577454043271722</text:p>
          </table:table-cell>
          <table:table-cell office:value-type="float" office:value="0.736530115487233" table:style-name="ce1">
            <text:p>0.736530115487233</text:p>
          </table:table-cell>
          <table:table-cell office:value-type="float" office:value="0.577598897310991" table:style-name="ce1">
            <text:p>0.577598897310991</text:p>
          </table:table-cell>
          <table:table-cell office:value-type="float" office:value="0.831304162816293" table:style-name="ce1">
            <text:p>0.831304162816293</text:p>
          </table:table-cell>
          <table:table-cell office:value-type="float" office:value="0.497007377281278" table:style-name="ce1">
            <text:p>0.497007377281278</text:p>
          </table:table-cell>
          <table:table-cell office:value-type="float" office:value="0.541767275415427" table:style-name="ce1">
            <text:p>0.541767275415427</text:p>
          </table:table-cell>
          <table:table-cell office:value-type="float" office:value="0.473764888253101" table:style-name="ce1">
            <text:p>0.473764888253101</text:p>
          </table:table-cell>
          <table:table-cell office:value-type="float" office:value="0.639425234980844" table:style-name="ce1">
            <text:p>0.639425234980844</text:p>
          </table:table-cell>
          <table:table-cell office:value-type="float" office:value="0" table:style-name="ce1">
            <text:p>0</text:p>
          </table:table-cell>
          <table:table-cell office:value-type="float" office:value="0.714841515243943" table:style-name="ce1">
            <text:p>0.714841515243943</text:p>
          </table:table-cell>
          <table:table-cell office:value-type="float" office:value="1.22509645284383" table:style-name="ce1">
            <text:p>1.22509645284383</text:p>
          </table:table-cell>
          <table:table-cell office:value-type="float" office:value="0.200965226662328" table:style-name="ce1">
            <text:p>0.200965226662328</text:p>
          </table:table-cell>
          <table:table-cell office:value-type="float" office:value="1.58716694540757" table:style-name="ce1">
            <text:p>1.58716694540757</text:p>
          </table:table-cell>
          <table:table-cell office:value-type="float" office:value="0.903255321784767" table:style-name="ce1">
            <text:p>0.903255321784767</text:p>
          </table:table-cell>
          <table:table-cell office:value-type="float" office:value="1.64335589109821" table:style-name="ce1">
            <text:p>1.64335589109821</text:p>
          </table:table-cell>
          <table:table-cell office:value-type="float" office:value="0.519763246244333" table:style-name="ce1">
            <text:p>0.519763246244333</text:p>
          </table:table-cell>
          <table:table-cell office:value-type="float" office:value="0.685589758385468" table:style-name="ce1">
            <text:p>0.685589758385468</text:p>
          </table:table-cell>
          <table:table-cell office:value-type="float" office:value="1.0641375929561" table:style-name="ce1">
            <text:p>1.0641375929561</text:p>
          </table:table-cell>
          <table:table-cell office:value-type="float" office:value="0.784281166607895" table:style-name="ce1">
            <text:p>0.784281166607895</text:p>
          </table:table-cell>
          <table:table-cell office:value-type="float" office:value="0.535684956911386" table:style-name="ce1">
            <text:p>0.535684956911386</text:p>
          </table:table-cell>
          <table:table-cell office:value-type="float" office:value="0.702024565755577" table:style-name="ce1">
            <text:p>0.702024565755577</text:p>
          </table:table-cell>
          <table:table-cell office:value-type="float" office:value="1.00640555749807" table:style-name="ce1">
            <text:p>1.00640555749807</text:p>
          </table:table-cell>
          <table:table-cell office:value-type="float" office:value="0.677558109419972" table:style-name="ce1">
            <text:p>0.677558109419972</text:p>
          </table:table-cell>
          <table:table-cell office:value-type="float" office:value="0.95051509924359" table:style-name="ce1">
            <text:p>0.95051509924359</text:p>
          </table:table-cell>
          <table:table-cell office:value-type="float" office:value="0.9365229007273" table:style-name="ce1">
            <text:p>0.9365229007273</text:p>
          </table:table-cell>
          <table:table-cell office:value-type="float" office:value="0.371555863512572" table:style-name="ce1">
            <text:p>0.371555863512572</text:p>
          </table:table-cell>
          <table:table-cell office:value-type="float" office:value="0.962484851111619" table:style-name="ce1">
            <text:p>0.962484851111619</text:p>
          </table:table-cell>
          <table:table-cell office:value-type="float" office:value="0.889034315278791" table:style-name="ce1">
            <text:p>0.889034315278791</text:p>
          </table:table-cell>
          <table:table-cell office:value-type="float" office:value="0.976797849342753" table:style-name="ce1">
            <text:p>0.976797849342753</text:p>
          </table:table-cell>
          <table:table-cell office:value-type="float" office:value="0.384936802727158" table:style-name="ce1">
            <text:p>0.384936802727158</text:p>
          </table:table-cell>
          <table:table-cell office:value-type="float" office:value="0.683468021952504" table:style-name="ce1">
            <text:p>0.683468021952504</text:p>
          </table:table-cell>
          <table:table-cell office:value-type="float" office:value="0.683468021952504" table:style-name="ce1">
            <text:p>0.683468021952504</text:p>
          </table:table-cell>
          <table:table-cell office:value-type="float" office:value="0.683468021952504" table:style-name="ce1">
            <text:p>0.683468021952504</text:p>
          </table:table-cell>
          <table:table-cell office:value-type="float" office:value="0.683468021952504" table:style-name="ce1">
            <text:p>0.683468021952504</text:p>
          </table:table-cell>
          <table:table-cell office:value-type="float" office:value="0.683468021952504" table:style-name="ce1">
            <text:p>0.683468021952504</text:p>
          </table:table-cell>
          <table:table-cell office:value-type="float" office:value="0.683468021952504" table:style-name="ce1">
            <text:p>0.683468021952504</text:p>
          </table:table-cell>
          <table:table-cell office:value-type="float" office:value="0.683468021952504" table:style-name="ce1">
            <text:p>0.683468021952504</text:p>
          </table:table-cell>
          <table:table-cell office:value-type="float" office:value="0.683468021952504" table:style-name="ce1">
            <text:p>0.683468021952504</text:p>
          </table:table-cell>
          <table:table-cell office:value-type="float" office:value="0.683468021952504" table:style-name="ce1">
            <text:p>0.683468021952504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8" table:style-name="ce1">
            <text:p>8</text:p>
          </table:table-cell>
          <table:table-cell office:value-type="float" office:value="0.377219671080252" table:style-name="ce1">
            <text:p>0.377219671080252</text:p>
          </table:table-cell>
          <table:table-cell office:value-type="float" office:value="0.0647560412698712" table:style-name="ce1">
            <text:p>0.0647560412698712</text:p>
          </table:table-cell>
          <table:table-cell office:value-type="float" office:value="0.326057545067359" table:style-name="ce1">
            <text:p>0.326057545067359</text:p>
          </table:table-cell>
          <table:table-cell office:value-type="float" office:value="0.281407777481202" table:style-name="ce1">
            <text:p>0.281407777481202</text:p>
          </table:table-cell>
          <table:table-cell office:value-type="float" office:value="0.925867513360961" table:style-name="ce1">
            <text:p>0.925867513360961</text:p>
          </table:table-cell>
          <table:table-cell office:value-type="float" office:value="0.158578291063828" table:style-name="ce1">
            <text:p>0.158578291063828</text:p>
          </table:table-cell>
          <table:table-cell office:value-type="float" office:value="0.777721336835753" table:style-name="ce1">
            <text:p>0.777721336835753</text:p>
          </table:table-cell>
          <table:table-cell office:value-type="float" office:value="0.268638400099043" table:style-name="ce1">
            <text:p>0.268638400099043</text:p>
          </table:table-cell>
          <table:table-cell office:value-type="float" office:value="0.040311335455187" table:style-name="ce1">
            <text:p>0.040311335455187</text:p>
          </table:table-cell>
          <table:table-cell office:value-type="float" office:value="0.0651703997513541" table:style-name="ce1">
            <text:p>0.0651703997513541</text:p>
          </table:table-cell>
          <table:table-cell office:value-type="float" office:value="0.254758749427259" table:style-name="ce1">
            <text:p>0.254758749427259</text:p>
          </table:table-cell>
          <table:table-cell office:value-type="float" office:value="0.451628557342979" table:style-name="ce1">
            <text:p>0.451628557342979</text:p>
          </table:table-cell>
          <table:table-cell office:value-type="float" office:value="0.588528793001295" table:style-name="ce1">
            <text:p>0.588528793001295</text:p>
          </table:table-cell>
          <table:table-cell office:value-type="float" office:value="0.200372641956227" table:style-name="ce1">
            <text:p>0.200372641956227</text:p>
          </table:table-cell>
          <table:table-cell office:value-type="float" office:value="0.369904542097162" table:style-name="ce1">
            <text:p>0.369904542097162</text:p>
          </table:table-cell>
          <table:table-cell office:value-type="float" office:value="0.291314641519168" table:style-name="ce1">
            <text:p>0.291314641519168</text:p>
          </table:table-cell>
          <table:table-cell office:value-type="float" office:value="0.550603371810842" table:style-name="ce1">
            <text:p>0.550603371810842</text:p>
          </table:table-cell>
          <table:table-cell office:value-type="float" office:value="0.49279344159345" table:style-name="ce1">
            <text:p>0.49279344159345</text:p>
          </table:table-cell>
          <table:table-cell office:value-type="float" office:value="0.577440874722697" table:style-name="ce1">
            <text:p>0.577440874722697</text:p>
          </table:table-cell>
          <table:table-cell office:value-type="float" office:value="0.783620846798713" table:style-name="ce1">
            <text:p>0.783620846798713</text:p>
          </table:table-cell>
          <table:table-cell office:value-type="float" office:value="0.377219671080252" table:style-name="ce1">
            <text:p>0.377219671080252</text:p>
          </table:table-cell>
          <table:table-cell office:value-type="float" office:value="0.464191353112317" table:style-name="ce1">
            <text:p>0.464191353112317</text:p>
          </table:table-cell>
          <table:table-cell office:value-type="float" office:value="1.10286598079877" table:style-name="ce1">
            <text:p>1.10286598079877</text:p>
          </table:table-cell>
          <table:table-cell office:value-type="float" office:value="0.967980533141193" table:style-name="ce1">
            <text:p>0.967980533141193</text:p>
          </table:table-cell>
          <table:table-cell office:value-type="float" office:value="0.776588841619649" table:style-name="ce1">
            <text:p>0.776588841619649</text:p>
          </table:table-cell>
          <table:table-cell office:value-type="float" office:value="0.562823785305544" table:style-name="ce1">
            <text:p>0.562823785305544</text:p>
          </table:table-cell>
          <table:table-cell office:value-type="float" office:value="0.769188117067901" table:style-name="ce1">
            <text:p>0.769188117067901</text:p>
          </table:table-cell>
          <table:table-cell office:value-type="float" office:value="0.791982875429247" table:style-name="ce1">
            <text:p>0.791982875429247</text:p>
          </table:table-cell>
          <table:table-cell office:value-type="float" office:value="0.952731353370865" table:style-name="ce1">
            <text:p>0.952731353370865</text:p>
          </table:table-cell>
          <table:table-cell office:value-type="float" office:value="0.547337571652775" table:style-name="ce1">
            <text:p>0.547337571652775</text:p>
          </table:table-cell>
          <table:table-cell office:value-type="float" office:value="0.878171028794356" table:style-name="ce1">
            <text:p>0.878171028794356</text:p>
          </table:table-cell>
          <table:table-cell office:value-type="float" office:value="1.0555645527029" table:style-name="ce1">
            <text:p>1.0555645527029</text:p>
          </table:table-cell>
          <table:table-cell office:value-type="float" office:value="0.695404736883836" table:style-name="ce1">
            <text:p>0.695404736883836</text:p>
          </table:table-cell>
          <table:table-cell office:value-type="float" office:value="0.659836485968762" table:style-name="ce1">
            <text:p>0.659836485968762</text:p>
          </table:table-cell>
          <table:table-cell office:value-type="float" office:value="0.47612205852848" table:style-name="ce1">
            <text:p>0.47612205852848</text:p>
          </table:table-cell>
          <table:table-cell office:value-type="float" office:value="0.631181723291531" table:style-name="ce1">
            <text:p>0.631181723291531</text:p>
          </table:table-cell>
          <table:table-cell office:value-type="float" office:value="0.385364418651882" table:style-name="ce1">
            <text:p>0.385364418651882</text:p>
          </table:table-cell>
          <table:table-cell office:value-type="float" office:value="0.401390542814653" table:style-name="ce1">
            <text:p>0.401390542814653</text:p>
          </table:table-cell>
          <table:table-cell office:value-type="float" office:value="0.213356831294348" table:style-name="ce1">
            <text:p>0.213356831294348</text:p>
          </table:table-cell>
          <table:table-cell office:value-type="float" office:value="0.41899689286036" table:style-name="ce1">
            <text:p>0.41899689286036</text:p>
          </table:table-cell>
          <table:table-cell office:value-type="float" office:value="0" table:style-name="ce1">
            <text:p>0</text:p>
          </table:table-cell>
          <table:table-cell office:value-type="float" office:value="0.451826085578346" table:style-name="ce1">
            <text:p>0.451826085578346</text:p>
          </table:table-cell>
          <table:table-cell office:value-type="float" office:value="0.790534335036556" table:style-name="ce1">
            <text:p>0.790534335036556</text:p>
          </table:table-cell>
          <table:table-cell office:value-type="float" office:value="0.0749027068511449" table:style-name="ce1">
            <text:p>0.0749027068511449</text:p>
          </table:table-cell>
          <table:table-cell office:value-type="float" office:value="1.19448026836871" table:style-name="ce1">
            <text:p>1.19448026836871</text:p>
          </table:table-cell>
          <table:table-cell office:value-type="float" office:value="0.735073592928712" table:style-name="ce1">
            <text:p>0.735073592928712</text:p>
          </table:table-cell>
          <table:table-cell office:value-type="float" office:value="1.41515898929982" table:style-name="ce1">
            <text:p>1.41515898929982</text:p>
          </table:table-cell>
          <table:table-cell office:value-type="float" office:value="0.353604763964583" table:style-name="ce1">
            <text:p>0.353604763964583</text:p>
          </table:table-cell>
          <table:table-cell office:value-type="float" office:value="0.67024171040201" table:style-name="ce1">
            <text:p>0.67024171040201</text:p>
          </table:table-cell>
          <table:table-cell office:value-type="float" office:value="0.868362660450254" table:style-name="ce1">
            <text:p>0.868362660450254</text:p>
          </table:table-cell>
          <table:table-cell office:value-type="float" office:value="0.652186763052484" table:style-name="ce1">
            <text:p>0.652186763052484</text:p>
          </table:table-cell>
          <table:table-cell office:value-type="float" office:value="0.335856646157977" table:style-name="ce1">
            <text:p>0.335856646157977</text:p>
          </table:table-cell>
          <table:table-cell office:value-type="float" office:value="0.469206936743809" table:style-name="ce1">
            <text:p>0.469206936743809</text:p>
          </table:table-cell>
          <table:table-cell office:value-type="float" office:value="0.55689447764351" table:style-name="ce1">
            <text:p>0.55689447764351</text:p>
          </table:table-cell>
          <table:table-cell office:value-type="float" office:value="0.588289939272498" table:style-name="ce1">
            <text:p>0.588289939272498</text:p>
          </table:table-cell>
          <table:table-cell office:value-type="float" office:value="0.66903861862255" table:style-name="ce1">
            <text:p>0.66903861862255</text:p>
          </table:table-cell>
          <table:table-cell office:value-type="float" office:value="0.716149866584758" table:style-name="ce1">
            <text:p>0.716149866584758</text:p>
          </table:table-cell>
          <table:table-cell office:value-type="float" office:value="0.151388168042258" table:style-name="ce1">
            <text:p>0.151388168042258</text:p>
          </table:table-cell>
          <table:table-cell office:value-type="float" office:value="0.729648652341666" table:style-name="ce1">
            <text:p>0.729648652341666</text:p>
          </table:table-cell>
          <table:table-cell office:value-type="float" office:value="0.718678210583671" table:style-name="ce1">
            <text:p>0.718678210583671</text:p>
          </table:table-cell>
          <table:table-cell office:value-type="float" office:value="0.762617115333142" table:style-name="ce1">
            <text:p>0.762617115333142</text:p>
          </table:table-cell>
          <table:table-cell office:value-type="float" office:value="0.189668653206591" table:style-name="ce1">
            <text:p>0.189668653206591</text:p>
          </table:table-cell>
          <table:table-cell office:value-type="float" office:value="0.54949682720273" table:style-name="ce1">
            <text:p>0.54949682720273</text:p>
          </table:table-cell>
          <table:table-cell office:value-type="float" office:value="0.54949682720273" table:style-name="ce1">
            <text:p>0.54949682720273</text:p>
          </table:table-cell>
          <table:table-cell office:value-type="float" office:value="0.54949682720273" table:style-name="ce1">
            <text:p>0.54949682720273</text:p>
          </table:table-cell>
          <table:table-cell office:value-type="float" office:value="0.54949682720273" table:style-name="ce1">
            <text:p>0.54949682720273</text:p>
          </table:table-cell>
          <table:table-cell office:value-type="float" office:value="0.54949682720273" table:style-name="ce1">
            <text:p>0.54949682720273</text:p>
          </table:table-cell>
          <table:table-cell office:value-type="float" office:value="0.54949682720273" table:style-name="ce1">
            <text:p>0.54949682720273</text:p>
          </table:table-cell>
          <table:table-cell office:value-type="float" office:value="0.54949682720273" table:style-name="ce1">
            <text:p>0.54949682720273</text:p>
          </table:table-cell>
          <table:table-cell office:value-type="float" office:value="0.54949682720273" table:style-name="ce1">
            <text:p>0.54949682720273</text:p>
          </table:table-cell>
          <table:table-cell office:value-type="float" office:value="0.54949682720273" table:style-name="ce1">
            <text:p>0.54949682720273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9" table:style-name="ce1">
            <text:p>9</text:p>
          </table:table-cell>
          <table:table-cell office:value-type="float" office:value="0.222831602317449" table:style-name="ce1">
            <text:p>0.222831602317449</text:p>
          </table:table-cell>
          <table:table-cell office:value-type="float" office:value="0.0532187854978424" table:style-name="ce1">
            <text:p>0.0532187854978424</text:p>
          </table:table-cell>
          <table:table-cell office:value-type="float" office:value="0.290728510838842" table:style-name="ce1">
            <text:p>0.290728510838842</text:p>
          </table:table-cell>
          <table:table-cell office:value-type="float" office:value="0.169540953518389" table:style-name="ce1">
            <text:p>0.169540953518389</text:p>
          </table:table-cell>
          <table:table-cell office:value-type="float" office:value="0.937429499404439" table:style-name="ce1">
            <text:p>0.937429499404439</text:p>
          </table:table-cell>
          <table:table-cell office:value-type="float" office:value="0.10047520912939" table:style-name="ce1">
            <text:p>0.10047520912939</text:p>
          </table:table-cell>
          <table:table-cell office:value-type="float" office:value="0.584538722646883" table:style-name="ce1">
            <text:p>0.584538722646883</text:p>
          </table:table-cell>
          <table:table-cell office:value-type="float" office:value="0.150384829859366" table:style-name="ce1">
            <text:p>0.150384829859366</text:p>
          </table:table-cell>
          <table:table-cell office:value-type="float" office:value="0.0332159048209432" table:style-name="ce1">
            <text:p>0.0332159048209432</text:p>
          </table:table-cell>
          <table:table-cell office:value-type="float" office:value="0.0526968649326706" table:style-name="ce1">
            <text:p>0.0526968649326706</text:p>
          </table:table-cell>
          <table:table-cell office:value-type="float" office:value="0.229699000633706" table:style-name="ce1">
            <text:p>0.229699000633706</text:p>
          </table:table-cell>
          <table:table-cell office:value-type="float" office:value="0.295146689285287" table:style-name="ce1">
            <text:p>0.295146689285287</text:p>
          </table:table-cell>
          <table:table-cell office:value-type="float" office:value="0.304232988112166" table:style-name="ce1">
            <text:p>0.304232988112166</text:p>
          </table:table-cell>
          <table:table-cell office:value-type="float" office:value="0.160893331980888" table:style-name="ce1">
            <text:p>0.160893331980888</text:p>
          </table:table-cell>
          <table:table-cell office:value-type="float" office:value="0.187783509088841" table:style-name="ce1">
            <text:p>0.187783509088841</text:p>
          </table:table-cell>
          <table:table-cell office:value-type="float" office:value="0.24443460699208" table:style-name="ce1">
            <text:p>0.24443460699208</text:p>
          </table:table-cell>
          <table:table-cell office:value-type="float" office:value="0.327975882003272" table:style-name="ce1">
            <text:p>0.327975882003272</text:p>
          </table:table-cell>
          <table:table-cell office:value-type="float" office:value="0.320232775176888" table:style-name="ce1">
            <text:p>0.320232775176888</text:p>
          </table:table-cell>
          <table:table-cell office:value-type="float" office:value="0.12233582043726" table:style-name="ce1">
            <text:p>0.12233582043726</text:p>
          </table:table-cell>
          <table:table-cell office:value-type="float" office:value="0.475792844802868" table:style-name="ce1">
            <text:p>0.475792844802868</text:p>
          </table:table-cell>
          <table:table-cell office:value-type="float" office:value="0.222831602317449" table:style-name="ce1">
            <text:p>0.222831602317449</text:p>
          </table:table-cell>
          <table:table-cell office:value-type="float" office:value="0.220375667924386" table:style-name="ce1">
            <text:p>0.220375667924386</text:p>
          </table:table-cell>
          <table:table-cell office:value-type="float" office:value="0.480691545039969" table:style-name="ce1">
            <text:p>0.480691545039969</text:p>
          </table:table-cell>
          <table:table-cell office:value-type="float" office:value="0.681103692643269" table:style-name="ce1">
            <text:p>0.681103692643269</text:p>
          </table:table-cell>
          <table:table-cell office:value-type="float" office:value="0.412267764308859" table:style-name="ce1">
            <text:p>0.412267764308859</text:p>
          </table:table-cell>
          <table:table-cell office:value-type="float" office:value="0.286086727556456" table:style-name="ce1">
            <text:p>0.286086727556456</text:p>
          </table:table-cell>
          <table:table-cell office:value-type="float" office:value="0.384416283122121" table:style-name="ce1">
            <text:p>0.384416283122121</text:p>
          </table:table-cell>
          <table:table-cell office:value-type="float" office:value="0.433692993571661" table:style-name="ce1">
            <text:p>0.433692993571661</text:p>
          </table:table-cell>
          <table:table-cell office:value-type="float" office:value="0.394305863439492" table:style-name="ce1">
            <text:p>0.394305863439492</text:p>
          </table:table-cell>
          <table:table-cell office:value-type="float" office:value="0.329082040121327" table:style-name="ce1">
            <text:p>0.329082040121327</text:p>
          </table:table-cell>
          <table:table-cell office:value-type="float" office:value="0.426700494039671" table:style-name="ce1">
            <text:p>0.426700494039671</text:p>
          </table:table-cell>
          <table:table-cell office:value-type="float" office:value="0.46423085875939" table:style-name="ce1">
            <text:p>0.46423085875939</text:p>
          </table:table-cell>
          <table:table-cell office:value-type="float" office:value="0.262277990920227" table:style-name="ce1">
            <text:p>0.262277990920227</text:p>
          </table:table-cell>
          <table:table-cell office:value-type="float" office:value="0.361384490878335" table:style-name="ce1">
            <text:p>0.361384490878335</text:p>
          </table:table-cell>
          <table:table-cell office:value-type="float" office:value="0.283558366143759" table:style-name="ce1">
            <text:p>0.283558366143759</text:p>
          </table:table-cell>
          <table:table-cell office:value-type="float" office:value="0.393107525478266" table:style-name="ce1">
            <text:p>0.393107525478266</text:p>
          </table:table-cell>
          <table:table-cell office:value-type="float" office:value="0.347267806324111" table:style-name="ce1">
            <text:p>0.347267806324111</text:p>
          </table:table-cell>
          <table:table-cell office:value-type="float" office:value="0.177275006967319" table:style-name="ce1">
            <text:p>0.177275006967319</text:p>
          </table:table-cell>
          <table:table-cell office:value-type="float" office:value="0.235269296871054" table:style-name="ce1">
            <text:p>0.235269296871054</text:p>
          </table:table-cell>
          <table:table-cell office:value-type="float" office:value="0.308723463329508" table:style-name="ce1">
            <text:p>0.308723463329508</text:p>
          </table:table-cell>
          <table:table-cell office:value-type="float" office:value="0" table:style-name="ce1">
            <text:p>0</text:p>
          </table:table-cell>
          <table:table-cell office:value-type="float" office:value="0.25437686150555" table:style-name="ce1">
            <text:p>0.25437686150555</text:p>
          </table:table-cell>
          <table:table-cell office:value-type="float" office:value="0.594270280375961" table:style-name="ce1">
            <text:p>0.594270280375961</text:p>
          </table:table-cell>
          <table:table-cell office:value-type="float" office:value="0.0902835721117175" table:style-name="ce1">
            <text:p>0.0902835721117175</text:p>
          </table:table-cell>
          <table:table-cell office:value-type="float" office:value="0.737968989624778" table:style-name="ce1">
            <text:p>0.737968989624778</text:p>
          </table:table-cell>
          <table:table-cell office:value-type="float" office:value="0.55830377944539" table:style-name="ce1">
            <text:p>0.55830377944539</text:p>
          </table:table-cell>
          <table:table-cell office:value-type="float" office:value="1.08820659932884" table:style-name="ce1">
            <text:p>1.08820659932884</text:p>
          </table:table-cell>
          <table:table-cell office:value-type="float" office:value="0.355257472442969" table:style-name="ce1">
            <text:p>0.355257472442969</text:p>
          </table:table-cell>
          <table:table-cell office:value-type="float" office:value="0.444330317303204" table:style-name="ce1">
            <text:p>0.444330317303204</text:p>
          </table:table-cell>
          <table:table-cell office:value-type="float" office:value="0.760078029443341" table:style-name="ce1">
            <text:p>0.760078029443341</text:p>
          </table:table-cell>
          <table:table-cell office:value-type="float" office:value="0.614437587238657" table:style-name="ce1">
            <text:p>0.614437587238657</text:p>
          </table:table-cell>
          <table:table-cell office:value-type="float" office:value="0.360060183286554" table:style-name="ce1">
            <text:p>0.360060183286554</text:p>
          </table:table-cell>
          <table:table-cell office:value-type="float" office:value="0.554114156310468" table:style-name="ce1">
            <text:p>0.554114156310468</text:p>
          </table:table-cell>
          <table:table-cell office:value-type="float" office:value="0.610231165614793" table:style-name="ce1">
            <text:p>0.610231165614793</text:p>
          </table:table-cell>
          <table:table-cell office:value-type="float" office:value="0.510849276645363" table:style-name="ce1">
            <text:p>0.510849276645363</text:p>
          </table:table-cell>
          <table:table-cell office:value-type="float" office:value="0.586922776537266" table:style-name="ce1">
            <text:p>0.586922776537266</text:p>
          </table:table-cell>
          <table:table-cell office:value-type="float" office:value="0.495955387809371" table:style-name="ce1">
            <text:p>0.495955387809371</text:p>
          </table:table-cell>
          <table:table-cell office:value-type="float" office:value="0.158012615016992" table:style-name="ce1">
            <text:p>0.158012615016992</text:p>
          </table:table-cell>
          <table:table-cell office:value-type="float" office:value="0.554521548236169" table:style-name="ce1">
            <text:p>0.554521548236169</text:p>
          </table:table-cell>
          <table:table-cell office:value-type="float" office:value="0.480699617239658" table:style-name="ce1">
            <text:p>0.480699617239658</text:p>
          </table:table-cell>
          <table:table-cell office:value-type="float" office:value="0.556664212642027" table:style-name="ce1">
            <text:p>0.556664212642027</text:p>
          </table:table-cell>
          <table:table-cell office:value-type="float" office:value="0.26749022442737" table:style-name="ce1">
            <text:p>0.26749022442737</text:p>
          </table:table-cell>
          <table:table-cell office:value-type="float" office:value="0.370988265545525" table:style-name="ce1">
            <text:p>0.370988265545525</text:p>
          </table:table-cell>
          <table:table-cell office:value-type="float" office:value="0.370988265545525" table:style-name="ce1">
            <text:p>0.370988265545525</text:p>
          </table:table-cell>
          <table:table-cell office:value-type="float" office:value="0.370988265545525" table:style-name="ce1">
            <text:p>0.370988265545525</text:p>
          </table:table-cell>
          <table:table-cell office:value-type="float" office:value="0.370988265545525" table:style-name="ce1">
            <text:p>0.370988265545525</text:p>
          </table:table-cell>
          <table:table-cell office:value-type="float" office:value="0.370988265545525" table:style-name="ce1">
            <text:p>0.370988265545525</text:p>
          </table:table-cell>
          <table:table-cell office:value-type="float" office:value="0.370988265545525" table:style-name="ce1">
            <text:p>0.370988265545525</text:p>
          </table:table-cell>
          <table:table-cell office:value-type="float" office:value="0.370988265545525" table:style-name="ce1">
            <text:p>0.370988265545525</text:p>
          </table:table-cell>
          <table:table-cell office:value-type="float" office:value="0.370988265545525" table:style-name="ce1">
            <text:p>0.370988265545525</text:p>
          </table:table-cell>
          <table:table-cell office:value-type="float" office:value="0.370988265545525" table:style-name="ce1">
            <text:p>0.370988265545525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10" table:style-name="ce1">
            <text:p>10</text:p>
          </table:table-cell>
          <table:table-cell office:value-type="float" office:value="0.349210167305219" table:style-name="ce1">
            <text:p>0.349210167305219</text:p>
          </table:table-cell>
          <table:table-cell office:value-type="float" office:value="0.0517874764069381" table:style-name="ce1">
            <text:p>0.0517874764069381</text:p>
          </table:table-cell>
          <table:table-cell office:value-type="float" office:value="0.297352704756689" table:style-name="ce1">
            <text:p>0.297352704756689</text:p>
          </table:table-cell>
          <table:table-cell office:value-type="float" office:value="0.275272056670116" table:style-name="ce1">
            <text:p>0.275272056670116</text:p>
          </table:table-cell>
          <table:table-cell office:value-type="float" office:value="0.930634528107816" table:style-name="ce1">
            <text:p>0.930634528107816</text:p>
          </table:table-cell>
          <table:table-cell office:value-type="float" office:value="0.139814818942161" table:style-name="ce1">
            <text:p>0.139814818942161</text:p>
          </table:table-cell>
          <table:table-cell office:value-type="float" office:value="0.763143753065673" table:style-name="ce1">
            <text:p>0.763143753065673</text:p>
          </table:table-cell>
          <table:table-cell office:value-type="float" office:value="0.229988708712244" table:style-name="ce1">
            <text:p>0.229988708712244</text:p>
          </table:table-cell>
          <table:table-cell office:value-type="float" office:value="0.0432448468285178" table:style-name="ce1">
            <text:p>0.0432448468285178</text:p>
          </table:table-cell>
          <table:table-cell office:value-type="float" office:value="0.0699544678826944" table:style-name="ce1">
            <text:p>0.0699544678826944</text:p>
          </table:table-cell>
          <table:table-cell office:value-type="float" office:value="0.385074710573344" table:style-name="ce1">
            <text:p>0.385074710573344</text:p>
          </table:table-cell>
          <table:table-cell office:value-type="float" office:value="0.42365855921502" table:style-name="ce1">
            <text:p>0.42365855921502</text:p>
          </table:table-cell>
          <table:table-cell office:value-type="float" office:value="0.446440149027341" table:style-name="ce1">
            <text:p>0.446440149027341</text:p>
          </table:table-cell>
          <table:table-cell office:value-type="float" office:value="0.162802771589435" table:style-name="ce1">
            <text:p>0.162802771589435</text:p>
          </table:table-cell>
          <table:table-cell office:value-type="float" office:value="0.364307908761766" table:style-name="ce1">
            <text:p>0.364307908761766</text:p>
          </table:table-cell>
          <table:table-cell office:value-type="float" office:value="0.384692822651634" table:style-name="ce1">
            <text:p>0.384692822651634</text:p>
          </table:table-cell>
          <table:table-cell office:value-type="float" office:value="0.437195827612168" table:style-name="ce1">
            <text:p>0.437195827612168</text:p>
          </table:table-cell>
          <table:table-cell office:value-type="float" office:value="0.567380103268008" table:style-name="ce1">
            <text:p>0.567380103268008</text:p>
          </table:table-cell>
          <table:table-cell office:value-type="float" office:value="0.241906245579383" table:style-name="ce1">
            <text:p>0.241906245579383</text:p>
          </table:table-cell>
          <table:table-cell office:value-type="float" office:value="0.799620633863435" table:style-name="ce1">
            <text:p>0.799620633863435</text:p>
          </table:table-cell>
          <table:table-cell office:value-type="float" office:value="0.349210167305219" table:style-name="ce1">
            <text:p>0.349210167305219</text:p>
          </table:table-cell>
          <table:table-cell office:value-type="float" office:value="0.421130197802323" table:style-name="ce1">
            <text:p>0.421130197802323</text:p>
          </table:table-cell>
          <table:table-cell office:value-type="float" office:value="0.739716904351154" table:style-name="ce1">
            <text:p>0.739716904351154</text:p>
          </table:table-cell>
          <table:table-cell office:value-type="float" office:value="0.917729350063843" table:style-name="ce1">
            <text:p>0.917729350063843</text:p>
          </table:table-cell>
          <table:table-cell office:value-type="float" office:value="0.600986240378437" table:style-name="ce1">
            <text:p>0.600986240378437</text:p>
          </table:table-cell>
          <table:table-cell office:value-type="float" office:value="0.585407846882497" table:style-name="ce1">
            <text:p>0.585407846882497</text:p>
          </table:table-cell>
          <table:table-cell office:value-type="float" office:value="0.69346896017724" table:style-name="ce1">
            <text:p>0.69346896017724</text:p>
          </table:table-cell>
          <table:table-cell office:value-type="float" office:value="0.706189778534871" table:style-name="ce1">
            <text:p>0.706189778534871</text:p>
          </table:table-cell>
          <table:table-cell office:value-type="float" office:value="0.633420376625689" table:style-name="ce1">
            <text:p>0.633420376625689</text:p>
          </table:table-cell>
          <table:table-cell office:value-type="float" office:value="0.526583938390222" table:style-name="ce1">
            <text:p>0.526583938390222</text:p>
          </table:table-cell>
          <table:table-cell office:value-type="float" office:value="0.684856729115241" table:style-name="ce1">
            <text:p>0.684856729115241</text:p>
          </table:table-cell>
          <table:table-cell office:value-type="float" office:value="0.889693509190761" table:style-name="ce1">
            <text:p>0.889693509190761</text:p>
          </table:table-cell>
          <table:table-cell office:value-type="float" office:value="0.524858858468017" table:style-name="ce1">
            <text:p>0.524858858468017</text:p>
          </table:table-cell>
          <table:table-cell office:value-type="float" office:value="0.636054086430582" table:style-name="ce1">
            <text:p>0.636054086430582</text:p>
          </table:table-cell>
          <table:table-cell office:value-type="float" office:value="0.629799025643962" table:style-name="ce1">
            <text:p>0.629799025643962</text:p>
          </table:table-cell>
          <table:table-cell office:value-type="float" office:value="0.768872071891314" table:style-name="ce1">
            <text:p>0.768872071891314</text:p>
          </table:table-cell>
          <table:table-cell office:value-type="float" office:value="0.575886985937811" table:style-name="ce1">
            <text:p>0.575886985937811</text:p>
          </table:table-cell>
          <table:table-cell office:value-type="float" office:value="0.396215303048039" table:style-name="ce1">
            <text:p>0.396215303048039</text:p>
          </table:table-cell>
          <table:table-cell office:value-type="float" office:value="0.47526610284189" table:style-name="ce1">
            <text:p>0.47526610284189</text:p>
          </table:table-cell>
          <table:table-cell office:value-type="float" office:value="0.390289455987031" table:style-name="ce1">
            <text:p>0.390289455987031</text:p>
          </table:table-cell>
          <table:table-cell office:value-type="float" office:value="0" table:style-name="ce1">
            <text:p>0</text:p>
          </table:table-cell>
          <table:table-cell office:value-type="float" office:value="0.466601197583793" table:style-name="ce1">
            <text:p>0.466601197583793</text:p>
          </table:table-cell>
          <table:table-cell office:value-type="float" office:value="0.925222254458762" table:style-name="ce1">
            <text:p>0.925222254458762</text:p>
          </table:table-cell>
          <table:table-cell office:value-type="float" office:value="0.105111358313263" table:style-name="ce1">
            <text:p>0.105111358313263</text:p>
          </table:table-cell>
          <table:table-cell office:value-type="float" office:value="1.64997643842373" table:style-name="ce1">
            <text:p>1.64997643842373</text:p>
          </table:table-cell>
          <table:table-cell office:value-type="float" office:value="0.773593270862886" table:style-name="ce1">
            <text:p>0.773593270862886</text:p>
          </table:table-cell>
          <table:table-cell office:value-type="float" office:value="1.65272076299475" table:style-name="ce1">
            <text:p>1.65272076299475</text:p>
          </table:table-cell>
          <table:table-cell office:value-type="float" office:value="0.49505546875891" table:style-name="ce1">
            <text:p>0.49505546875891</text:p>
          </table:table-cell>
          <table:table-cell office:value-type="float" office:value="0.721273120023459" table:style-name="ce1">
            <text:p>0.721273120023459</text:p>
          </table:table-cell>
          <table:table-cell office:value-type="float" office:value="1.13663664294843" table:style-name="ce1">
            <text:p>1.13663664294843</text:p>
          </table:table-cell>
          <table:table-cell office:value-type="float" office:value="0.758447776087929" table:style-name="ce1">
            <text:p>0.758447776087929</text:p>
          </table:table-cell>
          <table:table-cell office:value-type="float" office:value="0.571192905756684" table:style-name="ce1">
            <text:p>0.571192905756684</text:p>
          </table:table-cell>
          <table:table-cell office:value-type="float" office:value="0.654476271392291" table:style-name="ce1">
            <text:p>0.654476271392291</text:p>
          </table:table-cell>
          <table:table-cell office:value-type="float" office:value="0.923795445587642" table:style-name="ce1">
            <text:p>0.923795445587642</text:p>
          </table:table-cell>
          <table:table-cell office:value-type="float" office:value="0.740552414383351" table:style-name="ce1">
            <text:p>0.740552414383351</text:p>
          </table:table-cell>
          <table:table-cell office:value-type="float" office:value="0.817081559003375" table:style-name="ce1">
            <text:p>0.817081559003375</text:p>
          </table:table-cell>
          <table:table-cell office:value-type="float" office:value="0.976804991557439" table:style-name="ce1">
            <text:p>0.976804991557439</text:p>
          </table:table-cell>
          <table:table-cell office:value-type="float" office:value="0.227622410617889" table:style-name="ce1">
            <text:p>0.227622410617889</text:p>
          </table:table-cell>
          <table:table-cell office:value-type="float" office:value="1.1393260867418" table:style-name="ce1">
            <text:p>1.1393260867418</text:p>
          </table:table-cell>
          <table:table-cell office:value-type="float" office:value="0.971541179333714" table:style-name="ce1">
            <text:p>0.971541179333714</text:p>
          </table:table-cell>
          <table:table-cell office:value-type="float" office:value="1.09124469747434" table:style-name="ce1">
            <text:p>1.09124469747434</text:p>
          </table:table-cell>
          <table:table-cell office:value-type="float" office:value="0.415534050442817" table:style-name="ce1">
            <text:p>0.415534050442817</text:p>
          </table:table-cell>
          <table:table-cell office:value-type="float" office:value="0.592305313752145" table:style-name="ce1">
            <text:p>0.592305313752145</text:p>
          </table:table-cell>
          <table:table-cell office:value-type="float" office:value="0.592305313752145" table:style-name="ce1">
            <text:p>0.592305313752145</text:p>
          </table:table-cell>
          <table:table-cell office:value-type="float" office:value="0.592305313752145" table:style-name="ce1">
            <text:p>0.592305313752145</text:p>
          </table:table-cell>
          <table:table-cell office:value-type="float" office:value="0.592305313752145" table:style-name="ce1">
            <text:p>0.592305313752145</text:p>
          </table:table-cell>
          <table:table-cell office:value-type="float" office:value="0.592305313752145" table:style-name="ce1">
            <text:p>0.592305313752145</text:p>
          </table:table-cell>
          <table:table-cell office:value-type="float" office:value="0.592305313752145" table:style-name="ce1">
            <text:p>0.592305313752145</text:p>
          </table:table-cell>
          <table:table-cell office:value-type="float" office:value="0.592305313752145" table:style-name="ce1">
            <text:p>0.592305313752145</text:p>
          </table:table-cell>
          <table:table-cell office:value-type="float" office:value="0.592305313752145" table:style-name="ce1">
            <text:p>0.592305313752145</text:p>
          </table:table-cell>
          <table:table-cell office:value-type="float" office:value="0.592305313752145" table:style-name="ce1">
            <text:p>0.592305313752145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11" table:style-name="ce1">
            <text:p>11</text:p>
          </table:table-cell>
          <table:table-cell office:value-type="float" office:value="0.348235694677409" table:style-name="ce1">
            <text:p>0.348235694677409</text:p>
          </table:table-cell>
          <table:table-cell office:value-type="float" office:value="0.0460109035942876" table:style-name="ce1">
            <text:p>0.0460109035942876</text:p>
          </table:table-cell>
          <table:table-cell office:value-type="float" office:value="0.285576360013849" table:style-name="ce1">
            <text:p>0.285576360013849</text:p>
          </table:table-cell>
          <table:table-cell office:value-type="float" office:value="0.266803033578758" table:style-name="ce1">
            <text:p>0.266803033578758</text:p>
          </table:table-cell>
          <table:table-cell office:value-type="float" office:value="0.940313411640797" table:style-name="ce1">
            <text:p>0.940313411640797</text:p>
          </table:table-cell>
          <table:table-cell office:value-type="float" office:value="0.149882874434713" table:style-name="ce1">
            <text:p>0.149882874434713</text:p>
          </table:table-cell>
          <table:table-cell office:value-type="float" office:value="0.724691589914241" table:style-name="ce1">
            <text:p>0.724691589914241</text:p>
          </table:table-cell>
          <table:table-cell office:value-type="float" office:value="0.226038144004905" table:style-name="ce1">
            <text:p>0.226038144004905</text:p>
          </table:table-cell>
          <table:table-cell office:value-type="float" office:value="0.0376161718809393" table:style-name="ce1">
            <text:p>0.0376161718809393</text:p>
          </table:table-cell>
          <table:table-cell office:value-type="float" office:value="0.0592532628520649" table:style-name="ce1">
            <text:p>0.0592532628520649</text:p>
          </table:table-cell>
          <table:table-cell office:value-type="float" office:value="0.361200131191992" table:style-name="ce1">
            <text:p>0.361200131191992</text:p>
          </table:table-cell>
          <table:table-cell office:value-type="float" office:value="0.459345327071314" table:style-name="ce1">
            <text:p>0.459345327071314</text:p>
          </table:table-cell>
          <table:table-cell office:value-type="float" office:value="0.447032733733442" table:style-name="ce1">
            <text:p>0.447032733733442</text:p>
          </table:table-cell>
          <table:table-cell office:value-type="float" office:value="0.151859707350106" table:style-name="ce1">
            <text:p>0.151859707350106</text:p>
          </table:table-cell>
          <table:table-cell office:value-type="float" office:value="0.33257170561281" table:style-name="ce1">
            <text:p>0.33257170561281</text:p>
          </table:table-cell>
          <table:table-cell office:value-type="float" office:value="0.367679057312028" table:style-name="ce1">
            <text:p>0.367679057312028</text:p>
          </table:table-cell>
          <table:table-cell office:value-type="float" office:value="0.438802390593152" table:style-name="ce1">
            <text:p>0.438802390593152</text:p>
          </table:table-cell>
          <table:table-cell office:value-type="float" office:value="0.5222119801141" table:style-name="ce1">
            <text:p>0.5222119801141</text:p>
          </table:table-cell>
          <table:table-cell office:value-type="float" office:value="0.250136588719672" table:style-name="ce1">
            <text:p>0.250136588719672</text:p>
          </table:table-cell>
          <table:table-cell office:value-type="float" office:value="0.723519589051064" table:style-name="ce1">
            <text:p>0.723519589051064</text:p>
          </table:table-cell>
          <table:table-cell office:value-type="float" office:value="0.348235694677409" table:style-name="ce1">
            <text:p>0.348235694677409</text:p>
          </table:table-cell>
          <table:table-cell office:value-type="float" office:value="0.403220971129053" table:style-name="ce1">
            <text:p>0.403220971129053</text:p>
          </table:table-cell>
          <table:table-cell office:value-type="float" office:value="0.701910000101921" table:style-name="ce1">
            <text:p>0.701910000101921</text:p>
          </table:table-cell>
          <table:table-cell office:value-type="float" office:value="0.881647525736815" table:style-name="ce1">
            <text:p>0.881647525736815</text:p>
          </table:table-cell>
          <table:table-cell office:value-type="float" office:value="0.575228558486588" table:style-name="ce1">
            <text:p>0.575228558486588</text:p>
          </table:table-cell>
          <table:table-cell office:value-type="float" office:value="0.509491161756469" table:style-name="ce1">
            <text:p>0.509491161756469</text:p>
          </table:table-cell>
          <table:table-cell office:value-type="float" office:value="0.650420973416271" table:style-name="ce1">
            <text:p>0.650420973416271</text:p>
          </table:table-cell>
          <table:table-cell office:value-type="float" office:value="0.686884685665008" table:style-name="ce1">
            <text:p>0.686884685665008</text:p>
          </table:table-cell>
          <table:table-cell office:value-type="float" office:value="0.609269257714824" table:style-name="ce1">
            <text:p>0.609269257714824</text:p>
          </table:table-cell>
          <table:table-cell office:value-type="float" office:value="0.522225148663124" table:style-name="ce1">
            <text:p>0.522225148663124</text:p>
          </table:table-cell>
          <table:table-cell office:value-type="float" office:value="0.680247736956679" table:style-name="ce1">
            <text:p>0.680247736956679</text:p>
          </table:table-cell>
          <table:table-cell office:value-type="float" office:value="0.902598687234735" table:style-name="ce1">
            <text:p>0.902598687234735</text:p>
          </table:table-cell>
          <table:table-cell office:value-type="float" office:value="0.514969278150646" table:style-name="ce1">
            <text:p>0.514969278150646</text:p>
          </table:table-cell>
          <table:table-cell office:value-type="float" office:value="0.670832224404188" table:style-name="ce1">
            <text:p>0.670832224404188</text:p>
          </table:table-cell>
          <table:table-cell office:value-type="float" office:value="0.628758710271029" table:style-name="ce1">
            <text:p>0.628758710271029</text:p>
          </table:table-cell>
          <table:table-cell office:value-type="float" office:value="0.664300624088055" table:style-name="ce1">
            <text:p>0.664300624088055</text:p>
          </table:table-cell>
          <table:table-cell office:value-type="float" office:value="0.596285068376704" table:style-name="ce1">
            <text:p>0.596285068376704</text:p>
          </table:table-cell>
          <table:table-cell office:value-type="float" office:value="0.413176394191547" table:style-name="ce1">
            <text:p>0.413176394191547</text:p>
          </table:table-cell>
          <table:table-cell office:value-type="float" office:value="0.505027023637176" table:style-name="ce1">
            <text:p>0.505027023637176</text:p>
          </table:table-cell>
          <table:table-cell office:value-type="float" office:value="0.451444197656637" table:style-name="ce1">
            <text:p>0.451444197656637</text:p>
          </table:table-cell>
          <table:table-cell office:value-type="float" office:value="0" table:style-name="ce1">
            <text:p>0</text:p>
          </table:table-cell>
          <table:table-cell office:value-type="float" office:value="0.410885066661291" table:style-name="ce1">
            <text:p>0.410885066661291</text:p>
          </table:table-cell>
          <table:table-cell office:value-type="float" office:value="0.876340600479956" table:style-name="ce1">
            <text:p>0.876340600479956</text:p>
          </table:table-cell>
          <table:table-cell office:value-type="float" office:value="0.115185298316977" table:style-name="ce1">
            <text:p>0.115185298316977</text:p>
          </table:table-cell>
          <table:table-cell office:value-type="float" office:value="1.40866328788702" table:style-name="ce1">
            <text:p>1.40866328788702</text:p>
          </table:table-cell>
          <table:table-cell office:value-type="float" office:value="0.794238270946213" table:style-name="ce1">
            <text:p>0.794238270946213</text:p>
          </table:table-cell>
          <table:table-cell office:value-type="float" office:value="1.52215022236478" table:style-name="ce1">
            <text:p>1.52215022236478</text:p>
          </table:table-cell>
          <table:table-cell office:value-type="float" office:value="0.534341934861793" table:style-name="ce1">
            <text:p>0.534341934861793</text:p>
          </table:table-cell>
          <table:table-cell office:value-type="float" office:value="0.791477947814293" table:style-name="ce1">
            <text:p>0.791477947814293</text:p>
          </table:table-cell>
          <table:table-cell office:value-type="float" office:value="1.18791105928236" table:style-name="ce1">
            <text:p>1.18791105928236</text:p>
          </table:table-cell>
          <table:table-cell office:value-type="float" office:value="0.826721349027615" table:style-name="ce1">
            <text:p>0.826721349027615</text:p>
          </table:table-cell>
          <table:table-cell office:value-type="float" office:value="0.5941619824989" table:style-name="ce1">
            <text:p>0.5941619824989</text:p>
          </table:table-cell>
          <table:table-cell office:value-type="float" office:value="0.698237477840369" table:style-name="ce1">
            <text:p>0.698237477840369</text:p>
          </table:table-cell>
          <table:table-cell office:value-type="float" office:value="0.926380841597469" table:style-name="ce1">
            <text:p>0.926380841597469</text:p>
          </table:table-cell>
          <table:table-cell office:value-type="float" office:value="0.699822763812117" table:style-name="ce1">
            <text:p>0.699822763812117</text:p>
          </table:table-cell>
          <table:table-cell office:value-type="float" office:value="0.929480705615571" table:style-name="ce1">
            <text:p>0.929480705615571</text:p>
          </table:table-cell>
          <table:table-cell office:value-type="float" office:value="0.904829323057311" table:style-name="ce1">
            <text:p>0.904829323057311</text:p>
          </table:table-cell>
          <table:table-cell office:value-type="float" office:value="0.219587390527061" table:style-name="ce1">
            <text:p>0.219587390527061</text:p>
          </table:table-cell>
          <table:table-cell office:value-type="float" office:value="1.02847891481206" table:style-name="ce1">
            <text:p>1.02847891481206</text:p>
          </table:table-cell>
          <table:table-cell office:value-type="float" office:value="0.943657973198809" table:style-name="ce1">
            <text:p>0.943657973198809</text:p>
          </table:table-cell>
          <table:table-cell office:value-type="float" office:value="0.988311099416899" table:style-name="ce1">
            <text:p>0.988311099416899</text:p>
          </table:table-cell>
          <table:table-cell office:value-type="float" office:value="0.423161935727673" table:style-name="ce1">
            <text:p>0.423161935727673</text:p>
          </table:table-cell>
          <table:table-cell office:value-type="float" office:value="0.578693226216178" table:style-name="ce1">
            <text:p>0.578693226216178</text:p>
          </table:table-cell>
          <table:table-cell office:value-type="float" office:value="0.578693226216178" table:style-name="ce1">
            <text:p>0.578693226216178</text:p>
          </table:table-cell>
          <table:table-cell office:value-type="float" office:value="0.578693226216178" table:style-name="ce1">
            <text:p>0.578693226216178</text:p>
          </table:table-cell>
          <table:table-cell office:value-type="float" office:value="0.578693226216178" table:style-name="ce1">
            <text:p>0.578693226216178</text:p>
          </table:table-cell>
          <table:table-cell office:value-type="float" office:value="0.578693226216178" table:style-name="ce1">
            <text:p>0.578693226216178</text:p>
          </table:table-cell>
          <table:table-cell office:value-type="float" office:value="0.578693226216178" table:style-name="ce1">
            <text:p>0.578693226216178</text:p>
          </table:table-cell>
          <table:table-cell office:value-type="float" office:value="0.578693226216178" table:style-name="ce1">
            <text:p>0.578693226216178</text:p>
          </table:table-cell>
          <table:table-cell office:value-type="float" office:value="0.578693226216178" table:style-name="ce1">
            <text:p>0.578693226216178</text:p>
          </table:table-cell>
          <table:table-cell office:value-type="float" office:value="0.578693226216178" table:style-name="ce1">
            <text:p>0.578693226216178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12" table:style-name="ce1">
            <text:p>12</text:p>
          </table:table-cell>
          <table:table-cell office:value-type="float" office:value="0.155329620018052" table:style-name="ce1">
            <text:p>0.155329620018052</text:p>
          </table:table-cell>
          <table:table-cell office:value-type="float" office:value="0.0441163441656781" table:style-name="ce1">
            <text:p>0.0441163441656781</text:p>
          </table:table-cell>
          <table:table-cell office:value-type="float" office:value="0.250247325785332" table:style-name="ce1">
            <text:p>0.250247325785332</text:p>
          </table:table-cell>
          <table:table-cell office:value-type="float" office:value="0.123125933378728" table:style-name="ce1">
            <text:p>0.123125933378728</text:p>
          </table:table-cell>
          <table:table-cell office:value-type="float" office:value="0.959289290785048" table:style-name="ce1">
            <text:p>0.959289290785048</text:p>
          </table:table-cell>
          <table:table-cell office:value-type="float" office:value="0.0690927489167785" table:style-name="ce1">
            <text:p>0.0690927489167785</text:p>
          </table:table-cell>
          <table:table-cell office:value-type="float" office:value="0.537513834080526" table:style-name="ce1">
            <text:p>0.537513834080526</text:p>
          </table:table-cell>
          <table:table-cell office:value-type="float" office:value="0.143273813386156" table:style-name="ce1">
            <text:p>0.143273813386156</text:p>
          </table:table-cell>
          <table:table-cell office:value-type="float" office:value="0.0313885716946392" table:style-name="ce1">
            <text:p>0.0313885716946392</text:p>
          </table:table-cell>
          <table:table-cell office:value-type="float" office:value="0.0491876519523237" table:style-name="ce1">
            <text:p>0.0491876519523237</text:p>
          </table:table-cell>
          <table:table-cell office:value-type="float" office:value="0.076812146459692" table:style-name="ce1">
            <text:p>0.076812146459692</text:p>
          </table:table-cell>
          <table:table-cell office:value-type="float" office:value="0.29961082740458" table:style-name="ce1">
            <text:p>0.29961082740458</text:p>
          </table:table-cell>
          <table:table-cell office:value-type="float" office:value="0.179711188536845" table:style-name="ce1">
            <text:p>0.179711188536845</text:p>
          </table:table-cell>
          <table:table-cell office:value-type="float" office:value="0.146987344211055" table:style-name="ce1">
            <text:p>0.146987344211055</text:p>
          </table:table-cell>
          <table:table-cell office:value-type="float" office:value="0.025546985107458" table:style-name="ce1">
            <text:p>0.025546985107458</text:p>
          </table:table-cell>
          <table:table-cell office:value-type="float" office:value="0.154230046174509" table:style-name="ce1">
            <text:p>0.154230046174509</text:p>
          </table:table-cell>
          <table:table-cell office:value-type="float" office:value="0.153690135664506" table:style-name="ce1">
            <text:p>0.153690135664506</text:p>
          </table:table-cell>
          <table:table-cell office:value-type="float" office:value="0.28843072928281" table:style-name="ce1">
            <text:p>0.28843072928281</text:p>
          </table:table-cell>
          <table:table-cell office:value-type="float" office:value="0.0578757729625144" table:style-name="ce1">
            <text:p>0.0578757729625144</text:p>
          </table:table-cell>
          <table:table-cell office:value-type="float" office:value="0.42953173207993" table:style-name="ce1">
            <text:p>0.42953173207993</text:p>
          </table:table-cell>
          <table:table-cell office:value-type="float" office:value="0.155329620018052" table:style-name="ce1">
            <text:p>0.155329620018052</text:p>
          </table:table-cell>
          <table:table-cell office:value-type="float" office:value="0.209511614979204" table:style-name="ce1">
            <text:p>0.209511614979204</text:p>
          </table:table-cell>
          <table:table-cell office:value-type="float" office:value="0.32607961094375" table:style-name="ce1">
            <text:p>0.32607961094375</text:p>
          </table:table-cell>
          <table:table-cell office:value-type="float" office:value="0.583840789548586" table:style-name="ce1">
            <text:p>0.583840789548586</text:p>
          </table:table-cell>
          <table:table-cell office:value-type="float" office:value="0.299926872581167" table:style-name="ce1">
            <text:p>0.299926872581167</text:p>
          </table:table-cell>
          <table:table-cell office:value-type="float" office:value="0.258432774605084" table:style-name="ce1">
            <text:p>0.258432774605084</text:p>
          </table:table-cell>
          <table:table-cell office:value-type="float" office:value="0.221995399454395" table:style-name="ce1">
            <text:p>0.221995399454395</text:p>
          </table:table-cell>
          <table:table-cell office:value-type="float" office:value="0.290261157597211" table:style-name="ce1">
            <text:p>0.290261157597211</text:p>
          </table:table-cell>
          <table:table-cell office:value-type="float" office:value="0.280187217593497" table:style-name="ce1">
            <text:p>0.280187217593497</text:p>
          </table:table-cell>
          <table:table-cell office:value-type="float" office:value="0.303179504190209" table:style-name="ce1">
            <text:p>0.303179504190209</text:p>
          </table:table-cell>
          <table:table-cell office:value-type="float" office:value="0.290656214067945" table:style-name="ce1">
            <text:p>0.290656214067945</text:p>
          </table:table-cell>
          <table:table-cell office:value-type="float" office:value="0.482390287864124" table:style-name="ce1">
            <text:p>0.482390287864124</text:p>
          </table:table-cell>
          <table:table-cell office:value-type="float" office:value="0.166410954022137" table:style-name="ce1">
            <text:p>0.166410954022137</text:p>
          </table:table-cell>
          <table:table-cell office:value-type="float" office:value="0.355827363190012" table:style-name="ce1">
            <text:p>0.355827363190012</text:p>
          </table:table-cell>
          <table:table-cell office:value-type="float" office:value="0.159945196451126" table:style-name="ce1">
            <text:p>0.159945196451126</text:p>
          </table:table-cell>
          <table:table-cell office:value-type="float" office:value="0.323050844668123" table:style-name="ce1">
            <text:p>0.323050844668123</text:p>
          </table:table-cell>
          <table:table-cell office:value-type="float" office:value="0.193419648071311" table:style-name="ce1">
            <text:p>0.193419648071311</text:p>
          </table:table-cell>
          <table:table-cell office:value-type="float" office:value="0.132304412048779" table:style-name="ce1">
            <text:p>0.132304412048779</text:p>
          </table:table-cell>
          <table:table-cell office:value-type="float" office:value="0.140521586640043" table:style-name="ce1">
            <text:p>0.140521586640043</text:p>
          </table:table-cell>
          <table:table-cell office:value-type="float" office:value="0.178578693320741" table:style-name="ce1">
            <text:p>0.178578693320741</text:p>
          </table:table-cell>
          <table:table-cell office:value-type="float" office:value="0" table:style-name="ce1">
            <text:p>0</text:p>
          </table:table-cell>
          <table:table-cell office:value-type="float" office:value="0.145275432837875" table:style-name="ce1">
            <text:p>0.145275432837875</text:p>
          </table:table-cell>
          <table:table-cell office:value-type="float" office:value="0.305154786543878" table:style-name="ce1">
            <text:p>0.305154786543878</text:p>
          </table:table-cell>
          <table:table-cell office:value-type="float" office:value="0.0347254637775086" table:style-name="ce1">
            <text:p>0.0347254637775086</text:p>
          </table:table-cell>
          <table:table-cell office:value-type="float" office:value="0.353227997855457" table:style-name="ce1">
            <text:p>0.353227997855457</text:p>
          </table:table-cell>
          <table:table-cell office:value-type="float" office:value="0.441231453195158" table:style-name="ce1">
            <text:p>0.441231453195158</text:p>
          </table:table-cell>
          <table:table-cell office:value-type="float" office:value="0.593973570875478" table:style-name="ce1">
            <text:p>0.593973570875478</text:p>
          </table:table-cell>
          <table:table-cell office:value-type="float" office:value="0.201172189868763" table:style-name="ce1">
            <text:p>0.201172189868763</text:p>
          </table:table-cell>
          <table:table-cell office:value-type="float" office:value="0.266945987668282" table:style-name="ce1">
            <text:p>0.266945987668282</text:p>
          </table:table-cell>
          <table:table-cell office:value-type="float" office:value="0.388009154934289" table:style-name="ce1">
            <text:p>0.388009154934289</text:p>
          </table:table-cell>
          <table:table-cell office:value-type="float" office:value="0.293597590302699" table:style-name="ce1">
            <text:p>0.293597590302699</text:p>
          </table:table-cell>
          <table:table-cell office:value-type="float" office:value="0.26093509978838" table:style-name="ce1">
            <text:p>0.26093509978838</text:p>
          </table:table-cell>
          <table:table-cell office:value-type="float" office:value="0.177991989260424" table:style-name="ce1">
            <text:p>0.177991989260424</text:p>
          </table:table-cell>
          <table:table-cell office:value-type="float" office:value="0.384496870871347" table:style-name="ce1">
            <text:p>0.384496870871347</text:p>
          </table:table-cell>
          <table:table-cell office:value-type="float" office:value="0.197525097932063" table:style-name="ce1">
            <text:p>0.197525097932063</text:p>
          </table:table-cell>
          <table:table-cell office:value-type="float" office:value="0.459968110652052" table:style-name="ce1">
            <text:p>0.459968110652052</text:p>
          </table:table-cell>
          <table:table-cell office:value-type="float" office:value="0.271404158075404" table:style-name="ce1">
            <text:p>0.271404158075404</text:p>
          </table:table-cell>
          <table:table-cell office:value-type="float" office:value="0.0661369079941643" table:style-name="ce1">
            <text:p>0.0661369079941643</text:p>
          </table:table-cell>
          <table:table-cell office:value-type="float" office:value="0.299687328232736" table:style-name="ce1">
            <text:p>0.299687328232736</text:p>
          </table:table-cell>
          <table:table-cell office:value-type="float" office:value="0.442017382499227" table:style-name="ce1">
            <text:p>0.442017382499227</text:p>
          </table:table-cell>
          <table:table-cell office:value-type="float" office:value="0.229607917731792" table:style-name="ce1">
            <text:p>0.229607917731792</text:p>
          </table:table-cell>
          <table:table-cell office:value-type="float" office:value="0.0933630303779391" table:style-name="ce1">
            <text:p>0.0933630303779391</text:p>
          </table:table-cell>
          <table:table-cell office:value-type="float" office:value="0.248924021373832" table:style-name="ce1">
            <text:p>0.248924021373832</text:p>
          </table:table-cell>
          <table:table-cell office:value-type="float" office:value="0.248924021373832" table:style-name="ce1">
            <text:p>0.248924021373832</text:p>
          </table:table-cell>
          <table:table-cell office:value-type="float" office:value="0.248924021373832" table:style-name="ce1">
            <text:p>0.248924021373832</text:p>
          </table:table-cell>
          <table:table-cell office:value-type="float" office:value="0.248924021373832" table:style-name="ce1">
            <text:p>0.248924021373832</text:p>
          </table:table-cell>
          <table:table-cell office:value-type="float" office:value="0.248924021373832" table:style-name="ce1">
            <text:p>0.248924021373832</text:p>
          </table:table-cell>
          <table:table-cell office:value-type="float" office:value="0.248924021373832" table:style-name="ce1">
            <text:p>0.248924021373832</text:p>
          </table:table-cell>
          <table:table-cell office:value-type="float" office:value="0.248924021373832" table:style-name="ce1">
            <text:p>0.248924021373832</text:p>
          </table:table-cell>
          <table:table-cell office:value-type="float" office:value="0.248924021373832" table:style-name="ce1">
            <text:p>0.248924021373832</text:p>
          </table:table-cell>
          <table:table-cell office:value-type="float" office:value="0.248924021373832" table:style-name="ce1">
            <text:p>0.248924021373832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13" table:style-name="ce1">
            <text:p>13</text:p>
          </table:table-cell>
          <table:table-cell office:value-type="float" office:value="0.49040334994551" table:style-name="ce1">
            <text:p>0.49040334994551</text:p>
          </table:table-cell>
          <table:table-cell office:value-type="float" office:value="0.0627429190899229" table:style-name="ce1">
            <text:p>0.0627429190899229</text:p>
          </table:table-cell>
          <table:table-cell office:value-type="float" office:value="0.457069380331445" table:style-name="ce1">
            <text:p>0.457069380331445</text:p>
          </table:table-cell>
          <table:table-cell office:value-type="float" office:value="0.366628865527327" table:style-name="ce1">
            <text:p>0.366628865527327</text:p>
          </table:table-cell>
          <table:table-cell office:value-type="float" office:value="1.09433276103091" table:style-name="ce1">
            <text:p>1.09433276103091</text:p>
          </table:table-cell>
          <table:table-cell office:value-type="float" office:value="0.140810990512688" table:style-name="ce1">
            <text:p>0.140810990512688</text:p>
          </table:table-cell>
          <table:table-cell office:value-type="float" office:value="1.12816276347476" table:style-name="ce1">
            <text:p>1.12816276347476</text:p>
          </table:table-cell>
          <table:table-cell office:value-type="float" office:value="0.473014280958707" table:style-name="ce1">
            <text:p>0.473014280958707</text:p>
          </table:table-cell>
          <table:table-cell office:value-type="float" office:value="0.0604670031827805" table:style-name="ce1">
            <text:p>0.0604670031827805</text:p>
          </table:table-cell>
          <table:table-cell office:value-type="float" office:value="0.10466279661482" table:style-name="ce1">
            <text:p>0.10466279661482</text:p>
          </table:table-cell>
          <table:table-cell office:value-type="float" office:value="0.38945983739849" table:style-name="ce1">
            <text:p>0.38945983739849</text:p>
          </table:table-cell>
          <table:table-cell office:value-type="float" office:value="0.770044072754491" table:style-name="ce1">
            <text:p>0.770044072754491</text:p>
          </table:table-cell>
          <table:table-cell office:value-type="float" office:value="0.604607591360164" table:style-name="ce1">
            <text:p>0.604607591360164</text:p>
          </table:table-cell>
          <table:table-cell office:value-type="float" office:value="0.316940637920773" table:style-name="ce1">
            <text:p>0.316940637920773</text:p>
          </table:table-cell>
          <table:table-cell office:value-type="float" office:value="0.383336462102115" table:style-name="ce1">
            <text:p>0.383336462102115</text:p>
          </table:table-cell>
          <table:table-cell office:value-type="float" office:value="0.401206183128311" table:style-name="ce1">
            <text:p>0.401206183128311</text:p>
          </table:table-cell>
          <table:table-cell office:value-type="float" office:value="0.619869939679517" table:style-name="ce1">
            <text:p>0.619869939679517</text:p>
          </table:table-cell>
          <table:table-cell office:value-type="float" office:value="0.60090722908429" table:style-name="ce1">
            <text:p>0.60090722908429</text:p>
          </table:table-cell>
          <table:table-cell office:value-type="float" office:value="0.470512256644059" table:style-name="ce1">
            <text:p>0.470512256644059</text:p>
          </table:table-cell>
          <table:table-cell office:value-type="float" office:value="1.02506619316224" table:style-name="ce1">
            <text:p>1.02506619316224</text:p>
          </table:table-cell>
          <table:table-cell office:value-type="float" office:value="0.49040334994551" table:style-name="ce1">
            <text:p>0.49040334994551</text:p>
          </table:table-cell>
          <table:table-cell office:value-type="float" office:value="0.685883875939149" table:style-name="ce1">
            <text:p>0.685883875939149</text:p>
          </table:table-cell>
          <table:table-cell office:value-type="float" office:value="1.15752862779931" table:style-name="ce1">
            <text:p>1.15752862779931</text:p>
          </table:table-cell>
          <table:table-cell office:value-type="float" office:value="1.14179221171508" table:style-name="ce1">
            <text:p>1.14179221171508</text:p>
          </table:table-cell>
          <table:table-cell office:value-type="float" office:value="0.828249059442618" table:style-name="ce1">
            <text:p>0.828249059442618</text:p>
          </table:table-cell>
          <table:table-cell office:value-type="float" office:value="0.666921165343923" table:style-name="ce1">
            <text:p>0.666921165343923</text:p>
          </table:table-cell>
          <table:table-cell office:value-type="float" office:value="0.8568774850218" table:style-name="ce1">
            <text:p>0.8568774850218</text:p>
          </table:table-cell>
          <table:table-cell office:value-type="float" office:value="1.02314358500467" table:style-name="ce1">
            <text:p>1.02314358500467</text:p>
          </table:table-cell>
          <table:table-cell office:value-type="float" office:value="1.02868754414397" table:style-name="ce1">
            <text:p>1.02868754414397</text:p>
          </table:table-cell>
          <table:table-cell office:value-type="float" office:value="0.81102459731862" table:style-name="ce1">
            <text:p>0.81102459731862</text:p>
          </table:table-cell>
          <table:table-cell office:value-type="float" office:value="0.914832269278461" table:style-name="ce1">
            <text:p>0.914832269278461</text:p>
          </table:table-cell>
          <table:table-cell office:value-type="float" office:value="1.18645993000606" table:style-name="ce1">
            <text:p>1.18645993000606</text:p>
          </table:table-cell>
          <table:table-cell office:value-type="float" office:value="0.721201924422759" table:style-name="ce1">
            <text:p>0.721201924422759</text:p>
          </table:table-cell>
          <table:table-cell office:value-type="float" office:value="0.893578231152978" table:style-name="ce1">
            <text:p>0.893578231152978</text:p>
          </table:table-cell>
          <table:table-cell office:value-type="float" office:value="0.781184665229187" table:style-name="ce1">
            <text:p>0.781184665229187</text:p>
          </table:table-cell>
          <table:table-cell office:value-type="float" office:value="0.921047824418007" table:style-name="ce1">
            <text:p>0.921047824418007</text:p>
          </table:table-cell>
          <table:table-cell office:value-type="float" office:value="0.669765571933207" table:style-name="ce1">
            <text:p>0.669765571933207</text:p>
          </table:table-cell>
          <table:table-cell office:value-type="float" office:value="0.470209380016496" table:style-name="ce1">
            <text:p>0.470209380016496</text:p>
          </table:table-cell>
          <table:table-cell office:value-type="float" office:value="0.624676460073446" table:style-name="ce1">
            <text:p>0.624676460073446</text:p>
          </table:table-cell>
          <table:table-cell office:value-type="float" office:value="0.667487412951975" table:style-name="ce1">
            <text:p>0.667487412951975</text:p>
          </table:table-cell>
          <table:table-cell office:value-type="float" office:value="0" table:style-name="ce1">
            <text:p>0</text:p>
          </table:table-cell>
          <table:table-cell office:value-type="float" office:value="0.726087456110834" table:style-name="ce1">
            <text:p>0.726087456110834</text:p>
          </table:table-cell>
          <table:table-cell office:value-type="float" office:value="1.65641910759109" table:style-name="ce1">
            <text:p>1.65641910759109</text:p>
          </table:table-cell>
          <table:table-cell office:value-type="float" office:value="0.398480293480247" table:style-name="ce1">
            <text:p>0.398480293480247</text:p>
          </table:table-cell>
          <table:table-cell office:value-type="float" office:value="1.48201440409142" table:style-name="ce1">
            <text:p>1.48201440409142</text:p>
          </table:table-cell>
          <table:table-cell office:value-type="float" office:value="1.22831265364863" table:style-name="ce1">
            <text:p>1.22831265364863</text:p>
          </table:table-cell>
          <table:table-cell office:value-type="float" office:value="1.81734201212316" table:style-name="ce1">
            <text:p>1.81734201212316</text:p>
          </table:table-cell>
          <table:table-cell office:value-type="float" office:value="0.910133845904748" table:style-name="ce1">
            <text:p>0.910133845904748</text:p>
          </table:table-cell>
          <table:table-cell office:value-type="float" office:value="0.80196129053069" table:style-name="ce1">
            <text:p>0.80196129053069</text:p>
          </table:table-cell>
          <table:table-cell office:value-type="float" office:value="1.43660905982258" table:style-name="ce1">
            <text:p>1.43660905982258</text:p>
          </table:table-cell>
          <table:table-cell office:value-type="float" office:value="0.901919727638449" table:style-name="ce1">
            <text:p>0.901919727638449</text:p>
          </table:table-cell>
          <table:table-cell office:value-type="float" office:value="0.701452045826331" table:style-name="ce1">
            <text:p>0.701452045826331</text:p>
          </table:table-cell>
          <table:table-cell office:value-type="float" office:value="0.834642065114605" table:style-name="ce1">
            <text:p>0.834642065114605</text:p>
          </table:table-cell>
          <table:table-cell office:value-type="float" office:value="1.41302489555159" table:style-name="ce1">
            <text:p>1.41302489555159</text:p>
          </table:table-cell>
          <table:table-cell office:value-type="float" office:value="0.933249366616888" table:style-name="ce1">
            <text:p>0.933249366616888</text:p>
          </table:table-cell>
          <table:table-cell office:value-type="float" office:value="1.05061466651355" table:style-name="ce1">
            <text:p>1.05061466651355</text:p>
          </table:table-cell>
          <table:table-cell office:value-type="float" office:value="0.908436141473839" table:style-name="ce1">
            <text:p>0.908436141473839</text:p>
          </table:table-cell>
          <table:table-cell office:value-type="float" office:value="0.43276467194212" table:style-name="ce1">
            <text:p>0.43276467194212</text:p>
          </table:table-cell>
          <table:table-cell office:value-type="float" office:value="1.28474157775273" table:style-name="ce1">
            <text:p>1.28474157775273</text:p>
          </table:table-cell>
          <table:table-cell office:value-type="float" office:value="0.9267452088219" table:style-name="ce1">
            <text:p>0.9267452088219</text:p>
          </table:table-cell>
          <table:table-cell office:value-type="float" office:value="0.992596428228616" table:style-name="ce1">
            <text:p>0.992596428228616</text:p>
          </table:table-cell>
          <table:table-cell office:value-type="float" office:value="0.613859067849075" table:style-name="ce1">
            <text:p>0.613859067849075</text:p>
          </table:table-cell>
          <table:table-cell office:value-type="float" office:value="0.773429139866026" table:style-name="ce1">
            <text:p>0.773429139866026</text:p>
          </table:table-cell>
          <table:table-cell office:value-type="float" office:value="0.773429139866026" table:style-name="ce1">
            <text:p>0.773429139866026</text:p>
          </table:table-cell>
          <table:table-cell office:value-type="float" office:value="0.773429139866026" table:style-name="ce1">
            <text:p>0.773429139866026</text:p>
          </table:table-cell>
          <table:table-cell office:value-type="float" office:value="0.773429139866026" table:style-name="ce1">
            <text:p>0.773429139866026</text:p>
          </table:table-cell>
          <table:table-cell office:value-type="float" office:value="0.773429139866026" table:style-name="ce1">
            <text:p>0.773429139866026</text:p>
          </table:table-cell>
          <table:table-cell office:value-type="float" office:value="0.773429139866026" table:style-name="ce1">
            <text:p>0.773429139866026</text:p>
          </table:table-cell>
          <table:table-cell office:value-type="float" office:value="0.773429139866026" table:style-name="ce1">
            <text:p>0.773429139866026</text:p>
          </table:table-cell>
          <table:table-cell office:value-type="float" office:value="0.773429139866026" table:style-name="ce1">
            <text:p>0.773429139866026</text:p>
          </table:table-cell>
          <table:table-cell office:value-type="float" office:value="0.773429139866026" table:style-name="ce1">
            <text:p>0.773429139866026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14" table:style-name="ce1">
            <text:p>14</text:p>
          </table:table-cell>
          <table:table-cell office:value-type="float" office:value="0.433686409297148" table:style-name="ce1">
            <text:p>0.433686409297148</text:p>
          </table:table-cell>
          <table:table-cell office:value-type="float" office:value="0.0663059131121143" table:style-name="ce1">
            <text:p>0.0663059131121143</text:p>
          </table:table-cell>
          <table:table-cell office:value-type="float" office:value="0.486510242188542" table:style-name="ce1">
            <text:p>0.486510242188542</text:p>
          </table:table-cell>
          <table:table-cell office:value-type="float" office:value="0.297670935526413" table:style-name="ce1">
            <text:p>0.297670935526413</text:p>
          </table:table-cell>
          <table:table-cell office:value-type="float" office:value="1.0567497221151" table:style-name="ce1">
            <text:p>1.0567497221151</text:p>
          </table:table-cell>
          <table:table-cell office:value-type="float" office:value="0.125788967688423" table:style-name="ce1">
            <text:p>0.125788967688423</text:p>
          </table:table-cell>
          <table:table-cell office:value-type="float" office:value="1.0866291598516" table:style-name="ce1">
            <text:p>1.0866291598516</text:p>
          </table:table-cell>
          <table:table-cell office:value-type="float" office:value="0.459779889189121" table:style-name="ce1">
            <text:p>0.459779889189121</text:p>
          </table:table-cell>
          <table:table-cell office:value-type="float" office:value="0.0556756012730069" table:style-name="ce1">
            <text:p>0.0556756012730069</text:p>
          </table:table-cell>
          <table:table-cell office:value-type="float" office:value="0.0925009473795525" table:style-name="ce1">
            <text:p>0.0925009473795525</text:p>
          </table:table-cell>
          <table:table-cell office:value-type="float" office:value="0.185373664617364" table:style-name="ce1">
            <text:p>0.185373664617364</text:p>
          </table:table-cell>
          <table:table-cell office:value-type="float" office:value="0.841246417329762" table:style-name="ce1">
            <text:p>0.841246417329762</text:p>
          </table:table-cell>
          <table:table-cell office:value-type="float" office:value="0.503934034068146" table:style-name="ce1">
            <text:p>0.503934034068146</text:p>
          </table:table-cell>
          <table:table-cell office:value-type="float" office:value="0.230541787771272" table:style-name="ce1">
            <text:p>0.230541787771272</text:p>
          </table:table-cell>
          <table:table-cell office:value-type="float" office:value="0.216293417726803" table:style-name="ce1">
            <text:p>0.216293417726803</text:p>
          </table:table-cell>
          <table:table-cell office:value-type="float" office:value="0.301046199248246" table:style-name="ce1">
            <text:p>0.301046199248246</text:p>
          </table:table-cell>
          <table:table-cell office:value-type="float" office:value="0.534485067804899" table:style-name="ce1">
            <text:p>0.534485067804899</text:p>
          </table:table-cell>
          <table:table-cell office:value-type="float" office:value="0.54868076365327" table:style-name="ce1">
            <text:p>0.54868076365327</text:p>
          </table:table-cell>
          <table:table-cell office:value-type="float" office:value="0.384982530730172" table:style-name="ce1">
            <text:p>0.384982530730172</text:p>
          </table:table-cell>
          <table:table-cell office:value-type="float" office:value="0.961106550550423" table:style-name="ce1">
            <text:p>0.961106550550423</text:p>
          </table:table-cell>
          <table:table-cell office:value-type="float" office:value="0.433686409297148" table:style-name="ce1">
            <text:p>0.433686409297148</text:p>
          </table:table-cell>
          <table:table-cell office:value-type="float" office:value="0.663694870832929" table:style-name="ce1">
            <text:p>0.663694870832929</text:p>
          </table:table-cell>
          <table:table-cell office:value-type="float" office:value="1.04621488289553" table:style-name="ce1">
            <text:p>1.04621488289553</text:p>
          </table:table-cell>
          <table:table-cell office:value-type="float" office:value="1.13724906230164" table:style-name="ce1">
            <text:p>1.13724906230164</text:p>
          </table:table-cell>
          <table:table-cell office:value-type="float" office:value="0.770346949382054" table:style-name="ce1">
            <text:p>0.770346949382054</text:p>
          </table:table-cell>
          <table:table-cell office:value-type="float" office:value="0.723875139874725" table:style-name="ce1">
            <text:p>0.723875139874725</text:p>
          </table:table-cell>
          <table:table-cell office:value-type="float" office:value="0.711654726380023" table:style-name="ce1">
            <text:p>0.711654726380023</text:p>
          </table:table-cell>
          <table:table-cell office:value-type="float" office:value="1.03245374916496" table:style-name="ce1">
            <text:p>1.03245374916496</text:p>
          </table:table-cell>
          <table:table-cell office:value-type="float" office:value="0.847369792626138" table:style-name="ce1">
            <text:p>0.847369792626138</text:p>
          </table:table-cell>
          <table:table-cell office:value-type="float" office:value="0.720806867952025" table:style-name="ce1">
            <text:p>0.720806867952025</text:p>
          </table:table-cell>
          <table:table-cell office:value-type="float" office:value="0.781039811189918" table:style-name="ce1">
            <text:p>0.781039811189918</text:p>
          </table:table-cell>
          <table:table-cell office:value-type="float" office:value="1.09038219632358" table:style-name="ce1">
            <text:p>1.09038219632358</text:p>
          </table:table-cell>
          <table:table-cell office:value-type="float" office:value="0.550735057301087" table:style-name="ce1">
            <text:p>0.550735057301087</text:p>
          </table:table-cell>
          <table:table-cell office:value-type="float" office:value="0.783291633073101" table:style-name="ce1">
            <text:p>0.783291633073101</text:p>
          </table:table-cell>
          <table:table-cell office:value-type="float" office:value="0.494241981986141" table:style-name="ce1">
            <text:p>0.494241981986141</text:p>
          </table:table-cell>
          <table:table-cell office:value-type="float" office:value="0.826023574657483" table:style-name="ce1">
            <text:p>0.826023574657483</text:p>
          </table:table-cell>
          <table:table-cell office:value-type="float" office:value="0.551077439575723" table:style-name="ce1">
            <text:p>0.551077439575723</text:p>
          </table:table-cell>
          <table:table-cell office:value-type="float" office:value="0.381071471669907" table:style-name="ce1">
            <text:p>0.381071471669907</text:p>
          </table:table-cell>
          <table:table-cell office:value-type="float" office:value="0.449482083851992" table:style-name="ce1">
            <text:p>0.449482083851992</text:p>
          </table:table-cell>
          <table:table-cell office:value-type="float" office:value="0.631181723291531" table:style-name="ce1">
            <text:p>0.631181723291531</text:p>
          </table:table-cell>
          <table:table-cell office:value-type="float" office:value="0" table:style-name="ce1">
            <text:p>0</text:p>
          </table:table-cell>
          <table:table-cell office:value-type="float" office:value="0.59589001190597" table:style-name="ce1">
            <text:p>0.59589001190597</text:p>
          </table:table-cell>
          <table:table-cell office:value-type="float" office:value="1.00739400037141" table:style-name="ce1">
            <text:p>1.00739400037141</text:p>
          </table:table-cell>
          <table:table-cell office:value-type="float" office:value="0.229145921574679" table:style-name="ce1">
            <text:p>0.229145921574679</text:p>
          </table:table-cell>
          <table:table-cell office:value-type="float" office:value="1.40232185831144" table:style-name="ce1">
            <text:p>1.40232185831144</text:p>
          </table:table-cell>
          <table:table-cell office:value-type="float" office:value="1.02680020867222" table:style-name="ce1">
            <text:p>1.02680020867222</text:p>
          </table:table-cell>
          <table:table-cell office:value-type="float" office:value="1.33170363913457" table:style-name="ce1">
            <text:p>1.33170363913457</text:p>
          </table:table-cell>
          <table:table-cell office:value-type="float" office:value="0.457673974157129" table:style-name="ce1">
            <text:p>0.457673974157129</text:p>
          </table:table-cell>
          <table:table-cell office:value-type="float" office:value="0.788152532656401" table:style-name="ce1">
            <text:p>0.788152532656401</text:p>
          </table:table-cell>
          <table:table-cell office:value-type="float" office:value="1.12188754108855" table:style-name="ce1">
            <text:p>1.12188754108855</text:p>
          </table:table-cell>
          <table:table-cell office:value-type="float" office:value="0.656022989404733" table:style-name="ce1">
            <text:p>0.656022989404733</text:p>
          </table:table-cell>
          <table:table-cell office:value-type="float" office:value="0.489050294650758" table:style-name="ce1">
            <text:p>0.489050294650758</text:p>
          </table:table-cell>
          <table:table-cell office:value-type="float" office:value="0.570884076393653" table:style-name="ce1">
            <text:p>0.570884076393653</text:p>
          </table:table-cell>
          <table:table-cell office:value-type="float" office:value="0.825058755724104" table:style-name="ce1">
            <text:p>0.825058755724104</text:p>
          </table:table-cell>
          <table:table-cell office:value-type="float" office:value="0.55721653438814" table:style-name="ce1">
            <text:p>0.55721653438814</text:p>
          </table:table-cell>
          <table:table-cell office:value-type="float" office:value="0.984045568824292" table:style-name="ce1">
            <text:p>0.984045568824292</text:p>
          </table:table-cell>
          <table:table-cell office:value-type="float" office:value="0.878965592409357" table:style-name="ce1">
            <text:p>0.878965592409357</text:p>
          </table:table-cell>
          <table:table-cell office:value-type="float" office:value="0.477626693655352" table:style-name="ce1">
            <text:p>0.477626693655352</text:p>
          </table:table-cell>
          <table:table-cell office:value-type="float" office:value="0.83278223241032" table:style-name="ce1">
            <text:p>0.83278223241032</text:p>
          </table:table-cell>
          <table:table-cell office:value-type="float" office:value="1.06304723389324" table:style-name="ce1">
            <text:p>1.06304723389324</text:p>
          </table:table-cell>
          <table:table-cell office:value-type="float" office:value="1.09015908084204" table:style-name="ce1">
            <text:p>1.09015908084204</text:p>
          </table:table-cell>
          <table:table-cell office:value-type="float" office:value="0.487127610457234" table:style-name="ce1">
            <text:p>0.487127610457234</text:p>
          </table:table-cell>
          <table:table-cell office:value-type="float" office:value="0.651093935414107" table:style-name="ce1">
            <text:p>0.651093935414107</text:p>
          </table:table-cell>
          <table:table-cell office:value-type="float" office:value="0.651093935414107" table:style-name="ce1">
            <text:p>0.651093935414107</text:p>
          </table:table-cell>
          <table:table-cell office:value-type="float" office:value="0.651093935414107" table:style-name="ce1">
            <text:p>0.651093935414107</text:p>
          </table:table-cell>
          <table:table-cell office:value-type="float" office:value="0.651093935414107" table:style-name="ce1">
            <text:p>0.651093935414107</text:p>
          </table:table-cell>
          <table:table-cell office:value-type="float" office:value="0.651093935414107" table:style-name="ce1">
            <text:p>0.651093935414107</text:p>
          </table:table-cell>
          <table:table-cell office:value-type="float" office:value="0.651093935414107" table:style-name="ce1">
            <text:p>0.651093935414107</text:p>
          </table:table-cell>
          <table:table-cell office:value-type="float" office:value="0.651093935414107" table:style-name="ce1">
            <text:p>0.651093935414107</text:p>
          </table:table-cell>
          <table:table-cell office:value-type="float" office:value="0.651093935414107" table:style-name="ce1">
            <text:p>0.651093935414107</text:p>
          </table:table-cell>
          <table:table-cell office:value-type="float" office:value="0.651093935414107" table:style-name="ce1">
            <text:p>0.651093935414107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15" table:style-name="ce1">
            <text:p>15</text:p>
          </table:table-cell>
          <table:table-cell office:value-type="float" office:value="0.542530713603744" table:style-name="ce1">
            <text:p>0.542530713603744</text:p>
          </table:table-cell>
          <table:table-cell office:value-type="float" office:value="0.0658671087025202" table:style-name="ce1">
            <text:p>0.0658671087025202</text:p>
          </table:table-cell>
          <table:table-cell office:value-type="float" office:value="0.428364540020774" table:style-name="ce1">
            <text:p>0.428364540020774</text:p>
          </table:table-cell>
          <table:table-cell office:value-type="float" office:value="0.397402118528869" table:style-name="ce1">
            <text:p>0.397402118528869</text:p>
          </table:table-cell>
          <table:table-cell office:value-type="float" office:value="1.00407552601725" table:style-name="ce1">
            <text:p>1.00407552601725</text:p>
          </table:table-cell>
          <table:table-cell office:value-type="float" office:value="0.165072351866539" table:style-name="ce1">
            <text:p>0.165072351866539</text:p>
          </table:table-cell>
          <table:table-cell office:value-type="float" office:value="0.97272121079" table:style-name="ce1">
            <text:p>0.97272121079</text:p>
          </table:table-cell>
          <table:table-cell office:value-type="float" office:value="0.482759007236809" table:style-name="ce1">
            <text:p>0.482759007236809</text:p>
          </table:table-cell>
          <table:table-cell office:value-type="float" office:value="0.0526015258130374" table:style-name="ce1">
            <text:p>0.0526015258130374</text:p>
          </table:table-cell>
          <table:table-cell office:value-type="float" office:value="0.0867475981986075" table:style-name="ce1">
            <text:p>0.0867475981986075</text:p>
          </table:table-cell>
          <table:table-cell office:value-type="float" office:value="0.372643600294251" table:style-name="ce1">
            <text:p>0.372643600294251</text:p>
          </table:table-cell>
          <table:table-cell office:value-type="float" office:value="0.772756793853531" table:style-name="ce1">
            <text:p>0.772756793853531</text:p>
          </table:table-cell>
          <table:table-cell office:value-type="float" office:value="0.638977504314012" table:style-name="ce1">
            <text:p>0.638977504314012</text:p>
          </table:table-cell>
          <table:table-cell office:value-type="float" office:value="0.2408922673045" table:style-name="ce1">
            <text:p>0.2408922673045</text:p>
          </table:table-cell>
          <table:table-cell office:value-type="float" office:value="0.461294272326935" table:style-name="ce1">
            <text:p>0.461294272326935</text:p>
          </table:table-cell>
          <table:table-cell office:value-type="float" office:value="0.391711659281673" table:style-name="ce1">
            <text:p>0.391711659281673</text:p>
          </table:table-cell>
          <table:table-cell office:value-type="float" office:value="0.614339149089242" table:style-name="ce1">
            <text:p>0.614339149089242</text:p>
          </table:table-cell>
          <table:table-cell office:value-type="float" office:value="0.630259924859818" table:style-name="ce1">
            <text:p>0.630259924859818</text:p>
          </table:table-cell>
          <table:table-cell office:value-type="float" office:value="0.616288094344863" table:style-name="ce1">
            <text:p>0.616288094344863</text:p>
          </table:table-cell>
          <table:table-cell office:value-type="float" office:value="0.971351681691456" table:style-name="ce1">
            <text:p>0.971351681691456</text:p>
          </table:table-cell>
          <table:table-cell office:value-type="float" office:value="0.542530713603744" table:style-name="ce1">
            <text:p>0.542530713603744</text:p>
          </table:table-cell>
          <table:table-cell office:value-type="float" office:value="0.740665039880915" table:style-name="ce1">
            <text:p>0.740665039880915</text:p>
          </table:table-cell>
          <table:table-cell office:value-type="float" office:value="1.23489385331803" table:style-name="ce1">
            <text:p>1.23489385331803</text:p>
          </table:table-cell>
          <table:table-cell office:value-type="float" office:value="1.25900546658182" table:style-name="ce1">
            <text:p>1.25900546658182</text:p>
          </table:table-cell>
          <table:table-cell office:value-type="float" office:value="1.01262191433412" table:style-name="ce1">
            <text:p>1.01262191433412</text:p>
          </table:table-cell>
          <table:table-cell office:value-type="float" office:value="0.821783301871606" table:style-name="ce1">
            <text:p>0.821783301871606</text:p>
          </table:table-cell>
          <table:table-cell office:value-type="float" office:value="0.996424599034033" table:style-name="ce1">
            <text:p>0.996424599034033</text:p>
          </table:table-cell>
          <table:table-cell office:value-type="float" office:value="1.20052394036418" table:style-name="ce1">
            <text:p>1.20052394036418</text:p>
          </table:table-cell>
          <table:table-cell office:value-type="float" office:value="1.27968008855023" table:style-name="ce1">
            <text:p>1.27968008855023</text:p>
          </table:table-cell>
          <table:table-cell office:value-type="float" office:value="0.721517969599346" table:style-name="ce1">
            <text:p>0.721517969599346</text:p>
          </table:table-cell>
          <table:table-cell office:value-type="float" office:value="0.933162889520513" table:style-name="ce1">
            <text:p>0.933162889520513</text:p>
          </table:table-cell>
          <table:table-cell office:value-type="float" office:value="1.21254682562352" table:style-name="ce1">
            <text:p>1.21254682562352</text:p>
          </table:table-cell>
          <table:table-cell office:value-type="float" office:value="0.749777675805843" table:style-name="ce1">
            <text:p>0.749777675805843</text:p>
          </table:table-cell>
          <table:table-cell office:value-type="float" office:value="0.880712558756078" table:style-name="ce1">
            <text:p>0.880712558756078</text:p>
          </table:table-cell>
          <table:table-cell office:value-type="float" office:value="0.857772946355463" table:style-name="ce1">
            <text:p>0.857772946355463</text:p>
          </table:table-cell>
          <table:table-cell office:value-type="float" office:value="0.842405249643915" table:style-name="ce1">
            <text:p>0.842405249643915</text:p>
          </table:table-cell>
          <table:table-cell office:value-type="float" office:value="0.805823020453957" table:style-name="ce1">
            <text:p>0.805823020453957</text:p>
          </table:table-cell>
          <table:table-cell office:value-type="float" office:value="0.674980317346894" table:style-name="ce1">
            <text:p>0.674980317346894</text:p>
          </table:table-cell>
          <table:table-cell office:value-type="float" office:value="0.826063080304557" table:style-name="ce1">
            <text:p>0.826063080304557</text:p>
          </table:table-cell>
          <table:table-cell office:value-type="float" office:value="0.781579721699921" table:style-name="ce1">
            <text:p>0.781579721699921</text:p>
          </table:table-cell>
          <table:table-cell office:value-type="float" office:value="0" table:style-name="ce1">
            <text:p>0</text:p>
          </table:table-cell>
          <table:table-cell office:value-type="float" office:value="0.85392773004032" table:style-name="ce1">
            <text:p>0.85392773004032</text:p>
          </table:table-cell>
          <table:table-cell office:value-type="float" office:value="1.78316639195154" table:style-name="ce1">
            <text:p>1.78316639195154</text:p>
          </table:table-cell>
          <table:table-cell office:value-type="float" office:value="0.494558027162728" table:style-name="ce1">
            <text:p>0.494558027162728</text:p>
          </table:table-cell>
          <table:table-cell office:value-type="float" office:value="1.54732767188797" table:style-name="ce1">
            <text:p>1.54732767188797</text:p>
          </table:table-cell>
          <table:table-cell office:value-type="float" office:value="1.44140519982865" table:style-name="ce1">
            <text:p>1.44140519982865</text:p>
          </table:table-cell>
          <table:table-cell office:value-type="float" office:value="1.73862817830606" table:style-name="ce1">
            <text:p>1.73862817830606</text:p>
          </table:table-cell>
          <table:table-cell office:value-type="float" office:value="0.794340261771932" table:style-name="ce1">
            <text:p>0.794340261771932</text:p>
          </table:table-cell>
          <table:table-cell office:value-type="float" office:value="0.689340849538657" table:style-name="ce1">
            <text:p>0.689340849538657</text:p>
          </table:table-cell>
          <table:table-cell office:value-type="float" office:value="1.25009669413011" table:style-name="ce1">
            <text:p>1.25009669413011</text:p>
          </table:table-cell>
          <table:table-cell office:value-type="float" office:value="0.984307173863818" table:style-name="ce1">
            <text:p>0.984307173863818</text:p>
          </table:table-cell>
          <table:table-cell office:value-type="float" office:value="0.816064879027225" table:style-name="ce1">
            <text:p>0.816064879027225</text:p>
          </table:table-cell>
          <table:table-cell office:value-type="float" office:value="0.741497015128889" table:style-name="ce1">
            <text:p>0.741497015128889</text:p>
          </table:table-cell>
          <table:table-cell office:value-type="float" office:value="1.10531254632858" table:style-name="ce1">
            <text:p>1.10531254632858</text:p>
          </table:table-cell>
          <table:table-cell office:value-type="float" office:value="0.740276267794724" table:style-name="ce1">
            <text:p>0.740276267794724</text:p>
          </table:table-cell>
          <table:table-cell office:value-type="float" office:value="1.16610810621639" table:style-name="ce1">
            <text:p>1.16610810621639</text:p>
          </table:table-cell>
          <table:table-cell office:value-type="float" office:value="0.659333548756078" table:style-name="ce1">
            <text:p>0.659333548756078</text:p>
          </table:table-cell>
          <table:table-cell office:value-type="float" office:value="0.506597287691801" table:style-name="ce1">
            <text:p>0.506597287691801</text:p>
          </table:table-cell>
          <table:table-cell office:value-type="float" office:value="0.921917071694032" table:style-name="ce1">
            <text:p>0.921917071694032</text:p>
          </table:table-cell>
          <table:table-cell office:value-type="float" office:value="0.796042680064534" table:style-name="ce1">
            <text:p>0.796042680064534</text:p>
          </table:table-cell>
          <table:table-cell office:value-type="float" office:value="0.809612887968304" table:style-name="ce1">
            <text:p>0.809612887968304</text:p>
          </table:table-cell>
          <table:table-cell office:value-type="float" office:value="0.379308737554436" table:style-name="ce1">
            <text:p>0.379308737554436</text:p>
          </table:table-cell>
          <table:table-cell office:value-type="float" office:value="0.782295113346676" table:style-name="ce1">
            <text:p>0.782295113346676</text:p>
          </table:table-cell>
          <table:table-cell office:value-type="float" office:value="0.782295113346676" table:style-name="ce1">
            <text:p>0.782295113346676</text:p>
          </table:table-cell>
          <table:table-cell office:value-type="float" office:value="0.782295113346676" table:style-name="ce1">
            <text:p>0.782295113346676</text:p>
          </table:table-cell>
          <table:table-cell office:value-type="float" office:value="0.782295113346676" table:style-name="ce1">
            <text:p>0.782295113346676</text:p>
          </table:table-cell>
          <table:table-cell office:value-type="float" office:value="0.782295113346676" table:style-name="ce1">
            <text:p>0.782295113346676</text:p>
          </table:table-cell>
          <table:table-cell office:value-type="float" office:value="0.782295113346676" table:style-name="ce1">
            <text:p>0.782295113346676</text:p>
          </table:table-cell>
          <table:table-cell office:value-type="float" office:value="0.782295113346676" table:style-name="ce1">
            <text:p>0.782295113346676</text:p>
          </table:table-cell>
          <table:table-cell office:value-type="float" office:value="0.782295113346676" table:style-name="ce1">
            <text:p>0.782295113346676</text:p>
          </table:table-cell>
          <table:table-cell office:value-type="float" office:value="0.782295113346676" table:style-name="ce1">
            <text:p>0.782295113346676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Year" table:style-name="ce1">
            <text:p>Year</text:p>
          </table:table-cell>
          <table:table-cell office:value-type="float" office:value="1956" table:style-name="ce1">
            <text:p>1956</text:p>
          </table:table-cell>
          <table:table-cell office:value-type="float" office:value="1957" table:style-name="ce1">
            <text:p>1957</text:p>
          </table:table-cell>
          <table:table-cell office:value-type="float" office:value="1958" table:style-name="ce1">
            <text:p>1958</text:p>
          </table:table-cell>
          <table:table-cell office:value-type="float" office:value="1959" table:style-name="ce1">
            <text:p>1959</text:p>
          </table:table-cell>
          <table:table-cell office:value-type="float" office:value="1960" table:style-name="ce1">
            <text:p>1960</text:p>
          </table:table-cell>
          <table:table-cell office:value-type="float" office:value="1961" table:style-name="ce1">
            <text:p>1961</text:p>
          </table:table-cell>
          <table:table-cell office:value-type="float" office:value="1962" table:style-name="ce1">
            <text:p>1962</text:p>
          </table:table-cell>
          <table:table-cell office:value-type="float" office:value="1963" table:style-name="ce1">
            <text:p>1963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float" office:value="1966" table:style-name="ce1">
            <text:p>1966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float" office:value="1972" table:style-name="ce1">
            <text:p>1972</text:p>
          </table:table-cell>
          <table:table-cell office:value-type="float" office:value="1973" table:style-name="ce1">
            <text:p>1973</text:p>
          </table:table-cell>
          <table:table-cell office:value-type="float" office:value="1974" table:style-name="ce1">
            <text:p>1974</text:p>
          </table:table-cell>
          <table:table-cell office:value-type="float" office:value="1975" table:style-name="ce1">
            <text:p>1975</text:p>
          </table:table-cell>
          <table:table-cell office:value-type="float" office:value="1976" table:style-name="ce1">
            <text:p>1976</text:p>
          </table:table-cell>
          <table:table-cell office:value-type="float" office:value="1977" table:style-name="ce1">
            <text:p>1977</text:p>
          </table:table-cell>
          <table:table-cell office:value-type="float" office:value="1978" table:style-name="ce1">
            <text:p>1978</text:p>
          </table:table-cell>
          <table:table-cell office:value-type="float" office:value="1979" table:style-name="ce1">
            <text:p>1979</text:p>
          </table:table-cell>
          <table:table-cell office:value-type="float" office:value="1980" table:style-name="ce1">
            <text:p>1980</text:p>
          </table:table-cell>
          <table:table-cell office:value-type="float" office:value="1981" table:style-name="ce1">
            <text:p>1981</text:p>
          </table:table-cell>
          <table:table-cell office:value-type="float" office:value="1982" table:style-name="ce1">
            <text:p>1982</text:p>
          </table:table-cell>
          <table:table-cell office:value-type="float" office:value="1983" table:style-name="ce1">
            <text:p>1983</text:p>
          </table:table-cell>
          <table:table-cell office:value-type="float" office:value="1984" table:style-name="ce1">
            <text:p>1984</text:p>
          </table:table-cell>
          <table:table-cell office:value-type="float" office:value="1985" table:style-name="ce1">
            <text:p>1985</text:p>
          </table:table-cell>
          <table:table-cell office:value-type="float" office:value="1986" table:style-name="ce1">
            <text:p>1986</text:p>
          </table:table-cell>
          <table:table-cell office:value-type="float" office:value="1987" table:style-name="ce1">
            <text:p>1987</text:p>
          </table:table-cell>
          <table:table-cell office:value-type="float" office:value="1988" table:style-name="ce1">
            <text:p>1988</text:p>
          </table:table-cell>
          <table:table-cell office:value-type="float" office:value="1989" table:style-name="ce1">
            <text:p>1989</text:p>
          </table:table-cell>
          <table:table-cell office:value-type="float" office:value="1990" table:style-name="ce1">
            <text:p>1990</text:p>
          </table:table-cell>
          <table:table-cell office:value-type="float" office:value="1991" table:style-name="ce1">
            <text:p>1991</text:p>
          </table:table-cell>
          <table:table-cell office:value-type="float" office:value="1992" table:style-name="ce1">
            <text:p>1992</text:p>
          </table:table-cell>
          <table:table-cell office:value-type="float" office:value="1993" table:style-name="ce1">
            <text:p>1993</text:p>
          </table:table-cell>
          <table:table-cell office:value-type="float" office:value="1994" table:style-name="ce1">
            <text:p>1994</text:p>
          </table:table-cell>
          <table:table-cell office:value-type="float" office:value="1995" table:style-name="ce1">
            <text:p>1995</text:p>
          </table:table-cell>
          <table:table-cell office:value-type="float" office:value="1996" table:style-name="ce1">
            <text:p>1996</text:p>
          </table:table-cell>
          <table:table-cell office:value-type="float" office:value="1997" table:style-name="ce1">
            <text:p>1997</text:p>
          </table:table-cell>
          <table:table-cell office:value-type="float" office:value="1998" table:style-name="ce1">
            <text:p>1998</text:p>
          </table:table-cell>
          <table:table-cell office:value-type="float" office:value="1999" table:style-name="ce1">
            <text:p>1999</text:p>
          </table:table-cell>
          <table:table-cell office:value-type="float" office:value="2000" table:style-name="ce1">
            <text:p>2000</text:p>
          </table:table-cell>
          <table:table-cell office:value-type="float" office:value="2001" table:style-name="ce1">
            <text:p>2001</text:p>
          </table:table-cell>
          <table:table-cell office:value-type="float" office:value="2002" table:style-name="ce1">
            <text:p>2002</text:p>
          </table:table-cell>
          <table:table-cell office:value-type="float" office:value="2003" table:style-name="ce1">
            <text:p>2003</text:p>
          </table:table-cell>
          <table:table-cell office:value-type="float" office:value="2004" table:style-name="ce1">
            <text:p>2004</text:p>
          </table:table-cell>
          <table:table-cell office:value-type="float" office:value="2005" table:style-name="ce1">
            <text:p>2005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float" office:value="2023" table:style-name="ce1">
            <text:p>2023</text:p>
          </table:table-cell>
          <table:table-cell office:value-type="float" office:value="2024" table:style-name="ce1">
            <text:p>2024</text:p>
          </table:table-cell>
          <table:table-cell office:value-type="float" office:value="2025" table:style-name="ce1">
            <text:p>2025</text:p>
          </table:table-cell>
          <table:table-cell office:value-type="float" office:value="2026" table:style-name="ce1">
            <text:p>2026</text:p>
          </table:table-cell>
          <table:table-cell office:value-type="float" office:value="2027" table:style-name="ce1">
            <text:p>2027</text:p>
          </table:table-cell>
        </table:table-row>
      </table:table>
      <table:table table:name="Calculated shoot inputs (C,ton ha-1)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V1" table:style-name="ce1">
            <text:p>V1</text:p>
          </table:table-cell>
          <table:table-cell office:value-type="string" office:value="V2" table:style-name="ce1">
            <text:p>V2</text:p>
          </table:table-cell>
          <table:table-cell office:value-type="string" office:value="V3" table:style-name="ce1">
            <text:p>V3</text:p>
          </table:table-cell>
          <table:table-cell office:value-type="string" office:value="V4" table:style-name="ce1">
            <text:p>V4</text:p>
          </table:table-cell>
          <table:table-cell office:value-type="string" office:value="V5" table:style-name="ce1">
            <text:p>V5</text:p>
          </table:table-cell>
          <table:table-cell office:value-type="string" office:value="V6" table:style-name="ce1">
            <text:p>V6</text:p>
          </table:table-cell>
          <table:table-cell office:value-type="string" office:value="V7" table:style-name="ce1">
            <text:p>V7</text:p>
          </table:table-cell>
          <table:table-cell office:value-type="string" office:value="V8" table:style-name="ce1">
            <text:p>V8</text:p>
          </table:table-cell>
          <table:table-cell office:value-type="string" office:value="V9" table:style-name="ce1">
            <text:p>V9</text:p>
          </table:table-cell>
          <table:table-cell office:value-type="string" office:value="V10" table:style-name="ce1">
            <text:p>V10</text:p>
          </table:table-cell>
          <table:table-cell office:value-type="string" office:value="V11" table:style-name="ce1">
            <text:p>V11</text:p>
          </table:table-cell>
          <table:table-cell office:value-type="string" office:value="V12" table:style-name="ce1">
            <text:p>V12</text:p>
          </table:table-cell>
          <table:table-cell office:value-type="string" office:value="V13" table:style-name="ce1">
            <text:p>V13</text:p>
          </table:table-cell>
          <table:table-cell office:value-type="string" office:value="V14" table:style-name="ce1">
            <text:p>V14</text:p>
          </table:table-cell>
          <table:table-cell office:value-type="string" office:value="V15" table:style-name="ce1">
            <text:p>V15</text:p>
          </table:table-cell>
          <table:table-cell office:value-type="string" office:value="V16" table:style-name="ce1">
            <text:p>V16</text:p>
          </table:table-cell>
          <table:table-cell office:value-type="string" office:value="V17" table:style-name="ce1">
            <text:p>V17</text:p>
          </table:table-cell>
          <table:table-cell office:value-type="string" office:value="V18" table:style-name="ce1">
            <text:p>V18</text:p>
          </table:table-cell>
          <table:table-cell office:value-type="string" office:value="V19" table:style-name="ce1">
            <text:p>V19</text:p>
          </table:table-cell>
          <table:table-cell office:value-type="string" office:value="V20" table:style-name="ce1">
            <text:p>V20</text:p>
          </table:table-cell>
          <table:table-cell office:value-type="string" office:value="V21" table:style-name="ce1">
            <text:p>V21</text:p>
          </table:table-cell>
          <table:table-cell office:value-type="string" office:value="V22" table:style-name="ce1">
            <text:p>V22</text:p>
          </table:table-cell>
          <table:table-cell office:value-type="string" office:value="V23" table:style-name="ce1">
            <text:p>V23</text:p>
          </table:table-cell>
          <table:table-cell office:value-type="string" office:value="V24" table:style-name="ce1">
            <text:p>V24</text:p>
          </table:table-cell>
          <table:table-cell office:value-type="string" office:value="V25" table:style-name="ce1">
            <text:p>V25</text:p>
          </table:table-cell>
          <table:table-cell office:value-type="string" office:value="V26" table:style-name="ce1">
            <text:p>V26</text:p>
          </table:table-cell>
          <table:table-cell office:value-type="string" office:value="V27" table:style-name="ce1">
            <text:p>V27</text:p>
          </table:table-cell>
          <table:table-cell office:value-type="string" office:value="V28" table:style-name="ce1">
            <text:p>V28</text:p>
          </table:table-cell>
          <table:table-cell office:value-type="string" office:value="V29" table:style-name="ce1">
            <text:p>V29</text:p>
          </table:table-cell>
          <table:table-cell office:value-type="string" office:value="V30" table:style-name="ce1">
            <text:p>V30</text:p>
          </table:table-cell>
          <table:table-cell office:value-type="string" office:value="V31" table:style-name="ce1">
            <text:p>V31</text:p>
          </table:table-cell>
          <table:table-cell office:value-type="string" office:value="V32" table:style-name="ce1">
            <text:p>V32</text:p>
          </table:table-cell>
          <table:table-cell office:value-type="string" office:value="V33" table:style-name="ce1">
            <text:p>V33</text:p>
          </table:table-cell>
          <table:table-cell office:value-type="string" office:value="V34" table:style-name="ce1">
            <text:p>V34</text:p>
          </table:table-cell>
          <table:table-cell office:value-type="string" office:value="V35" table:style-name="ce1">
            <text:p>V35</text:p>
          </table:table-cell>
          <table:table-cell office:value-type="string" office:value="V36" table:style-name="ce1">
            <text:p>V36</text:p>
          </table:table-cell>
          <table:table-cell office:value-type="string" office:value="V37" table:style-name="ce1">
            <text:p>V37</text:p>
          </table:table-cell>
          <table:table-cell office:value-type="string" office:value="V38" table:style-name="ce1">
            <text:p>V38</text:p>
          </table:table-cell>
          <table:table-cell office:value-type="string" office:value="V39" table:style-name="ce1">
            <text:p>V39</text:p>
          </table:table-cell>
          <table:table-cell office:value-type="string" office:value="V40" table:style-name="ce1">
            <text:p>V40</text:p>
          </table:table-cell>
          <table:table-cell office:value-type="string" office:value="V41" table:style-name="ce1">
            <text:p>V41</text:p>
          </table:table-cell>
          <table:table-cell office:value-type="string" office:value="V42" table:style-name="ce1">
            <text:p>V42</text:p>
          </table:table-cell>
          <table:table-cell office:value-type="string" office:value="V43" table:style-name="ce1">
            <text:p>V43</text:p>
          </table:table-cell>
          <table:table-cell office:value-type="string" office:value="V44" table:style-name="ce1">
            <text:p>V44</text:p>
          </table:table-cell>
          <table:table-cell office:value-type="string" office:value="V45" table:style-name="ce1">
            <text:p>V45</text:p>
          </table:table-cell>
          <table:table-cell office:value-type="string" office:value="V46" table:style-name="ce1">
            <text:p>V46</text:p>
          </table:table-cell>
          <table:table-cell office:value-type="string" office:value="V47" table:style-name="ce1">
            <text:p>V47</text:p>
          </table:table-cell>
          <table:table-cell office:value-type="string" office:value="V48" table:style-name="ce1">
            <text:p>V48</text:p>
          </table:table-cell>
          <table:table-cell office:value-type="string" office:value="V49" table:style-name="ce1">
            <text:p>V49</text:p>
          </table:table-cell>
          <table:table-cell office:value-type="string" office:value="V50" table:style-name="ce1">
            <text:p>V50</text:p>
          </table:table-cell>
          <table:table-cell office:value-type="string" office:value="V51" table:style-name="ce1">
            <text:p>V51</text:p>
          </table:table-cell>
          <table:table-cell office:value-type="string" office:value="V52" table:style-name="ce1">
            <text:p>V52</text:p>
          </table:table-cell>
          <table:table-cell office:value-type="string" office:value="V53" table:style-name="ce1">
            <text:p>V53</text:p>
          </table:table-cell>
          <table:table-cell office:value-type="string" office:value="V54" table:style-name="ce1">
            <text:p>V54</text:p>
          </table:table-cell>
          <table:table-cell office:value-type="string" office:value="V55" table:style-name="ce1">
            <text:p>V55</text:p>
          </table:table-cell>
          <table:table-cell office:value-type="string" office:value="V56" table:style-name="ce1">
            <text:p>V56</text:p>
          </table:table-cell>
          <table:table-cell office:value-type="string" office:value="V57" table:style-name="ce1">
            <text:p>V57</text:p>
          </table:table-cell>
          <table:table-cell office:value-type="string" office:value="V58" table:style-name="ce1">
            <text:p>V58</text:p>
          </table:table-cell>
          <table:table-cell office:value-type="string" office:value="V59" table:style-name="ce1">
            <text:p>V59</text:p>
          </table:table-cell>
          <table:table-cell office:value-type="string" office:value="V60" table:style-name="ce1">
            <text:p>V60</text:p>
          </table:table-cell>
          <table:table-cell office:value-type="string" office:value="V61" table:style-name="ce1">
            <text:p>V61</text:p>
          </table:table-cell>
          <table:table-cell office:value-type="string" office:value="V62" table:style-name="ce1">
            <text:p>V62</text:p>
          </table:table-cell>
          <table:table-cell office:value-type="string" office:value="V63" table:style-name="ce1">
            <text:p>V63</text:p>
          </table:table-cell>
          <table:table-cell office:value-type="string" office:value="V64" table:style-name="ce1">
            <text:p>V64</text:p>
          </table:table-cell>
          <table:table-cell office:value-type="string" office:value="V65" table:style-name="ce1">
            <text:p>V65</text:p>
          </table:table-cell>
          <table:table-cell office:value-type="string" office:value="V66" table:style-name="ce1">
            <text:p>V66</text:p>
          </table:table-cell>
          <table:table-cell office:value-type="string" office:value="V67" table:style-name="ce1">
            <text:p>V67</text:p>
          </table:table-cell>
          <table:table-cell office:value-type="string" office:value="V68" table:style-name="ce1">
            <text:p>V68</text:p>
          </table:table-cell>
          <table:table-cell office:value-type="string" office:value="V69" table:style-name="ce1">
            <text:p>V69</text:p>
          </table:table-cell>
          <table:table-cell office:value-type="string" office:value="V70" table:style-name="ce1">
            <text:p>V70</text:p>
          </table:table-cell>
          <table:table-cell office:value-type="string" office:value="V71" table:style-name="ce1">
            <text:p>V71</text:p>
          </table:table-cell>
          <table:table-cell office:value-type="string" office:value="V72" table:style-name="ce1">
            <text:p>V72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2" table:style-name="ce1">
            <text:p>2</text:p>
          </table:table-cell>
          <table:table-cell office:value-type="float" office:value="0.0456977548885982" table:style-name="ce1">
            <text:p>0.0456977548885982</text:p>
          </table:table-cell>
          <table:table-cell office:value-type="float" office:value="0.122221335708787" table:style-name="ce1">
            <text:p>0.122221335708787</text:p>
          </table:table-cell>
          <table:table-cell office:value-type="float" office:value="0.0596695099122858" table:style-name="ce1">
            <text:p>0.0596695099122858</text:p>
          </table:table-cell>
          <table:table-cell office:value-type="float" office:value="0.0349266386567352" table:style-name="ce1">
            <text:p>0.0349266386567352</text:p>
          </table:table-cell>
          <table:table-cell office:value-type="float" office:value="0.197017872728565" table:style-name="ce1">
            <text:p>0.197017872728565</text:p>
          </table:table-cell>
          <table:table-cell office:value-type="float" office:value="0.230740675357617" table:style-name="ce1">
            <text:p>0.230740675357617</text:p>
          </table:table-cell>
          <table:table-cell office:value-type="float" office:value="0.130923994451768" table:style-name="ce1">
            <text:p>0.130923994451768</text:p>
          </table:table-cell>
          <table:table-cell office:value-type="float" office:value="0.037121179139535" table:style-name="ce1">
            <text:p>0.037121179139535</text:p>
          </table:table-cell>
          <table:table-cell office:value-type="float" office:value="0.076983930356121" table:style-name="ce1">
            <text:p>0.076983930356121</text:p>
          </table:table-cell>
          <table:table-cell office:value-type="float" office:value="0.138594531942212" table:style-name="ce1">
            <text:p>0.138594531942212</text:p>
          </table:table-cell>
          <table:table-cell office:value-type="float" office:value="0.0389127305182282" table:style-name="ce1">
            <text:p>0.0389127305182282</text:p>
          </table:table-cell>
          <table:table-cell office:value-type="float" office:value="0.0801096157402241" table:style-name="ce1">
            <text:p>0.0801096157402241</text:p>
          </table:table-cell>
          <table:table-cell office:value-type="float" office:value="0.0705097152265718" table:style-name="ce1">
            <text:p>0.0705097152265718</text:p>
          </table:table-cell>
          <table:table-cell office:value-type="float" office:value="0.0404990305114738" table:style-name="ce1">
            <text:p>0.0404990305114738</text:p>
          </table:table-cell>
          <table:table-cell office:value-type="float" office:value="0.0297467900766653" table:style-name="ce1">
            <text:p>0.0297467900766653</text:p>
          </table:table-cell>
          <table:table-cell office:value-type="float" office:value="0.04969136041688" table:style-name="ce1">
            <text:p>0.04969136041688</text:p>
          </table:table-cell>
          <table:table-cell office:value-type="float" office:value="0.0705243760398181" table:style-name="ce1">
            <text:p>0.0705243760398181</text:p>
          </table:table-cell>
          <table:table-cell office:value-type="float" office:value="0.0762420932058602" table:style-name="ce1">
            <text:p>0.0762420932058602</text:p>
          </table:table-cell>
          <table:table-cell office:value-type="float" office:value="0.0421791597094954" table:style-name="ce1">
            <text:p>0.0421791597094954</text:p>
          </table:table-cell>
          <table:table-cell office:value-type="float" office:value="0.114489222802708" table:style-name="ce1">
            <text:p>0.114489222802708</text:p>
          </table:table-cell>
          <table:table-cell office:value-type="float" office:value="0.0456977548885982" table:style-name="ce1">
            <text:p>0.0456977548885982</text:p>
          </table:table-cell>
          <table:table-cell office:value-type="float" office:value="0.0525003722348637" table:style-name="ce1">
            <text:p>0.0525003722348637</text:p>
          </table:table-cell>
          <table:table-cell office:value-type="float" office:value="0.0998342738817448" table:style-name="ce1">
            <text:p>0.0998342738817448</text:p>
          </table:table-cell>
          <table:table-cell office:value-type="float" office:value="0.137981709948518" table:style-name="ce1">
            <text:p>0.137981709948518</text:p>
          </table:table-cell>
          <table:table-cell office:value-type="float" office:value="0.0891846591396602" table:style-name="ce1">
            <text:p>0.0891846591396602</text:p>
          </table:table-cell>
          <table:table-cell office:value-type="float" office:value="0.0674690625592971" table:style-name="ce1">
            <text:p>0.0674690625592971</text:p>
          </table:table-cell>
          <table:table-cell office:value-type="float" office:value="0.0816402046431338" table:style-name="ce1">
            <text:p>0.0816402046431338</text:p>
          </table:table-cell>
          <table:table-cell office:value-type="float" office:value="0.0862964789301466" table:style-name="ce1">
            <text:p>0.0862964789301466</text:p>
          </table:table-cell>
          <table:table-cell office:value-type="float" office:value="0.0841589323588416" table:style-name="ce1">
            <text:p>0.0841589323588416</text:p>
          </table:table-cell>
          <table:table-cell office:value-type="float" office:value="0.0746880470017564" table:style-name="ce1">
            <text:p>0.0746880470017564</text:p>
          </table:table-cell>
          <table:table-cell office:value-type="float" office:value="0.103625560187228" table:style-name="ce1">
            <text:p>0.103625560187228</text:p>
          </table:table-cell>
          <table:table-cell office:value-type="float" office:value="0.13130810775882" table:style-name="ce1">
            <text:p>0.13130810775882</text:p>
          </table:table-cell>
          <table:table-cell office:value-type="float" office:value="0.0540426897883705" table:style-name="ce1">
            <text:p>0.0540426897883705</text:p>
          </table:table-cell>
          <table:table-cell office:value-type="float" office:value="0.0874840048030938" table:style-name="ce1">
            <text:p>0.0874840048030938</text:p>
          </table:table-cell>
          <table:table-cell office:value-type="float" office:value="0.0486533748390446" table:style-name="ce1">
            <text:p>0.0486533748390446</text:p>
          </table:table-cell>
          <table:table-cell office:value-type="float" office:value="0.0841589323588416" table:style-name="ce1">
            <text:p>0.0841589323588416</text:p>
          </table:table-cell>
          <table:table-cell office:value-type="float" office:value="0.0455599432440834" table:style-name="ce1">
            <text:p>0.0455599432440834</text:p>
          </table:table-cell>
          <table:table-cell office:value-type="float" office:value="0.0513656252896031" table:style-name="ce1">
            <text:p>0.0513656252896031</text:p>
          </table:table-cell>
          <table:table-cell office:value-type="float" office:value="0.0161767413359253" table:style-name="ce1">
            <text:p>0.0161767413359253</text:p>
          </table:table-cell>
          <table:table-cell office:value-type="float" office:value="0.0491019957243802" table:style-name="ce1">
            <text:p>0.0491019957243802</text:p>
          </table:table-cell>
          <table:table-cell office:value-type="float" office:value="0" table:style-name="ce1">
            <text:p>0</text:p>
          </table:table-cell>
          <table:table-cell office:value-type="float" office:value="0.0492515360194921" table:style-name="ce1">
            <text:p>0.0492515360194921</text:p>
          </table:table-cell>
          <table:table-cell office:value-type="float" office:value="0.105079912861257" table:style-name="ce1">
            <text:p>0.105079912861257</text:p>
          </table:table-cell>
          <table:table-cell office:value-type="float" office:value="0.00725123823160112" table:style-name="ce1">
            <text:p>0.00725123823160112</text:p>
          </table:table-cell>
          <table:table-cell office:value-type="float" office:value="0.121942838900361" table:style-name="ce1">
            <text:p>0.121942838900361</text:p>
          </table:table-cell>
          <table:table-cell office:value-type="float" office:value="0.0736575677603032" table:style-name="ce1">
            <text:p>0.0736575677603032</text:p>
          </table:table-cell>
          <table:table-cell office:value-type="float" office:value="0.175674367588392" table:style-name="ce1">
            <text:p>0.175674367588392</text:p>
          </table:table-cell>
          <table:table-cell office:value-type="float" office:value="0.0225909057744179" table:style-name="ce1">
            <text:p>0.0225909057744179</text:p>
          </table:table-cell>
          <table:table-cell office:value-type="float" office:value="0.0717778755723735" table:style-name="ce1">
            <text:p>0.0717778755723735</text:p>
          </table:table-cell>
          <table:table-cell office:value-type="float" office:value="0.0892802652350017" table:style-name="ce1">
            <text:p>0.0892802652350017</text:p>
          </table:table-cell>
          <table:table-cell office:value-type="float" office:value="0.061602039671155" table:style-name="ce1">
            <text:p>0.061602039671155</text:p>
          </table:table-cell>
          <table:table-cell office:value-type="float" office:value="0.0297987479988101" table:style-name="ce1">
            <text:p>0.0297987479988101</text:p>
          </table:table-cell>
          <table:table-cell office:value-type="float" office:value="0.0487482596223744" table:style-name="ce1">
            <text:p>0.0487482596223744</text:p>
          </table:table-cell>
          <table:table-cell office:value-type="float" office:value="0.058793966145219" table:style-name="ce1">
            <text:p>0.058793966145219</text:p>
          </table:table-cell>
          <table:table-cell office:value-type="float" office:value="0.0391971444308804" table:style-name="ce1">
            <text:p>0.0391971444308804</text:p>
          </table:table-cell>
          <table:table-cell office:value-type="float" office:value="0.0690956915176204" table:style-name="ce1">
            <text:p>0.0690956915176204</text:p>
          </table:table-cell>
          <table:table-cell office:value-type="float" office:value="0.0652222929293075" table:style-name="ce1">
            <text:p>0.0652222929293075</text:p>
          </table:table-cell>
          <table:table-cell office:value-type="float" office:value="0.0103974487542489" table:style-name="ce1">
            <text:p>0.0103974487542489</text:p>
          </table:table-cell>
          <table:table-cell office:value-type="float" office:value="0.0401119850417725" table:style-name="ce1">
            <text:p>0.0401119850417725</text:p>
          </table:table-cell>
          <table:table-cell office:value-type="float" office:value="0.0550777432035566" table:style-name="ce1">
            <text:p>0.0550777432035566</text:p>
          </table:table-cell>
          <table:table-cell office:value-type="float" office:value="0.0839126306963044" table:style-name="ce1">
            <text:p>0.0839126306963044</text:p>
          </table:table-cell>
          <table:table-cell office:value-type="float" office:value="0.0128663297049194" table:style-name="ce1">
            <text:p>0.0128663297049194</text:p>
          </table:table-cell>
          <table:table-cell office:value-type="float" office:value="0.0720816254187979" table:style-name="ce1">
            <text:p>0.0720816254187979</text:p>
          </table:table-cell>
          <table:table-cell office:value-type="float" office:value="0.0720816254187979" table:style-name="ce1">
            <text:p>0.0720816254187979</text:p>
          </table:table-cell>
          <table:table-cell office:value-type="float" office:value="0.0720816254187979" table:style-name="ce1">
            <text:p>0.0720816254187979</text:p>
          </table:table-cell>
          <table:table-cell office:value-type="float" office:value="0.0720816254187979" table:style-name="ce1">
            <text:p>0.0720816254187979</text:p>
          </table:table-cell>
          <table:table-cell office:value-type="float" office:value="0.0720816254187979" table:style-name="ce1">
            <text:p>0.0720816254187979</text:p>
          </table:table-cell>
          <table:table-cell office:value-type="float" office:value="0.0720816254187979" table:style-name="ce1">
            <text:p>0.0720816254187979</text:p>
          </table:table-cell>
          <table:table-cell office:value-type="float" office:value="0.0720816254187979" table:style-name="ce1">
            <text:p>0.0720816254187979</text:p>
          </table:table-cell>
          <table:table-cell office:value-type="float" office:value="0.0720816254187979" table:style-name="ce1">
            <text:p>0.0720816254187979</text:p>
          </table:table-cell>
          <table:table-cell office:value-type="float" office:value="0.0720816254187979" table:style-name="ce1">
            <text:p>0.0720816254187979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3" table:style-name="ce1">
            <text:p>3</text:p>
          </table:table-cell>
          <table:table-cell office:value-type="float" office:value="0.0922546334334274" table:style-name="ce1">
            <text:p>0.0922546334334274</text:p>
          </table:table-cell>
          <table:table-cell office:value-type="float" office:value="0.148898151491685" table:style-name="ce1">
            <text:p>0.148898151491685</text:p>
          </table:table-cell>
          <table:table-cell office:value-type="float" office:value="0.095456555046411" table:style-name="ce1">
            <text:p>0.095456555046411</text:p>
          </table:table-cell>
          <table:table-cell office:value-type="float" office:value="0.0660552103818607" table:style-name="ce1">
            <text:p>0.0660552103818607</text:p>
          </table:table-cell>
          <table:table-cell office:value-type="float" office:value="0.218551675224675" table:style-name="ce1">
            <text:p>0.218551675224675</text:p>
          </table:table-cell>
          <table:table-cell office:value-type="float" office:value="0.32666051210261" table:style-name="ce1">
            <text:p>0.32666051210261</text:p>
          </table:table-cell>
          <table:table-cell office:value-type="float" office:value="0.222952851361203" table:style-name="ce1">
            <text:p>0.222952851361203</text:p>
          </table:table-cell>
          <table:table-cell office:value-type="float" office:value="0.0978022851658129" table:style-name="ce1">
            <text:p>0.0978022851658129</text:p>
          </table:table-cell>
          <table:table-cell office:value-type="float" office:value="0.146901348727544" table:style-name="ce1">
            <text:p>0.146901348727544</text:p>
          </table:table-cell>
          <table:table-cell office:value-type="float" office:value="0.230016431183252" table:style-name="ce1">
            <text:p>0.230016431183252</text:p>
          </table:table-cell>
          <table:table-cell office:value-type="float" office:value="0.0485507491463208" table:style-name="ce1">
            <text:p>0.0485507491463208</text:p>
          </table:table-cell>
          <table:table-cell office:value-type="float" office:value="0.193965491410694" table:style-name="ce1">
            <text:p>0.193965491410694</text:p>
          </table:table-cell>
          <table:table-cell office:value-type="float" office:value="0.129686621813783" table:style-name="ce1">
            <text:p>0.129686621813783</text:p>
          </table:table-cell>
          <table:table-cell office:value-type="float" office:value="0.064296462572806" table:style-name="ce1">
            <text:p>0.064296462572806</text:p>
          </table:table-cell>
          <table:table-cell office:value-type="float" office:value="0.0543036522641539" table:style-name="ce1">
            <text:p>0.0543036522641539</text:p>
          </table:table-cell>
          <table:table-cell office:value-type="float" office:value="0.0615578226584043" table:style-name="ce1">
            <text:p>0.0615578226584043</text:p>
          </table:table-cell>
          <table:table-cell office:value-type="float" office:value="0.125006890225576" table:style-name="ce1">
            <text:p>0.125006890225576</text:p>
          </table:table-cell>
          <table:table-cell office:value-type="float" office:value="0.114149091935395" table:style-name="ce1">
            <text:p>0.114149091935395</text:p>
          </table:table-cell>
          <table:table-cell office:value-type="float" office:value="0.104091774048459" table:style-name="ce1">
            <text:p>0.104091774048459</text:p>
          </table:table-cell>
          <table:table-cell office:value-type="float" office:value="0.217194083918071" table:style-name="ce1">
            <text:p>0.217194083918071</text:p>
          </table:table-cell>
          <table:table-cell office:value-type="float" office:value="0.0922546334334274" table:style-name="ce1">
            <text:p>0.0922546334334274</text:p>
          </table:table-cell>
          <table:table-cell office:value-type="float" office:value="0.143265467042471" table:style-name="ce1">
            <text:p>0.143265467042471</text:p>
          </table:table-cell>
          <table:table-cell office:value-type="float" office:value="0.220519156362323" table:style-name="ce1">
            <text:p>0.220519156362323</text:p>
          </table:table-cell>
          <table:table-cell office:value-type="float" office:value="0.237420141872614" table:style-name="ce1">
            <text:p>0.237420141872614</text:p>
          </table:table-cell>
          <table:table-cell office:value-type="float" office:value="0.184805415294429" table:style-name="ce1">
            <text:p>0.184805415294429</text:p>
          </table:table-cell>
          <table:table-cell office:value-type="float" office:value="0.153293463302914" table:style-name="ce1">
            <text:p>0.153293463302914</text:p>
          </table:table-cell>
          <table:table-cell office:value-type="float" office:value="0.16958455898216" table:style-name="ce1">
            <text:p>0.16958455898216</text:p>
          </table:table-cell>
          <table:table-cell office:value-type="float" office:value="0.2257090842515" table:style-name="ce1">
            <text:p>0.2257090842515</text:p>
          </table:table-cell>
          <table:table-cell office:value-type="float" office:value="0.195710128186999" table:style-name="ce1">
            <text:p>0.195710128186999</text:p>
          </table:table-cell>
          <table:table-cell office:value-type="float" office:value="0.155433942036868" table:style-name="ce1">
            <text:p>0.155433942036868</text:p>
          </table:table-cell>
          <table:table-cell office:value-type="float" office:value="0.182547650054505" table:style-name="ce1">
            <text:p>0.182547650054505</text:p>
          </table:table-cell>
          <table:table-cell office:value-type="float" office:value="0.257467337905552" table:style-name="ce1">
            <text:p>0.257467337905552</text:p>
          </table:table-cell>
          <table:table-cell office:value-type="float" office:value="0.120942912793713" table:style-name="ce1">
            <text:p>0.120942912793713</text:p>
          </table:table-cell>
          <table:table-cell office:value-type="float" office:value="0.140142713821017" table:style-name="ce1">
            <text:p>0.140142713821017</text:p>
          </table:table-cell>
          <table:table-cell office:value-type="float" office:value="0.107721791408234" table:style-name="ce1">
            <text:p>0.107721791408234</text:p>
          </table:table-cell>
          <table:table-cell office:value-type="float" office:value="0.190666808430285" table:style-name="ce1">
            <text:p>0.190666808430285</text:p>
          </table:table-cell>
          <table:table-cell office:value-type="float" office:value="0.0965883698290224" table:style-name="ce1">
            <text:p>0.0965883698290224</text:p>
          </table:table-cell>
          <table:table-cell office:value-type="float" office:value="0.113715131863306" table:style-name="ce1">
            <text:p>0.113715131863306</text:p>
          </table:table-cell>
          <table:table-cell office:value-type="float" office:value="0.0714333464610863" table:style-name="ce1">
            <text:p>0.0714333464610863</text:p>
          </table:table-cell>
          <table:table-cell office:value-type="float" office:value="0.138770461701167" table:style-name="ce1">
            <text:p>0.138770461701167</text:p>
          </table:table-cell>
          <table:table-cell office:value-type="float" office:value="0" table:style-name="ce1">
            <text:p>0</text:p>
          </table:table-cell>
          <table:table-cell office:value-type="float" office:value="0.148112331901685" table:style-name="ce1">
            <text:p>0.148112331901685</text:p>
          </table:table-cell>
          <table:table-cell office:value-type="float" office:value="0.257068563785254" table:style-name="ce1">
            <text:p>0.257068563785254</text:p>
          </table:table-cell>
          <table:table-cell office:value-type="float" office:value="0.0254599682834584" table:style-name="ce1">
            <text:p>0.0254599682834584</text:p>
          </table:table-cell>
          <table:table-cell office:value-type="float" office:value="0.252669651278291" table:style-name="ce1">
            <text:p>0.252669651278291</text:p>
          </table:table-cell>
          <table:table-cell office:value-type="float" office:value="0.166839351023424" table:style-name="ce1">
            <text:p>0.166839351023424</text:p>
          </table:table-cell>
          <table:table-cell office:value-type="float" office:value="0.265175418806558" table:style-name="ce1">
            <text:p>0.265175418806558</text:p>
          </table:table-cell>
          <table:table-cell office:value-type="float" office:value="0.0795639989144512" table:style-name="ce1">
            <text:p>0.0795639989144512</text:p>
          </table:table-cell>
          <table:table-cell office:value-type="float" office:value="0.140757529685312" table:style-name="ce1">
            <text:p>0.140757529685312</text:p>
          </table:table-cell>
          <table:table-cell office:value-type="float" office:value="0.250582051165554" table:style-name="ce1">
            <text:p>0.250582051165554</text:p>
          </table:table-cell>
          <table:table-cell office:value-type="float" office:value="0.118803430995059" table:style-name="ce1">
            <text:p>0.118803430995059</text:p>
          </table:table-cell>
          <table:table-cell office:value-type="float" office:value="0.086102721622284" table:style-name="ce1">
            <text:p>0.086102721622284</text:p>
          </table:table-cell>
          <table:table-cell office:value-type="float" office:value="0.12763182087244" table:style-name="ce1">
            <text:p>0.12763182087244</text:p>
          </table:table-cell>
          <table:table-cell office:value-type="float" office:value="0.195613489970405" table:style-name="ce1">
            <text:p>0.195613489970405</text:p>
          </table:table-cell>
          <table:table-cell office:value-type="float" office:value="0.0967066298129921" table:style-name="ce1">
            <text:p>0.0967066298129921</text:p>
          </table:table-cell>
          <table:table-cell office:value-type="float" office:value="0.18081981457018" table:style-name="ce1">
            <text:p>0.18081981457018</text:p>
          </table:table-cell>
          <table:table-cell office:value-type="float" office:value="0.160999556197643" table:style-name="ce1">
            <text:p>0.160999556197643</text:p>
          </table:table-cell>
          <table:table-cell office:value-type="float" office:value="0.0361902174983974" table:style-name="ce1">
            <text:p>0.0361902174983974</text:p>
          </table:table-cell>
          <table:table-cell office:value-type="float" office:value="0.147370494751424" table:style-name="ce1">
            <text:p>0.147370494751424</text:p>
          </table:table-cell>
          <table:table-cell office:value-type="float" office:value="0.182233908651035" table:style-name="ce1">
            <text:p>0.182233908651035</text:p>
          </table:table-cell>
          <table:table-cell office:value-type="float" office:value="0.217167694454228" table:style-name="ce1">
            <text:p>0.217167694454228</text:p>
          </table:table-cell>
          <table:table-cell office:value-type="float" office:value="0.0347226700924466" table:style-name="ce1">
            <text:p>0.0347226700924466</text:p>
          </table:table-cell>
          <table:table-cell office:value-type="float" office:value="0.147208647152875" table:style-name="ce1">
            <text:p>0.147208647152875</text:p>
          </table:table-cell>
          <table:table-cell office:value-type="float" office:value="0.147208647152875" table:style-name="ce1">
            <text:p>0.147208647152875</text:p>
          </table:table-cell>
          <table:table-cell office:value-type="float" office:value="0.147208647152875" table:style-name="ce1">
            <text:p>0.147208647152875</text:p>
          </table:table-cell>
          <table:table-cell office:value-type="float" office:value="0.147208647152875" table:style-name="ce1">
            <text:p>0.147208647152875</text:p>
          </table:table-cell>
          <table:table-cell office:value-type="float" office:value="0.147208647152875" table:style-name="ce1">
            <text:p>0.147208647152875</text:p>
          </table:table-cell>
          <table:table-cell office:value-type="float" office:value="0.147208647152875" table:style-name="ce1">
            <text:p>0.147208647152875</text:p>
          </table:table-cell>
          <table:table-cell office:value-type="float" office:value="0.147208647152875" table:style-name="ce1">
            <text:p>0.147208647152875</text:p>
          </table:table-cell>
          <table:table-cell office:value-type="float" office:value="0.147208647152875" table:style-name="ce1">
            <text:p>0.147208647152875</text:p>
          </table:table-cell>
          <table:table-cell office:value-type="float" office:value="0.147208647152875" table:style-name="ce1">
            <text:p>0.147208647152875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4" table:style-name="ce1">
            <text:p>4</text:p>
          </table:table-cell>
          <table:table-cell office:value-type="float" office:value="0.0897828203201076" table:style-name="ce1">
            <text:p>0.0897828203201076</text:p>
          </table:table-cell>
          <table:table-cell office:value-type="float" office:value="0.147654914528402" table:style-name="ce1">
            <text:p>0.147654914528402</text:p>
          </table:table-cell>
          <table:table-cell office:value-type="float" office:value="0.0933893803786881" table:style-name="ce1">
            <text:p>0.0933893803786881</text:p>
          </table:table-cell>
          <table:table-cell office:value-type="float" office:value="0.046678196774442" table:style-name="ce1">
            <text:p>0.046678196774442</text:p>
          </table:table-cell>
          <table:table-cell office:value-type="float" office:value="0.220683357470681" table:style-name="ce1">
            <text:p>0.220683357470681</text:p>
          </table:table-cell>
          <table:table-cell office:value-type="float" office:value="0.302223868583741" table:style-name="ce1">
            <text:p>0.302223868583741</text:p>
          </table:table-cell>
          <table:table-cell office:value-type="float" office:value="0.231646713616236" table:style-name="ce1">
            <text:p>0.231646713616236</text:p>
          </table:table-cell>
          <table:table-cell office:value-type="float" office:value="0.0862055818880198" table:style-name="ce1">
            <text:p>0.0862055818880198</text:p>
          </table:table-cell>
          <table:table-cell office:value-type="float" office:value="0.139952123248816" table:style-name="ce1">
            <text:p>0.139952123248816</text:p>
          </table:table-cell>
          <table:table-cell office:value-type="float" office:value="0.227500635630193" table:style-name="ce1">
            <text:p>0.227500635630193</text:p>
          </table:table-cell>
          <table:table-cell office:value-type="float" office:value="0.0523449676144534" table:style-name="ce1">
            <text:p>0.0523449676144534</text:p>
          </table:table-cell>
          <table:table-cell office:value-type="float" office:value="0.182990406614542" table:style-name="ce1">
            <text:p>0.182990406614542</text:p>
          </table:table-cell>
          <table:table-cell office:value-type="float" office:value="0.117573857909722" table:style-name="ce1">
            <text:p>0.117573857909722</text:p>
          </table:table-cell>
          <table:table-cell office:value-type="float" office:value="0.0545440896013926" table:style-name="ce1">
            <text:p>0.0545440896013926</text:p>
          </table:table-cell>
          <table:table-cell office:value-type="float" office:value="0.0594789193400844" table:style-name="ce1">
            <text:p>0.0594789193400844</text:p>
          </table:table-cell>
          <table:table-cell office:value-type="float" office:value="0.0434223966727784" table:style-name="ce1">
            <text:p>0.0434223966727784</text:p>
          </table:table-cell>
          <table:table-cell office:value-type="float" office:value="0.1227579214736" table:style-name="ce1">
            <text:p>0.1227579214736</text:p>
          </table:table-cell>
          <table:table-cell office:value-type="float" office:value="0.0931606716920464" table:style-name="ce1">
            <text:p>0.0931606716920464</text:p>
          </table:table-cell>
          <table:table-cell office:value-type="float" office:value="0.0998694598335358" table:style-name="ce1">
            <text:p>0.0998694598335358</text:p>
          </table:table-cell>
          <table:table-cell office:value-type="float" office:value="0.176140874665889" table:style-name="ce1">
            <text:p>0.176140874665889</text:p>
          </table:table-cell>
          <table:table-cell office:value-type="float" office:value="0.0897828203201076" table:style-name="ce1">
            <text:p>0.0897828203201076</text:p>
          </table:table-cell>
          <table:table-cell office:value-type="float" office:value="0.144159776650493" table:style-name="ce1">
            <text:p>0.144159776650493</text:p>
          </table:table-cell>
          <table:table-cell office:value-type="float" office:value="0.189910310466778" table:style-name="ce1">
            <text:p>0.189910310466778</text:p>
          </table:table-cell>
          <table:table-cell office:value-type="float" office:value="0.23641441008392" table:style-name="ce1">
            <text:p>0.23641441008392</text:p>
          </table:table-cell>
          <table:table-cell office:value-type="float" office:value="0.136410070768519" table:style-name="ce1">
            <text:p>0.136410070768519</text:p>
          </table:table-cell>
          <table:table-cell office:value-type="float" office:value="0.119514949583527" table:style-name="ce1">
            <text:p>0.119514949583527</text:p>
          </table:table-cell>
          <table:table-cell office:value-type="float" office:value="0.105258774782862" table:style-name="ce1">
            <text:p>0.105258774782862</text:p>
          </table:table-cell>
          <table:table-cell office:value-type="float" office:value="0.225468646914261" table:style-name="ce1">
            <text:p>0.225468646914261</text:p>
          </table:table-cell>
          <table:table-cell office:value-type="float" office:value="0.168637470446452" table:style-name="ce1">
            <text:p>0.168637470446452</text:p>
          </table:table-cell>
          <table:table-cell office:value-type="float" office:value="0.11052200673827" table:style-name="ce1">
            <text:p>0.11052200673827</text:p>
          </table:table-cell>
          <table:table-cell office:value-type="float" office:value="0.173073832534771" table:style-name="ce1">
            <text:p>0.173073832534771</text:p>
          </table:table-cell>
          <table:table-cell office:value-type="float" office:value="0.224741470577247" table:style-name="ce1">
            <text:p>0.224741470577247</text:p>
          </table:table-cell>
          <table:table-cell office:value-type="float" office:value="0.0740928179839582" table:style-name="ce1">
            <text:p>0.0740928179839582</text:p>
          </table:table-cell>
          <table:table-cell office:value-type="float" office:value="0.123696213521361" table:style-name="ce1">
            <text:p>0.123696213521361</text:p>
          </table:table-cell>
          <table:table-cell office:value-type="float" office:value="0.0153381428182392" table:style-name="ce1">
            <text:p>0.0153381428182392</text:p>
          </table:table-cell>
          <table:table-cell office:value-type="float" office:value="0.131791914595946" table:style-name="ce1">
            <text:p>0.131791914595946</text:p>
          </table:table-cell>
          <table:table-cell office:value-type="float" office:value="0.0605696838456063" table:style-name="ce1">
            <text:p>0.0605696838456063</text:p>
          </table:table-cell>
          <table:table-cell office:value-type="float" office:value="0.10958078252786" table:style-name="ce1">
            <text:p>0.10958078252786</text:p>
          </table:table-cell>
          <table:table-cell office:value-type="float" office:value="0.0307965043050977" table:style-name="ce1">
            <text:p>0.0307965043050977</text:p>
          </table:table-cell>
          <table:table-cell office:value-type="float" office:value="0.0985969012437603" table:style-name="ce1">
            <text:p>0.0985969012437603</text:p>
          </table:table-cell>
          <table:table-cell office:value-type="float" office:value="0" table:style-name="ce1">
            <text:p>0</text:p>
          </table:table-cell>
          <table:table-cell office:value-type="float" office:value="0.0729463423881005" table:style-name="ce1">
            <text:p>0.0729463423881005</text:p>
          </table:table-cell>
          <table:table-cell office:value-type="float" office:value="0.296960636628333" table:style-name="ce1">
            <text:p>0.296960636628333</text:p>
          </table:table-cell>
          <table:table-cell office:value-type="float" office:value="0.00716034118947429" table:style-name="ce1">
            <text:p>0.00716034118947429</text:p>
          </table:table-cell>
          <table:table-cell office:value-type="float" office:value="0.181047543914497" table:style-name="ce1">
            <text:p>0.181047543914497</text:p>
          </table:table-cell>
          <table:table-cell office:value-type="float" office:value="0.106311245244184" table:style-name="ce1">
            <text:p>0.106311245244184</text:p>
          </table:table-cell>
          <table:table-cell office:value-type="float" office:value="0.138375335191204" table:style-name="ce1">
            <text:p>0.138375335191204</text:p>
          </table:table-cell>
          <table:table-cell office:value-type="float" office:value="0.026288949307655" table:style-name="ce1">
            <text:p>0.026288949307655</text:p>
          </table:table-cell>
          <table:table-cell office:value-type="float" office:value="0.0301457987699756" table:style-name="ce1">
            <text:p>0.0301457987699756</text:p>
          </table:table-cell>
          <table:table-cell office:value-type="float" office:value="0.0785980448442574" table:style-name="ce1">
            <text:p>0.0785980448442574</text:p>
          </table:table-cell>
          <table:table-cell office:value-type="float" office:value="0.047047663929061" table:style-name="ce1">
            <text:p>0.047047663929061</text:p>
          </table:table-cell>
          <table:table-cell office:value-type="float" office:value="0.0279106111824505" table:style-name="ce1">
            <text:p>0.0279106111824505</text:p>
          </table:table-cell>
          <table:table-cell office:value-type="float" office:value="0.0384383066015792" table:style-name="ce1">
            <text:p>0.0384383066015792</text:p>
          </table:table-cell>
          <table:table-cell office:value-type="float" office:value="0.0407868240347955" table:style-name="ce1">
            <text:p>0.0407868240347955</text:p>
          </table:table-cell>
          <table:table-cell office:value-type="float" office:value="0.0128213720278835" table:style-name="ce1">
            <text:p>0.0128213720278835</text:p>
          </table:table-cell>
          <table:table-cell office:value-type="float" office:value="0.0360674167673491" table:style-name="ce1">
            <text:p>0.0360674167673491</text:p>
          </table:table-cell>
          <table:table-cell office:value-type="float" office:value="0.0114922449834135" table:style-name="ce1">
            <text:p>0.0114922449834135</text:p>
          </table:table-cell>
          <table:table-cell office:value-type="float" office:value="0.00229881551701386" table:style-name="ce1">
            <text:p>0.00229881551701386</text:p>
          </table:table-cell>
          <table:table-cell office:value-type="float" office:value="0.0155991052940226" table:style-name="ce1">
            <text:p>0.0155991052940226</text:p>
          </table:table-cell>
          <table:table-cell office:value-type="float" office:value="0.0119808165848452" table:style-name="ce1">
            <text:p>0.0119808165848452</text:p>
          </table:table-cell>
          <table:table-cell office:value-type="float" office:value="0.00971132269432386" table:style-name="ce1">
            <text:p>0.00971132269432386</text:p>
          </table:table-cell>
          <table:table-cell office:value-type="float" office:value="0.00380008279343107" table:style-name="ce1">
            <text:p>0.00380008279343107</text:p>
          </table:table-cell>
          <table:table-cell office:value-type="float" office:value="0.102453991587972" table:style-name="ce1">
            <text:p>0.102453991587972</text:p>
          </table:table-cell>
          <table:table-cell office:value-type="float" office:value="0.102453991587972" table:style-name="ce1">
            <text:p>0.102453991587972</text:p>
          </table:table-cell>
          <table:table-cell office:value-type="float" office:value="0.102453991587972" table:style-name="ce1">
            <text:p>0.102453991587972</text:p>
          </table:table-cell>
          <table:table-cell office:value-type="float" office:value="0.102453991587972" table:style-name="ce1">
            <text:p>0.102453991587972</text:p>
          </table:table-cell>
          <table:table-cell office:value-type="float" office:value="0.102453991587972" table:style-name="ce1">
            <text:p>0.102453991587972</text:p>
          </table:table-cell>
          <table:table-cell office:value-type="float" office:value="0.102453991587972" table:style-name="ce1">
            <text:p>0.102453991587972</text:p>
          </table:table-cell>
          <table:table-cell office:value-type="float" office:value="0.102453991587972" table:style-name="ce1">
            <text:p>0.102453991587972</text:p>
          </table:table-cell>
          <table:table-cell office:value-type="float" office:value="0.102453991587972" table:style-name="ce1">
            <text:p>0.102453991587972</text:p>
          </table:table-cell>
          <table:table-cell office:value-type="float" office:value="0.102453991587972" table:style-name="ce1">
            <text:p>0.102453991587972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5" table:style-name="ce1">
            <text:p>5</text:p>
          </table:table-cell>
          <table:table-cell office:value-type="float" office:value="0.0911917244730734" table:style-name="ce1">
            <text:p>0.0911917244730734</text:p>
          </table:table-cell>
          <table:table-cell office:value-type="float" office:value="0.149707428382878" table:style-name="ce1">
            <text:p>0.149707428382878</text:p>
          </table:table-cell>
          <table:table-cell office:value-type="float" office:value="0.0950020698357769" table:style-name="ce1">
            <text:p>0.0950020698357769</text:p>
          </table:table-cell>
          <table:table-cell office:value-type="float" office:value="0.0665096955924948" table:style-name="ce1">
            <text:p>0.0665096955924948</text:p>
          </table:table-cell>
          <table:table-cell office:value-type="float" office:value="0.232159842079855" table:style-name="ce1">
            <text:p>0.232159842079855</text:p>
          </table:table-cell>
          <table:table-cell office:value-type="float" office:value="0.347124075231742" table:style-name="ce1">
            <text:p>0.347124075231742</text:p>
          </table:table-cell>
          <table:table-cell office:value-type="float" office:value="0.242264074569179" table:style-name="ce1">
            <text:p>0.242264074569179</text:p>
          </table:table-cell>
          <table:table-cell office:value-type="float" office:value="0.0838598517686179" table:style-name="ce1">
            <text:p>0.0838598517686179</text:p>
          </table:table-cell>
          <table:table-cell office:value-type="float" office:value="0.133618651926431" table:style-name="ce1">
            <text:p>0.133618651926431</text:p>
          </table:table-cell>
          <table:table-cell office:value-type="float" office:value="0.216317367285945" table:style-name="ce1">
            <text:p>0.216317367285945</text:p>
          </table:table-cell>
          <table:table-cell office:value-type="float" office:value="0.0530604153008709" table:style-name="ce1">
            <text:p>0.0530604153008709</text:p>
          </table:table-cell>
          <table:table-cell office:value-type="float" office:value="0.179410236019805" table:style-name="ce1">
            <text:p>0.179410236019805</text:p>
          </table:table-cell>
          <table:table-cell office:value-type="float" office:value="0.126003825526322" table:style-name="ce1">
            <text:p>0.126003825526322</text:p>
          </table:table-cell>
          <table:table-cell office:value-type="float" office:value="0.0684894551612369" table:style-name="ce1">
            <text:p>0.0684894551612369</text:p>
          </table:table-cell>
          <table:table-cell office:value-type="float" office:value="0.0708117279794448" table:style-name="ce1">
            <text:p>0.0708117279794448</text:p>
          </table:table-cell>
          <table:table-cell office:value-type="float" office:value="0.0771627922777254" table:style-name="ce1">
            <text:p>0.0771627922777254</text:p>
          </table:table-cell>
          <table:table-cell office:value-type="float" office:value="0.120312497824123" table:style-name="ce1">
            <text:p>0.120312497824123</text:p>
          </table:table-cell>
          <table:table-cell office:value-type="float" office:value="0.109217194359352" table:style-name="ce1">
            <text:p>0.109217194359352</text:p>
          </table:table-cell>
          <table:table-cell office:value-type="float" office:value="0.0974797472743951" table:style-name="ce1">
            <text:p>0.0974797472743951</text:p>
          </table:table-cell>
          <table:table-cell office:value-type="float" office:value="0.209388666945761" table:style-name="ce1">
            <text:p>0.209388666945761</text:p>
          </table:table-cell>
          <table:table-cell office:value-type="float" office:value="0.0911917244730734" table:style-name="ce1">
            <text:p>0.0911917244730734</text:p>
          </table:table-cell>
          <table:table-cell office:value-type="float" office:value="0.119676218529236" table:style-name="ce1">
            <text:p>0.119676218529236</text:p>
          </table:table-cell>
          <table:table-cell office:value-type="float" office:value="0.213226867853633" table:style-name="ce1">
            <text:p>0.213226867853633</text:p>
          </table:table-cell>
          <table:table-cell office:value-type="float" office:value="0.245471860507461" table:style-name="ce1">
            <text:p>0.245471860507461</text:p>
          </table:table-cell>
          <table:table-cell office:value-type="float" office:value="0.164192311870185" table:style-name="ce1">
            <text:p>0.164192311870185</text:p>
          </table:table-cell>
          <table:table-cell office:value-type="float" office:value="0.137884948581093" table:style-name="ce1">
            <text:p>0.137884948581093</text:p>
          </table:table-cell>
          <table:table-cell office:value-type="float" office:value="0.159943608191418" table:style-name="ce1">
            <text:p>0.159943608191418</text:p>
          </table:table-cell>
          <table:table-cell office:value-type="float" office:value="0.205782106887181" table:style-name="ce1">
            <text:p>0.205782106887181</text:p>
          </table:table-cell>
          <table:table-cell office:value-type="float" office:value="0.196768638903379" table:style-name="ce1">
            <text:p>0.196768638903379</text:p>
          </table:table-cell>
          <table:table-cell office:value-type="float" office:value="0.126346888556285" table:style-name="ce1">
            <text:p>0.126346888556285</text:p>
          </table:table-cell>
          <table:table-cell office:value-type="float" office:value="0.178838464303201" table:style-name="ce1">
            <text:p>0.178838464303201</text:p>
          </table:table-cell>
          <table:table-cell office:value-type="float" office:value="0.223498233613964" table:style-name="ce1">
            <text:p>0.223498233613964</text:p>
          </table:table-cell>
          <table:table-cell office:value-type="float" office:value="0.125253191888114" table:style-name="ce1">
            <text:p>0.125253191888114</text:p>
          </table:table-cell>
          <table:table-cell office:value-type="float" office:value="0.155102607657503" table:style-name="ce1">
            <text:p>0.155102607657503</text:p>
          </table:table-cell>
          <table:table-cell office:value-type="float" office:value="0.102552388657602" table:style-name="ce1">
            <text:p>0.102552388657602</text:p>
          </table:table-cell>
          <table:table-cell office:value-type="float" office:value="0.186931233215137" table:style-name="ce1">
            <text:p>0.186931233215137</text:p>
          </table:table-cell>
          <table:table-cell office:value-type="float" office:value="0.108830148889651" table:style-name="ce1">
            <text:p>0.108830148889651</text:p>
          </table:table-cell>
          <table:table-cell office:value-type="float" office:value="0.118412456427408" table:style-name="ce1">
            <text:p>0.118412456427408</text:p>
          </table:table-cell>
          <table:table-cell office:value-type="float" office:value="0.10597129030663" table:style-name="ce1">
            <text:p>0.10597129030663</text:p>
          </table:table-cell>
          <table:table-cell office:value-type="float" office:value="0.116805631295618" table:style-name="ce1">
            <text:p>0.116805631295618</text:p>
          </table:table-cell>
          <table:table-cell office:value-type="float" office:value="0" table:style-name="ce1">
            <text:p>0</text:p>
          </table:table-cell>
          <table:table-cell office:value-type="float" office:value="0.137040485738108" table:style-name="ce1">
            <text:p>0.137040485738108</text:p>
          </table:table-cell>
          <table:table-cell office:value-type="float" office:value="0.186479680167152" table:style-name="ce1">
            <text:p>0.186479680167152</text:p>
          </table:table-cell>
          <table:table-cell office:value-type="float" office:value="0.0412643249629286" table:style-name="ce1">
            <text:p>0.0412643249629286</text:p>
          </table:table-cell>
          <table:table-cell office:value-type="float" office:value="0.221736848324606" table:style-name="ce1">
            <text:p>0.221736848324606</text:p>
          </table:table-cell>
          <table:table-cell office:value-type="float" office:value="0.175648857773344" table:style-name="ce1">
            <text:p>0.175648857773344</text:p>
          </table:table-cell>
          <table:table-cell office:value-type="float" office:value="0.311745521404935" table:style-name="ce1">
            <text:p>0.311745521404935</text:p>
          </table:table-cell>
          <table:table-cell office:value-type="float" office:value="0.085537693879773" table:style-name="ce1">
            <text:p>0.085537693879773</text:p>
          </table:table-cell>
          <table:table-cell office:value-type="float" office:value="0.131693511217437" table:style-name="ce1">
            <text:p>0.131693511217437</text:p>
          </table:table-cell>
          <table:table-cell office:value-type="float" office:value="0.229523305933226" table:style-name="ce1">
            <text:p>0.229523305933226</text:p>
          </table:table-cell>
          <table:table-cell office:value-type="float" office:value="0.14619991677859" table:style-name="ce1">
            <text:p>0.14619991677859</text:p>
          </table:table-cell>
          <table:table-cell office:value-type="float" office:value="0.0971773240187512" table:style-name="ce1">
            <text:p>0.0971773240187512</text:p>
          </table:table-cell>
          <table:table-cell office:value-type="float" office:value="0.128862684109343" table:style-name="ce1">
            <text:p>0.128862684109343</text:p>
          </table:table-cell>
          <table:table-cell office:value-type="float" office:value="0.207562750620819" table:style-name="ce1">
            <text:p>0.207562750620819</text:p>
          </table:table-cell>
          <table:table-cell office:value-type="float" office:value="0.106578247975025" table:style-name="ce1">
            <text:p>0.106578247975025</text:p>
          </table:table-cell>
          <table:table-cell office:value-type="float" office:value="0.155722801108097" table:style-name="ce1">
            <text:p>0.155722801108097</text:p>
          </table:table-cell>
          <table:table-cell office:value-type="float" office:value="0.123037209965941" table:style-name="ce1">
            <text:p>0.123037209965941</text:p>
          </table:table-cell>
          <table:table-cell office:value-type="float" office:value="0.0488131777034289" table:style-name="ce1">
            <text:p>0.0488131777034289</text:p>
          </table:table-cell>
          <table:table-cell office:value-type="float" office:value="0.185488609191705" table:style-name="ce1">
            <text:p>0.185488609191705</text:p>
          </table:table-cell>
          <table:table-cell office:value-type="float" office:value="0.164482595972461" table:style-name="ce1">
            <text:p>0.164482595972461</text:p>
          </table:table-cell>
          <table:table-cell office:value-type="float" office:value="0.21661058355087" table:style-name="ce1">
            <text:p>0.21661058355087</text:p>
          </table:table-cell>
          <table:table-cell office:value-type="float" office:value="0.0546906977338553" table:style-name="ce1">
            <text:p>0.0546906977338553</text:p>
          </table:table-cell>
          <table:table-cell office:value-type="float" office:value="0.145284983686342" table:style-name="ce1">
            <text:p>0.145284983686342</text:p>
          </table:table-cell>
          <table:table-cell office:value-type="float" office:value="0.145284983686342" table:style-name="ce1">
            <text:p>0.145284983686342</text:p>
          </table:table-cell>
          <table:table-cell office:value-type="float" office:value="0.145284983686342" table:style-name="ce1">
            <text:p>0.145284983686342</text:p>
          </table:table-cell>
          <table:table-cell office:value-type="float" office:value="0.145284983686342" table:style-name="ce1">
            <text:p>0.145284983686342</text:p>
          </table:table-cell>
          <table:table-cell office:value-type="float" office:value="0.145284983686342" table:style-name="ce1">
            <text:p>0.145284983686342</text:p>
          </table:table-cell>
          <table:table-cell office:value-type="float" office:value="0.145284983686342" table:style-name="ce1">
            <text:p>0.145284983686342</text:p>
          </table:table-cell>
          <table:table-cell office:value-type="float" office:value="0.145284983686342" table:style-name="ce1">
            <text:p>0.145284983686342</text:p>
          </table:table-cell>
          <table:table-cell office:value-type="float" office:value="0.145284983686342" table:style-name="ce1">
            <text:p>0.145284983686342</text:p>
          </table:table-cell>
          <table:table-cell office:value-type="float" office:value="0.145284983686342" table:style-name="ce1">
            <text:p>0.145284983686342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6" table:style-name="ce1">
            <text:p>6</text:p>
          </table:table-cell>
          <table:table-cell office:value-type="float" office:value="0.0473339016468811" table:style-name="ce1">
            <text:p>0.0473339016468811</text:p>
          </table:table-cell>
          <table:table-cell office:value-type="float" office:value="0.119623439601549" table:style-name="ce1">
            <text:p>0.119623439601549</text:p>
          </table:table-cell>
          <table:table-cell office:value-type="float" office:value="0.0724244174365336" table:style-name="ce1">
            <text:p>0.0724244174365336</text:p>
          </table:table-cell>
          <table:table-cell office:value-type="float" office:value="0.0345381271057093" table:style-name="ce1">
            <text:p>0.0345381271057093</text:p>
          </table:table-cell>
          <table:table-cell office:value-type="float" office:value="0.215991897231878" table:style-name="ce1">
            <text:p>0.215991897231878</text:p>
          </table:table-cell>
          <table:table-cell office:value-type="float" office:value="0.171991864517196" table:style-name="ce1">
            <text:p>0.171991864517196</text:p>
          </table:table-cell>
          <table:table-cell office:value-type="float" office:value="0.143441396801426" table:style-name="ce1">
            <text:p>0.143441396801426</text:p>
          </table:table-cell>
          <table:table-cell office:value-type="float" office:value="0.0451113223587477" table:style-name="ce1">
            <text:p>0.0451113223587477</text:p>
          </table:table-cell>
          <table:table-cell office:value-type="float" office:value="0.080957010745858" table:style-name="ce1">
            <text:p>0.080957010745858</text:p>
          </table:table-cell>
          <table:table-cell office:value-type="float" office:value="0.125003958062927" table:style-name="ce1">
            <text:p>0.125003958062927</text:p>
          </table:table-cell>
          <table:table-cell office:value-type="float" office:value="0.0362180730435653" table:style-name="ce1">
            <text:p>0.0362180730435653</text:p>
          </table:table-cell>
          <table:table-cell office:value-type="float" office:value="0.0971777345215221" table:style-name="ce1">
            <text:p>0.0971777345215221</text:p>
          </table:table-cell>
          <table:table-cell office:value-type="float" office:value="0.046055478731807" table:style-name="ce1">
            <text:p>0.046055478731807</text:p>
          </table:table-cell>
          <table:table-cell office:value-type="float" office:value="0.0356521656522596" table:style-name="ce1">
            <text:p>0.0356521656522596</text:p>
          </table:table-cell>
          <table:table-cell office:value-type="float" office:value="0.0288231588421508" table:style-name="ce1">
            <text:p>0.0288231588421508</text:p>
          </table:table-cell>
          <table:table-cell office:value-type="float" office:value="0.0607602744178077" table:style-name="ce1">
            <text:p>0.0607602744178077</text:p>
          </table:table-cell>
          <table:table-cell office:value-type="float" office:value="0.0617220237667624" table:style-name="ce1">
            <text:p>0.0617220237667624</text:p>
          </table:table-cell>
          <table:table-cell office:value-type="float" office:value="0.0929847419330912" table:style-name="ce1">
            <text:p>0.0929847419330912</text:p>
          </table:table-cell>
          <table:table-cell office:value-type="float" office:value="0.0161415553841343" table:style-name="ce1">
            <text:p>0.0161415553841343</text:p>
          </table:table-cell>
          <table:table-cell office:value-type="float" office:value="0.109788966075957" table:style-name="ce1">
            <text:p>0.109788966075957</text:p>
          </table:table-cell>
          <table:table-cell office:value-type="float" office:value="0.0473339016468811" table:style-name="ce1">
            <text:p>0.0473339016468811</text:p>
          </table:table-cell>
          <table:table-cell office:value-type="float" office:value="0.0622498130436279" table:style-name="ce1">
            <text:p>0.0622498130436279</text:p>
          </table:table-cell>
          <table:table-cell office:value-type="float" office:value="0.0915039997952188" table:style-name="ce1">
            <text:p>0.0915039997952188</text:p>
          </table:table-cell>
          <table:table-cell office:value-type="float" office:value="0.145171372764485" table:style-name="ce1">
            <text:p>0.145171372764485</text:p>
          </table:table-cell>
          <table:table-cell office:value-type="float" office:value="0.0790569693491425" table:style-name="ce1">
            <text:p>0.0790569693491425</text:p>
          </table:table-cell>
          <table:table-cell office:value-type="float" office:value="0.0783620468012697" table:style-name="ce1">
            <text:p>0.0783620468012697</text:p>
          </table:table-cell>
          <table:table-cell office:value-type="float" office:value="0.0557052260104966" table:style-name="ce1">
            <text:p>0.0557052260104966</text:p>
          </table:table-cell>
          <table:table-cell office:value-type="float" office:value="0.0994794822011852" table:style-name="ce1">
            <text:p>0.0994794822011852</text:p>
          </table:table-cell>
          <table:table-cell office:value-type="float" office:value="0.0747906726944803" table:style-name="ce1">
            <text:p>0.0747906726944803</text:p>
          </table:table-cell>
          <table:table-cell office:value-type="float" office:value="0.0812678199866788" table:style-name="ce1">
            <text:p>0.0812678199866788</text:p>
          </table:table-cell>
          <table:table-cell office:value-type="float" office:value="0.104862932825213" table:style-name="ce1">
            <text:p>0.104862932825213</text:p>
          </table:table-cell>
          <table:table-cell office:value-type="float" office:value="0.164517781924252" table:style-name="ce1">
            <text:p>0.164517781924252</text:p>
          </table:table-cell>
          <table:table-cell office:value-type="float" office:value="0.0530310936743784" table:style-name="ce1">
            <text:p>0.0530310936743784</text:p>
          </table:table-cell>
          <table:table-cell office:value-type="float" office:value="0.0926768648549197" table:style-name="ce1">
            <text:p>0.0926768648549197</text:p>
          </table:table-cell>
          <table:table-cell office:value-type="float" office:value="0.0556993616851981" table:style-name="ce1">
            <text:p>0.0556993616851981</text:p>
          </table:table-cell>
          <table:table-cell office:value-type="float" office:value="0.103822015084728" table:style-name="ce1">
            <text:p>0.103822015084728</text:p>
          </table:table-cell>
          <table:table-cell office:value-type="float" office:value="0.0608013246948972" table:style-name="ce1">
            <text:p>0.0608013246948972</text:p>
          </table:table-cell>
          <table:table-cell office:value-type="float" office:value="0.0514623866570284" table:style-name="ce1">
            <text:p>0.0514623866570284</text:p>
          </table:table-cell>
          <table:table-cell office:value-type="float" office:value="0.0481490428633732" table:style-name="ce1">
            <text:p>0.0481490428633732</text:p>
          </table:table-cell>
          <table:table-cell office:value-type="float" office:value="0.0758169296217186" table:style-name="ce1">
            <text:p>0.0758169296217186</text:p>
          </table:table-cell>
          <table:table-cell office:value-type="float" office:value="0" table:style-name="ce1">
            <text:p>0</text:p>
          </table:table-cell>
          <table:table-cell office:value-type="float" office:value="0.067328318752133" table:style-name="ce1">
            <text:p>0.067328318752133</text:p>
          </table:table-cell>
          <table:table-cell office:value-type="float" office:value="0.077517583958285" table:style-name="ce1">
            <text:p>0.077517583958285</text:p>
          </table:table-cell>
          <table:table-cell office:value-type="float" office:value="0.0125115380243599" table:style-name="ce1">
            <text:p>0.0125115380243599</text:p>
          </table:table-cell>
          <table:table-cell office:value-type="float" office:value="0.110857592753477" table:style-name="ce1">
            <text:p>0.110857592753477</text:p>
          </table:table-cell>
          <table:table-cell office:value-type="float" office:value="0.106338221140557" table:style-name="ce1">
            <text:p>0.106338221140557</text:p>
          </table:table-cell>
          <table:table-cell office:value-type="float" office:value="0.176877287315248" table:style-name="ce1">
            <text:p>0.176877287315248</text:p>
          </table:table-cell>
          <table:table-cell office:value-type="float" office:value="0.0528646054791539" table:style-name="ce1">
            <text:p>0.0528646054791539</text:p>
          </table:table-cell>
          <table:table-cell office:value-type="float" office:value="0.0845737747304578" table:style-name="ce1">
            <text:p>0.0845737747304578</text:p>
          </table:table-cell>
          <table:table-cell office:value-type="float" office:value="0.126220793833716" table:style-name="ce1">
            <text:p>0.126220793833716</text:p>
          </table:table-cell>
          <table:table-cell office:value-type="float" office:value="0.0824938744768371" table:style-name="ce1">
            <text:p>0.0824938744768371</text:p>
          </table:table-cell>
          <table:table-cell office:value-type="float" office:value="0.0442329637155377" table:style-name="ce1">
            <text:p>0.0442329637155377</text:p>
          </table:table-cell>
          <table:table-cell office:value-type="float" office:value="0.0753337092171218" table:style-name="ce1">
            <text:p>0.0753337092171218</text:p>
          </table:table-cell>
          <table:table-cell office:value-type="float" office:value="0.0969115469318977" table:style-name="ce1">
            <text:p>0.0969115469318977</text:p>
          </table:table-cell>
          <table:table-cell office:value-type="float" office:value="0.0781128129760832" table:style-name="ce1">
            <text:p>0.0781128129760832</text:p>
          </table:table-cell>
          <table:table-cell office:value-type="float" office:value="0.11515396166827" table:style-name="ce1">
            <text:p>0.11515396166827</text:p>
          </table:table-cell>
          <table:table-cell office:value-type="float" office:value="0.103454398124741" table:style-name="ce1">
            <text:p>0.103454398124741</text:p>
          </table:table-cell>
          <table:table-cell office:value-type="float" office:value="0.0194072515347391" table:style-name="ce1">
            <text:p>0.0194072515347391</text:p>
          </table:table-cell>
          <table:table-cell office:value-type="float" office:value="0.0747701475559355" table:style-name="ce1">
            <text:p>0.0747701475559355</text:p>
          </table:table-cell>
          <table:table-cell office:value-type="float" office:value="0.0819422173960068" table:style-name="ce1">
            <text:p>0.0819422173960068</text:p>
          </table:table-cell>
          <table:table-cell office:value-type="float" office:value="0.0911843940664503" table:style-name="ce1">
            <text:p>0.0911843940664503</text:p>
          </table:table-cell>
          <table:table-cell office:value-type="float" office:value="0.03027751151618" table:style-name="ce1">
            <text:p>0.03027751151618</text:p>
          </table:table-cell>
          <table:table-cell office:value-type="float" office:value="0.0802559201810342" table:style-name="ce1">
            <text:p>0.0802559201810342</text:p>
          </table:table-cell>
          <table:table-cell office:value-type="float" office:value="0.0802559201810342" table:style-name="ce1">
            <text:p>0.0802559201810342</text:p>
          </table:table-cell>
          <table:table-cell office:value-type="float" office:value="0.0802559201810342" table:style-name="ce1">
            <text:p>0.0802559201810342</text:p>
          </table:table-cell>
          <table:table-cell office:value-type="float" office:value="0.0802559201810342" table:style-name="ce1">
            <text:p>0.0802559201810342</text:p>
          </table:table-cell>
          <table:table-cell office:value-type="float" office:value="0.0802559201810342" table:style-name="ce1">
            <text:p>0.0802559201810342</text:p>
          </table:table-cell>
          <table:table-cell office:value-type="float" office:value="0.0802559201810342" table:style-name="ce1">
            <text:p>0.0802559201810342</text:p>
          </table:table-cell>
          <table:table-cell office:value-type="float" office:value="0.0802559201810342" table:style-name="ce1">
            <text:p>0.0802559201810342</text:p>
          </table:table-cell>
          <table:table-cell office:value-type="float" office:value="0.0802559201810342" table:style-name="ce1">
            <text:p>0.0802559201810342</text:p>
          </table:table-cell>
          <table:table-cell office:value-type="float" office:value="0.0802559201810342" table:style-name="ce1">
            <text:p>0.0802559201810342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7" table:style-name="ce1">
            <text:p>7</text:p>
          </table:table-cell>
          <table:table-cell office:value-type="float" office:value="0.0983256761987044" table:style-name="ce1">
            <text:p>0.0983256761987044</text:p>
          </table:table-cell>
          <table:table-cell office:value-type="float" office:value="0.145013035981425" table:style-name="ce1">
            <text:p>0.145013035981425</text:p>
          </table:table-cell>
          <table:table-cell office:value-type="float" office:value="0.101452827664132" table:style-name="ce1">
            <text:p>0.101452827664132</text:p>
          </table:table-cell>
          <table:table-cell office:value-type="float" office:value="0.0694849243806581" table:style-name="ce1">
            <text:p>0.0694849243806581</text:p>
          </table:table-cell>
          <table:table-cell office:value-type="float" office:value="0.216607651388221" table:style-name="ce1">
            <text:p>0.216607651388221</text:p>
          </table:table-cell>
          <table:table-cell office:value-type="float" office:value="0.298156958989228" table:style-name="ce1">
            <text:p>0.298156958989228</text:p>
          </table:table-cell>
          <table:table-cell office:value-type="float" office:value="0.252289138666973" table:style-name="ce1">
            <text:p>0.252289138666973</text:p>
          </table:table-cell>
          <table:table-cell office:value-type="float" office:value="0.109311023564128" table:style-name="ce1">
            <text:p>0.109311023564128</text:p>
          </table:table-cell>
          <table:table-cell office:value-type="float" office:value="0.147179904179223" table:style-name="ce1">
            <text:p>0.147179904179223</text:p>
          </table:table-cell>
          <table:table-cell office:value-type="float" office:value="0.228758533406722" table:style-name="ce1">
            <text:p>0.228758533406722</text:p>
          </table:table-cell>
          <table:table-cell office:value-type="float" office:value="0.0413581541677047" table:style-name="ce1">
            <text:p>0.0413581541677047</text:p>
          </table:table-cell>
          <table:table-cell office:value-type="float" office:value="0.185424101613422" table:style-name="ce1">
            <text:p>0.185424101613422</text:p>
          </table:table-cell>
          <table:table-cell office:value-type="float" office:value="0.123051137738525" table:style-name="ce1">
            <text:p>0.123051137738525</text:p>
          </table:table-cell>
          <table:table-cell office:value-type="float" office:value="0.0525208973734085" table:style-name="ce1">
            <text:p>0.0525208973734085</text:p>
          </table:table-cell>
          <table:table-cell office:value-type="float" office:value="0.0718819673464219" table:style-name="ce1">
            <text:p>0.0718819673464219</text:p>
          </table:table-cell>
          <table:table-cell office:value-type="float" office:value="0.0713395172563102" table:style-name="ce1">
            <text:p>0.0713395172563102</text:p>
          </table:table-cell>
          <table:table-cell office:value-type="float" office:value="0.136025957461467" table:style-name="ce1">
            <text:p>0.136025957461467</text:p>
          </table:table-cell>
          <table:table-cell office:value-type="float" office:value="0.124080326828413" table:style-name="ce1">
            <text:p>0.124080326828413</text:p>
          </table:table-cell>
          <table:table-cell office:value-type="float" office:value="0.0959550226967839" table:style-name="ce1">
            <text:p>0.0959550226967839</text:p>
          </table:table-cell>
          <table:table-cell office:value-type="float" office:value="0.232397347254445" table:style-name="ce1">
            <text:p>0.232397347254445</text:p>
          </table:table-cell>
          <table:table-cell office:value-type="float" office:value="0.0983256761987044" table:style-name="ce1">
            <text:p>0.0983256761987044</text:p>
          </table:table-cell>
          <table:table-cell office:value-type="float" office:value="0.154671579748063" table:style-name="ce1">
            <text:p>0.154671579748063</text:p>
          </table:table-cell>
          <table:table-cell office:value-type="float" office:value="0.232104130989519" table:style-name="ce1">
            <text:p>0.232104130989519</text:p>
          </table:table-cell>
          <table:table-cell office:value-type="float" office:value="0.263208512372788" table:style-name="ce1">
            <text:p>0.263208512372788</text:p>
          </table:table-cell>
          <table:table-cell office:value-type="float" office:value="0.179835399603947" table:style-name="ce1">
            <text:p>0.179835399603947</text:p>
          </table:table-cell>
          <table:table-cell office:value-type="float" office:value="0.181163669284058" table:style-name="ce1">
            <text:p>0.181163669284058</text:p>
          </table:table-cell>
          <table:table-cell office:value-type="float" office:value="0.157181510975823" table:style-name="ce1">
            <text:p>0.157181510975823</text:p>
          </table:table-cell>
          <table:table-cell office:value-type="float" office:value="0.244680176592163" table:style-name="ce1">
            <text:p>0.244680176592163</text:p>
          </table:table-cell>
          <table:table-cell office:value-type="float" office:value="0.200228590829497" table:style-name="ce1">
            <text:p>0.200228590829497</text:p>
          </table:table-cell>
          <table:table-cell office:value-type="float" office:value="0.173372913124994" table:style-name="ce1">
            <text:p>0.173372913124994</text:p>
          </table:table-cell>
          <table:table-cell office:value-type="float" office:value="0.185418237288123" table:style-name="ce1">
            <text:p>0.185418237288123</text:p>
          </table:table-cell>
          <table:table-cell office:value-type="float" office:value="0.264211311998833" table:style-name="ce1">
            <text:p>0.264211311998833</text:p>
          </table:table-cell>
          <table:table-cell office:value-type="float" office:value="0.128578264332366" table:style-name="ce1">
            <text:p>0.128578264332366</text:p>
          </table:table-cell>
          <table:table-cell office:value-type="float" office:value="0.163998789135334" table:style-name="ce1">
            <text:p>0.163998789135334</text:p>
          </table:table-cell>
          <table:table-cell office:value-type="float" office:value="0.128610518121508" table:style-name="ce1">
            <text:p>0.128610518121508</text:p>
          </table:table-cell>
          <table:table-cell office:value-type="float" office:value="0.185101563722004" table:style-name="ce1">
            <text:p>0.185101563722004</text:p>
          </table:table-cell>
          <table:table-cell office:value-type="float" office:value="0.110665682708083" table:style-name="ce1">
            <text:p>0.110665682708083</text:p>
          </table:table-cell>
          <table:table-cell office:value-type="float" office:value="0.120632103552892" table:style-name="ce1">
            <text:p>0.120632103552892</text:p>
          </table:table-cell>
          <table:table-cell office:value-type="float" office:value="0.105490415632153" table:style-name="ce1">
            <text:p>0.105490415632153</text:p>
          </table:table-cell>
          <table:table-cell office:value-type="float" office:value="0.142377021759747" table:style-name="ce1">
            <text:p>0.142377021759747</text:p>
          </table:table-cell>
          <table:table-cell office:value-type="float" office:value="0" table:style-name="ce1">
            <text:p>0</text:p>
          </table:table-cell>
          <table:table-cell office:value-type="float" office:value="0.159169517252016" table:style-name="ce1">
            <text:p>0.159169517252016</text:p>
          </table:table-cell>
          <table:table-cell office:value-type="float" office:value="0.272784955585247" table:style-name="ce1">
            <text:p>0.272784955585247</text:p>
          </table:table-cell>
          <table:table-cell office:value-type="float" office:value="0.0447477341902405" table:style-name="ce1">
            <text:p>0.0447477341902405</text:p>
          </table:table-cell>
          <table:table-cell office:value-type="float" office:value="0.325797517991682" table:style-name="ce1">
            <text:p>0.325797517991682</text:p>
          </table:table-cell>
          <table:table-cell office:value-type="float" office:value="0.185411082811259" table:style-name="ce1">
            <text:p>0.185411082811259</text:p>
          </table:table-cell>
          <table:table-cell office:value-type="float" office:value="0.337331414345528" table:style-name="ce1">
            <text:p>0.337331414345528</text:p>
          </table:table-cell>
          <table:table-cell office:value-type="float" office:value="0.106691722669551" table:style-name="ce1">
            <text:p>0.106691722669551</text:p>
          </table:table-cell>
          <table:table-cell office:value-type="float" office:value="0.140730905648457" table:style-name="ce1">
            <text:p>0.140730905648457</text:p>
          </table:table-cell>
          <table:table-cell office:value-type="float" office:value="0.218435362196704" table:style-name="ce1">
            <text:p>0.218435362196704</text:p>
          </table:table-cell>
          <table:table-cell office:value-type="float" office:value="0.160989276035395" table:style-name="ce1">
            <text:p>0.160989276035395</text:p>
          </table:table-cell>
          <table:table-cell office:value-type="float" office:value="0.109959969801661" table:style-name="ce1">
            <text:p>0.109959969801661</text:p>
          </table:table-cell>
          <table:table-cell office:value-type="float" office:value="0.144104476062928" table:style-name="ce1">
            <text:p>0.144104476062928</text:p>
          </table:table-cell>
          <table:table-cell office:value-type="float" office:value="0.20658471604051" table:style-name="ce1">
            <text:p>0.20658471604051</text:p>
          </table:table-cell>
          <table:table-cell office:value-type="float" office:value="0.139082250284313" table:style-name="ce1">
            <text:p>0.139082250284313</text:p>
          </table:table-cell>
          <table:table-cell office:value-type="float" office:value="0.195112090157383" table:style-name="ce1">
            <text:p>0.195112090157383</text:p>
          </table:table-cell>
          <table:table-cell office:value-type="float" office:value="0.192239913691609" table:style-name="ce1">
            <text:p>0.192239913691609</text:p>
          </table:table-cell>
          <table:table-cell office:value-type="float" office:value="0.0762692157103658" table:style-name="ce1">
            <text:p>0.0762692157103658</text:p>
          </table:table-cell>
          <table:table-cell office:value-type="float" office:value="0.197569119306625" table:style-name="ce1">
            <text:p>0.197569119306625</text:p>
          </table:table-cell>
          <table:table-cell office:value-type="float" office:value="0.182491938964169" table:style-name="ce1">
            <text:p>0.182491938964169</text:p>
          </table:table-cell>
          <table:table-cell office:value-type="float" office:value="0.200507146281176" table:style-name="ce1">
            <text:p>0.200507146281176</text:p>
          </table:table-cell>
          <table:table-cell office:value-type="float" office:value="0.0790159190720529" table:style-name="ce1">
            <text:p>0.0790159190720529</text:p>
          </table:table-cell>
          <table:table-cell office:value-type="float" office:value="0.159604780906867" table:style-name="ce1">
            <text:p>0.159604780906867</text:p>
          </table:table-cell>
          <table:table-cell office:value-type="float" office:value="0.159604780906867" table:style-name="ce1">
            <text:p>0.159604780906867</text:p>
          </table:table-cell>
          <table:table-cell office:value-type="float" office:value="0.159604780906867" table:style-name="ce1">
            <text:p>0.159604780906867</text:p>
          </table:table-cell>
          <table:table-cell office:value-type="float" office:value="0.159604780906867" table:style-name="ce1">
            <text:p>0.159604780906867</text:p>
          </table:table-cell>
          <table:table-cell office:value-type="float" office:value="0.159604780906867" table:style-name="ce1">
            <text:p>0.159604780906867</text:p>
          </table:table-cell>
          <table:table-cell office:value-type="float" office:value="0.159604780906867" table:style-name="ce1">
            <text:p>0.159604780906867</text:p>
          </table:table-cell>
          <table:table-cell office:value-type="float" office:value="0.159604780906867" table:style-name="ce1">
            <text:p>0.159604780906867</text:p>
          </table:table-cell>
          <table:table-cell office:value-type="float" office:value="0.159604780906867" table:style-name="ce1">
            <text:p>0.159604780906867</text:p>
          </table:table-cell>
          <table:table-cell office:value-type="float" office:value="0.159604780906867" table:style-name="ce1">
            <text:p>0.159604780906867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8" table:style-name="ce1">
            <text:p>8</text:p>
          </table:table-cell>
          <table:table-cell office:value-type="float" office:value="0.0839932651691588" table:style-name="ce1">
            <text:p>0.0839932651691588</text:p>
          </table:table-cell>
          <table:table-cell office:value-type="float" office:value="0.155343044994741" table:style-name="ce1">
            <text:p>0.155343044994741</text:p>
          </table:table-cell>
          <table:table-cell office:value-type="float" office:value="0.0649474026809401" table:style-name="ce1">
            <text:p>0.0649474026809401</text:p>
          </table:table-cell>
          <table:table-cell office:value-type="float" office:value="0.0626593995136953" table:style-name="ce1">
            <text:p>0.0626593995136953</text:p>
          </table:table-cell>
          <table:table-cell office:value-type="float" office:value="0.206157423706285" table:style-name="ce1">
            <text:p>0.206157423706285</text:p>
          </table:table-cell>
          <table:table-cell office:value-type="float" office:value="0.380412917788704" table:style-name="ce1">
            <text:p>0.380412917788704</text:p>
          </table:table-cell>
          <table:table-cell office:value-type="float" office:value="0.173170593902196" table:style-name="ce1">
            <text:p>0.173170593902196</text:p>
          </table:table-cell>
          <table:table-cell office:value-type="float" office:value="0.0598161180447484" table:style-name="ce1">
            <text:p>0.0598161180447484</text:p>
          </table:table-cell>
          <table:table-cell office:value-type="float" office:value="0.0967027241723433" table:style-name="ce1">
            <text:p>0.0967027241723433</text:p>
          </table:table-cell>
          <table:table-cell office:value-type="float" office:value="0.156337048132838" table:style-name="ce1">
            <text:p>0.156337048132838</text:p>
          </table:table-cell>
          <table:table-cell office:value-type="float" office:value="0.0567256186124364" table:style-name="ce1">
            <text:p>0.0567256186124364</text:p>
          </table:table-cell>
          <table:table-cell office:value-type="float" office:value="0.100561450218759" table:style-name="ce1">
            <text:p>0.100561450218759</text:p>
          </table:table-cell>
          <table:table-cell office:value-type="float" office:value="0.131044213120387" table:style-name="ce1">
            <text:p>0.131044213120387</text:p>
          </table:table-cell>
          <table:table-cell office:value-type="float" office:value="0.0446157868710241" table:style-name="ce1">
            <text:p>0.0446157868710241</text:p>
          </table:table-cell>
          <table:table-cell office:value-type="float" office:value="0.0823644488174991" table:style-name="ce1">
            <text:p>0.0823644488174991</text:p>
          </table:table-cell>
          <table:table-cell office:value-type="float" office:value="0.064865302126761" table:style-name="ce1">
            <text:p>0.064865302126761</text:p>
          </table:table-cell>
          <table:table-cell office:value-type="float" office:value="0.12259958469054" table:style-name="ce1">
            <text:p>0.12259958469054</text:p>
          </table:table-cell>
          <table:table-cell office:value-type="float" office:value="0.109727390660322" table:style-name="ce1">
            <text:p>0.109727390660322</text:p>
          </table:table-cell>
          <table:table-cell office:value-type="float" office:value="0.128575332169717" table:style-name="ce1">
            <text:p>0.128575332169717</text:p>
          </table:table-cell>
          <table:table-cell office:value-type="float" office:value="0.174484202769061" table:style-name="ce1">
            <text:p>0.174484202769061</text:p>
          </table:table-cell>
          <table:table-cell office:value-type="float" office:value="0.0839932651691588" table:style-name="ce1">
            <text:p>0.0839932651691588</text:p>
          </table:table-cell>
          <table:table-cell office:value-type="float" office:value="0.103358733386146" table:style-name="ce1">
            <text:p>0.103358733386146</text:p>
          </table:table-cell>
          <table:table-cell office:value-type="float" office:value="0.245568621874886" table:style-name="ce1">
            <text:p>0.245568621874886</text:p>
          </table:table-cell>
          <table:table-cell office:value-type="float" office:value="0.215534479858594" table:style-name="ce1">
            <text:p>0.215534479858594</text:p>
          </table:table-cell>
          <table:table-cell office:value-type="float" office:value="0.17291842791436" table:style-name="ce1">
            <text:p>0.17291842791436</text:p>
          </table:table-cell>
          <table:table-cell office:value-type="float" office:value="0.125320631629046" table:style-name="ce1">
            <text:p>0.125320631629046</text:p>
          </table:table-cell>
          <table:table-cell office:value-type="float" office:value="0.17127055250548" table:style-name="ce1">
            <text:p>0.17127055250548</text:p>
          </table:table-cell>
          <table:table-cell office:value-type="float" office:value="0.176346126051336" table:style-name="ce1">
            <text:p>0.176346126051336</text:p>
          </table:table-cell>
          <table:table-cell office:value-type="float" office:value="0.21213903551076" table:style-name="ce1">
            <text:p>0.21213903551076</text:p>
          </table:table-cell>
          <table:table-cell office:value-type="float" office:value="0.121872408353526" table:style-name="ce1">
            <text:p>0.121872408353526</text:p>
          </table:table-cell>
          <table:table-cell office:value-type="float" office:value="0.195537130590693" table:style-name="ce1">
            <text:p>0.195537130590693</text:p>
          </table:table-cell>
          <table:table-cell office:value-type="float" office:value="0.235036293638772" table:style-name="ce1">
            <text:p>0.235036293638772</text:p>
          </table:table-cell>
          <table:table-cell office:value-type="float" office:value="0.154841645181719" table:style-name="ce1">
            <text:p>0.154841645181719</text:p>
          </table:table-cell>
          <table:table-cell office:value-type="float" office:value="0.146921873866089" table:style-name="ce1">
            <text:p>0.146921873866089</text:p>
          </table:table-cell>
          <table:table-cell office:value-type="float" office:value="0.106015272746369" table:style-name="ce1">
            <text:p>0.106015272746369</text:p>
          </table:table-cell>
          <table:table-cell office:value-type="float" office:value="0.140541487941315" table:style-name="ce1">
            <text:p>0.140541487941315</text:p>
          </table:table-cell>
          <table:table-cell office:value-type="float" office:value="0.0858068077677214" table:style-name="ce1">
            <text:p>0.0858068077677214</text:p>
          </table:table-cell>
          <table:table-cell office:value-type="float" office:value="0.0893752497118616" table:style-name="ce1">
            <text:p>0.0893752497118616</text:p>
          </table:table-cell>
          <table:table-cell office:value-type="float" office:value="0.0475068992431869" table:style-name="ce1">
            <text:p>0.0475068992431869</text:p>
          </table:table-cell>
          <table:table-cell office:value-type="float" office:value="0.093295551173912" table:style-name="ce1">
            <text:p>0.093295551173912</text:p>
          </table:table-cell>
          <table:table-cell office:value-type="float" office:value="0" table:style-name="ce1">
            <text:p>0</text:p>
          </table:table-cell>
          <table:table-cell office:value-type="float" office:value="0.100605432658498" table:style-name="ce1">
            <text:p>0.100605432658498</text:p>
          </table:table-cell>
          <table:table-cell office:value-type="float" office:value="0.176023588159918" table:style-name="ce1">
            <text:p>0.176023588159918</text:p>
          </table:table-cell>
          <table:table-cell office:value-type="float" office:value="0.0166781411489475" table:style-name="ce1">
            <text:p>0.0166781411489475</text:p>
          </table:table-cell>
          <table:table-cell office:value-type="float" office:value="0.245190783395904" table:style-name="ce1">
            <text:p>0.245190783395904</text:p>
          </table:table-cell>
          <table:table-cell office:value-type="float" office:value="0.150888444854744" table:style-name="ce1">
            <text:p>0.150888444854744</text:p>
          </table:table-cell>
          <table:table-cell office:value-type="float" office:value="0.290489470947939" table:style-name="ce1">
            <text:p>0.290489470947939</text:p>
          </table:table-cell>
          <table:table-cell office:value-type="float" office:value="0.0725843962306768" table:style-name="ce1">
            <text:p>0.0725843962306768</text:p>
          </table:table-cell>
          <table:table-cell office:value-type="float" office:value="0.137580414168341" table:style-name="ce1">
            <text:p>0.137580414168341</text:p>
          </table:table-cell>
          <table:table-cell office:value-type="float" office:value="0.178248671514954" table:style-name="ce1">
            <text:p>0.178248671514954</text:p>
          </table:table-cell>
          <table:table-cell office:value-type="float" office:value="0.133874277866192" table:style-name="ce1">
            <text:p>0.133874277866192</text:p>
          </table:table-cell>
          <table:table-cell office:value-type="float" office:value="0.0689412427822337" table:style-name="ce1">
            <text:p>0.0689412427822337</text:p>
          </table:table-cell>
          <table:table-cell office:value-type="float" office:value="0.0963140366915583" table:style-name="ce1">
            <text:p>0.0963140366915583</text:p>
          </table:table-cell>
          <table:table-cell office:value-type="float" office:value="0.114313644903271" table:style-name="ce1">
            <text:p>0.114313644903271</text:p>
          </table:table-cell>
          <table:table-cell office:value-type="float" office:value="0.12075818654681" table:style-name="ce1">
            <text:p>0.12075818654681</text:p>
          </table:table-cell>
          <table:table-cell office:value-type="float" office:value="0.137333455701371" table:style-name="ce1">
            <text:p>0.137333455701371</text:p>
          </table:table-cell>
          <table:table-cell office:value-type="float" office:value="0.147003974420268" table:style-name="ce1">
            <text:p>0.147003974420268</text:p>
          </table:table-cell>
          <table:table-cell office:value-type="float" office:value="0.0310754262771078" table:style-name="ce1">
            <text:p>0.0310754262771078</text:p>
          </table:table-cell>
          <table:table-cell office:value-type="float" office:value="0.149774868123811" table:style-name="ce1">
            <text:p>0.149774868123811</text:p>
          </table:table-cell>
          <table:table-cell office:value-type="float" office:value="0.147522967209185" table:style-name="ce1">
            <text:p>0.147522967209185</text:p>
          </table:table-cell>
          <table:table-cell office:value-type="float" office:value="0.156542299518286" table:style-name="ce1">
            <text:p>0.156542299518286</text:p>
          </table:table-cell>
          <table:table-cell office:value-type="float" office:value="0.038933255656773" table:style-name="ce1">
            <text:p>0.038933255656773</text:p>
          </table:table-cell>
          <table:table-cell office:value-type="float" office:value="0.130467431307321" table:style-name="ce1">
            <text:p>0.130467431307321</text:p>
          </table:table-cell>
          <table:table-cell office:value-type="float" office:value="0.130467431307321" table:style-name="ce1">
            <text:p>0.130467431307321</text:p>
          </table:table-cell>
          <table:table-cell office:value-type="float" office:value="0.130467431307321" table:style-name="ce1">
            <text:p>0.130467431307321</text:p>
          </table:table-cell>
          <table:table-cell office:value-type="float" office:value="0.130467431307321" table:style-name="ce1">
            <text:p>0.130467431307321</text:p>
          </table:table-cell>
          <table:table-cell office:value-type="float" office:value="0.130467431307321" table:style-name="ce1">
            <text:p>0.130467431307321</text:p>
          </table:table-cell>
          <table:table-cell office:value-type="float" office:value="0.130467431307321" table:style-name="ce1">
            <text:p>0.130467431307321</text:p>
          </table:table-cell>
          <table:table-cell office:value-type="float" office:value="0.130467431307321" table:style-name="ce1">
            <text:p>0.130467431307321</text:p>
          </table:table-cell>
          <table:table-cell office:value-type="float" office:value="0.130467431307321" table:style-name="ce1">
            <text:p>0.130467431307321</text:p>
          </table:table-cell>
          <table:table-cell office:value-type="float" office:value="0.130467431307321" table:style-name="ce1">
            <text:p>0.130467431307321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9" table:style-name="ce1">
            <text:p>9</text:p>
          </table:table-cell>
          <table:table-cell office:value-type="float" office:value="0.049616590269324" table:style-name="ce1">
            <text:p>0.049616590269324</text:p>
          </table:table-cell>
          <table:table-cell office:value-type="float" office:value="0.127666361748448" table:style-name="ce1">
            <text:p>0.127666361748448</text:p>
          </table:table-cell>
          <table:table-cell office:value-type="float" office:value="0.0579102123227344" table:style-name="ce1">
            <text:p>0.0579102123227344</text:p>
          </table:table-cell>
          <table:table-cell office:value-type="float" office:value="0.0377506778082964" table:style-name="ce1">
            <text:p>0.0377506778082964</text:p>
          </table:table-cell>
          <table:table-cell office:value-type="float" office:value="0.208731862512329" table:style-name="ce1">
            <text:p>0.208731862512329</text:p>
          </table:table-cell>
          <table:table-cell office:value-type="float" office:value="0.241029634093844" table:style-name="ce1">
            <text:p>0.241029634093844</text:p>
          </table:table-cell>
          <table:table-cell office:value-type="float" office:value="0.130155767837664" table:style-name="ce1">
            <text:p>0.130155767837664</text:p>
          </table:table-cell>
          <table:table-cell office:value-type="float" office:value="0.0334852974544621" table:style-name="ce1">
            <text:p>0.0334852974544621</text:p>
          </table:table-cell>
          <table:table-cell office:value-type="float" office:value="0.0796815199934332" table:style-name="ce1">
            <text:p>0.0796815199934332</text:p>
          </table:table-cell>
          <table:table-cell office:value-type="float" office:value="0.126414328297218" table:style-name="ce1">
            <text:p>0.126414328297218</text:p>
          </table:table-cell>
          <table:table-cell office:value-type="float" office:value="0.0511457130909091" table:style-name="ce1">
            <text:p>0.0511457130909091</text:p>
          </table:table-cell>
          <table:table-cell office:value-type="float" office:value="0.0657185614576934" table:style-name="ce1">
            <text:p>0.0657185614576934</text:p>
          </table:table-cell>
          <table:table-cell office:value-type="float" office:value="0.0677417536856776" table:style-name="ce1">
            <text:p>0.0677417536856776</text:p>
          </table:table-cell>
          <table:table-cell office:value-type="float" office:value="0.0358251632485655" table:style-name="ce1">
            <text:p>0.0358251632485655</text:p>
          </table:table-cell>
          <table:table-cell office:value-type="float" office:value="0.0418126393783388" table:style-name="ce1">
            <text:p>0.0418126393783388</text:p>
          </table:table-cell>
          <table:table-cell office:value-type="float" office:value="0.0544268030954225" table:style-name="ce1">
            <text:p>0.0544268030954225</text:p>
          </table:table-cell>
          <table:table-cell office:value-type="float" office:value="0.0730284429422796" table:style-name="ce1">
            <text:p>0.0730284429422796</text:p>
          </table:table-cell>
          <table:table-cell office:value-type="float" office:value="0.0713043313045192" table:style-name="ce1">
            <text:p>0.0713043313045192</text:p>
          </table:table-cell>
          <table:table-cell office:value-type="float" office:value="0.0272397910115545" table:style-name="ce1">
            <text:p>0.0272397910115545</text:p>
          </table:table-cell>
          <table:table-cell office:value-type="float" office:value="0.105941968680137" table:style-name="ce1">
            <text:p>0.105941968680137</text:p>
          </table:table-cell>
          <table:table-cell office:value-type="float" office:value="0.049616590269324" table:style-name="ce1">
            <text:p>0.049616590269324</text:p>
          </table:table-cell>
          <table:table-cell office:value-type="float" office:value="0.0490697419352384" table:style-name="ce1">
            <text:p>0.0490697419352384</text:p>
          </table:table-cell>
          <table:table-cell office:value-type="float" office:value="0.107032733185659" table:style-name="ce1">
            <text:p>0.107032733185659</text:p>
          </table:table-cell>
          <table:table-cell office:value-type="float" office:value="0.151657316544631" table:style-name="ce1">
            <text:p>0.151657316544631</text:p>
          </table:table-cell>
          <table:table-cell office:value-type="float" office:value="0.091797216060144" table:style-name="ce1">
            <text:p>0.091797216060144</text:p>
          </table:table-cell>
          <table:table-cell office:value-type="float" office:value="0.0637012335550078" table:style-name="ce1">
            <text:p>0.0637012335550078</text:p>
          </table:table-cell>
          <table:table-cell office:value-type="float" office:value="0.0855956920569753" table:style-name="ce1">
            <text:p>0.0855956920569753</text:p>
          </table:table-cell>
          <table:table-cell office:value-type="float" office:value="0.0965678446904776" table:style-name="ce1">
            <text:p>0.0965678446904776</text:p>
          </table:table-cell>
          <table:table-cell office:value-type="float" office:value="0.0877977462065638" table:style-name="ce1">
            <text:p>0.0877977462065638</text:p>
          </table:table-cell>
          <table:table-cell office:value-type="float" office:value="0.0732747446048168" table:style-name="ce1">
            <text:p>0.0732747446048168</text:p>
          </table:table-cell>
          <table:table-cell office:value-type="float" office:value="0.0950108663237246" table:style-name="ce1">
            <text:p>0.0950108663237246</text:p>
          </table:table-cell>
          <table:table-cell office:value-type="float" office:value="0.103367529874094" table:style-name="ce1">
            <text:p>0.103367529874094</text:p>
          </table:table-cell>
          <table:table-cell office:value-type="float" office:value="0.0583998834851595" table:style-name="ce1">
            <text:p>0.0583998834851595</text:p>
          </table:table-cell>
          <table:table-cell office:value-type="float" office:value="0.0804673395834329" table:style-name="ce1">
            <text:p>0.0804673395834329</text:p>
          </table:table-cell>
          <table:table-cell office:value-type="float" office:value="0.0631382583263513" table:style-name="ce1">
            <text:p>0.0631382583263513</text:p>
          </table:table-cell>
          <table:table-cell office:value-type="float" office:value="0.0875309194054818" table:style-name="ce1">
            <text:p>0.0875309194054818</text:p>
          </table:table-cell>
          <table:table-cell office:value-type="float" office:value="0.0773240612234343" table:style-name="ce1">
            <text:p>0.0773240612234343</text:p>
          </table:table-cell>
          <table:table-cell office:value-type="float" office:value="0.0394727735842354" table:style-name="ce1">
            <text:p>0.0394727735842354</text:p>
          </table:table-cell>
          <table:table-cell office:value-type="float" office:value="0.0523860178915429" table:style-name="ce1">
            <text:p>0.0523860178915429</text:p>
          </table:table-cell>
          <table:table-cell office:value-type="float" office:value="0.0687416211490726" table:style-name="ce1">
            <text:p>0.0687416211490726</text:p>
          </table:table-cell>
          <table:table-cell office:value-type="float" office:value="0" table:style-name="ce1">
            <text:p>0</text:p>
          </table:table-cell>
          <table:table-cell office:value-type="float" office:value="0.0566405858956081" table:style-name="ce1">
            <text:p>0.0566405858956081</text:p>
          </table:table-cell>
          <table:table-cell office:value-type="float" office:value="0.132322636035461" table:style-name="ce1">
            <text:p>0.132322636035461</text:p>
          </table:table-cell>
          <table:table-cell office:value-type="float" office:value="0.0201029071232743" table:style-name="ce1">
            <text:p>0.0201029071232743</text:p>
          </table:table-cell>
          <table:table-cell office:value-type="float" office:value="0.151482782495097" table:style-name="ce1">
            <text:p>0.151482782495097</text:p>
          </table:table-cell>
          <table:table-cell office:value-type="float" office:value="0.114602932070246" table:style-name="ce1">
            <text:p>0.114602932070246</text:p>
          </table:table-cell>
          <table:table-cell office:value-type="float" office:value="0.223376003481767" table:style-name="ce1">
            <text:p>0.223376003481767</text:p>
          </table:table-cell>
          <table:table-cell office:value-type="float" office:value="0.0729236474491953" table:style-name="ce1">
            <text:p>0.0729236474491953</text:p>
          </table:table-cell>
          <table:table-cell office:value-type="float" office:value="0.0912076167946324" table:style-name="ce1">
            <text:p>0.0912076167946324</text:p>
          </table:table-cell>
          <table:table-cell office:value-type="float" office:value="0.156021101743056" table:style-name="ce1">
            <text:p>0.156021101743056</text:p>
          </table:table-cell>
          <table:table-cell office:value-type="float" office:value="0.126125510276266" table:style-name="ce1">
            <text:p>0.126125510276266</text:p>
          </table:table-cell>
          <table:table-cell office:value-type="float" office:value="0.0739094991751269" table:style-name="ce1">
            <text:p>0.0739094991751269</text:p>
          </table:table-cell>
          <table:table-cell office:value-type="float" office:value="0.11374292876522" table:style-name="ce1">
            <text:p>0.11374292876522</text:p>
          </table:table-cell>
          <table:table-cell office:value-type="float" office:value="0.125262058747965" table:style-name="ce1">
            <text:p>0.125262058747965</text:p>
          </table:table-cell>
          <table:table-cell office:value-type="float" office:value="0.104861953482888" table:style-name="ce1">
            <text:p>0.104861953482888</text:p>
          </table:table-cell>
          <table:table-cell office:value-type="float" office:value="0.12047754925965" table:style-name="ce1">
            <text:p>0.12047754925965</text:p>
          </table:table-cell>
          <table:table-cell office:value-type="float" office:value="0.101804687182042" table:style-name="ce1">
            <text:p>0.101804687182042</text:p>
          </table:table-cell>
          <table:table-cell office:value-type="float" office:value="0.0324352255021865" table:style-name="ce1">
            <text:p>0.0324352255021865</text:p>
          </table:table-cell>
          <table:table-cell office:value-type="float" office:value="0.113826554043977" table:style-name="ce1">
            <text:p>0.113826554043977</text:p>
          </table:table-cell>
          <table:table-cell office:value-type="float" office:value="0.0986731374726408" table:style-name="ce1">
            <text:p>0.0986731374726408</text:p>
          </table:table-cell>
          <table:table-cell office:value-type="float" office:value="0.114266378441365" table:style-name="ce1">
            <text:p>0.114266378441365</text:p>
          </table:table-cell>
          <table:table-cell office:value-type="float" office:value="0.0549076777698999" table:style-name="ce1">
            <text:p>0.0549076777698999</text:p>
          </table:table-cell>
          <table:table-cell office:value-type="float" office:value="0.088186305216061" table:style-name="ce1">
            <text:p>0.088186305216061</text:p>
          </table:table-cell>
          <table:table-cell office:value-type="float" office:value="0.088186305216061" table:style-name="ce1">
            <text:p>0.088186305216061</text:p>
          </table:table-cell>
          <table:table-cell office:value-type="float" office:value="0.088186305216061" table:style-name="ce1">
            <text:p>0.088186305216061</text:p>
          </table:table-cell>
          <table:table-cell office:value-type="float" office:value="0.088186305216061" table:style-name="ce1">
            <text:p>0.088186305216061</text:p>
          </table:table-cell>
          <table:table-cell office:value-type="float" office:value="0.088186305216061" table:style-name="ce1">
            <text:p>0.088186305216061</text:p>
          </table:table-cell>
          <table:table-cell office:value-type="float" office:value="0.088186305216061" table:style-name="ce1">
            <text:p>0.088186305216061</text:p>
          </table:table-cell>
          <table:table-cell office:value-type="float" office:value="0.088186305216061" table:style-name="ce1">
            <text:p>0.088186305216061</text:p>
          </table:table-cell>
          <table:table-cell office:value-type="float" office:value="0.088186305216061" table:style-name="ce1">
            <text:p>0.088186305216061</text:p>
          </table:table-cell>
          <table:table-cell office:value-type="float" office:value="0.088186305216061" table:style-name="ce1">
            <text:p>0.088186305216061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10" table:style-name="ce1">
            <text:p>10</text:p>
          </table:table-cell>
          <table:table-cell office:value-type="float" office:value="0.077756555214199" table:style-name="ce1">
            <text:p>0.077756555214199</text:p>
          </table:table-cell>
          <table:table-cell office:value-type="float" office:value="0.124232799286174" table:style-name="ce1">
            <text:p>0.124232799286174</text:p>
          </table:table-cell>
          <table:table-cell office:value-type="float" office:value="0.0592296855148979" table:style-name="ce1">
            <text:p>0.0592296855148979</text:p>
          </table:table-cell>
          <table:table-cell office:value-type="float" office:value="0.0612931949793093" table:style-name="ce1">
            <text:p>0.0612931949793093</text:p>
          </table:table-cell>
          <table:table-cell office:value-type="float" office:value="0.207218866585314" table:style-name="ce1">
            <text:p>0.207218866585314</text:p>
          </table:table-cell>
          <table:table-cell office:value-type="float" office:value="0.335401288960031" table:style-name="ce1">
            <text:p>0.335401288960031</text:p>
          </table:table-cell>
          <table:table-cell office:value-type="float" office:value="0.169924689849473" table:style-name="ce1">
            <text:p>0.169924689849473</text:p>
          </table:table-cell>
          <table:table-cell office:value-type="float" office:value="0.0512102206691927" table:style-name="ce1">
            <text:p>0.0512102206691927</text:p>
          </table:table-cell>
          <table:table-cell office:value-type="float" office:value="0.103739914530549" table:style-name="ce1">
            <text:p>0.103739914530549</text:p>
          </table:table-cell>
          <table:table-cell office:value-type="float" office:value="0.167813532742012" table:style-name="ce1">
            <text:p>0.167813532742012</text:p>
          </table:table-cell>
          <table:table-cell office:value-type="float" office:value="0.0857423001894379" table:style-name="ce1">
            <text:p>0.0857423001894379</text:p>
          </table:table-cell>
          <table:table-cell office:value-type="float" office:value="0.0943335367517473" table:style-name="ce1">
            <text:p>0.0943335367517473</text:p>
          </table:table-cell>
          <table:table-cell office:value-type="float" office:value="0.0994061781349539" table:style-name="ce1">
            <text:p>0.0994061781349539</text:p>
          </table:table-cell>
          <table:table-cell office:value-type="float" office:value="0.0362503268327071" table:style-name="ce1">
            <text:p>0.0362503268327071</text:p>
          </table:table-cell>
          <table:table-cell office:value-type="float" office:value="0.0811182796915669" table:style-name="ce1">
            <text:p>0.0811182796915669</text:p>
          </table:table-cell>
          <table:table-cell office:value-type="float" office:value="0.0856572674726096" table:style-name="ce1">
            <text:p>0.0856572674726096</text:p>
          </table:table-cell>
          <table:table-cell office:value-type="float" office:value="0.0973477999551788" table:style-name="ce1">
            <text:p>0.0973477999551788</text:p>
          </table:table-cell>
          <table:table-cell office:value-type="float" office:value="0.126335159905688" table:style-name="ce1">
            <text:p>0.126335159905688</text:p>
          </table:table-cell>
          <table:table-cell office:value-type="float" office:value="0.0538638278667661" table:style-name="ce1">
            <text:p>0.0538638278667661</text:p>
          </table:table-cell>
          <table:table-cell office:value-type="float" office:value="0.178046780387903" table:style-name="ce1">
            <text:p>0.178046780387903</text:p>
          </table:table-cell>
          <table:table-cell office:value-type="float" office:value="0.077756555214199" table:style-name="ce1">
            <text:p>0.077756555214199</text:p>
          </table:table-cell>
          <table:table-cell office:value-type="float" office:value="0.0937705615230909" table:style-name="ce1">
            <text:p>0.0937705615230909</text:p>
          </table:table-cell>
          <table:table-cell office:value-type="float" office:value="0.164708372496454" table:style-name="ce1">
            <text:p>0.164708372496454</text:p>
          </table:table-cell>
          <table:table-cell office:value-type="float" office:value="0.204345347189047" table:style-name="ce1">
            <text:p>0.204345347189047</text:p>
          </table:table-cell>
          <table:table-cell office:value-type="float" office:value="0.13381803898658" table:style-name="ce1">
            <text:p>0.13381803898658</text:p>
          </table:table-cell>
          <table:table-cell office:value-type="float" office:value="0.130349290572514" table:style-name="ce1">
            <text:p>0.130349290572514</text:p>
          </table:table-cell>
          <table:table-cell office:value-type="float" office:value="0.154410617272279" table:style-name="ce1">
            <text:p>0.154410617272279</text:p>
          </table:table-cell>
          <table:table-cell office:value-type="float" office:value="0.157243086391457" table:style-name="ce1">
            <text:p>0.157243086391457</text:p>
          </table:table-cell>
          <table:table-cell office:value-type="float" office:value="0.141039955591688" table:style-name="ce1">
            <text:p>0.141039955591688</text:p>
          </table:table-cell>
          <table:table-cell office:value-type="float" office:value="0.117251320018304" table:style-name="ce1">
            <text:p>0.117251320018304</text:p>
          </table:table-cell>
          <table:table-cell office:value-type="float" office:value="0.152492982899668" table:style-name="ce1">
            <text:p>0.152492982899668</text:p>
          </table:table-cell>
          <table:table-cell office:value-type="float" office:value="0.198102772908789" table:style-name="ce1">
            <text:p>0.198102772908789</text:p>
          </table:table-cell>
          <table:table-cell office:value-type="float" office:value="0.116867206711252" table:style-name="ce1">
            <text:p>0.116867206711252</text:p>
          </table:table-cell>
          <table:table-cell office:value-type="float" office:value="0.141626388121539" table:style-name="ce1">
            <text:p>0.141626388121539</text:p>
          </table:table-cell>
          <table:table-cell office:value-type="float" office:value="0.140233610863144" table:style-name="ce1">
            <text:p>0.140233610863144</text:p>
          </table:table-cell>
          <table:table-cell office:value-type="float" office:value="0.171200180601898" table:style-name="ce1">
            <text:p>0.171200180601898</text:p>
          </table:table-cell>
          <table:table-cell office:value-type="float" office:value="0.128229336977105" table:style-name="ce1">
            <text:p>0.128229336977105</text:p>
          </table:table-cell>
          <table:table-cell office:value-type="float" office:value="0.0882229097907054" table:style-name="ce1">
            <text:p>0.0882229097907054</text:p>
          </table:table-cell>
          <table:table-cell office:value-type="float" office:value="0.105824682174167" table:style-name="ce1">
            <text:p>0.105824682174167</text:p>
          </table:table-cell>
          <table:table-cell office:value-type="float" office:value="0.0869034365985418" table:style-name="ce1">
            <text:p>0.0869034365985418</text:p>
          </table:table-cell>
          <table:table-cell office:value-type="float" office:value="0" table:style-name="ce1">
            <text:p>0</text:p>
          </table:table-cell>
          <table:table-cell office:value-type="float" office:value="0.103895319150959" table:style-name="ce1">
            <text:p>0.103895319150959</text:p>
          </table:table-cell>
          <table:table-cell office:value-type="float" office:value="0.206013747736472" table:style-name="ce1">
            <text:p>0.206013747736472</text:p>
          </table:table-cell>
          <table:table-cell office:value-type="float" office:value="0.0234045222663324" table:style-name="ce1">
            <text:p>0.0234045222663324</text:p>
          </table:table-cell>
          <table:table-cell office:value-type="float" office:value="0.338690413090203" table:style-name="ce1">
            <text:p>0.338690413090203</text:p>
          </table:table-cell>
          <table:table-cell office:value-type="float" office:value="0.158795373297971" table:style-name="ce1">
            <text:p>0.158795373297971</text:p>
          </table:table-cell>
          <table:table-cell office:value-type="float" office:value="0.339253740178378" table:style-name="ce1">
            <text:p>0.339253740178378</text:p>
          </table:table-cell>
          <table:table-cell office:value-type="float" office:value="0.101619960935139" table:style-name="ce1">
            <text:p>0.101619960935139</text:p>
          </table:table-cell>
          <table:table-cell office:value-type="float" office:value="0.148055623876049" table:style-name="ce1">
            <text:p>0.148055623876049</text:p>
          </table:table-cell>
          <table:table-cell office:value-type="float" office:value="0.233317231185093" table:style-name="ce1">
            <text:p>0.233317231185093</text:p>
          </table:table-cell>
          <table:table-cell office:value-type="float" office:value="0.155686459884222" table:style-name="ce1">
            <text:p>0.155686459884222</text:p>
          </table:table-cell>
          <table:table-cell office:value-type="float" office:value="0.11724868107192" table:style-name="ce1">
            <text:p>0.11724868107192</text:p>
          </table:table-cell>
          <table:table-cell office:value-type="float" office:value="0.134344244895615" table:style-name="ce1">
            <text:p>0.134344244895615</text:p>
          </table:table-cell>
          <table:table-cell office:value-type="float" office:value="0.189627350906799" table:style-name="ce1">
            <text:p>0.189627350906799</text:p>
          </table:table-cell>
          <table:table-cell office:value-type="float" office:value="0.15201308170319" table:style-name="ce1">
            <text:p>0.15201308170319</text:p>
          </table:table-cell>
          <table:table-cell office:value-type="float" office:value="0.167722207604138" table:style-name="ce1">
            <text:p>0.167722207604138</text:p>
          </table:table-cell>
          <table:table-cell office:value-type="float" office:value="0.2005086123625" table:style-name="ce1">
            <text:p>0.2005086123625</text:p>
          </table:table-cell>
          <table:table-cell office:value-type="float" office:value="0.0467240176801619" table:style-name="ce1">
            <text:p>0.0467240176801619</text:p>
          </table:table-cell>
          <table:table-cell office:value-type="float" office:value="0.233869292904369" table:style-name="ce1">
            <text:p>0.233869292904369</text:p>
          </table:table-cell>
          <table:table-cell office:value-type="float" office:value="0.199428110426251" table:style-name="ce1">
            <text:p>0.199428110426251</text:p>
          </table:table-cell>
          <table:table-cell office:value-type="float" office:value="0.223999633426986" table:style-name="ce1">
            <text:p>0.223999633426986</text:p>
          </table:table-cell>
          <table:table-cell office:value-type="float" office:value="0.0852966114667515" table:style-name="ce1">
            <text:p>0.0852966114667515</text:p>
          </table:table-cell>
          <table:table-cell office:value-type="float" office:value="0.138061824104381" table:style-name="ce1">
            <text:p>0.138061824104381</text:p>
          </table:table-cell>
          <table:table-cell office:value-type="float" office:value="0.138061824104381" table:style-name="ce1">
            <text:p>0.138061824104381</text:p>
          </table:table-cell>
          <table:table-cell office:value-type="float" office:value="0.138061824104381" table:style-name="ce1">
            <text:p>0.138061824104381</text:p>
          </table:table-cell>
          <table:table-cell office:value-type="float" office:value="0.138061824104381" table:style-name="ce1">
            <text:p>0.138061824104381</text:p>
          </table:table-cell>
          <table:table-cell office:value-type="float" office:value="0.138061824104381" table:style-name="ce1">
            <text:p>0.138061824104381</text:p>
          </table:table-cell>
          <table:table-cell office:value-type="float" office:value="0.138061824104381" table:style-name="ce1">
            <text:p>0.138061824104381</text:p>
          </table:table-cell>
          <table:table-cell office:value-type="float" office:value="0.138061824104381" table:style-name="ce1">
            <text:p>0.138061824104381</text:p>
          </table:table-cell>
          <table:table-cell office:value-type="float" office:value="0.138061824104381" table:style-name="ce1">
            <text:p>0.138061824104381</text:p>
          </table:table-cell>
          <table:table-cell office:value-type="float" office:value="0.138061824104381" table:style-name="ce1">
            <text:p>0.138061824104381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11" table:style-name="ce1">
            <text:p>11</text:p>
          </table:table-cell>
          <table:table-cell office:value-type="float" office:value="0.0775395751781544" table:style-name="ce1">
            <text:p>0.0775395751781544</text:p>
          </table:table-cell>
          <table:table-cell office:value-type="float" office:value="0.110375398605807" table:style-name="ce1">
            <text:p>0.110375398605807</text:p>
          </table:table-cell>
          <table:table-cell office:value-type="float" office:value="0.056883955395496" table:style-name="ce1">
            <text:p>0.056883955395496</text:p>
          </table:table-cell>
          <table:table-cell office:value-type="float" office:value="0.0594074478755088" table:style-name="ce1">
            <text:p>0.0594074478755088</text:p>
          </table:table-cell>
          <table:table-cell office:value-type="float" office:value="0.209374006132515" table:style-name="ce1">
            <text:p>0.209374006132515</text:p>
          </table:table-cell>
          <table:table-cell office:value-type="float" office:value="0.359553512701923" table:style-name="ce1">
            <text:p>0.359553512701923</text:p>
          </table:table-cell>
          <table:table-cell office:value-type="float" office:value="0.161362774913657" table:style-name="ce1">
            <text:p>0.161362774913657</text:p>
          </table:table-cell>
          <table:table-cell office:value-type="float" office:value="0.050330571874417" table:style-name="ce1">
            <text:p>0.050330571874417</text:p>
          </table:table-cell>
          <table:table-cell office:value-type="float" office:value="0.0902373055307418" table:style-name="ce1">
            <text:p>0.0902373055307418</text:p>
          </table:table-cell>
          <table:table-cell office:value-type="float" office:value="0.142142448747807" table:style-name="ce1">
            <text:p>0.142142448747807</text:p>
          </table:table-cell>
          <table:table-cell office:value-type="float" office:value="0.0804262893063433" table:style-name="ce1">
            <text:p>0.0804262893063433</text:p>
          </table:table-cell>
          <table:table-cell office:value-type="float" office:value="0.102279697531221" table:style-name="ce1">
            <text:p>0.102279697531221</text:p>
          </table:table-cell>
          <table:table-cell office:value-type="float" office:value="0.0995381254541703" table:style-name="ce1">
            <text:p>0.0995381254541703</text:p>
          </table:table-cell>
          <table:table-cell office:value-type="float" office:value="0.0338136996711784" table:style-name="ce1">
            <text:p>0.0338136996711784</text:p>
          </table:table-cell>
          <table:table-cell office:value-type="float" office:value="0.0740517677068687" table:style-name="ce1">
            <text:p>0.0740517677068687</text:p>
          </table:table-cell>
          <table:table-cell office:value-type="float" office:value="0.0818689133297755" table:style-name="ce1">
            <text:p>0.0818689133297755</text:p>
          </table:table-cell>
          <table:table-cell office:value-type="float" office:value="0.0977055237983876" table:style-name="ce1">
            <text:p>0.0977055237983876</text:p>
          </table:table-cell>
          <table:table-cell office:value-type="float" office:value="0.116277842018752" table:style-name="ce1">
            <text:p>0.116277842018752</text:p>
          </table:table-cell>
          <table:table-cell office:value-type="float" office:value="0.0556964295225488" table:style-name="ce1">
            <text:p>0.0556964295225488</text:p>
          </table:table-cell>
          <table:table-cell office:value-type="float" office:value="0.161101812437873" table:style-name="ce1">
            <text:p>0.161101812437873</text:p>
          </table:table-cell>
          <table:table-cell office:value-type="float" office:value="0.0775395751781544" table:style-name="ce1">
            <text:p>0.0775395751781544</text:p>
          </table:table-cell>
          <table:table-cell office:value-type="float" office:value="0.0897828203201076" table:style-name="ce1">
            <text:p>0.0897828203201076</text:p>
          </table:table-cell>
          <table:table-cell office:value-type="float" office:value="0.15629013353045" table:style-name="ce1">
            <text:p>0.15629013353045</text:p>
          </table:table-cell>
          <table:table-cell office:value-type="float" office:value="0.196311221530096" table:style-name="ce1">
            <text:p>0.196311221530096</text:p>
          </table:table-cell>
          <table:table-cell office:value-type="float" office:value="0.128082728844642" table:style-name="ce1">
            <text:p>0.128082728844642</text:p>
          </table:table-cell>
          <table:table-cell office:value-type="float" office:value="0.113445372899574" table:style-name="ce1">
            <text:p>0.113445372899574</text:p>
          </table:table-cell>
          <table:table-cell office:value-type="float" office:value="0.144825377571873" table:style-name="ce1">
            <text:p>0.144825377571873</text:p>
          </table:table-cell>
          <table:table-cell office:value-type="float" office:value="0.152944535947653" table:style-name="ce1">
            <text:p>0.152944535947653</text:p>
          </table:table-cell>
          <table:table-cell office:value-type="float" office:value="0.13566236929296" table:style-name="ce1">
            <text:p>0.13566236929296</text:p>
          </table:table-cell>
          <table:table-cell office:value-type="float" office:value="0.116280774181401" table:style-name="ce1">
            <text:p>0.116280774181401</text:p>
          </table:table-cell>
          <table:table-cell office:value-type="float" office:value="0.15146672597243" table:style-name="ce1">
            <text:p>0.15146672597243</text:p>
          </table:table-cell>
          <table:table-cell office:value-type="float" office:value="0.200976292305056" table:style-name="ce1">
            <text:p>0.200976292305056</text:p>
          </table:table-cell>
          <table:table-cell office:value-type="float" office:value="0.114665152561663" table:style-name="ce1">
            <text:p>0.114665152561663</text:p>
          </table:table-cell>
          <table:table-cell office:value-type="float" office:value="0.149370229678214" table:style-name="ce1">
            <text:p>0.149370229678214</text:p>
          </table:table-cell>
          <table:table-cell office:value-type="float" office:value="0.140001970013853" table:style-name="ce1">
            <text:p>0.140001970013853</text:p>
          </table:table-cell>
          <table:table-cell office:value-type="float" office:value="0.147915877004185" table:style-name="ce1">
            <text:p>0.147915877004185</text:p>
          </table:table-cell>
          <table:table-cell office:value-type="float" office:value="0.132771256920797" table:style-name="ce1">
            <text:p>0.132771256920797</text:p>
          </table:table-cell>
          <table:table-cell office:value-type="float" office:value="0.0919995352829424" table:style-name="ce1">
            <text:p>0.0919995352829424</text:p>
          </table:table-cell>
          <table:table-cell office:value-type="float" office:value="0.112451369761478" table:style-name="ce1">
            <text:p>0.112451369761478</text:p>
          </table:table-cell>
          <table:table-cell office:value-type="float" office:value="0.10052039994167" table:style-name="ce1">
            <text:p>0.10052039994167</text:p>
          </table:table-cell>
          <table:table-cell office:value-type="float" office:value="0" table:style-name="ce1">
            <text:p>0</text:p>
          </table:table-cell>
          <table:table-cell office:value-type="float" office:value="0.0914893389819725" table:style-name="ce1">
            <text:p>0.0914893389819725</text:p>
          </table:table-cell>
          <table:table-cell office:value-type="float" office:value="0.195129559982447" table:style-name="ce1">
            <text:p>0.195129559982447</text:p>
          </table:table-cell>
          <table:table-cell office:value-type="float" office:value="0.0256476266930105" table:style-name="ce1">
            <text:p>0.0256476266930105</text:p>
          </table:table-cell>
          <table:table-cell office:value-type="float" office:value="0.289156099304818" table:style-name="ce1">
            <text:p>0.289156099304818</text:p>
          </table:table-cell>
          <table:table-cell office:value-type="float" office:value="0.163033169331683" table:style-name="ce1">
            <text:p>0.163033169331683</text:p>
          </table:table-cell>
          <table:table-cell office:value-type="float" office:value="0.312451545120598" table:style-name="ce1">
            <text:p>0.312451545120598</text:p>
          </table:table-cell>
          <table:table-cell office:value-type="float" office:value="0.109684287869378" table:style-name="ce1">
            <text:p>0.109684287869378</text:p>
          </table:table-cell>
          <table:table-cell office:value-type="float" office:value="0.162466558221341" table:style-name="ce1">
            <text:p>0.162466558221341</text:p>
          </table:table-cell>
          <table:table-cell office:value-type="float" office:value="0.243842322843789" table:style-name="ce1">
            <text:p>0.243842322843789</text:p>
          </table:table-cell>
          <table:table-cell office:value-type="float" office:value="0.169700965839336" table:style-name="ce1">
            <text:p>0.169700965839336</text:p>
          </table:table-cell>
          <table:table-cell office:value-type="float" office:value="0.121963539968664" table:style-name="ce1">
            <text:p>0.121963539968664</text:p>
          </table:table-cell>
          <table:table-cell office:value-type="float" office:value="0.143327101101358" table:style-name="ce1">
            <text:p>0.143327101101358</text:p>
          </table:table-cell>
          <table:table-cell office:value-type="float" office:value="0.190158054753338" table:style-name="ce1">
            <text:p>0.190158054753338</text:p>
          </table:table-cell>
          <table:table-cell office:value-type="float" office:value="0.143652512512172" table:style-name="ce1">
            <text:p>0.143652512512172</text:p>
          </table:table-cell>
          <table:table-cell office:value-type="float" office:value="0.190794363369853" table:style-name="ce1">
            <text:p>0.190794363369853</text:p>
          </table:table-cell>
          <table:table-cell office:value-type="float" office:value="0.18573417781358" table:style-name="ce1">
            <text:p>0.18573417781358</text:p>
          </table:table-cell>
          <table:table-cell office:value-type="float" office:value="0.0450746703256321" table:style-name="ce1">
            <text:p>0.0450746703256321</text:p>
          </table:table-cell>
          <table:table-cell office:value-type="float" office:value="0.211115710746171" table:style-name="ce1">
            <text:p>0.211115710746171</text:p>
          </table:table-cell>
          <table:table-cell office:value-type="float" office:value="0.19370452893491" table:style-name="ce1">
            <text:p>0.19370452893491</text:p>
          </table:table-cell>
          <table:table-cell office:value-type="float" office:value="0.202870469376473" table:style-name="ce1">
            <text:p>0.202870469376473</text:p>
          </table:table-cell>
          <table:table-cell office:value-type="float" office:value="0.0868623863214523" table:style-name="ce1">
            <text:p>0.0868623863214523</text:p>
          </table:table-cell>
          <table:table-cell office:value-type="float" office:value="0.134695642030392" table:style-name="ce1">
            <text:p>0.134695642030392</text:p>
          </table:table-cell>
          <table:table-cell office:value-type="float" office:value="0.134695642030392" table:style-name="ce1">
            <text:p>0.134695642030392</text:p>
          </table:table-cell>
          <table:table-cell office:value-type="float" office:value="0.134695642030392" table:style-name="ce1">
            <text:p>0.134695642030392</text:p>
          </table:table-cell>
          <table:table-cell office:value-type="float" office:value="0.134695642030392" table:style-name="ce1">
            <text:p>0.134695642030392</text:p>
          </table:table-cell>
          <table:table-cell office:value-type="float" office:value="0.134695642030392" table:style-name="ce1">
            <text:p>0.134695642030392</text:p>
          </table:table-cell>
          <table:table-cell office:value-type="float" office:value="0.134695642030392" table:style-name="ce1">
            <text:p>0.134695642030392</text:p>
          </table:table-cell>
          <table:table-cell office:value-type="float" office:value="0.134695642030392" table:style-name="ce1">
            <text:p>0.134695642030392</text:p>
          </table:table-cell>
          <table:table-cell office:value-type="float" office:value="0.134695642030392" table:style-name="ce1">
            <text:p>0.134695642030392</text:p>
          </table:table-cell>
          <table:table-cell office:value-type="float" office:value="0.134695642030392" table:style-name="ce1">
            <text:p>0.134695642030392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12" table:style-name="ce1">
            <text:p>12</text:p>
          </table:table-cell>
          <table:table-cell office:value-type="float" office:value="0.0345863245292564" table:style-name="ce1">
            <text:p>0.0345863245292564</text:p>
          </table:table-cell>
          <table:table-cell office:value-type="float" office:value="0.105830546499466" table:style-name="ce1">
            <text:p>0.105830546499466</text:p>
          </table:table-cell>
          <table:table-cell office:value-type="float" office:value="0.0498467650372903" table:style-name="ce1">
            <text:p>0.0498467650372903</text:p>
          </table:table-cell>
          <table:table-cell office:value-type="float" office:value="0.0274157207705097" table:style-name="ce1">
            <text:p>0.0274157207705097</text:p>
          </table:table-cell>
          <table:table-cell office:value-type="float" office:value="0.213599252510088" table:style-name="ce1">
            <text:p>0.213599252510088</text:p>
          </table:table-cell>
          <table:table-cell office:value-type="float" office:value="0.165746358074289" table:style-name="ce1">
            <text:p>0.165746358074289</text:p>
          </table:table-cell>
          <table:table-cell office:value-type="float" office:value="0.119685015017183" table:style-name="ce1">
            <text:p>0.119685015017183</text:p>
          </table:table-cell>
          <table:table-cell office:value-type="float" office:value="0.0319019296238658" table:style-name="ce1">
            <text:p>0.0319019296238658</text:p>
          </table:table-cell>
          <table:table-cell office:value-type="float" office:value="0.0752979368328009" table:style-name="ce1">
            <text:p>0.0752979368328009</text:p>
          </table:table-cell>
          <table:table-cell office:value-type="float" office:value="0.117996089331214" table:style-name="ce1">
            <text:p>0.117996089331214</text:p>
          </table:table-cell>
          <table:table-cell office:value-type="float" office:value="0.0171033047330891" table:style-name="ce1">
            <text:p>0.0171033047330891</text:p>
          </table:table-cell>
          <table:table-cell office:value-type="float" office:value="0.06671256459579" table:style-name="ce1">
            <text:p>0.06671256459579</text:p>
          </table:table-cell>
          <table:table-cell office:value-type="float" office:value="0.0400152236743471" table:style-name="ce1">
            <text:p>0.0400152236743471</text:p>
          </table:table-cell>
          <table:table-cell office:value-type="float" office:value="0.032728799490955" table:style-name="ce1">
            <text:p>0.032728799490955</text:p>
          </table:table-cell>
          <table:table-cell office:value-type="float" office:value="0.0056883955395496" table:style-name="ce1">
            <text:p>0.0056883955395496</text:p>
          </table:table-cell>
          <table:table-cell office:value-type="float" office:value="0.0343414889480438" table:style-name="ce1">
            <text:p>0.0343414889480438</text:p>
          </table:table-cell>
          <table:table-cell office:value-type="float" office:value="0.0342212702794244" table:style-name="ce1">
            <text:p>0.0342212702794244</text:p>
          </table:table-cell>
          <table:table-cell office:value-type="float" office:value="0.0642231585065747" table:style-name="ce1">
            <text:p>0.0642231585065747</text:p>
          </table:table-cell>
          <table:table-cell office:value-type="float" office:value="0.0128868548434642" table:style-name="ce1">
            <text:p>0.0128868548434642</text:p>
          </table:table-cell>
          <table:table-cell office:value-type="float" office:value="0.0956412812933139" table:style-name="ce1">
            <text:p>0.0956412812933139</text:p>
          </table:table-cell>
          <table:table-cell office:value-type="float" office:value="0.0345863245292564" table:style-name="ce1">
            <text:p>0.0345863245292564</text:p>
          </table:table-cell>
          <table:table-cell office:value-type="float" office:value="0.0466507077496052" table:style-name="ce1">
            <text:p>0.0466507077496052</text:p>
          </table:table-cell>
          <table:table-cell office:value-type="float" office:value="0.0726062115207873" table:style-name="ce1">
            <text:p>0.0726062115207873</text:p>
          </table:table-cell>
          <table:table-cell office:value-type="float" office:value="0.130000363217253" table:style-name="ce1">
            <text:p>0.130000363217253</text:p>
          </table:table-cell>
          <table:table-cell office:value-type="float" office:value="0.066782936499372" table:style-name="ce1">
            <text:p>0.066782936499372</text:p>
          </table:table-cell>
          <table:table-cell office:value-type="float" office:value="0.0575436919915778" table:style-name="ce1">
            <text:p>0.0575436919915778</text:p>
          </table:table-cell>
          <table:table-cell office:value-type="float" office:value="0.0494303979410965" table:style-name="ce1">
            <text:p>0.0494303979410965</text:p>
          </table:table-cell>
          <table:table-cell office:value-type="float" office:value="0.0646307291148208" table:style-name="ce1">
            <text:p>0.0646307291148208</text:p>
          </table:table-cell>
          <table:table-cell office:value-type="float" office:value="0.0623876246881427" table:style-name="ce1">
            <text:p>0.0623876246881427</text:p>
          </table:table-cell>
          <table:table-cell office:value-type="float" office:value="0.0675071806737374" table:style-name="ce1">
            <text:p>0.0675071806737374</text:p>
          </table:table-cell>
          <table:table-cell office:value-type="float" office:value="0.0647186939942984" table:style-name="ce1">
            <text:p>0.0647186939942984</text:p>
          </table:table-cell>
          <table:table-cell office:value-type="float" office:value="0.107410982167413" table:style-name="ce1">
            <text:p>0.107410982167413</text:p>
          </table:table-cell>
          <table:table-cell office:value-type="float" office:value="0.0370537393986022" table:style-name="ce1">
            <text:p>0.0370537393986022</text:p>
          </table:table-cell>
          <table:table-cell office:value-type="float" office:value="0.0792299669454484" table:style-name="ce1">
            <text:p>0.0792299669454484</text:p>
          </table:table-cell>
          <table:table-cell office:value-type="float" office:value="0.0356140475378193" table:style-name="ce1">
            <text:p>0.0356140475378193</text:p>
          </table:table-cell>
          <table:table-cell office:value-type="float" office:value="0.0719318141114592" table:style-name="ce1">
            <text:p>0.0719318141114592</text:p>
          </table:table-cell>
          <table:table-cell office:value-type="float" office:value="0.0430676049922189" table:style-name="ce1">
            <text:p>0.0430676049922189</text:p>
          </table:table-cell>
          <table:table-cell office:value-type="float" office:value="0.0294594381370386" table:style-name="ce1">
            <text:p>0.0294594381370386</text:p>
          </table:table-cell>
          <table:table-cell office:value-type="float" office:value="0.0312891076301721" table:style-name="ce1">
            <text:p>0.0312891076301721</text:p>
          </table:table-cell>
          <table:table-cell office:value-type="float" office:value="0.0397630576865114" table:style-name="ce1">
            <text:p>0.0397630576865114</text:p>
          </table:table-cell>
          <table:table-cell office:value-type="float" office:value="0" table:style-name="ce1">
            <text:p>0</text:p>
          </table:table-cell>
          <table:table-cell office:value-type="float" office:value="0.0323476183465522" table:style-name="ce1">
            <text:p>0.0323476183465522</text:p>
          </table:table-cell>
          <table:table-cell office:value-type="float" office:value="0.0679470050711252" table:style-name="ce1">
            <text:p>0.0679470050711252</text:p>
          </table:table-cell>
          <table:table-cell office:value-type="float" office:value="0.00773211290607851" table:style-name="ce1">
            <text:p>0.00773211290607851</text:p>
          </table:table-cell>
          <table:table-cell office:value-type="float" office:value="0.0725070575086401" table:style-name="ce1">
            <text:p>0.0725070575086401</text:p>
          </table:table-cell>
          <table:table-cell office:value-type="float" office:value="0.0905715134295036" table:style-name="ce1">
            <text:p>0.0905715134295036</text:p>
          </table:table-cell>
          <table:table-cell office:value-type="float" office:value="0.121924864743321" table:style-name="ce1">
            <text:p>0.121924864743321</text:p>
          </table:table-cell>
          <table:table-cell office:value-type="float" office:value="0.0412945848814689" table:style-name="ce1">
            <text:p>0.0412945848814689</text:p>
          </table:table-cell>
          <table:table-cell office:value-type="float" office:value="0.0547959623729634" table:style-name="ce1">
            <text:p>0.0547959623729634</text:p>
          </table:table-cell>
          <table:table-cell office:value-type="float" office:value="0.0796465803433047" table:style-name="ce1">
            <text:p>0.0796465803433047</text:p>
          </table:table-cell>
          <table:table-cell office:value-type="float" office:value="0.0602667328006855" table:style-name="ce1">
            <text:p>0.0602667328006855</text:p>
          </table:table-cell>
          <table:table-cell office:value-type="float" office:value="0.053562108330158" table:style-name="ce1">
            <text:p>0.053562108330158</text:p>
          </table:table-cell>
          <table:table-cell office:value-type="float" office:value="0.0365363886207681" table:style-name="ce1">
            <text:p>0.0365363886207681</text:p>
          </table:table-cell>
          <table:table-cell office:value-type="float" office:value="0.0789256143267813" table:style-name="ce1">
            <text:p>0.0789256143267813</text:p>
          </table:table-cell>
          <table:table-cell office:value-type="float" office:value="0.0405459468731594" table:style-name="ce1">
            <text:p>0.0405459468731594</text:p>
          </table:table-cell>
          <table:table-cell office:value-type="float" office:value="0.0944175842619255" table:style-name="ce1">
            <text:p>0.0944175842619255</text:p>
          </table:table-cell>
          <table:table-cell office:value-type="float" office:value="0.0557110903357951" table:style-name="ce1">
            <text:p>0.0557110903357951</text:p>
          </table:table-cell>
          <table:table-cell office:value-type="float" office:value="0.0135759130660385" table:style-name="ce1">
            <text:p>0.0135759130660385</text:p>
          </table:table-cell>
          <table:table-cell office:value-type="float" office:value="0.0615167723813148" table:style-name="ce1">
            <text:p>0.0615167723813148</text:p>
          </table:table-cell>
          <table:table-cell office:value-type="float" office:value="0.0907328410184654" table:style-name="ce1">
            <text:p>0.0907328410184654</text:p>
          </table:table-cell>
          <table:table-cell office:value-type="float" office:value="0.0471315824240826" table:style-name="ce1">
            <text:p>0.0471315824240826</text:p>
          </table:table-cell>
          <table:table-cell office:value-type="float" office:value="0.0191646150755135" table:style-name="ce1">
            <text:p>0.0191646150755135</text:p>
          </table:table-cell>
          <table:table-cell office:value-type="float" office:value="0.0606126998350773" table:style-name="ce1">
            <text:p>0.0606126998350773</text:p>
          </table:table-cell>
          <table:table-cell office:value-type="float" office:value="0.0606126998350773" table:style-name="ce1">
            <text:p>0.0606126998350773</text:p>
          </table:table-cell>
          <table:table-cell office:value-type="float" office:value="0.0606126998350773" table:style-name="ce1">
            <text:p>0.0606126998350773</text:p>
          </table:table-cell>
          <table:table-cell office:value-type="float" office:value="0.0606126998350773" table:style-name="ce1">
            <text:p>0.0606126998350773</text:p>
          </table:table-cell>
          <table:table-cell office:value-type="float" office:value="0.0606126998350773" table:style-name="ce1">
            <text:p>0.0606126998350773</text:p>
          </table:table-cell>
          <table:table-cell office:value-type="float" office:value="0.0606126998350773" table:style-name="ce1">
            <text:p>0.0606126998350773</text:p>
          </table:table-cell>
          <table:table-cell office:value-type="float" office:value="0.0606126998350773" table:style-name="ce1">
            <text:p>0.0606126998350773</text:p>
          </table:table-cell>
          <table:table-cell office:value-type="float" office:value="0.0606126998350773" table:style-name="ce1">
            <text:p>0.0606126998350773</text:p>
          </table:table-cell>
          <table:table-cell office:value-type="float" office:value="0.0606126998350773" table:style-name="ce1">
            <text:p>0.0606126998350773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13" table:style-name="ce1">
            <text:p>13</text:p>
          </table:table-cell>
          <table:table-cell office:value-type="float" office:value="0.109195203139483" table:style-name="ce1">
            <text:p>0.109195203139483</text:p>
          </table:table-cell>
          <table:table-cell office:value-type="float" office:value="0.150513773111423" table:style-name="ce1">
            <text:p>0.150513773111423</text:p>
          </table:table-cell>
          <table:table-cell office:value-type="float" office:value="0.0910436502592862" table:style-name="ce1">
            <text:p>0.0910436502592862</text:p>
          </table:table-cell>
          <table:table-cell office:value-type="float" office:value="0.0816350733584976" table:style-name="ce1">
            <text:p>0.0816350733584976</text:p>
          </table:table-cell>
          <table:table-cell office:value-type="float" office:value="0.243668580478171" table:style-name="ce1">
            <text:p>0.243668580478171</text:p>
          </table:table-cell>
          <table:table-cell office:value-type="float" office:value="0.337791001519172" table:style-name="ce1">
            <text:p>0.337791001519172</text:p>
          </table:table-cell>
          <table:table-cell office:value-type="float" office:value="0.2512013063241" table:style-name="ce1">
            <text:p>0.2512013063241</text:p>
          </table:table-cell>
          <table:table-cell office:value-type="float" office:value="0.105323282361145" table:style-name="ce1">
            <text:p>0.105323282361145</text:p>
          </table:table-cell>
          <table:table-cell office:value-type="float" office:value="0.145054086258515" table:style-name="ce1">
            <text:p>0.145054086258515</text:p>
          </table:table-cell>
          <table:table-cell office:value-type="float" office:value="0.251075223330182" table:style-name="ce1">
            <text:p>0.251075223330182</text:p>
          </table:table-cell>
          <table:table-cell office:value-type="float" office:value="0.0867187103516389" table:style-name="ce1">
            <text:p>0.0867187103516389</text:p>
          </table:table-cell>
          <table:table-cell office:value-type="float" office:value="0.171461143077682" table:style-name="ce1">
            <text:p>0.171461143077682</text:p>
          </table:table-cell>
          <table:table-cell office:value-type="float" office:value="0.134624383715124" table:style-name="ce1">
            <text:p>0.134624383715124</text:p>
          </table:table-cell>
          <table:table-cell office:value-type="float" office:value="0.0705712906422061" table:style-name="ce1">
            <text:p>0.0705712906422061</text:p>
          </table:table-cell>
          <table:table-cell office:value-type="float" office:value="0.0853552547197366" table:style-name="ce1">
            <text:p>0.0853552547197366</text:p>
          </table:table-cell>
          <table:table-cell office:value-type="float" office:value="0.089334199434772" table:style-name="ce1">
            <text:p>0.089334199434772</text:p>
          </table:table-cell>
          <table:table-cell office:value-type="float" office:value="0.138022760225608" table:style-name="ce1">
            <text:p>0.138022760225608</text:p>
          </table:table-cell>
          <table:table-cell office:value-type="float" office:value="0.133800446010684" table:style-name="ce1">
            <text:p>0.133800446010684</text:p>
          </table:table-cell>
          <table:table-cell office:value-type="float" office:value="0.104766171457787" table:style-name="ce1">
            <text:p>0.104766171457787</text:p>
          </table:table-cell>
          <table:table-cell office:value-type="float" office:value="0.228245404943103" table:style-name="ce1">
            <text:p>0.228245404943103</text:p>
          </table:table-cell>
          <table:table-cell office:value-type="float" office:value="0.109195203139483" table:style-name="ce1">
            <text:p>0.109195203139483</text:p>
          </table:table-cell>
          <table:table-cell office:value-type="float" office:value="0.15272169158631" table:style-name="ce1">
            <text:p>0.15272169158631</text:p>
          </table:table-cell>
          <table:table-cell office:value-type="float" office:value="0.257740029031933" table:style-name="ce1">
            <text:p>0.257740029031933</text:p>
          </table:table-cell>
          <table:table-cell office:value-type="float" office:value="0.254236094666076" table:style-name="ce1">
            <text:p>0.254236094666076</text:p>
          </table:table-cell>
          <table:table-cell office:value-type="float" office:value="0.184421301987377" table:style-name="ce1">
            <text:p>0.184421301987377</text:p>
          </table:table-cell>
          <table:table-cell office:value-type="float" office:value="0.148499377371386" table:style-name="ce1">
            <text:p>0.148499377371386</text:p>
          </table:table-cell>
          <table:table-cell office:value-type="float" office:value="0.190795823586852" table:style-name="ce1">
            <text:p>0.190795823586852</text:p>
          </table:table-cell>
          <table:table-cell office:value-type="float" office:value="0.227817309196312" table:style-name="ce1">
            <text:p>0.227817309196312</text:p>
          </table:table-cell>
          <table:table-cell office:value-type="float" office:value="0.229051749671648" table:style-name="ce1">
            <text:p>0.229051749671648</text:p>
          </table:table-cell>
          <table:table-cell office:value-type="float" office:value="0.180586033242155" table:style-name="ce1">
            <text:p>0.180586033242155</text:p>
          </table:table-cell>
          <table:table-cell office:value-type="float" office:value="0.203700271406212" table:style-name="ce1">
            <text:p>0.203700271406212</text:p>
          </table:table-cell>
          <table:table-cell office:value-type="float" office:value="0.26418199037234" table:style-name="ce1">
            <text:p>0.26418199037234</text:p>
          </table:table-cell>
          <table:table-cell office:value-type="float" office:value="0.160585751811605" table:style-name="ce1">
            <text:p>0.160585751811605</text:p>
          </table:table-cell>
          <table:table-cell office:value-type="float" office:value="0.198967760890318" table:style-name="ce1">
            <text:p>0.198967760890318</text:p>
          </table:table-cell>
          <table:table-cell office:value-type="float" office:value="0.173941752678949" table:style-name="ce1">
            <text:p>0.173941752678949</text:p>
          </table:table-cell>
          <table:table-cell office:value-type="float" office:value="0.205084252176659" table:style-name="ce1">
            <text:p>0.205084252176659</text:p>
          </table:table-cell>
          <table:table-cell office:value-type="float" office:value="0.149132724503625" table:style-name="ce1">
            <text:p>0.149132724503625</text:p>
          </table:table-cell>
          <table:table-cell office:value-type="float" office:value="0.104698731716854" table:style-name="ce1">
            <text:p>0.104698731716854</text:p>
          </table:table-cell>
          <table:table-cell office:value-type="float" office:value="0.139092999592585" table:style-name="ce1">
            <text:p>0.139092999592585</text:p>
          </table:table-cell>
          <table:table-cell office:value-type="float" office:value="0.148625460365304" table:style-name="ce1">
            <text:p>0.148625460365304</text:p>
          </table:table-cell>
          <table:table-cell office:value-type="float" office:value="0" table:style-name="ce1">
            <text:p>0</text:p>
          </table:table-cell>
          <table:table-cell office:value-type="float" office:value="0.161673584154477" table:style-name="ce1">
            <text:p>0.161673584154477</text:p>
          </table:table-cell>
          <table:table-cell office:value-type="float" office:value="0.368825010998859" table:style-name="ce1">
            <text:p>0.368825010998859</text:p>
          </table:table-cell>
          <table:table-cell office:value-type="float" office:value="0.0887272417663768" table:style-name="ce1">
            <text:p>0.0887272417663768</text:p>
          </table:table-cell>
          <table:table-cell office:value-type="float" office:value="0.304212871795234" table:style-name="ce1">
            <text:p>0.304212871795234</text:p>
          </table:table-cell>
          <table:table-cell office:value-type="float" office:value="0.252135551987405" table:style-name="ce1">
            <text:p>0.252135551987405</text:p>
          </table:table-cell>
          <table:table-cell office:value-type="float" office:value="0.37304551900159" table:style-name="ce1">
            <text:p>0.37304551900159</text:p>
          </table:table-cell>
          <table:table-cell office:value-type="float" office:value="0.18682303641338" table:style-name="ce1">
            <text:p>0.18682303641338</text:p>
          </table:table-cell>
          <table:table-cell office:value-type="float" office:value="0.164618472389627" table:style-name="ce1">
            <text:p>0.164618472389627</text:p>
          </table:table-cell>
          <table:table-cell office:value-type="float" office:value="0.294892523668562" table:style-name="ce1">
            <text:p>0.294892523668562</text:p>
          </table:table-cell>
          <table:table-cell office:value-type="float" office:value="0.185136925603554" table:style-name="ce1">
            <text:p>0.185136925603554</text:p>
          </table:table-cell>
          <table:table-cell office:value-type="float" office:value="0.143986954983946" table:style-name="ce1">
            <text:p>0.143986954983946</text:p>
          </table:table-cell>
          <table:table-cell office:value-type="float" office:value="0.171326850028346" table:style-name="ce1">
            <text:p>0.171326850028346</text:p>
          </table:table-cell>
          <table:table-cell office:value-type="float" office:value="0.29005140584814" table:style-name="ce1">
            <text:p>0.29005140584814</text:p>
          </table:table-cell>
          <table:table-cell office:value-type="float" office:value="0.191567955841605" table:style-name="ce1">
            <text:p>0.191567955841605</text:p>
          </table:table-cell>
          <table:table-cell office:value-type="float" office:value="0.215659513138284" table:style-name="ce1">
            <text:p>0.215659513138284</text:p>
          </table:table-cell>
          <table:table-cell office:value-type="float" office:value="0.186474548882516" table:style-name="ce1">
            <text:p>0.186474548882516</text:p>
          </table:table-cell>
          <table:table-cell office:value-type="float" office:value="0.0888335385267375" table:style-name="ce1">
            <text:p>0.0888335385267375</text:p>
          </table:table-cell>
          <table:table-cell office:value-type="float" office:value="0.263718708673758" table:style-name="ce1">
            <text:p>0.263718708673758</text:p>
          </table:table-cell>
          <table:table-cell office:value-type="float" office:value="0.190232848358195" table:style-name="ce1">
            <text:p>0.190232848358195</text:p>
          </table:table-cell>
          <table:table-cell office:value-type="float" office:value="0.203750118171249" table:style-name="ce1">
            <text:p>0.203750118171249</text:p>
          </table:table-cell>
          <table:table-cell office:value-type="float" office:value="0.126006757688971" table:style-name="ce1">
            <text:p>0.126006757688971</text:p>
          </table:table-cell>
          <table:table-cell office:value-type="float" office:value="0.179744793413437" table:style-name="ce1">
            <text:p>0.179744793413437</text:p>
          </table:table-cell>
          <table:table-cell office:value-type="float" office:value="0.179744793413437" table:style-name="ce1">
            <text:p>0.179744793413437</text:p>
          </table:table-cell>
          <table:table-cell office:value-type="float" office:value="0.179744793413437" table:style-name="ce1">
            <text:p>0.179744793413437</text:p>
          </table:table-cell>
          <table:table-cell office:value-type="float" office:value="0.179744793413437" table:style-name="ce1">
            <text:p>0.179744793413437</text:p>
          </table:table-cell>
          <table:table-cell office:value-type="float" office:value="0.179744793413437" table:style-name="ce1">
            <text:p>0.179744793413437</text:p>
          </table:table-cell>
          <table:table-cell office:value-type="float" office:value="0.179744793413437" table:style-name="ce1">
            <text:p>0.179744793413437</text:p>
          </table:table-cell>
          <table:table-cell office:value-type="float" office:value="0.179744793413437" table:style-name="ce1">
            <text:p>0.179744793413437</text:p>
          </table:table-cell>
          <table:table-cell office:value-type="float" office:value="0.179744793413437" table:style-name="ce1">
            <text:p>0.179744793413437</text:p>
          </table:table-cell>
          <table:table-cell office:value-type="float" office:value="0.179744793413437" table:style-name="ce1">
            <text:p>0.179744793413437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14" table:style-name="ce1">
            <text:p>14</text:p>
          </table:table-cell>
          <table:table-cell office:value-type="float" office:value="0.096566378609153" table:style-name="ce1">
            <text:p>0.096566378609153</text:p>
          </table:table-cell>
          <table:table-cell office:value-type="float" office:value="0.159061027233993" table:style-name="ce1">
            <text:p>0.159061027233993</text:p>
          </table:table-cell>
          <table:table-cell office:value-type="float" office:value="0.0969079755577909" table:style-name="ce1">
            <text:p>0.0969079755577909</text:p>
          </table:table-cell>
          <table:table-cell office:value-type="float" office:value="0.066280620385522" table:style-name="ce1">
            <text:p>0.066280620385522</text:p>
          </table:table-cell>
          <table:table-cell office:value-type="float" office:value="0.235300188277204" table:style-name="ce1">
            <text:p>0.235300188277204</text:p>
          </table:table-cell>
          <table:table-cell office:value-type="float" office:value="0.30175472255986" table:style-name="ce1">
            <text:p>0.30175472255986</text:p>
          </table:table-cell>
          <table:table-cell office:value-type="float" office:value="0.241953265328358" table:style-name="ce1">
            <text:p>0.241953265328358</text:p>
          </table:table-cell>
          <table:table-cell office:value-type="float" office:value="0.102376458898647" table:style-name="ce1">
            <text:p>0.102376458898647</text:p>
          </table:table-cell>
          <table:table-cell office:value-type="float" office:value="0.133560008673446" table:style-name="ce1">
            <text:p>0.133560008673446</text:p>
          </table:table-cell>
          <table:table-cell office:value-type="float" office:value="0.221900204970121" table:style-name="ce1">
            <text:p>0.221900204970121</text:p>
          </table:table-cell>
          <table:table-cell office:value-type="float" office:value="0.0412760536135256" table:style-name="ce1">
            <text:p>0.0412760536135256</text:p>
          </table:table-cell>
          <table:table-cell office:value-type="float" office:value="0.187315346522189" table:style-name="ce1">
            <text:p>0.187315346522189</text:p>
          </table:table-cell>
          <table:table-cell office:value-type="float" office:value="0.11220800026159" table:style-name="ce1">
            <text:p>0.11220800026159</text:p>
          </table:table-cell>
          <table:table-cell office:value-type="float" office:value="0.0513333715004613" table:style-name="ce1">
            <text:p>0.0513333715004613</text:p>
          </table:table-cell>
          <table:table-cell office:value-type="float" office:value="0.0481607715139702" table:style-name="ce1">
            <text:p>0.0481607715139702</text:p>
          </table:table-cell>
          <table:table-cell office:value-type="float" office:value="0.0670321703245585" table:style-name="ce1">
            <text:p>0.0670321703245585</text:p>
          </table:table-cell>
          <table:table-cell office:value-type="float" office:value="0.119010617607855" table:style-name="ce1">
            <text:p>0.119010617607855</text:p>
          </table:table-cell>
          <table:table-cell office:value-type="float" office:value="0.122171488943749" table:style-name="ce1">
            <text:p>0.122171488943749</text:p>
          </table:table-cell>
          <table:table-cell office:value-type="float" office:value="0.0857217750508931" table:style-name="ce1">
            <text:p>0.0857217750508931</text:p>
          </table:table-cell>
          <table:table-cell office:value-type="float" office:value="0.214003890955684" table:style-name="ce1">
            <text:p>0.214003890955684</text:p>
          </table:table-cell>
          <table:table-cell office:value-type="float" office:value="0.096566378609153" table:style-name="ce1">
            <text:p>0.096566378609153</text:p>
          </table:table-cell>
          <table:table-cell office:value-type="float" office:value="0.14778099752232" table:style-name="ce1">
            <text:p>0.14778099752232</text:p>
          </table:table-cell>
          <table:table-cell office:value-type="float" office:value="0.232954458157802" table:style-name="ce1">
            <text:p>0.232954458157802</text:p>
          </table:table-cell>
          <table:table-cell office:value-type="float" office:value="0.253224498552084" table:style-name="ce1">
            <text:p>0.253224498552084</text:p>
          </table:table-cell>
          <table:table-cell office:value-type="float" office:value="0.171528582818615" table:style-name="ce1">
            <text:p>0.171528582818615</text:p>
          </table:table-cell>
          <table:table-cell office:value-type="float" office:value="0.161180980829403" table:style-name="ce1">
            <text:p>0.161180980829403</text:p>
          </table:table-cell>
          <table:table-cell office:value-type="float" office:value="0.158459933890897" table:style-name="ce1">
            <text:p>0.158459933890897</text:p>
          </table:table-cell>
          <table:table-cell office:value-type="float" office:value="0.229890348189334" table:style-name="ce1">
            <text:p>0.229890348189334</text:p>
          </table:table-cell>
          <table:table-cell office:value-type="float" office:value="0.188678802154092" table:style-name="ce1">
            <text:p>0.188678802154092</text:p>
          </table:table-cell>
          <table:table-cell office:value-type="float" office:value="0.160497786932127" table:style-name="ce1">
            <text:p>0.160497786932127</text:p>
          </table:table-cell>
          <table:table-cell office:value-type="float" office:value="0.173909498889807" table:style-name="ce1">
            <text:p>0.173909498889807</text:p>
          </table:table-cell>
          <table:table-cell office:value-type="float" office:value="0.242788931683395" table:style-name="ce1">
            <text:p>0.242788931683395</text:p>
          </table:table-cell>
          <table:table-cell office:value-type="float" office:value="0.122628906317033" table:style-name="ce1">
            <text:p>0.122628906317033</text:p>
          </table:table-cell>
          <table:table-cell office:value-type="float" office:value="0.17441089870283" table:style-name="ce1">
            <text:p>0.17441089870283</text:p>
          </table:table-cell>
          <table:table-cell office:value-type="float" office:value="0.11004992855174" table:style-name="ce1">
            <text:p>0.11004992855174</text:p>
          </table:table-cell>
          <table:table-cell office:value-type="float" office:value="0.183925766499654" table:style-name="ce1">
            <text:p>0.183925766499654</text:p>
          </table:table-cell>
          <table:table-cell office:value-type="float" office:value="0.122705142545913" table:style-name="ce1">
            <text:p>0.122705142545913</text:p>
          </table:table-cell>
          <table:table-cell office:value-type="float" office:value="0.0848509227440652" table:style-name="ce1">
            <text:p>0.0848509227440652</text:p>
          </table:table-cell>
          <table:table-cell office:value-type="float" office:value="0.100083507706931" table:style-name="ce1">
            <text:p>0.100083507706931</text:p>
          </table:table-cell>
          <table:table-cell office:value-type="float" office:value="0.140541487941315" table:style-name="ce1">
            <text:p>0.140541487941315</text:p>
          </table:table-cell>
          <table:table-cell office:value-type="float" office:value="0" table:style-name="ce1">
            <text:p>0</text:p>
          </table:table-cell>
          <table:table-cell office:value-type="float" office:value="0.132683292041319" table:style-name="ce1">
            <text:p>0.132683292041319</text:p>
          </table:table-cell>
          <table:table-cell office:value-type="float" office:value="0.224310442667807" table:style-name="ce1">
            <text:p>0.224310442667807</text:p>
          </table:table-cell>
          <table:table-cell office:value-type="float" office:value="0.0510225622596405" table:style-name="ce1">
            <text:p>0.0510225622596405</text:p>
          </table:table-cell>
          <table:table-cell office:value-type="float" office:value="0.287854395018308" table:style-name="ce1">
            <text:p>0.287854395018308</text:p>
          </table:table-cell>
          <table:table-cell office:value-type="float" office:value="0.210771122991631" table:style-name="ce1">
            <text:p>0.210771122991631</text:p>
          </table:table-cell>
          <table:table-cell office:value-type="float" office:value="0.273358603885946" table:style-name="ce1">
            <text:p>0.273358603885946</text:p>
          </table:table-cell>
          <table:table-cell office:value-type="float" office:value="0.093946667211805" table:style-name="ce1">
            <text:p>0.093946667211805</text:p>
          </table:table-cell>
          <table:table-cell office:value-type="float" office:value="0.161783950756595" table:style-name="ce1">
            <text:p>0.161783950756595</text:p>
          </table:table-cell>
          <table:table-cell office:value-type="float" office:value="0.230289685284861" table:style-name="ce1">
            <text:p>0.230289685284861</text:p>
          </table:table-cell>
          <table:table-cell office:value-type="float" office:value="0.134661739467276" table:style-name="ce1">
            <text:p>0.134661739467276</text:p>
          </table:table-cell>
          <table:table-cell office:value-type="float" office:value="0.100387279757394" table:style-name="ce1">
            <text:p>0.100387279757394</text:p>
          </table:table-cell>
          <table:table-cell office:value-type="float" office:value="0.117185287715443" table:style-name="ce1">
            <text:p>0.117185287715443</text:p>
          </table:table-cell>
          <table:table-cell office:value-type="float" office:value="0.169359685564264" table:style-name="ce1">
            <text:p>0.169359685564264</text:p>
          </table:table-cell>
          <table:table-cell office:value-type="float" office:value="0.114379753442361" table:style-name="ce1">
            <text:p>0.114379753442361</text:p>
          </table:table-cell>
          <table:table-cell office:value-type="float" office:value="0.201994884559129" table:style-name="ce1">
            <text:p>0.201994884559129</text:p>
          </table:table-cell>
          <table:table-cell office:value-type="float" office:value="0.18042513374894" table:style-name="ce1">
            <text:p>0.18042513374894</text:p>
          </table:table-cell>
          <table:table-cell office:value-type="float" office:value="0.0980423589148831" table:style-name="ce1">
            <text:p>0.0980423589148831</text:p>
          </table:table-cell>
          <table:table-cell office:value-type="float" office:value="0.170945082451413" table:style-name="ce1">
            <text:p>0.170945082451413</text:p>
          </table:table-cell>
          <table:table-cell office:value-type="float" office:value="0.218211544357362" table:style-name="ce1">
            <text:p>0.218211544357362</text:p>
          </table:table-cell>
          <table:table-cell office:value-type="float" office:value="0.223776789065643" table:style-name="ce1">
            <text:p>0.223776789065643</text:p>
          </table:table-cell>
          <table:table-cell office:value-type="float" office:value="0.0999926106648044" table:style-name="ce1">
            <text:p>0.0999926106648044</text:p>
          </table:table-cell>
          <table:table-cell office:value-type="float" office:value="0.152515080126676" table:style-name="ce1">
            <text:p>0.152515080126676</text:p>
          </table:table-cell>
          <table:table-cell office:value-type="float" office:value="0.152515080126676" table:style-name="ce1">
            <text:p>0.152515080126676</text:p>
          </table:table-cell>
          <table:table-cell office:value-type="float" office:value="0.152515080126676" table:style-name="ce1">
            <text:p>0.152515080126676</text:p>
          </table:table-cell>
          <table:table-cell office:value-type="float" office:value="0.152515080126676" table:style-name="ce1">
            <text:p>0.152515080126676</text:p>
          </table:table-cell>
          <table:table-cell office:value-type="float" office:value="0.152515080126676" table:style-name="ce1">
            <text:p>0.152515080126676</text:p>
          </table:table-cell>
          <table:table-cell office:value-type="float" office:value="0.152515080126676" table:style-name="ce1">
            <text:p>0.152515080126676</text:p>
          </table:table-cell>
          <table:table-cell office:value-type="float" office:value="0.152515080126676" table:style-name="ce1">
            <text:p>0.152515080126676</text:p>
          </table:table-cell>
          <table:table-cell office:value-type="float" office:value="0.152515080126676" table:style-name="ce1">
            <text:p>0.152515080126676</text:p>
          </table:table-cell>
          <table:table-cell office:value-type="float" office:value="0.152515080126676" table:style-name="ce1">
            <text:p>0.152515080126676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15" table:style-name="ce1">
            <text:p>15</text:p>
          </table:table-cell>
          <table:table-cell office:value-type="float" office:value="0.120802093802891" table:style-name="ce1">
            <text:p>0.120802093802891</text:p>
          </table:table-cell>
          <table:table-cell office:value-type="float" office:value="0.158008380842912" table:style-name="ce1">
            <text:p>0.158008380842912</text:p>
          </table:table-cell>
          <table:table-cell office:value-type="float" office:value="0.085325933093244" table:style-name="ce1">
            <text:p>0.085325933093244</text:p>
          </table:table-cell>
          <table:table-cell office:value-type="float" office:value="0.0884871709494693" table:style-name="ce1">
            <text:p>0.0884871709494693</text:p>
          </table:table-cell>
          <table:table-cell office:value-type="float" office:value="0.223571537680195" table:style-name="ce1">
            <text:p>0.223571537680195</text:p>
          </table:table-cell>
          <table:table-cell office:value-type="float" office:value="0.395991497944182" table:style-name="ce1">
            <text:p>0.395991497944182</text:p>
          </table:table-cell>
          <table:table-cell office:value-type="float" office:value="0.216590058412325" table:style-name="ce1">
            <text:p>0.216590058412325</text:p>
          </table:table-cell>
          <table:table-cell office:value-type="float" office:value="0.107493082721592" table:style-name="ce1">
            <text:p>0.107493082721592</text:p>
          </table:table-cell>
          <table:table-cell office:value-type="float" office:value="0.126185619610576" table:style-name="ce1">
            <text:p>0.126185619610576</text:p>
          </table:table-cell>
          <table:table-cell office:value-type="float" office:value="0.20809851538009" table:style-name="ce1">
            <text:p>0.20809851538009</text:p>
          </table:table-cell>
          <table:table-cell office:value-type="float" office:value="0.0829743386485436" table:style-name="ce1">
            <text:p>0.0829743386485436</text:p>
          </table:table-cell>
          <table:table-cell office:value-type="float" office:value="0.172065168583428" table:style-name="ce1">
            <text:p>0.172065168583428</text:p>
          </table:table-cell>
          <table:table-cell office:value-type="float" office:value="0.142277328229673" table:style-name="ce1">
            <text:p>0.142277328229673</text:p>
          </table:table-cell>
          <table:table-cell office:value-type="float" office:value="0.0536380513427736" table:style-name="ce1">
            <text:p>0.0536380513427736</text:p>
          </table:table-cell>
          <table:table-cell office:value-type="float" office:value="0.102713657603311" table:style-name="ce1">
            <text:p>0.102713657603311</text:p>
          </table:table-cell>
          <table:table-cell office:value-type="float" office:value="0.0872201101646611" table:style-name="ce1">
            <text:p>0.0872201101646611</text:p>
          </table:table-cell>
          <table:table-cell office:value-type="float" office:value="0.136791251912922" table:style-name="ce1">
            <text:p>0.136791251912922</text:p>
          </table:table-cell>
          <table:table-cell office:value-type="float" office:value="0.140336236555868" table:style-name="ce1">
            <text:p>0.140336236555868</text:p>
          </table:table-cell>
          <table:table-cell office:value-type="float" office:value="0.137225211985011" table:style-name="ce1">
            <text:p>0.137225211985011</text:p>
          </table:table-cell>
          <table:table-cell office:value-type="float" office:value="0.216285113496803" table:style-name="ce1">
            <text:p>0.216285113496803</text:p>
          </table:table-cell>
          <table:table-cell office:value-type="float" office:value="0.120802093802891" table:style-name="ce1">
            <text:p>0.120802093802891</text:p>
          </table:table-cell>
          <table:table-cell office:value-type="float" office:value="0.1649194882072" table:style-name="ce1">
            <text:p>0.1649194882072</text:p>
          </table:table-cell>
          <table:table-cell office:value-type="float" office:value="0.274966484596291" table:style-name="ce1">
            <text:p>0.274966484596291</text:p>
          </table:table-cell>
          <table:table-cell office:value-type="float" office:value="0.280335274407072" table:style-name="ce1">
            <text:p>0.280335274407072</text:p>
          </table:table-cell>
          <table:table-cell office:value-type="float" office:value="0.22547451123956" table:style-name="ce1">
            <text:p>0.22547451123956</text:p>
          </table:table-cell>
          <table:table-cell office:value-type="float" office:value="0.182981610126594" table:style-name="ce1">
            <text:p>0.182981610126594</text:p>
          </table:table-cell>
          <table:table-cell office:value-type="float" office:value="0.221867951180979" table:style-name="ce1">
            <text:p>0.221867951180979</text:p>
          </table:table-cell>
          <table:table-cell office:value-type="float" office:value="0.267313540081742" table:style-name="ce1">
            <text:p>0.267313540081742</text:p>
          </table:table-cell>
          <table:table-cell office:value-type="float" office:value="0.284938769766398" table:style-name="ce1">
            <text:p>0.284938769766398</text:p>
          </table:table-cell>
          <table:table-cell office:value-type="float" office:value="0.160656123715187" table:style-name="ce1">
            <text:p>0.160656123715187</text:p>
          </table:table-cell>
          <table:table-cell office:value-type="float" office:value="0.207781841813971" table:style-name="ce1">
            <text:p>0.207781841813971</text:p>
          </table:table-cell>
          <table:table-cell office:value-type="float" office:value="0.269990604580509" table:style-name="ce1">
            <text:p>0.269990604580509</text:p>
          </table:table-cell>
          <table:table-cell office:value-type="float" office:value="0.166948544760482" table:style-name="ce1">
            <text:p>0.166948544760482</text:p>
          </table:table-cell>
          <table:table-cell office:value-type="float" office:value="0.196103037981999" table:style-name="ce1">
            <text:p>0.196103037981999</text:p>
          </table:table-cell>
          <table:table-cell office:value-type="float" office:value="0.190995210647001" table:style-name="ce1">
            <text:p>0.190995210647001</text:p>
          </table:table-cell>
          <table:table-cell office:value-type="float" office:value="0.187573376835324" table:style-name="ce1">
            <text:p>0.187573376835324</text:p>
          </table:table-cell>
          <table:table-cell office:value-type="float" office:value="0.1794278289957" table:style-name="ce1">
            <text:p>0.1794278289957</text:p>
          </table:table-cell>
          <table:table-cell office:value-type="float" office:value="0.150293860912729" table:style-name="ce1">
            <text:p>0.150293860912729</text:p>
          </table:table-cell>
          <table:table-cell office:value-type="float" office:value="0.183934562987601" table:style-name="ce1">
            <text:p>0.183934562987601</text:p>
          </table:table-cell>
          <table:table-cell office:value-type="float" office:value="0.174029717558427" table:style-name="ce1">
            <text:p>0.174029717558427</text:p>
          </table:table-cell>
          <table:table-cell office:value-type="float" office:value="0" table:style-name="ce1">
            <text:p>0</text:p>
          </table:table-cell>
          <table:table-cell office:value-type="float" office:value="0.190139019153419" table:style-name="ce1">
            <text:p>0.190139019153419</text:p>
          </table:table-cell>
          <table:table-cell office:value-type="float" office:value="0.397047076497913" table:style-name="ce1">
            <text:p>0.397047076497913</text:p>
          </table:table-cell>
          <table:table-cell office:value-type="float" office:value="0.110120300455322" table:style-name="ce1">
            <text:p>0.110120300455322</text:p>
          </table:table-cell>
          <table:table-cell office:value-type="float" office:value="0.317619716362917" table:style-name="ce1">
            <text:p>0.317619716362917</text:p>
          </table:table-cell>
          <table:table-cell office:value-type="float" office:value="0.295877026599675" table:style-name="ce1">
            <text:p>0.295877026599675</text:p>
          </table:table-cell>
          <table:table-cell office:value-type="float" office:value="0.356887942280741" table:style-name="ce1">
            <text:p>0.356887942280741</text:p>
          </table:table-cell>
          <table:table-cell office:value-type="float" office:value="0.163054104972998" table:style-name="ce1">
            <text:p>0.163054104972998</text:p>
          </table:table-cell>
          <table:table-cell office:value-type="float" office:value="0.141500891560151" table:style-name="ce1">
            <text:p>0.141500891560151</text:p>
          </table:table-cell>
          <table:table-cell office:value-type="float" office:value="0.256607158670768" table:style-name="ce1">
            <text:p>0.256607158670768</text:p>
          </table:table-cell>
          <table:table-cell office:value-type="float" office:value="0.202048584185888" table:style-name="ce1">
            <text:p>0.202048584185888</text:p>
          </table:table-cell>
          <table:table-cell office:value-type="float" office:value="0.16751351385974" table:style-name="ce1">
            <text:p>0.16751351385974</text:p>
          </table:table-cell>
          <table:table-cell office:value-type="float" office:value="0.15220697975486" table:style-name="ce1">
            <text:p>0.15220697975486</text:p>
          </table:table-cell>
          <table:table-cell office:value-type="float" office:value="0.22688733862615" table:style-name="ce1">
            <text:p>0.22688733862615</text:p>
          </table:table-cell>
          <table:table-cell office:value-type="float" office:value="0.151956397134855" table:style-name="ce1">
            <text:p>0.151956397134855</text:p>
          </table:table-cell>
          <table:table-cell office:value-type="float" office:value="0.239366833977079" table:style-name="ce1">
            <text:p>0.239366833977079</text:p>
          </table:table-cell>
          <table:table-cell office:value-type="float" office:value="0.135341297482866" table:style-name="ce1">
            <text:p>0.135341297482866</text:p>
          </table:table-cell>
          <table:table-cell office:value-type="float" office:value="0.103989148355735" table:style-name="ce1">
            <text:p>0.103989148355735</text:p>
          </table:table-cell>
          <table:table-cell office:value-type="float" office:value="0.189241777382748" table:style-name="ce1">
            <text:p>0.189241777382748</text:p>
          </table:table-cell>
          <table:table-cell office:value-type="float" office:value="0.163403560117536" table:style-name="ce1">
            <text:p>0.163403560117536</text:p>
          </table:table-cell>
          <table:table-cell office:value-type="float" office:value="0.166189114634326" table:style-name="ce1">
            <text:p>0.166189114634326</text:p>
          </table:table-cell>
          <table:table-cell office:value-type="float" office:value="0.0778606469882475" table:style-name="ce1">
            <text:p>0.0778606469882475</text:p>
          </table:table-cell>
          <table:table-cell office:value-type="float" office:value="0.182230213261485" table:style-name="ce1">
            <text:p>0.182230213261485</text:p>
          </table:table-cell>
          <table:table-cell office:value-type="float" office:value="0.182230213261485" table:style-name="ce1">
            <text:p>0.182230213261485</text:p>
          </table:table-cell>
          <table:table-cell office:value-type="float" office:value="0.182230213261485" table:style-name="ce1">
            <text:p>0.182230213261485</text:p>
          </table:table-cell>
          <table:table-cell office:value-type="float" office:value="0.182230213261485" table:style-name="ce1">
            <text:p>0.182230213261485</text:p>
          </table:table-cell>
          <table:table-cell office:value-type="float" office:value="0.182230213261485" table:style-name="ce1">
            <text:p>0.182230213261485</text:p>
          </table:table-cell>
          <table:table-cell office:value-type="float" office:value="0.182230213261485" table:style-name="ce1">
            <text:p>0.182230213261485</text:p>
          </table:table-cell>
          <table:table-cell office:value-type="float" office:value="0.182230213261485" table:style-name="ce1">
            <text:p>0.182230213261485</text:p>
          </table:table-cell>
          <table:table-cell office:value-type="float" office:value="0.182230213261485" table:style-name="ce1">
            <text:p>0.182230213261485</text:p>
          </table:table-cell>
          <table:table-cell office:value-type="float" office:value="0.182230213261485" table:style-name="ce1">
            <text:p>0.182230213261485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Year" table:style-name="ce1">
            <text:p>Year</text:p>
          </table:table-cell>
          <table:table-cell office:value-type="float" office:value="1956" table:style-name="ce1">
            <text:p>1956</text:p>
          </table:table-cell>
          <table:table-cell office:value-type="float" office:value="1957" table:style-name="ce1">
            <text:p>1957</text:p>
          </table:table-cell>
          <table:table-cell office:value-type="float" office:value="1958" table:style-name="ce1">
            <text:p>1958</text:p>
          </table:table-cell>
          <table:table-cell office:value-type="float" office:value="1959" table:style-name="ce1">
            <text:p>1959</text:p>
          </table:table-cell>
          <table:table-cell office:value-type="float" office:value="1960" table:style-name="ce1">
            <text:p>1960</text:p>
          </table:table-cell>
          <table:table-cell office:value-type="float" office:value="1961" table:style-name="ce1">
            <text:p>1961</text:p>
          </table:table-cell>
          <table:table-cell office:value-type="float" office:value="1962" table:style-name="ce1">
            <text:p>1962</text:p>
          </table:table-cell>
          <table:table-cell office:value-type="float" office:value="1963" table:style-name="ce1">
            <text:p>1963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float" office:value="1966" table:style-name="ce1">
            <text:p>1966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float" office:value="1972" table:style-name="ce1">
            <text:p>1972</text:p>
          </table:table-cell>
          <table:table-cell office:value-type="float" office:value="1973" table:style-name="ce1">
            <text:p>1973</text:p>
          </table:table-cell>
          <table:table-cell office:value-type="float" office:value="1974" table:style-name="ce1">
            <text:p>1974</text:p>
          </table:table-cell>
          <table:table-cell office:value-type="float" office:value="1975" table:style-name="ce1">
            <text:p>1975</text:p>
          </table:table-cell>
          <table:table-cell office:value-type="float" office:value="1976" table:style-name="ce1">
            <text:p>1976</text:p>
          </table:table-cell>
          <table:table-cell office:value-type="float" office:value="1977" table:style-name="ce1">
            <text:p>1977</text:p>
          </table:table-cell>
          <table:table-cell office:value-type="float" office:value="1978" table:style-name="ce1">
            <text:p>1978</text:p>
          </table:table-cell>
          <table:table-cell office:value-type="float" office:value="1979" table:style-name="ce1">
            <text:p>1979</text:p>
          </table:table-cell>
          <table:table-cell office:value-type="float" office:value="1980" table:style-name="ce1">
            <text:p>1980</text:p>
          </table:table-cell>
          <table:table-cell office:value-type="float" office:value="1981" table:style-name="ce1">
            <text:p>1981</text:p>
          </table:table-cell>
          <table:table-cell office:value-type="float" office:value="1982" table:style-name="ce1">
            <text:p>1982</text:p>
          </table:table-cell>
          <table:table-cell office:value-type="float" office:value="1983" table:style-name="ce1">
            <text:p>1983</text:p>
          </table:table-cell>
          <table:table-cell office:value-type="float" office:value="1984" table:style-name="ce1">
            <text:p>1984</text:p>
          </table:table-cell>
          <table:table-cell office:value-type="float" office:value="1985" table:style-name="ce1">
            <text:p>1985</text:p>
          </table:table-cell>
          <table:table-cell office:value-type="float" office:value="1986" table:style-name="ce1">
            <text:p>1986</text:p>
          </table:table-cell>
          <table:table-cell office:value-type="float" office:value="1987" table:style-name="ce1">
            <text:p>1987</text:p>
          </table:table-cell>
          <table:table-cell office:value-type="float" office:value="1988" table:style-name="ce1">
            <text:p>1988</text:p>
          </table:table-cell>
          <table:table-cell office:value-type="float" office:value="1989" table:style-name="ce1">
            <text:p>1989</text:p>
          </table:table-cell>
          <table:table-cell office:value-type="float" office:value="1990" table:style-name="ce1">
            <text:p>1990</text:p>
          </table:table-cell>
          <table:table-cell office:value-type="float" office:value="1991" table:style-name="ce1">
            <text:p>1991</text:p>
          </table:table-cell>
          <table:table-cell office:value-type="float" office:value="1992" table:style-name="ce1">
            <text:p>1992</text:p>
          </table:table-cell>
          <table:table-cell office:value-type="float" office:value="1993" table:style-name="ce1">
            <text:p>1993</text:p>
          </table:table-cell>
          <table:table-cell office:value-type="float" office:value="1994" table:style-name="ce1">
            <text:p>1994</text:p>
          </table:table-cell>
          <table:table-cell office:value-type="float" office:value="1995" table:style-name="ce1">
            <text:p>1995</text:p>
          </table:table-cell>
          <table:table-cell office:value-type="float" office:value="1996" table:style-name="ce1">
            <text:p>1996</text:p>
          </table:table-cell>
          <table:table-cell office:value-type="float" office:value="1997" table:style-name="ce1">
            <text:p>1997</text:p>
          </table:table-cell>
          <table:table-cell office:value-type="float" office:value="1998" table:style-name="ce1">
            <text:p>1998</text:p>
          </table:table-cell>
          <table:table-cell office:value-type="float" office:value="1999" table:style-name="ce1">
            <text:p>1999</text:p>
          </table:table-cell>
          <table:table-cell office:value-type="float" office:value="2000" table:style-name="ce1">
            <text:p>2000</text:p>
          </table:table-cell>
          <table:table-cell office:value-type="float" office:value="2001" table:style-name="ce1">
            <text:p>2001</text:p>
          </table:table-cell>
          <table:table-cell office:value-type="float" office:value="2002" table:style-name="ce1">
            <text:p>2002</text:p>
          </table:table-cell>
          <table:table-cell office:value-type="float" office:value="2003" table:style-name="ce1">
            <text:p>2003</text:p>
          </table:table-cell>
          <table:table-cell office:value-type="float" office:value="2004" table:style-name="ce1">
            <text:p>2004</text:p>
          </table:table-cell>
          <table:table-cell office:value-type="float" office:value="2005" table:style-name="ce1">
            <text:p>2005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float" office:value="2023" table:style-name="ce1">
            <text:p>2023</text:p>
          </table:table-cell>
          <table:table-cell office:value-type="float" office:value="2024" table:style-name="ce1">
            <text:p>2024</text:p>
          </table:table-cell>
          <table:table-cell office:value-type="float" office:value="2025" table:style-name="ce1">
            <text:p>2025</text:p>
          </table:table-cell>
          <table:table-cell office:value-type="float" office:value="2026" table:style-name="ce1">
            <text:p>2026</text:p>
          </table:table-cell>
          <table:table-cell office:value-type="float" office:value="2027" table:style-name="ce1">
            <text:p>2027</text:p>
          </table:table-cell>
        </table:table-row>
      </table:table>
      <table:table table:name="Predicted SOC stocks (C,ton ha-1)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V1" table:style-name="ce1">
            <text:p>V1</text:p>
          </table:table-cell>
          <table:table-cell office:value-type="string" office:value="V2" table:style-name="ce1">
            <text:p>V2</text:p>
          </table:table-cell>
          <table:table-cell office:value-type="string" office:value="V3" table:style-name="ce1">
            <text:p>V3</text:p>
          </table:table-cell>
          <table:table-cell office:value-type="string" office:value="V4" table:style-name="ce1">
            <text:p>V4</text:p>
          </table:table-cell>
          <table:table-cell office:value-type="string" office:value="V5" table:style-name="ce1">
            <text:p>V5</text:p>
          </table:table-cell>
          <table:table-cell office:value-type="string" office:value="V6" table:style-name="ce1">
            <text:p>V6</text:p>
          </table:table-cell>
          <table:table-cell office:value-type="string" office:value="V7" table:style-name="ce1">
            <text:p>V7</text:p>
          </table:table-cell>
          <table:table-cell office:value-type="string" office:value="V8" table:style-name="ce1">
            <text:p>V8</text:p>
          </table:table-cell>
          <table:table-cell office:value-type="string" office:value="V9" table:style-name="ce1">
            <text:p>V9</text:p>
          </table:table-cell>
          <table:table-cell office:value-type="string" office:value="V10" table:style-name="ce1">
            <text:p>V10</text:p>
          </table:table-cell>
          <table:table-cell office:value-type="string" office:value="V11" table:style-name="ce1">
            <text:p>V11</text:p>
          </table:table-cell>
          <table:table-cell office:value-type="string" office:value="V12" table:style-name="ce1">
            <text:p>V12</text:p>
          </table:table-cell>
          <table:table-cell office:value-type="string" office:value="V13" table:style-name="ce1">
            <text:p>V13</text:p>
          </table:table-cell>
          <table:table-cell office:value-type="string" office:value="V14" table:style-name="ce1">
            <text:p>V14</text:p>
          </table:table-cell>
          <table:table-cell office:value-type="string" office:value="V15" table:style-name="ce1">
            <text:p>V15</text:p>
          </table:table-cell>
          <table:table-cell office:value-type="string" office:value="V16" table:style-name="ce1">
            <text:p>V16</text:p>
          </table:table-cell>
          <table:table-cell office:value-type="string" office:value="V17" table:style-name="ce1">
            <text:p>V17</text:p>
          </table:table-cell>
          <table:table-cell office:value-type="string" office:value="V18" table:style-name="ce1">
            <text:p>V18</text:p>
          </table:table-cell>
          <table:table-cell office:value-type="string" office:value="V19" table:style-name="ce1">
            <text:p>V19</text:p>
          </table:table-cell>
          <table:table-cell office:value-type="string" office:value="V20" table:style-name="ce1">
            <text:p>V20</text:p>
          </table:table-cell>
          <table:table-cell office:value-type="string" office:value="V21" table:style-name="ce1">
            <text:p>V21</text:p>
          </table:table-cell>
          <table:table-cell office:value-type="string" office:value="V22" table:style-name="ce1">
            <text:p>V22</text:p>
          </table:table-cell>
          <table:table-cell office:value-type="string" office:value="V23" table:style-name="ce1">
            <text:p>V23</text:p>
          </table:table-cell>
          <table:table-cell office:value-type="string" office:value="V24" table:style-name="ce1">
            <text:p>V24</text:p>
          </table:table-cell>
          <table:table-cell office:value-type="string" office:value="V25" table:style-name="ce1">
            <text:p>V25</text:p>
          </table:table-cell>
          <table:table-cell office:value-type="string" office:value="V26" table:style-name="ce1">
            <text:p>V26</text:p>
          </table:table-cell>
          <table:table-cell office:value-type="string" office:value="V27" table:style-name="ce1">
            <text:p>V27</text:p>
          </table:table-cell>
          <table:table-cell office:value-type="string" office:value="V28" table:style-name="ce1">
            <text:p>V28</text:p>
          </table:table-cell>
          <table:table-cell office:value-type="string" office:value="V29" table:style-name="ce1">
            <text:p>V29</text:p>
          </table:table-cell>
          <table:table-cell office:value-type="string" office:value="V30" table:style-name="ce1">
            <text:p>V30</text:p>
          </table:table-cell>
          <table:table-cell office:value-type="string" office:value="V31" table:style-name="ce1">
            <text:p>V31</text:p>
          </table:table-cell>
          <table:table-cell office:value-type="string" office:value="V32" table:style-name="ce1">
            <text:p>V32</text:p>
          </table:table-cell>
          <table:table-cell office:value-type="string" office:value="V33" table:style-name="ce1">
            <text:p>V33</text:p>
          </table:table-cell>
          <table:table-cell office:value-type="string" office:value="V34" table:style-name="ce1">
            <text:p>V34</text:p>
          </table:table-cell>
          <table:table-cell office:value-type="string" office:value="V35" table:style-name="ce1">
            <text:p>V35</text:p>
          </table:table-cell>
          <table:table-cell office:value-type="string" office:value="V36" table:style-name="ce1">
            <text:p>V36</text:p>
          </table:table-cell>
          <table:table-cell office:value-type="string" office:value="V37" table:style-name="ce1">
            <text:p>V37</text:p>
          </table:table-cell>
          <table:table-cell office:value-type="string" office:value="V38" table:style-name="ce1">
            <text:p>V38</text:p>
          </table:table-cell>
          <table:table-cell office:value-type="string" office:value="V39" table:style-name="ce1">
            <text:p>V39</text:p>
          </table:table-cell>
          <table:table-cell office:value-type="string" office:value="V40" table:style-name="ce1">
            <text:p>V40</text:p>
          </table:table-cell>
          <table:table-cell office:value-type="string" office:value="V41" table:style-name="ce1">
            <text:p>V41</text:p>
          </table:table-cell>
          <table:table-cell office:value-type="string" office:value="V42" table:style-name="ce1">
            <text:p>V42</text:p>
          </table:table-cell>
          <table:table-cell office:value-type="string" office:value="V43" table:style-name="ce1">
            <text:p>V43</text:p>
          </table:table-cell>
          <table:table-cell office:value-type="string" office:value="V44" table:style-name="ce1">
            <text:p>V44</text:p>
          </table:table-cell>
          <table:table-cell office:value-type="string" office:value="V45" table:style-name="ce1">
            <text:p>V45</text:p>
          </table:table-cell>
          <table:table-cell office:value-type="string" office:value="V46" table:style-name="ce1">
            <text:p>V46</text:p>
          </table:table-cell>
          <table:table-cell office:value-type="string" office:value="V47" table:style-name="ce1">
            <text:p>V47</text:p>
          </table:table-cell>
          <table:table-cell office:value-type="string" office:value="V48" table:style-name="ce1">
            <text:p>V48</text:p>
          </table:table-cell>
          <table:table-cell office:value-type="string" office:value="V49" table:style-name="ce1">
            <text:p>V49</text:p>
          </table:table-cell>
          <table:table-cell office:value-type="string" office:value="V50" table:style-name="ce1">
            <text:p>V50</text:p>
          </table:table-cell>
          <table:table-cell office:value-type="string" office:value="V51" table:style-name="ce1">
            <text:p>V51</text:p>
          </table:table-cell>
          <table:table-cell office:value-type="string" office:value="V52" table:style-name="ce1">
            <text:p>V52</text:p>
          </table:table-cell>
          <table:table-cell office:value-type="string" office:value="V53" table:style-name="ce1">
            <text:p>V53</text:p>
          </table:table-cell>
          <table:table-cell office:value-type="string" office:value="V54" table:style-name="ce1">
            <text:p>V54</text:p>
          </table:table-cell>
          <table:table-cell office:value-type="string" office:value="V55" table:style-name="ce1">
            <text:p>V55</text:p>
          </table:table-cell>
          <table:table-cell office:value-type="string" office:value="V56" table:style-name="ce1">
            <text:p>V56</text:p>
          </table:table-cell>
          <table:table-cell office:value-type="string" office:value="V57" table:style-name="ce1">
            <text:p>V57</text:p>
          </table:table-cell>
          <table:table-cell office:value-type="string" office:value="V58" table:style-name="ce1">
            <text:p>V58</text:p>
          </table:table-cell>
          <table:table-cell office:value-type="string" office:value="V59" table:style-name="ce1">
            <text:p>V59</text:p>
          </table:table-cell>
          <table:table-cell office:value-type="string" office:value="V60" table:style-name="ce1">
            <text:p>V60</text:p>
          </table:table-cell>
          <table:table-cell office:value-type="string" office:value="V61" table:style-name="ce1">
            <text:p>V61</text:p>
          </table:table-cell>
          <table:table-cell office:value-type="string" office:value="V62" table:style-name="ce1">
            <text:p>V62</text:p>
          </table:table-cell>
          <table:table-cell office:value-type="string" office:value="V63" table:style-name="ce1">
            <text:p>V63</text:p>
          </table:table-cell>
          <table:table-cell office:value-type="string" office:value="V64" table:style-name="ce1">
            <text:p>V64</text:p>
          </table:table-cell>
          <table:table-cell office:value-type="string" office:value="V65" table:style-name="ce1">
            <text:p>V65</text:p>
          </table:table-cell>
          <table:table-cell office:value-type="string" office:value="V66" table:style-name="ce1">
            <text:p>V66</text:p>
          </table:table-cell>
          <table:table-cell office:value-type="string" office:value="V67" table:style-name="ce1">
            <text:p>V67</text:p>
          </table:table-cell>
          <table:table-cell office:value-type="string" office:value="V68" table:style-name="ce1">
            <text:p>V68</text:p>
          </table:table-cell>
          <table:table-cell office:value-type="string" office:value="V69" table:style-name="ce1">
            <text:p>V69</text:p>
          </table:table-cell>
          <table:table-cell office:value-type="string" office:value="V70" table:style-name="ce1">
            <text:p>V70</text:p>
          </table:table-cell>
          <table:table-cell office:value-type="string" office:value="V71" table:style-name="ce1">
            <text:p>V71</text:p>
          </table:table-cell>
          <table:table-cell office:value-type="string" office:value="V72" table:style-name="ce1">
            <text:p>V72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float" office:value="43.3152" table:style-name="ce1">
            <text:p>43.3152</text:p>
          </table:table-cell>
          <table:table-cell office:value-type="float" office:value="42.6388194290648" table:style-name="ce1">
            <text:p>42.6388194290648</text:p>
          </table:table-cell>
          <table:table-cell office:value-type="float" office:value="42.0519982108922" table:style-name="ce1">
            <text:p>42.0519982108922</text:p>
          </table:table-cell>
          <table:table-cell office:value-type="float" office:value="41.5539560635739" table:style-name="ce1">
            <text:p>41.5539560635739</text:p>
          </table:table-cell>
          <table:table-cell office:value-type="float" office:value="41.2502664157868" table:style-name="ce1">
            <text:p>41.2502664157868</text:p>
          </table:table-cell>
          <table:table-cell office:value-type="float" office:value="40.8436191987271" table:style-name="ce1">
            <text:p>40.8436191987271</text:p>
          </table:table-cell>
          <table:table-cell office:value-type="float" office:value="40.3807708191359" table:style-name="ce1">
            <text:p>40.3807708191359</text:p>
          </table:table-cell>
          <table:table-cell office:value-type="float" office:value="40.0484320119058" table:style-name="ce1">
            <text:p>40.0484320119058</text:p>
          </table:table-cell>
          <table:table-cell office:value-type="float" office:value="39.6811413098427" table:style-name="ce1">
            <text:p>39.6811413098427</text:p>
          </table:table-cell>
          <table:table-cell office:value-type="float" office:value="39.3799287267438" table:style-name="ce1">
            <text:p>39.3799287267438</text:p>
          </table:table-cell>
          <table:table-cell office:value-type="float" office:value="39.0548590097064" table:style-name="ce1">
            <text:p>39.0548590097064</text:p>
          </table:table-cell>
          <table:table-cell office:value-type="float" office:value="38.7747843781468" table:style-name="ce1">
            <text:p>38.7747843781468</text:p>
          </table:table-cell>
          <table:table-cell office:value-type="float" office:value="38.4349180512453" table:style-name="ce1">
            <text:p>38.4349180512453</text:p>
          </table:table-cell>
          <table:table-cell office:value-type="float" office:value="38.1292790170594" table:style-name="ce1">
            <text:p>38.1292790170594</text:p>
          </table:table-cell>
          <table:table-cell office:value-type="float" office:value="37.8507265927965" table:style-name="ce1">
            <text:p>37.8507265927965</text:p>
          </table:table-cell>
          <table:table-cell office:value-type="float" office:value="37.5729523241152" table:style-name="ce1">
            <text:p>37.5729523241152</text:p>
          </table:table-cell>
          <table:table-cell office:value-type="float" office:value="37.2928950124623" table:style-name="ce1">
            <text:p>37.2928950124623</text:p>
          </table:table-cell>
          <table:table-cell office:value-type="float" office:value="36.997206359416" table:style-name="ce1">
            <text:p>36.997206359416</text:p>
          </table:table-cell>
          <table:table-cell office:value-type="float" office:value="36.6784499306181" table:style-name="ce1">
            <text:p>36.6784499306181</text:p>
          </table:table-cell>
          <table:table-cell office:value-type="float" office:value="36.3662309920956" table:style-name="ce1">
            <text:p>36.3662309920956</text:p>
          </table:table-cell>
          <table:table-cell office:value-type="float" office:value="36.0148003933569" table:style-name="ce1">
            <text:p>36.0148003933569</text:p>
          </table:table-cell>
          <table:table-cell office:value-type="float" office:value="35.7865847250486" table:style-name="ce1">
            <text:p>35.7865847250486</text:p>
          </table:table-cell>
          <table:table-cell office:value-type="float" office:value="35.513648466314" table:style-name="ce1">
            <text:p>35.513648466314</text:p>
          </table:table-cell>
          <table:table-cell office:value-type="float" office:value="35.2113705409633" table:style-name="ce1">
            <text:p>35.2113705409633</text:p>
          </table:table-cell>
          <table:table-cell office:value-type="float" office:value="34.8660792676511" table:style-name="ce1">
            <text:p>34.8660792676511</text:p>
          </table:table-cell>
          <table:table-cell office:value-type="float" office:value="34.5476057617132" table:style-name="ce1">
            <text:p>34.5476057617132</text:p>
          </table:table-cell>
          <table:table-cell office:value-type="float" office:value="34.2473816293536" table:style-name="ce1">
            <text:p>34.2473816293536</text:p>
          </table:table-cell>
          <table:table-cell office:value-type="float" office:value="33.9623482268652" table:style-name="ce1">
            <text:p>33.9623482268652</text:p>
          </table:table-cell>
          <table:table-cell office:value-type="float" office:value="33.6511799063093" table:style-name="ce1">
            <text:p>33.6511799063093</text:p>
          </table:table-cell>
          <table:table-cell office:value-type="float" office:value="33.3320042241755" table:style-name="ce1">
            <text:p>33.3320042241755</text:p>
          </table:table-cell>
          <table:table-cell office:value-type="float" office:value="33.0625719617339" table:style-name="ce1">
            <text:p>33.0625719617339</text:p>
          </table:table-cell>
          <table:table-cell office:value-type="float" office:value="32.7584312582613" table:style-name="ce1">
            <text:p>32.7584312582613</text:p>
          </table:table-cell>
          <table:table-cell office:value-type="float" office:value="32.4920430266151" table:style-name="ce1">
            <text:p>32.4920430266151</text:p>
          </table:table-cell>
          <table:table-cell office:value-type="float" office:value="32.1771666170029" table:style-name="ce1">
            <text:p>32.1771666170029</text:p>
          </table:table-cell>
          <table:table-cell office:value-type="float" office:value="31.9070228933431" table:style-name="ce1">
            <text:p>31.9070228933431</text:p>
          </table:table-cell>
          <table:table-cell office:value-type="float" office:value="31.6017821585501" table:style-name="ce1">
            <text:p>31.6017821585501</text:p>
          </table:table-cell>
          <table:table-cell office:value-type="float" office:value="31.2810542812503" table:style-name="ce1">
            <text:p>31.2810542812503</text:p>
          </table:table-cell>
          <table:table-cell office:value-type="float" office:value="30.9814499453637" table:style-name="ce1">
            <text:p>30.9814499453637</text:p>
          </table:table-cell>
          <table:table-cell office:value-type="float" office:value="30.7291460726042" table:style-name="ce1">
            <text:p>30.7291460726042</text:p>
          </table:table-cell>
          <table:table-cell office:value-type="float" office:value="30.4602357626633" table:style-name="ce1">
            <text:p>30.4602357626633</text:p>
          </table:table-cell>
          <table:table-cell office:value-type="float" office:value="30.2104066178713" table:style-name="ce1">
            <text:p>30.2104066178713</text:p>
          </table:table-cell>
          <table:table-cell office:value-type="float" office:value="29.9831401983181" table:style-name="ce1">
            <text:p>29.9831401983181</text:p>
          </table:table-cell>
          <table:table-cell office:value-type="float" office:value="29.672462200326" table:style-name="ce1">
            <text:p>29.672462200326</text:p>
          </table:table-cell>
          <table:table-cell office:value-type="float" office:value="29.3841208842112" table:style-name="ce1">
            <text:p>29.3841208842112</text:p>
          </table:table-cell>
          <table:table-cell office:value-type="float" office:value="29.1454690765507" table:style-name="ce1">
            <text:p>29.1454690765507</text:p>
          </table:table-cell>
          <table:table-cell office:value-type="float" office:value="28.8634815168464" table:style-name="ce1">
            <text:p>28.8634815168464</text:p>
          </table:table-cell>
          <table:table-cell office:value-type="float" office:value="28.5626452414047" table:style-name="ce1">
            <text:p>28.5626452414047</text:p>
          </table:table-cell>
          <table:table-cell office:value-type="float" office:value="28.2921809992314" table:style-name="ce1">
            <text:p>28.2921809992314</text:p>
          </table:table-cell>
          <table:table-cell office:value-type="float" office:value="28.0186148702664" table:style-name="ce1">
            <text:p>28.0186148702664</text:p>
          </table:table-cell>
          <table:table-cell office:value-type="float" office:value="27.7201190383291" table:style-name="ce1">
            <text:p>27.7201190383291</text:p>
          </table:table-cell>
          <table:table-cell office:value-type="float" office:value="27.4365477334168" table:style-name="ce1">
            <text:p>27.4365477334168</text:p>
          </table:table-cell>
          <table:table-cell office:value-type="float" office:value="27.1315623958568" table:style-name="ce1">
            <text:p>27.1315623958568</text:p>
          </table:table-cell>
          <table:table-cell office:value-type="float" office:value="26.8517090540892" table:style-name="ce1">
            <text:p>26.8517090540892</text:p>
          </table:table-cell>
          <table:table-cell office:value-type="float" office:value="26.5847676118435" table:style-name="ce1">
            <text:p>26.5847676118435</text:p>
          </table:table-cell>
          <table:table-cell office:value-type="float" office:value="26.317155867856" table:style-name="ce1">
            <text:p>26.317155867856</text:p>
          </table:table-cell>
          <table:table-cell office:value-type="float" office:value="26.0603099659878" table:style-name="ce1">
            <text:p>26.0603099659878</text:p>
          </table:table-cell>
          <table:table-cell office:value-type="float" office:value="25.784771005558" table:style-name="ce1">
            <text:p>25.784771005558</text:p>
          </table:table-cell>
          <table:table-cell office:value-type="float" office:value="25.4916239909935" table:style-name="ce1">
            <text:p>25.4916239909935</text:p>
          </table:table-cell>
          <table:table-cell office:value-type="float" office:value="25.2517701573609" table:style-name="ce1">
            <text:p>25.2517701573609</text:p>
          </table:table-cell>
          <table:table-cell office:value-type="float" office:value="24.9763165688977" table:style-name="ce1">
            <text:p>24.9763165688977</text:p>
          </table:table-cell>
          <table:table-cell office:value-type="float" office:value="24.7162547362779" table:style-name="ce1">
            <text:p>24.7162547362779</text:p>
          </table:table-cell>
          <table:table-cell office:value-type="float" office:value="24.478475875157" table:style-name="ce1">
            <text:p>24.478475875157</text:p>
          </table:table-cell>
          <table:table-cell office:value-type="float" office:value="24.2655925792967" table:style-name="ce1">
            <text:p>24.2655925792967</text:p>
          </table:table-cell>
          <table:table-cell office:value-type="float" office:value="24.017974489788" table:style-name="ce1">
            <text:p>24.017974489788</text:p>
          </table:table-cell>
          <table:table-cell office:value-type="float" office:value="23.8002368734287" table:style-name="ce1">
            <text:p>23.8002368734287</text:p>
          </table:table-cell>
          <table:table-cell office:value-type="float" office:value="23.5844731816233" table:style-name="ce1">
            <text:p>23.5844731816233</text:p>
          </table:table-cell>
          <table:table-cell office:value-type="float" office:value="23.3706655195392" table:style-name="ce1">
            <text:p>23.3706655195392</text:p>
          </table:table-cell>
          <table:table-cell office:value-type="float" office:value="23.1587961545718" table:style-name="ce1">
            <text:p>23.1587961545718</text:p>
          </table:table-cell>
          <table:table-cell office:value-type="float" office:value="22.9488475148732" table:style-name="ce1">
            <text:p>22.9488475148732</text:p>
          </table:table-cell>
          <table:table-cell office:value-type="float" office:value="22.740802187895" table:style-name="ce1">
            <text:p>22.740802187895</text:p>
          </table:table-cell>
          <table:table-cell office:value-type="float" office:value="22.5346429189443" table:style-name="ce1">
            <text:p>22.5346429189443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2" table:style-name="ce1">
            <text:p>2</text:p>
          </table:table-cell>
          <table:table-cell office:value-type="float" office:value="43.3152" table:style-name="ce1">
            <text:p>43.3152</text:p>
          </table:table-cell>
          <table:table-cell office:value-type="float" office:value="42.8121144114759" table:style-name="ce1">
            <text:p>42.8121144114759</text:p>
          </table:table-cell>
          <table:table-cell office:value-type="float" office:value="42.2863524842188" table:style-name="ce1">
            <text:p>42.2863524842188</text:p>
          </table:table-cell>
          <table:table-cell office:value-type="float" office:value="41.9646009504038" table:style-name="ce1">
            <text:p>41.9646009504038</text:p>
          </table:table-cell>
          <table:table-cell office:value-type="float" office:value="41.7362721663973" table:style-name="ce1">
            <text:p>41.7362721663973</text:p>
          </table:table-cell>
          <table:table-cell office:value-type="float" office:value="41.9242048849774" table:style-name="ce1">
            <text:p>41.9242048849774</text:p>
          </table:table-cell>
          <table:table-cell office:value-type="float" office:value="41.3951835850414" table:style-name="ce1">
            <text:p>41.3951835850414</text:p>
          </table:table-cell>
          <table:table-cell office:value-type="float" office:value="41.3973957117548" table:style-name="ce1">
            <text:p>41.3973957117548</text:p>
          </table:table-cell>
          <table:table-cell office:value-type="float" office:value="40.9265915069551" table:style-name="ce1">
            <text:p>40.9265915069551</text:p>
          </table:table-cell>
          <table:table-cell office:value-type="float" office:value="40.602642258814" table:style-name="ce1">
            <text:p>40.602642258814</text:p>
          </table:table-cell>
          <table:table-cell office:value-type="float" office:value="40.3163621293639" table:style-name="ce1">
            <text:p>40.3163621293639</text:p>
          </table:table-cell>
          <table:table-cell office:value-type="float" office:value="40.0877970483401" table:style-name="ce1">
            <text:p>40.0877970483401</text:p>
          </table:table-cell>
          <table:table-cell office:value-type="float" office:value="39.9348445189664" table:style-name="ce1">
            <text:p>39.9348445189664</text:p>
          </table:table-cell>
          <table:table-cell office:value-type="float" office:value="39.7561104203616" table:style-name="ce1">
            <text:p>39.7561104203616</text:p>
          </table:table-cell>
          <table:table-cell office:value-type="float" office:value="39.5002525510666" table:style-name="ce1">
            <text:p>39.5002525510666</text:p>
          </table:table-cell>
          <table:table-cell office:value-type="float" office:value="39.2297247696545" table:style-name="ce1">
            <text:p>39.2297247696545</text:p>
          </table:table-cell>
          <table:table-cell office:value-type="float" office:value="39.0388652647992" table:style-name="ce1">
            <text:p>39.0388652647992</text:p>
          </table:table-cell>
          <table:table-cell office:value-type="float" office:value="38.8881927996149" table:style-name="ce1">
            <text:p>38.8881927996149</text:p>
          </table:table-cell>
          <table:table-cell office:value-type="float" office:value="38.7013370915392" table:style-name="ce1">
            <text:p>38.7013370915392</text:p>
          </table:table-cell>
          <table:table-cell office:value-type="float" office:value="38.3985794994029" table:style-name="ce1">
            <text:p>38.3985794994029</text:p>
          </table:table-cell>
          <table:table-cell office:value-type="float" office:value="38.2980281736278" table:style-name="ce1">
            <text:p>38.2980281736278</text:p>
          </table:table-cell>
          <table:table-cell office:value-type="float" office:value="38.1161394323326" table:style-name="ce1">
            <text:p>38.1161394323326</text:p>
          </table:table-cell>
          <table:table-cell office:value-type="float" office:value="37.9027793173271" table:style-name="ce1">
            <text:p>37.9027793173271</text:p>
          </table:table-cell>
          <table:table-cell office:value-type="float" office:value="37.8057201454914" table:style-name="ce1">
            <text:p>37.8057201454914</text:p>
          </table:table-cell>
          <table:table-cell office:value-type="float" office:value="37.7221930181211" table:style-name="ce1">
            <text:p>37.7221930181211</text:p>
          </table:table-cell>
          <table:table-cell office:value-type="float" office:value="37.4924374262909" table:style-name="ce1">
            <text:p>37.4924374262909</text:p>
          </table:table-cell>
          <table:table-cell office:value-type="float" office:value="37.2532488777103" table:style-name="ce1">
            <text:p>37.2532488777103</text:p>
          </table:table-cell>
          <table:table-cell office:value-type="float" office:value="37.0947040028589" table:style-name="ce1">
            <text:p>37.0947040028589</text:p>
          </table:table-cell>
          <table:table-cell office:value-type="float" office:value="36.8971963126894" table:style-name="ce1">
            <text:p>36.8971963126894</text:p>
          </table:table-cell>
          <table:table-cell office:value-type="float" office:value="36.6813758467058" table:style-name="ce1">
            <text:p>36.6813758467058</text:p>
          </table:table-cell>
          <table:table-cell office:value-type="float" office:value="36.524191257535" table:style-name="ce1">
            <text:p>36.524191257535</text:p>
          </table:table-cell>
          <table:table-cell office:value-type="float" office:value="36.3989838894647" table:style-name="ce1">
            <text:p>36.3989838894647</text:p>
          </table:table-cell>
          <table:table-cell office:value-type="float" office:value="36.4360269569569" table:style-name="ce1">
            <text:p>36.4360269569569</text:p>
          </table:table-cell>
          <table:table-cell office:value-type="float" office:value="36.0474781317654" table:style-name="ce1">
            <text:p>36.0474781317654</text:p>
          </table:table-cell>
          <table:table-cell office:value-type="float" office:value="35.923056170736" table:style-name="ce1">
            <text:p>35.923056170736</text:p>
          </table:table-cell>
          <table:table-cell office:value-type="float" office:value="35.586160943561" table:style-name="ce1">
            <text:p>35.586160943561</text:p>
          </table:table-cell>
          <table:table-cell office:value-type="float" office:value="35.3959424860716" table:style-name="ce1">
            <text:p>35.3959424860716</text:p>
          </table:table-cell>
          <table:table-cell office:value-type="float" office:value="35.0885916668288" table:style-name="ce1">
            <text:p>35.0885916668288</text:p>
          </table:table-cell>
          <table:table-cell office:value-type="float" office:value="34.9030584023769" table:style-name="ce1">
            <text:p>34.9030584023769</text:p>
          </table:table-cell>
          <table:table-cell office:value-type="float" office:value="34.5620491052032" table:style-name="ce1">
            <text:p>34.5620491052032</text:p>
          </table:table-cell>
          <table:table-cell office:value-type="float" office:value="34.3937144749924" table:style-name="ce1">
            <text:p>34.3937144749924</text:p>
          </table:table-cell>
          <table:table-cell office:value-type="float" office:value="34.0638048386897" table:style-name="ce1">
            <text:p>34.0638048386897</text:p>
          </table:table-cell>
          <table:table-cell office:value-type="float" office:value="33.8329891086049" table:style-name="ce1">
            <text:p>33.8329891086049</text:p>
          </table:table-cell>
          <table:table-cell office:value-type="float" office:value="33.8158319530547" table:style-name="ce1">
            <text:p>33.8158319530547</text:p>
          </table:table-cell>
          <table:table-cell office:value-type="float" office:value="33.4552752860228" table:style-name="ce1">
            <text:p>33.4552752860228</text:p>
          </table:table-cell>
          <table:table-cell office:value-type="float" office:value="33.5179682322487" table:style-name="ce1">
            <text:p>33.5179682322487</text:p>
          </table:table-cell>
          <table:table-cell office:value-type="float" office:value="33.2950512138644" table:style-name="ce1">
            <text:p>33.2950512138644</text:p>
          </table:table-cell>
          <table:table-cell office:value-type="float" office:value="33.5195290750481" table:style-name="ce1">
            <text:p>33.5195290750481</text:p>
          </table:table-cell>
          <table:table-cell office:value-type="float" office:value="33.040434614658" table:style-name="ce1">
            <text:p>33.040434614658</text:p>
          </table:table-cell>
          <table:table-cell office:value-type="float" office:value="32.8184790971215" table:style-name="ce1">
            <text:p>32.8184790971215</text:p>
          </table:table-cell>
          <table:table-cell office:value-type="float" office:value="32.6976961693823" table:style-name="ce1">
            <text:p>32.6976961693823</text:p>
          </table:table-cell>
          <table:table-cell office:value-type="float" office:value="32.4062291154075" table:style-name="ce1">
            <text:p>32.4062291154075</text:p>
          </table:table-cell>
          <table:table-cell office:value-type="float" office:value="32.0882458837495" table:style-name="ce1">
            <text:p>32.0882458837495</text:p>
          </table:table-cell>
          <table:table-cell office:value-type="float" office:value="31.8825685128415" table:style-name="ce1">
            <text:p>31.8825685128415</text:p>
          </table:table-cell>
          <table:table-cell office:value-type="float" office:value="31.6874806339132" table:style-name="ce1">
            <text:p>31.6874806339132</text:p>
          </table:table-cell>
          <table:table-cell office:value-type="float" office:value="31.4375925219502" table:style-name="ce1">
            <text:p>31.4375925219502</text:p>
          </table:table-cell>
          <table:table-cell office:value-type="float" office:value="31.274961468801" table:style-name="ce1">
            <text:p>31.274961468801</text:p>
          </table:table-cell>
          <table:table-cell office:value-type="float" office:value="31.0497849458718" table:style-name="ce1">
            <text:p>31.0497849458718</text:p>
          </table:table-cell>
          <table:table-cell office:value-type="float" office:value="30.707019323266" table:style-name="ce1">
            <text:p>30.707019323266</text:p>
          </table:table-cell>
          <table:table-cell office:value-type="float" office:value="30.4496286352512" table:style-name="ce1">
            <text:p>30.4496286352512</text:p>
          </table:table-cell>
          <table:table-cell office:value-type="float" office:value="30.2865321246623" table:style-name="ce1">
            <text:p>30.2865321246623</text:p>
          </table:table-cell>
          <table:table-cell office:value-type="float" office:value="30.2280982481224" table:style-name="ce1">
            <text:p>30.2280982481224</text:p>
          </table:table-cell>
          <table:table-cell office:value-type="float" office:value="29.9023643869343" table:style-name="ce1">
            <text:p>29.9023643869343</text:p>
          </table:table-cell>
          <table:table-cell office:value-type="float" office:value="29.7416731752917" table:style-name="ce1">
            <text:p>29.7416731752917</text:p>
          </table:table-cell>
          <table:table-cell office:value-type="float" office:value="29.6231399961653" table:style-name="ce1">
            <text:p>29.6231399961653</text:p>
          </table:table-cell>
          <table:table-cell office:value-type="float" office:value="29.4894347549" table:style-name="ce1">
            <text:p>29.4894347549</text:p>
          </table:table-cell>
          <table:table-cell office:value-type="float" office:value="29.3485494033968" table:style-name="ce1">
            <text:p>29.3485494033968</text:p>
          </table:table-cell>
          <table:table-cell office:value-type="float" office:value="29.2051147204733" table:style-name="ce1">
            <text:p>29.2051147204733</text:p>
          </table:table-cell>
          <table:table-cell office:value-type="float" office:value="29.0613022714778" table:style-name="ce1">
            <text:p>29.0613022714778</text:p>
          </table:table-cell>
          <table:table-cell office:value-type="float" office:value="28.918054704922" table:style-name="ce1">
            <text:p>28.918054704922</text:p>
          </table:table-cell>
          <table:table-cell office:value-type="float" office:value="28.7757775200401" table:style-name="ce1">
            <text:p>28.7757775200401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3" table:style-name="ce1">
            <text:p>3</text:p>
          </table:table-cell>
          <table:table-cell office:value-type="float" office:value="43.3152" table:style-name="ce1">
            <text:p>43.3152</text:p>
          </table:table-cell>
          <table:table-cell office:value-type="float" office:value="42.9931079051317" table:style-name="ce1">
            <text:p>42.9931079051317</text:p>
          </table:table-cell>
          <table:table-cell office:value-type="float" office:value="42.4375554799919" table:style-name="ce1">
            <text:p>42.4375554799919</text:p>
          </table:table-cell>
          <table:table-cell office:value-type="float" office:value="42.2175749226784" table:style-name="ce1">
            <text:p>42.2175749226784</text:p>
          </table:table-cell>
          <table:table-cell office:value-type="float" office:value="42.0752011962418" table:style-name="ce1">
            <text:p>42.0752011962418</text:p>
          </table:table-cell>
          <table:table-cell office:value-type="float" office:value="42.2973673120243" table:style-name="ce1">
            <text:p>42.2973673120243</text:p>
          </table:table-cell>
          <table:table-cell office:value-type="float" office:value="41.8050071527661" table:style-name="ce1">
            <text:p>41.8050071527661</text:p>
          </table:table-cell>
          <table:table-cell office:value-type="float" office:value="42.1120140448439" table:style-name="ce1">
            <text:p>42.1120140448439</text:p>
          </table:table-cell>
          <table:table-cell office:value-type="float" office:value="41.7376709510676" table:style-name="ce1">
            <text:p>41.7376709510676</text:p>
          </table:table-cell>
          <table:table-cell office:value-type="float" office:value="41.3948187127486" table:style-name="ce1">
            <text:p>41.3948187127486</text:p>
          </table:table-cell>
          <table:table-cell office:value-type="float" office:value="41.1341746634994" table:style-name="ce1">
            <text:p>41.1341746634994</text:p>
          </table:table-cell>
          <table:table-cell office:value-type="float" office:value="40.8665583773748" table:style-name="ce1">
            <text:p>40.8665583773748</text:p>
          </table:table-cell>
          <table:table-cell office:value-type="float" office:value="41.0796571038993" table:style-name="ce1">
            <text:p>41.0796571038993</text:p>
          </table:table-cell>
          <table:table-cell office:value-type="float" office:value="40.9851796314469" table:style-name="ce1">
            <text:p>40.9851796314469</text:p>
          </table:table-cell>
          <table:table-cell office:value-type="float" office:value="40.6872370357157" table:style-name="ce1">
            <text:p>40.6872370357157</text:p>
          </table:table-cell>
          <table:table-cell office:value-type="float" office:value="40.4199529956235" table:style-name="ce1">
            <text:p>40.4199529956235</text:p>
          </table:table-cell>
          <table:table-cell office:value-type="float" office:value="40.1929642608739" table:style-name="ce1">
            <text:p>40.1929642608739</text:p>
          </table:table-cell>
          <table:table-cell office:value-type="float" office:value="40.1984160875703" table:style-name="ce1">
            <text:p>40.1984160875703</text:p>
          </table:table-cell>
          <table:table-cell office:value-type="float" office:value="40.0641126086261" table:style-name="ce1">
            <text:p>40.0641126086261</text:p>
          </table:table-cell>
          <table:table-cell office:value-type="float" office:value="39.912786649808" table:style-name="ce1">
            <text:p>39.912786649808</text:p>
          </table:table-cell>
          <table:table-cell office:value-type="float" office:value="40.0684174085492" table:style-name="ce1">
            <text:p>40.0684174085492</text:p>
          </table:table-cell>
          <table:table-cell office:value-type="float" office:value="39.9487673265864" table:style-name="ce1">
            <text:p>39.9487673265864</text:p>
          </table:table-cell>
          <table:table-cell office:value-type="float" office:value="39.9650427004165" table:style-name="ce1">
            <text:p>39.9650427004165</text:p>
          </table:table-cell>
          <table:table-cell office:value-type="float" office:value="40.1427461795384" table:style-name="ce1">
            <text:p>40.1427461795384</text:p>
          </table:table-cell>
          <table:table-cell office:value-type="float" office:value="40.1819649753181" table:style-name="ce1">
            <text:p>40.1819649753181</text:p>
          </table:table-cell>
          <table:table-cell office:value-type="float" office:value="40.1006192019916" table:style-name="ce1">
            <text:p>40.1006192019916</text:p>
          </table:table-cell>
          <table:table-cell office:value-type="float" office:value="40.0115697603393" table:style-name="ce1">
            <text:p>40.0115697603393</text:p>
          </table:table-cell>
          <table:table-cell office:value-type="float" office:value="39.9966262985612" table:style-name="ce1">
            <text:p>39.9966262985612</text:p>
          </table:table-cell>
          <table:table-cell office:value-type="float" office:value="40.1024323391429" table:style-name="ce1">
            <text:p>40.1024323391429</text:p>
          </table:table-cell>
          <table:table-cell office:value-type="float" office:value="40.0334097668455" table:style-name="ce1">
            <text:p>40.0334097668455</text:p>
          </table:table-cell>
          <table:table-cell office:value-type="float" office:value="39.9672464221998" table:style-name="ce1">
            <text:p>39.9672464221998</text:p>
          </table:table-cell>
          <table:table-cell office:value-type="float" office:value="39.9086797443472" table:style-name="ce1">
            <text:p>39.9086797443472</text:p>
          </table:table-cell>
          <table:table-cell office:value-type="float" office:value="40.2634760765543" table:style-name="ce1">
            <text:p>40.2634760765543</text:p>
          </table:table-cell>
          <table:table-cell office:value-type="float" office:value="39.8333229789515" table:style-name="ce1">
            <text:p>39.8333229789515</text:p>
          </table:table-cell>
          <table:table-cell office:value-type="float" office:value="39.7258590634647" table:style-name="ce1">
            <text:p>39.7258590634647</text:p>
          </table:table-cell>
          <table:table-cell office:value-type="float" office:value="39.4112598333395" table:style-name="ce1">
            <text:p>39.4112598333395</text:p>
          </table:table-cell>
          <table:table-cell office:value-type="float" office:value="39.4331726402295" table:style-name="ce1">
            <text:p>39.4331726402295</text:p>
          </table:table-cell>
          <table:table-cell office:value-type="float" office:value="39.1195500535393" table:style-name="ce1">
            <text:p>39.1195500535393</text:p>
          </table:table-cell>
          <table:table-cell office:value-type="float" office:value="39.0379381957661" table:style-name="ce1">
            <text:p>39.0379381957661</text:p>
          </table:table-cell>
          <table:table-cell office:value-type="float" office:value="38.7616418570345" table:style-name="ce1">
            <text:p>38.7616418570345</text:p>
          </table:table-cell>
          <table:table-cell office:value-type="float" office:value="38.7714571591329" table:style-name="ce1">
            <text:p>38.7714571591329</text:p>
          </table:table-cell>
          <table:table-cell office:value-type="float" office:value="38.3043246939832" table:style-name="ce1">
            <text:p>38.3043246939832</text:p>
          </table:table-cell>
          <table:table-cell office:value-type="float" office:value="38.2907041134344" table:style-name="ce1">
            <text:p>38.2907041134344</text:p>
          </table:table-cell>
          <table:table-cell office:value-type="float" office:value="38.6580818377458" table:style-name="ce1">
            <text:p>38.6580818377458</text:p>
          </table:table-cell>
          <table:table-cell office:value-type="float" office:value="38.1571570611075" table:style-name="ce1">
            <text:p>38.1571570611075</text:p>
          </table:table-cell>
          <table:table-cell office:value-type="float" office:value="38.5590517554939" table:style-name="ce1">
            <text:p>38.5590517554939</text:p>
          </table:table-cell>
          <table:table-cell office:value-type="float" office:value="38.4599714702287" table:style-name="ce1">
            <text:p>38.4599714702287</text:p>
          </table:table-cell>
          <table:table-cell office:value-type="float" office:value="38.8438012982337" table:style-name="ce1">
            <text:p>38.8438012982337</text:p>
          </table:table-cell>
          <table:table-cell office:value-type="float" office:value="38.3577575313469" table:style-name="ce1">
            <text:p>38.3577575313469</text:p>
          </table:table-cell>
          <table:table-cell office:value-type="float" office:value="38.2102396266055" table:style-name="ce1">
            <text:p>38.2102396266055</text:p>
          </table:table-cell>
          <table:table-cell office:value-type="float" office:value="38.5367849385588" table:style-name="ce1">
            <text:p>38.5367849385588</text:p>
          </table:table-cell>
          <table:table-cell office:value-type="float" office:value="38.1616259884221" table:style-name="ce1">
            <text:p>38.1616259884221</text:p>
          </table:table-cell>
          <table:table-cell office:value-type="float" office:value="37.8899006698519" table:style-name="ce1">
            <text:p>37.8899006698519</text:p>
          </table:table-cell>
          <table:table-cell office:value-type="float" office:value="37.8144106403744" table:style-name="ce1">
            <text:p>37.8144106403744</text:p>
          </table:table-cell>
          <table:table-cell office:value-type="float" office:value="37.9132160844606" table:style-name="ce1">
            <text:p>37.9132160844606</text:p>
          </table:table-cell>
          <table:table-cell office:value-type="float" office:value="37.6656084290863" table:style-name="ce1">
            <text:p>37.6656084290863</text:p>
          </table:table-cell>
          <table:table-cell office:value-type="float" office:value="37.7074841823911" table:style-name="ce1">
            <text:p>37.7074841823911</text:p>
          </table:table-cell>
          <table:table-cell office:value-type="float" office:value="37.5870088015072" table:style-name="ce1">
            <text:p>37.5870088015072</text:p>
          </table:table-cell>
          <table:table-cell office:value-type="float" office:value="37.1576214948853" table:style-name="ce1">
            <text:p>37.1576214948853</text:p>
          </table:table-cell>
          <table:table-cell office:value-type="float" office:value="37.088679403699" table:style-name="ce1">
            <text:p>37.088679403699</text:p>
          </table:table-cell>
          <table:table-cell office:value-type="float" office:value="37.1868103445323" table:style-name="ce1">
            <text:p>37.1868103445323</text:p>
          </table:table-cell>
          <table:table-cell office:value-type="float" office:value="37.3626585606453" table:style-name="ce1">
            <text:p>37.3626585606453</text:p>
          </table:table-cell>
          <table:table-cell office:value-type="float" office:value="36.8947808050976" table:style-name="ce1">
            <text:p>36.8947808050976</text:p>
          </table:table-cell>
          <table:table-cell office:value-type="float" office:value="36.7854121194483" table:style-name="ce1">
            <text:p>36.7854121194483</text:p>
          </table:table-cell>
          <table:table-cell office:value-type="float" office:value="36.7589335746135" table:style-name="ce1">
            <text:p>36.7589335746135</text:p>
          </table:table-cell>
          <table:table-cell office:value-type="float" office:value="36.7068321169262" table:style-name="ce1">
            <text:p>36.7068321169262</text:p>
          </table:table-cell>
          <table:table-cell office:value-type="float" office:value="36.6435290726787" table:style-name="ce1">
            <text:p>36.6435290726787</text:p>
          </table:table-cell>
          <table:table-cell office:value-type="float" office:value="36.5755286154845" table:style-name="ce1">
            <text:p>36.5755286154845</text:p>
          </table:table-cell>
          <table:table-cell office:value-type="float" office:value="36.5057624512112" table:style-name="ce1">
            <text:p>36.5057624512112</text:p>
          </table:table-cell>
          <table:table-cell office:value-type="float" office:value="36.4355502918365" table:style-name="ce1">
            <text:p>36.4355502918365</text:p>
          </table:table-cell>
          <table:table-cell office:value-type="float" office:value="36.365484489705" table:style-name="ce1">
            <text:p>36.365484489705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4" table:style-name="ce1">
            <text:p>4</text:p>
          </table:table-cell>
          <table:table-cell office:value-type="float" office:value="43.3152" table:style-name="ce1">
            <text:p>43.3152</text:p>
          </table:table-cell>
          <table:table-cell office:value-type="float" office:value="42.983498539018" table:style-name="ce1">
            <text:p>42.983498539018</text:p>
          </table:table-cell>
          <table:table-cell office:value-type="float" office:value="42.4296293503625" table:style-name="ce1">
            <text:p>42.4296293503625</text:p>
          </table:table-cell>
          <table:table-cell office:value-type="float" office:value="42.2035343847211" table:style-name="ce1">
            <text:p>42.2035343847211</text:p>
          </table:table-cell>
          <table:table-cell office:value-type="float" office:value="41.9867249578478" table:style-name="ce1">
            <text:p>41.9867249578478</text:p>
          </table:table-cell>
          <table:table-cell office:value-type="float" office:value="42.2344425419604" table:style-name="ce1">
            <text:p>42.2344425419604</text:p>
          </table:table-cell>
          <table:table-cell office:value-type="float" office:value="41.7342880718896" table:style-name="ce1">
            <text:p>41.7342880718896</text:p>
          </table:table-cell>
          <table:table-cell office:value-type="float" office:value="42.0844939551452" table:style-name="ce1">
            <text:p>42.0844939551452</text:p>
          </table:table-cell>
          <table:table-cell office:value-type="float" office:value="41.663366776811" table:style-name="ce1">
            <text:p>41.663366776811</text:p>
          </table:table-cell>
          <table:table-cell office:value-type="float" office:value="41.3192876175144" table:style-name="ce1">
            <text:p>41.3192876175144</text:p>
          </table:table-cell>
          <table:table-cell office:value-type="float" office:value="41.0625324830281" table:style-name="ce1">
            <text:p>41.0625324830281</text:p>
          </table:table-cell>
          <table:table-cell office:value-type="float" office:value="40.8150523162111" table:style-name="ce1">
            <text:p>40.8150523162111</text:p>
          </table:table-cell>
          <table:table-cell office:value-type="float" office:value="40.9861396812931" table:style-name="ce1">
            <text:p>40.9861396812931</text:p>
          </table:table-cell>
          <table:table-cell office:value-type="float" office:value="40.8561951709108" table:style-name="ce1">
            <text:p>40.8561951709108</text:p>
          </table:table-cell>
          <table:table-cell office:value-type="float" office:value="40.5356157014971" table:style-name="ce1">
            <text:p>40.5356157014971</text:p>
          </table:table-cell>
          <table:table-cell office:value-type="float" office:value="40.30828383523" table:style-name="ce1">
            <text:p>40.30828383523</text:p>
          </table:table-cell>
          <table:table-cell office:value-type="float" office:value="40.0136424934966" table:style-name="ce1">
            <text:p>40.0136424934966</text:p>
          </table:table-cell>
          <table:table-cell office:value-type="float" office:value="40.0335757245153" table:style-name="ce1">
            <text:p>40.0335757245153</text:p>
          </table:table-cell>
          <table:table-cell office:value-type="float" office:value="39.8318863176823" table:style-name="ce1">
            <text:p>39.8318863176823</text:p>
          </table:table-cell>
          <table:table-cell office:value-type="float" office:value="39.6946605501915" table:style-name="ce1">
            <text:p>39.6946605501915</text:p>
          </table:table-cell>
          <table:table-cell office:value-type="float" office:value="39.7219863285741" table:style-name="ce1">
            <text:p>39.7219863285741</text:p>
          </table:table-cell>
          <table:table-cell office:value-type="float" office:value="39.6326098756332" table:style-name="ce1">
            <text:p>39.6326098756332</text:p>
          </table:table-cell>
          <table:table-cell office:value-type="float" office:value="39.6738368935635" table:style-name="ce1">
            <text:p>39.6738368935635</text:p>
          </table:table-cell>
          <table:table-cell office:value-type="float" office:value="39.751278803408" table:style-name="ce1">
            <text:p>39.751278803408</text:p>
          </table:table-cell>
          <table:table-cell office:value-type="float" office:value="39.826595406851" table:style-name="ce1">
            <text:p>39.826595406851</text:p>
          </table:table-cell>
          <table:table-cell office:value-type="float" office:value="39.5913645432835" table:style-name="ce1">
            <text:p>39.5913645432835</text:p>
          </table:table-cell>
          <table:table-cell office:value-type="float" office:value="39.4263674059067" table:style-name="ce1">
            <text:p>39.4263674059067</text:p>
          </table:table-cell>
          <table:table-cell office:value-type="float" office:value="39.2299177562847" table:style-name="ce1">
            <text:p>39.2299177562847</text:p>
          </table:table-cell>
          <table:table-cell office:value-type="float" office:value="39.4444327723772" table:style-name="ce1">
            <text:p>39.4444327723772</text:p>
          </table:table-cell>
          <table:table-cell office:value-type="float" office:value="39.327806196631" table:style-name="ce1">
            <text:p>39.327806196631</text:p>
          </table:table-cell>
          <table:table-cell office:value-type="float" office:value="39.1345290313798" table:style-name="ce1">
            <text:p>39.1345290313798</text:p>
          </table:table-cell>
          <table:table-cell office:value-type="float" office:value="39.1221723124582" table:style-name="ce1">
            <text:p>39.1221723124582</text:p>
          </table:table-cell>
          <table:table-cell office:value-type="float" office:value="39.395594442558" table:style-name="ce1">
            <text:p>39.395594442558</text:p>
          </table:table-cell>
          <table:table-cell office:value-type="float" office:value="38.8590390958293" table:style-name="ce1">
            <text:p>38.8590390958293</text:p>
          </table:table-cell>
          <table:table-cell office:value-type="float" office:value="38.7628445305789" table:style-name="ce1">
            <text:p>38.7628445305789</text:p>
          </table:table-cell>
          <table:table-cell office:value-type="float" office:value="38.2127752292914" table:style-name="ce1">
            <text:p>38.2127752292914</text:p>
          </table:table-cell>
          <table:table-cell office:value-type="float" office:value="38.1421193168565" table:style-name="ce1">
            <text:p>38.1421193168565</text:p>
          </table:table-cell>
          <table:table-cell office:value-type="float" office:value="37.8247926855072" table:style-name="ce1">
            <text:p>37.8247926855072</text:p>
          </table:table-cell>
          <table:table-cell office:value-type="float" office:value="37.7896029372221" table:style-name="ce1">
            <text:p>37.7896029372221</text:p>
          </table:table-cell>
          <table:table-cell office:value-type="float" office:value="37.4241208890682" table:style-name="ce1">
            <text:p>37.4241208890682</text:p>
          </table:table-cell>
          <table:table-cell office:value-type="float" office:value="37.3541699373174" table:style-name="ce1">
            <text:p>37.3541699373174</text:p>
          </table:table-cell>
          <table:table-cell office:value-type="float" office:value="36.9498155056934" table:style-name="ce1">
            <text:p>36.9498155056934</text:p>
          </table:table-cell>
          <table:table-cell office:value-type="float" office:value="36.730263192499" table:style-name="ce1">
            <text:p>36.730263192499</text:p>
          </table:table-cell>
          <table:table-cell office:value-type="float" office:value="37.2798793125922" table:style-name="ce1">
            <text:p>37.2798793125922</text:p>
          </table:table-cell>
          <table:table-cell office:value-type="float" office:value="36.7256239440494" table:style-name="ce1">
            <text:p>36.7256239440494</text:p>
          </table:table-cell>
          <table:table-cell office:value-type="float" office:value="36.8487038302883" table:style-name="ce1">
            <text:p>36.8487038302883</text:p>
          </table:table-cell>
          <table:table-cell office:value-type="float" office:value="36.6187751151237" table:style-name="ce1">
            <text:p>36.6187751151237</text:p>
          </table:table-cell>
          <table:table-cell office:value-type="float" office:value="36.5906364020451" table:style-name="ce1">
            <text:p>36.5906364020451</text:p>
          </table:table-cell>
          <table:table-cell office:value-type="float" office:value="36.1308944256341" table:style-name="ce1">
            <text:p>36.1308944256341</text:p>
          </table:table-cell>
          <table:table-cell office:value-type="float" office:value="35.7359252618985" table:style-name="ce1">
            <text:p>35.7359252618985</text:p>
          </table:table-cell>
          <table:table-cell office:value-type="float" office:value="35.5717446052274" table:style-name="ce1">
            <text:p>35.5717446052274</text:p>
          </table:table-cell>
          <table:table-cell office:value-type="float" office:value="35.2209579982824" table:style-name="ce1">
            <text:p>35.2209579982824</text:p>
          </table:table-cell>
          <table:table-cell office:value-type="float" office:value="34.8824845209583" table:style-name="ce1">
            <text:p>34.8824845209583</text:p>
          </table:table-cell>
          <table:table-cell office:value-type="float" office:value="34.6068413443765" table:style-name="ce1">
            <text:p>34.6068413443765</text:p>
          </table:table-cell>
          <table:table-cell office:value-type="float" office:value="34.3312976754303" table:style-name="ce1">
            <text:p>34.3312976754303</text:p>
          </table:table-cell>
          <table:table-cell office:value-type="float" office:value="33.9798437709015" table:style-name="ce1">
            <text:p>33.9798437709015</text:p>
          </table:table-cell>
          <table:table-cell office:value-type="float" office:value="33.6963292373296" table:style-name="ce1">
            <text:p>33.6963292373296</text:p>
          </table:table-cell>
          <table:table-cell office:value-type="float" office:value="33.2955741419542" table:style-name="ce1">
            <text:p>33.2955741419542</text:p>
          </table:table-cell>
          <table:table-cell office:value-type="float" office:value="32.9591084742634" table:style-name="ce1">
            <text:p>32.9591084742634</text:p>
          </table:table-cell>
          <table:table-cell office:value-type="float" office:value="32.6259124576083" table:style-name="ce1">
            <text:p>32.6259124576083</text:p>
          </table:table-cell>
          <table:table-cell office:value-type="float" office:value="32.3005339906275" table:style-name="ce1">
            <text:p>32.3005339906275</text:p>
          </table:table-cell>
          <table:table-cell office:value-type="float" office:value="31.9984571087608" table:style-name="ce1">
            <text:p>31.9984571087608</text:p>
          </table:table-cell>
          <table:table-cell office:value-type="float" office:value="31.7109757004004" table:style-name="ce1">
            <text:p>31.7109757004004</text:p>
          </table:table-cell>
          <table:table-cell office:value-type="float" office:value="31.6653991133826" table:style-name="ce1">
            <text:p>31.6653991133826</text:p>
          </table:table-cell>
          <table:table-cell office:value-type="float" office:value="31.6192541496848" table:style-name="ce1">
            <text:p>31.6192541496848</text:p>
          </table:table-cell>
          <table:table-cell office:value-type="float" office:value="31.5329688324835" table:style-name="ce1">
            <text:p>31.5329688324835</text:p>
          </table:table-cell>
          <table:table-cell office:value-type="float" office:value="31.4293809064038" table:style-name="ce1">
            <text:p>31.4293809064038</text:p>
          </table:table-cell>
          <table:table-cell office:value-type="float" office:value="31.3186675141831" table:style-name="ce1">
            <text:p>31.3186675141831</text:p>
          </table:table-cell>
          <table:table-cell office:value-type="float" office:value="31.2053609442515" table:style-name="ce1">
            <text:p>31.2053609442515</text:p>
          </table:table-cell>
          <table:table-cell office:value-type="float" office:value="31.0914766975612" table:style-name="ce1">
            <text:p>31.0914766975612</text:p>
          </table:table-cell>
          <table:table-cell office:value-type="float" office:value="30.9779081786417" table:style-name="ce1">
            <text:p>30.9779081786417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5" table:style-name="ce1">
            <text:p>5</text:p>
          </table:table-cell>
          <table:table-cell office:value-type="float" office:value="43.3152" table:style-name="ce1">
            <text:p>43.3152</text:p>
          </table:table-cell>
          <table:table-cell office:value-type="float" office:value="42.9889757637127" table:style-name="ce1">
            <text:p>42.9889757637127</text:p>
          </table:table-cell>
          <table:table-cell office:value-type="float" office:value="42.4354907957181" table:style-name="ce1">
            <text:p>42.4354907957181</text:p>
          </table:table-cell>
          <table:table-cell office:value-type="float" office:value="42.2140575091417" table:style-name="ce1">
            <text:p>42.2140575091417</text:p>
          </table:table-cell>
          <table:table-cell office:value-type="float" office:value="42.0748573464722" table:style-name="ce1">
            <text:p>42.0748573464722</text:p>
          </table:table-cell>
          <table:table-cell office:value-type="float" office:value="42.3487940295258" table:style-name="ce1">
            <text:p>42.3487940295258</text:p>
          </table:table-cell>
          <table:table-cell office:value-type="float" office:value="41.8610580018461" table:style-name="ce1">
            <text:p>41.8610580018461</text:p>
          </table:table-cell>
          <table:table-cell office:value-type="float" office:value="42.2287489505093" table:style-name="ce1">
            <text:p>42.2287489505093</text:p>
          </table:table-cell>
          <table:table-cell office:value-type="float" office:value="41.7737105963052" table:style-name="ce1">
            <text:p>41.7737105963052</text:p>
          </table:table-cell>
          <table:table-cell office:value-type="float" office:value="41.4161591899782" table:style-name="ce1">
            <text:p>41.4161591899782</text:p>
          </table:table-cell>
          <table:table-cell office:value-type="float" office:value="41.1449513833209" table:style-name="ce1">
            <text:p>41.1449513833209</text:p>
          </table:table-cell>
          <table:table-cell office:value-type="float" office:value="40.9032893440076" table:style-name="ce1">
            <text:p>40.9032893440076</text:p>
          </table:table-cell>
          <table:table-cell office:value-type="float" office:value="41.0610049594016" table:style-name="ce1">
            <text:p>41.0610049594016</text:p>
          </table:table-cell>
          <table:table-cell office:value-type="float" office:value="40.9677778546769" table:style-name="ce1">
            <text:p>40.9677778546769</text:p>
          </table:table-cell>
          <table:table-cell office:value-type="float" office:value="40.6973717099077" table:style-name="ce1">
            <text:p>40.6973717099077</text:p>
          </table:table-cell>
          <table:table-cell office:value-type="float" office:value="40.4963265849538" table:style-name="ce1">
            <text:p>40.4963265849538</text:p>
          </table:table-cell>
          <table:table-cell office:value-type="float" office:value="40.3132046094082" table:style-name="ce1">
            <text:p>40.3132046094082</text:p>
          </table:table-cell>
          <table:table-cell office:value-type="float" office:value="40.2730051023409" table:style-name="ce1">
            <text:p>40.2730051023409</text:p>
          </table:table-cell>
          <table:table-cell office:value-type="float" office:value="40.1106675592722" table:style-name="ce1">
            <text:p>40.1106675592722</text:p>
          </table:table-cell>
          <table:table-cell office:value-type="float" office:value="39.9304099441702" table:style-name="ce1">
            <text:p>39.9304099441702</text:p>
          </table:table-cell>
          <table:table-cell office:value-type="float" office:value="40.0666868823726" table:style-name="ce1">
            <text:p>40.0666868823726</text:p>
          </table:table-cell>
          <table:table-cell office:value-type="float" office:value="39.9517994143642" table:style-name="ce1">
            <text:p>39.9517994143642</text:p>
          </table:table-cell>
          <table:table-cell office:value-type="float" office:value="39.8778144659129" table:style-name="ce1">
            <text:p>39.8778144659129</text:p>
          </table:table-cell>
          <table:table-cell office:value-type="float" office:value="40.0587192135206" table:style-name="ce1">
            <text:p>40.0587192135206</text:p>
          </table:table-cell>
          <table:table-cell office:value-type="float" office:value="40.151051756542" table:style-name="ce1">
            <text:p>40.151051756542</text:p>
          </table:table-cell>
          <table:table-cell office:value-type="float" office:value="39.9947457659398" table:style-name="ce1">
            <text:p>39.9947457659398</text:p>
          </table:table-cell>
          <table:table-cell office:value-type="float" office:value="39.8691463888155" table:style-name="ce1">
            <text:p>39.8691463888155</text:p>
          </table:table-cell>
          <table:table-cell office:value-type="float" office:value="39.8417371587482" table:style-name="ce1">
            <text:p>39.8417371587482</text:p>
          </table:table-cell>
          <table:table-cell office:value-type="float" office:value="39.9001392060552" table:style-name="ce1">
            <text:p>39.9001392060552</text:p>
          </table:table-cell>
          <table:table-cell office:value-type="float" office:value="39.8655974753878" table:style-name="ce1">
            <text:p>39.8655974753878</text:p>
          </table:table-cell>
          <table:table-cell office:value-type="float" office:value="39.701612314695" table:style-name="ce1">
            <text:p>39.701612314695</text:p>
          </table:table-cell>
          <table:table-cell office:value-type="float" office:value="39.6726005722893" table:style-name="ce1">
            <text:p>39.6726005722893</text:p>
          </table:table-cell>
          <table:table-cell office:value-type="float" office:value="39.916609148776" table:style-name="ce1">
            <text:p>39.916609148776</text:p>
          </table:table-cell>
          <table:table-cell office:value-type="float" office:value="39.55449505162" table:style-name="ce1">
            <text:p>39.55449505162</text:p>
          </table:table-cell>
          <table:table-cell office:value-type="float" office:value="39.5226692269339" table:style-name="ce1">
            <text:p>39.5226692269339</text:p>
          </table:table-cell>
          <table:table-cell office:value-type="float" office:value="39.182543620236" table:style-name="ce1">
            <text:p>39.182543620236</text:p>
          </table:table-cell>
          <table:table-cell office:value-type="float" office:value="39.1956065224698" table:style-name="ce1">
            <text:p>39.1956065224698</text:p>
          </table:table-cell>
          <table:table-cell office:value-type="float" office:value="38.9259889957134" table:style-name="ce1">
            <text:p>38.9259889957134</text:p>
          </table:table-cell>
          <table:table-cell office:value-type="float" office:value="38.854506972639" table:style-name="ce1">
            <text:p>38.854506972639</text:p>
          </table:table-cell>
          <table:table-cell office:value-type="float" office:value="38.6821185629375" table:style-name="ce1">
            <text:p>38.6821185629375</text:p>
          </table:table-cell>
          <table:table-cell office:value-type="float" office:value="38.5902707579337" table:style-name="ce1">
            <text:p>38.5902707579337</text:p>
          </table:table-cell>
          <table:table-cell office:value-type="float" office:value="38.1279459627635" table:style-name="ce1">
            <text:p>38.1279459627635</text:p>
          </table:table-cell>
          <table:table-cell office:value-type="float" office:value="38.0849398027122" table:style-name="ce1">
            <text:p>38.0849398027122</text:p>
          </table:table-cell>
          <table:table-cell office:value-type="float" office:value="38.217289702151" table:style-name="ce1">
            <text:p>38.217289702151</text:p>
          </table:table-cell>
          <table:table-cell office:value-type="float" office:value="37.8517922180157" table:style-name="ce1">
            <text:p>37.8517922180157</text:p>
          </table:table-cell>
          <table:table-cell office:value-type="float" office:value="38.1439003102206" table:style-name="ce1">
            <text:p>38.1439003102206</text:p>
          </table:table-cell>
          <table:table-cell office:value-type="float" office:value="38.1225828101554" table:style-name="ce1">
            <text:p>38.1225828101554</text:p>
          </table:table-cell>
          <table:table-cell office:value-type="float" office:value="38.717576273182" table:style-name="ce1">
            <text:p>38.717576273182</text:p>
          </table:table-cell>
          <table:table-cell office:value-type="float" office:value="38.1957214562445" table:style-name="ce1">
            <text:p>38.1957214562445</text:p>
          </table:table-cell>
          <table:table-cell office:value-type="float" office:value="37.994102003855" table:style-name="ce1">
            <text:p>37.994102003855</text:p>
          </table:table-cell>
          <table:table-cell office:value-type="float" office:value="38.2425231416032" table:style-name="ce1">
            <text:p>38.2425231416032</text:p>
          </table:table-cell>
          <table:table-cell office:value-type="float" office:value="37.9868915155492" table:style-name="ce1">
            <text:p>37.9868915155492</text:p>
          </table:table-cell>
          <table:table-cell office:value-type="float" office:value="37.7340596677657" table:style-name="ce1">
            <text:p>37.7340596677657</text:p>
          </table:table-cell>
          <table:table-cell office:value-type="float" office:value="37.6420331542943" table:style-name="ce1">
            <text:p>37.6420331542943</text:p>
          </table:table-cell>
          <table:table-cell office:value-type="float" office:value="37.7852648570735" table:style-name="ce1">
            <text:p>37.7852648570735</text:p>
          </table:table-cell>
          <table:table-cell office:value-type="float" office:value="37.5644525839656" table:style-name="ce1">
            <text:p>37.5644525839656</text:p>
          </table:table-cell>
          <table:table-cell office:value-type="float" office:value="37.5038613564012" table:style-name="ce1">
            <text:p>37.5038613564012</text:p>
          </table:table-cell>
          <table:table-cell office:value-type="float" office:value="37.2767940257453" table:style-name="ce1">
            <text:p>37.2767940257453</text:p>
          </table:table-cell>
          <table:table-cell office:value-type="float" office:value="36.9353434927474" table:style-name="ce1">
            <text:p>36.9353434927474</text:p>
          </table:table-cell>
          <table:table-cell office:value-type="float" office:value="36.997235854513" table:style-name="ce1">
            <text:p>36.997235854513</text:p>
          </table:table-cell>
          <table:table-cell office:value-type="float" office:value="37.0080550572712" table:style-name="ce1">
            <text:p>37.0080550572712</text:p>
          </table:table-cell>
          <table:table-cell office:value-type="float" office:value="37.1986818035446" table:style-name="ce1">
            <text:p>37.1986818035446</text:p>
          </table:table-cell>
          <table:table-cell office:value-type="float" office:value="36.8033059387356" table:style-name="ce1">
            <text:p>36.8033059387356</text:p>
          </table:table-cell>
          <table:table-cell office:value-type="float" office:value="36.6724981505012" table:style-name="ce1">
            <text:p>36.6724981505012</text:p>
          </table:table-cell>
          <table:table-cell office:value-type="float" office:value="36.6347136961279" table:style-name="ce1">
            <text:p>36.6347136961279</text:p>
          </table:table-cell>
          <table:table-cell office:value-type="float" office:value="36.5764870376702" table:style-name="ce1">
            <text:p>36.5764870376702</text:p>
          </table:table-cell>
          <table:table-cell office:value-type="float" office:value="36.5094000852405" table:style-name="ce1">
            <text:p>36.5094000852405</text:p>
          </table:table-cell>
          <table:table-cell office:value-type="float" office:value="36.4386786718195" table:style-name="ce1">
            <text:p>36.4386786718195</text:p>
          </table:table-cell>
          <table:table-cell office:value-type="float" office:value="36.3666789396876" table:style-name="ce1">
            <text:p>36.3666789396876</text:p>
          </table:table-cell>
          <table:table-cell office:value-type="float" office:value="36.2944614170681" table:style-name="ce1">
            <text:p>36.2944614170681</text:p>
          </table:table-cell>
          <table:table-cell office:value-type="float" office:value="36.2225017014754" table:style-name="ce1">
            <text:p>36.2225017014754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6" table:style-name="ce1">
            <text:p>6</text:p>
          </table:table-cell>
          <table:table-cell office:value-type="float" office:value="43.3152" table:style-name="ce1">
            <text:p>43.3152</text:p>
          </table:table-cell>
          <table:table-cell office:value-type="float" office:value="42.8184750595084" table:style-name="ce1">
            <text:p>42.8184750595084</text:p>
          </table:table-cell>
          <table:table-cell office:value-type="float" office:value="44.1274116784674" table:style-name="ce1">
            <text:p>44.1274116784674</text:p>
          </table:table-cell>
          <table:table-cell office:value-type="float" office:value="43.0770964682112" table:style-name="ce1">
            <text:p>43.0770964682112</text:p>
          </table:table-cell>
          <table:table-cell office:value-type="float" office:value="44.8238168355693" table:style-name="ce1">
            <text:p>44.8238168355693</text:p>
          </table:table-cell>
          <table:table-cell office:value-type="float" office:value="43.8875251763289" table:style-name="ce1">
            <text:p>43.8875251763289</text:p>
          </table:table-cell>
          <table:table-cell office:value-type="float" office:value="44.4728847187614" table:style-name="ce1">
            <text:p>44.4728847187614</text:p>
          </table:table-cell>
          <table:table-cell office:value-type="float" office:value="43.7211350754493" table:style-name="ce1">
            <text:p>43.7211350754493</text:p>
          </table:table-cell>
          <table:table-cell office:value-type="float" office:value="44.7513932850129" table:style-name="ce1">
            <text:p>44.7513932850129</text:p>
          </table:table-cell>
          <table:table-cell office:value-type="float" office:value="43.6546764604964" table:style-name="ce1">
            <text:p>43.6546764604964</text:p>
          </table:table-cell>
          <table:table-cell office:value-type="float" office:value="44.92452704726" table:style-name="ce1">
            <text:p>44.92452704726</text:p>
          </table:table-cell>
          <table:table-cell office:value-type="float" office:value="43.7603338526941" table:style-name="ce1">
            <text:p>43.7603338526941</text:p>
          </table:table-cell>
          <table:table-cell office:value-type="float" office:value="45.0391288848408" table:style-name="ce1">
            <text:p>45.0391288848408</text:p>
          </table:table-cell>
          <table:table-cell office:value-type="float" office:value="43.7857678107621" table:style-name="ce1">
            <text:p>43.7857678107621</text:p>
          </table:table-cell>
          <table:table-cell office:value-type="float" office:value="45.1717750238498" table:style-name="ce1">
            <text:p>45.1717750238498</text:p>
          </table:table-cell>
          <table:table-cell office:value-type="float" office:value="43.9200250303704" table:style-name="ce1">
            <text:p>43.9200250303704</text:p>
          </table:table-cell>
          <table:table-cell office:value-type="float" office:value="45.3196424671986" table:style-name="ce1">
            <text:p>45.3196424671986</text:p>
          </table:table-cell>
          <table:table-cell office:value-type="float" office:value="44.0351833077876" table:style-name="ce1">
            <text:p>44.0351833077876</text:p>
          </table:table-cell>
          <table:table-cell office:value-type="float" office:value="45.2652022088329" table:style-name="ce1">
            <text:p>45.2652022088329</text:p>
          </table:table-cell>
          <table:table-cell office:value-type="float" office:value="43.8429192711026" table:style-name="ce1">
            <text:p>43.8429192711026</text:p>
          </table:table-cell>
          <table:table-cell office:value-type="float" office:value="44.9979400137708" table:style-name="ce1">
            <text:p>44.9979400137708</text:p>
          </table:table-cell>
          <table:table-cell office:value-type="float" office:value="44.0909794456494" table:style-name="ce1">
            <text:p>44.0909794456494</text:p>
          </table:table-cell>
          <table:table-cell office:value-type="float" office:value="45.5031667798656" table:style-name="ce1">
            <text:p>45.5031667798656</text:p>
          </table:table-cell>
          <table:table-cell office:value-type="float" office:value="44.2575875885095" table:style-name="ce1">
            <text:p>44.2575875885095</text:p>
          </table:table-cell>
          <table:table-cell office:value-type="float" office:value="45.3842364711614" table:style-name="ce1">
            <text:p>45.3842364711614</text:p>
          </table:table-cell>
          <table:table-cell office:value-type="float" office:value="44.1542757315663" table:style-name="ce1">
            <text:p>44.1542757315663</text:p>
          </table:table-cell>
          <table:table-cell office:value-type="float" office:value="45.4692388574692" table:style-name="ce1">
            <text:p>45.4692388574692</text:p>
          </table:table-cell>
          <table:table-cell office:value-type="float" office:value="44.2502099215604" table:style-name="ce1">
            <text:p>44.2502099215604</text:p>
          </table:table-cell>
          <table:table-cell office:value-type="float" office:value="45.4672097742459" table:style-name="ce1">
            <text:p>45.4672097742459</text:p>
          </table:table-cell>
          <table:table-cell office:value-type="float" office:value="44.1921931090206" table:style-name="ce1">
            <text:p>44.1921931090206</text:p>
          </table:table-cell>
          <table:table-cell office:value-type="float" office:value="45.6267492188062" table:style-name="ce1">
            <text:p>45.6267492188062</text:p>
          </table:table-cell>
          <table:table-cell office:value-type="float" office:value="44.4198921790059" table:style-name="ce1">
            <text:p>44.4198921790059</text:p>
          </table:table-cell>
          <table:table-cell office:value-type="float" office:value="46.1092672863722" table:style-name="ce1">
            <text:p>46.1092672863722</text:p>
          </table:table-cell>
          <table:table-cell office:value-type="float" office:value="44.5312784495329" table:style-name="ce1">
            <text:p>44.5312784495329</text:p>
          </table:table-cell>
          <table:table-cell office:value-type="float" office:value="45.8854414942237" table:style-name="ce1">
            <text:p>45.8854414942237</text:p>
          </table:table-cell>
          <table:table-cell office:value-type="float" office:value="44.4519482981985" table:style-name="ce1">
            <text:p>44.4519482981985</text:p>
          </table:table-cell>
          <table:table-cell office:value-type="float" office:value="45.5564485848881" table:style-name="ce1">
            <text:p>45.5564485848881</text:p>
          </table:table-cell>
          <table:table-cell office:value-type="float" office:value="44.3098489696111" table:style-name="ce1">
            <text:p>44.3098489696111</text:p>
          </table:table-cell>
          <table:table-cell office:value-type="float" office:value="45.6933515999831" table:style-name="ce1">
            <text:p>45.6933515999831</text:p>
          </table:table-cell>
          <table:table-cell office:value-type="float" office:value="44.4131063135215" table:style-name="ce1">
            <text:p>44.4131063135215</text:p>
          </table:table-cell>
          <table:table-cell office:value-type="float" office:value="45.7846952147342" table:style-name="ce1">
            <text:p>45.7846952147342</text:p>
          </table:table-cell>
          <table:table-cell office:value-type="float" office:value="44.4539715006229" table:style-name="ce1">
            <text:p>44.4539715006229</text:p>
          </table:table-cell>
          <table:table-cell office:value-type="float" office:value="45.3863152382506" table:style-name="ce1">
            <text:p>45.3863152382506</text:p>
          </table:table-cell>
          <table:table-cell office:value-type="float" office:value="44.2602989448044" table:style-name="ce1">
            <text:p>44.2602989448044</text:p>
          </table:table-cell>
          <table:table-cell office:value-type="float" office:value="45.5063895651744" table:style-name="ce1">
            <text:p>45.5063895651744</text:p>
          </table:table-cell>
          <table:table-cell office:value-type="float" office:value="44.4212257874192" table:style-name="ce1">
            <text:p>44.4212257874192</text:p>
          </table:table-cell>
          <table:table-cell office:value-type="float" office:value="45.5718490632646" table:style-name="ce1">
            <text:p>45.5718490632646</text:p>
          </table:table-cell>
          <table:table-cell office:value-type="float" office:value="44.7841574125099" table:style-name="ce1">
            <text:p>44.7841574125099</text:p>
          </table:table-cell>
          <table:table-cell office:value-type="float" office:value="45.7428402564106" table:style-name="ce1">
            <text:p>45.7428402564106</text:p>
          </table:table-cell>
          <table:table-cell office:value-type="float" office:value="44.4544587498873" table:style-name="ce1">
            <text:p>44.4544587498873</text:p>
          </table:table-cell>
          <table:table-cell office:value-type="float" office:value="45.7772671229734" table:style-name="ce1">
            <text:p>45.7772671229734</text:p>
          </table:table-cell>
          <table:table-cell office:value-type="float" office:value="44.4265743243481" table:style-name="ce1">
            <text:p>44.4265743243481</text:p>
          </table:table-cell>
          <table:table-cell office:value-type="float" office:value="45.4904065500353" table:style-name="ce1">
            <text:p>45.4904065500353</text:p>
          </table:table-cell>
          <table:table-cell office:value-type="float" office:value="44.3721725050909" table:style-name="ce1">
            <text:p>44.3721725050909</text:p>
          </table:table-cell>
          <table:table-cell office:value-type="float" office:value="45.5339449938216" table:style-name="ce1">
            <text:p>45.5339449938216</text:p>
          </table:table-cell>
          <table:table-cell office:value-type="float" office:value="44.4055350747609" table:style-name="ce1">
            <text:p>44.4055350747609</text:p>
          </table:table-cell>
          <table:table-cell office:value-type="float" office:value="45.576687586974" table:style-name="ce1">
            <text:p>45.576687586974</text:p>
          </table:table-cell>
          <table:table-cell office:value-type="float" office:value="44.3385725463124" table:style-name="ce1">
            <text:p>44.3385725463124</text:p>
          </table:table-cell>
          <table:table-cell office:value-type="float" office:value="45.4082809924196" table:style-name="ce1">
            <text:p>45.4082809924196</text:p>
          </table:table-cell>
          <table:table-cell office:value-type="float" office:value="44.1107836894632" table:style-name="ce1">
            <text:p>44.1107836894632</text:p>
          </table:table-cell>
          <table:table-cell office:value-type="float" office:value="45.2824867515453" table:style-name="ce1">
            <text:p>45.2824867515453</text:p>
          </table:table-cell>
          <table:table-cell office:value-type="float" office:value="44.2393700081445" table:style-name="ce1">
            <text:p>44.2393700081445</text:p>
          </table:table-cell>
          <table:table-cell office:value-type="float" office:value="45.4163172213571" table:style-name="ce1">
            <text:p>45.4163172213571</text:p>
          </table:table-cell>
          <table:table-cell office:value-type="float" office:value="44.9934458181498" table:style-name="ce1">
            <text:p>44.9934458181498</text:p>
          </table:table-cell>
          <table:table-cell office:value-type="float" office:value="45.0174757386635" table:style-name="ce1">
            <text:p>45.0174757386635</text:p>
          </table:table-cell>
          <table:table-cell office:value-type="float" office:value="45.0349201605864" table:style-name="ce1">
            <text:p>45.0349201605864</text:p>
          </table:table-cell>
          <table:table-cell office:value-type="float" office:value="45.0493516426815" table:style-name="ce1">
            <text:p>45.0493516426815</text:p>
          </table:table-cell>
          <table:table-cell office:value-type="float" office:value="45.0623722047414" table:style-name="ce1">
            <text:p>45.0623722047414</text:p>
          </table:table-cell>
          <table:table-cell office:value-type="float" office:value="45.0747005315241" table:style-name="ce1">
            <text:p>45.0747005315241</text:p>
          </table:table-cell>
          <table:table-cell office:value-type="float" office:value="45.0866593317569" table:style-name="ce1">
            <text:p>45.0866593317569</text:p>
          </table:table-cell>
          <table:table-cell office:value-type="float" office:value="45.0983938057287" table:style-name="ce1">
            <text:p>45.0983938057287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7" table:style-name="ce1">
            <text:p>7</text:p>
          </table:table-cell>
          <table:table-cell office:value-type="float" office:value="43.3152" table:style-name="ce1">
            <text:p>43.3152</text:p>
          </table:table-cell>
          <table:table-cell office:value-type="float" office:value="43.0167095570156" table:style-name="ce1">
            <text:p>43.0167095570156</text:p>
          </table:table-cell>
          <table:table-cell office:value-type="float" office:value="44.2798324465519" table:style-name="ce1">
            <text:p>44.2798324465519</text:p>
          </table:table-cell>
          <table:table-cell office:value-type="float" office:value="43.3128550314886" table:style-name="ce1">
            <text:p>43.3128550314886</text:p>
          </table:table-cell>
          <table:table-cell office:value-type="float" office:value="45.1861504444029" table:style-name="ce1">
            <text:p>45.1861504444029</text:p>
          </table:table-cell>
          <table:table-cell office:value-type="float" office:value="44.1983840541865" table:style-name="ce1">
            <text:p>44.1983840541865</text:p>
          </table:table-cell>
          <table:table-cell office:value-type="float" office:value="44.8600135774519" table:style-name="ce1">
            <text:p>44.8600135774519</text:p>
          </table:table-cell>
          <table:table-cell office:value-type="float" office:value="44.4410692102165" table:style-name="ce1">
            <text:p>44.4410692102165</text:p>
          </table:table-cell>
          <table:table-cell office:value-type="float" office:value="45.5489231048329" table:style-name="ce1">
            <text:p>45.5489231048329</text:p>
          </table:table-cell>
          <table:table-cell office:value-type="float" office:value="44.417333445069" table:style-name="ce1">
            <text:p>44.417333445069</text:p>
          </table:table-cell>
          <table:table-cell office:value-type="float" office:value="45.7405526452617" table:style-name="ce1">
            <text:p>45.7405526452617</text:p>
          </table:table-cell>
          <table:table-cell office:value-type="float" office:value="44.4966452975488" table:style-name="ce1">
            <text:p>44.4966452975488</text:p>
          </table:table-cell>
          <table:table-cell office:value-type="float" office:value="46.0008542185924" table:style-name="ce1">
            <text:p>46.0008542185924</text:p>
          </table:table-cell>
          <table:table-cell office:value-type="float" office:value="44.9062196595372" table:style-name="ce1">
            <text:p>44.9062196595372</text:p>
          </table:table-cell>
          <table:table-cell office:value-type="float" office:value="46.2266788714466" table:style-name="ce1">
            <text:p>46.2266788714466</text:p>
          </table:table-cell>
          <table:table-cell office:value-type="float" office:value="45.0740219148729" table:style-name="ce1">
            <text:p>45.0740219148729</text:p>
          </table:table-cell>
          <table:table-cell office:value-type="float" office:value="46.4160869371717" table:style-name="ce1">
            <text:p>46.4160869371717</text:p>
          </table:table-cell>
          <table:table-cell office:value-type="float" office:value="45.3344869079904" table:style-name="ce1">
            <text:p>45.3344869079904</text:p>
          </table:table-cell>
          <table:table-cell office:value-type="float" office:value="46.581798643885" table:style-name="ce1">
            <text:p>46.581798643885</text:p>
          </table:table-cell>
          <table:table-cell office:value-type="float" office:value="45.3679282110341" table:style-name="ce1">
            <text:p>45.3679282110341</text:p>
          </table:table-cell>
          <table:table-cell office:value-type="float" office:value="46.7917727329221" table:style-name="ce1">
            <text:p>46.7917727329221</text:p>
          </table:table-cell>
          <table:table-cell office:value-type="float" office:value="45.9233262365918" table:style-name="ce1">
            <text:p>45.9233262365918</text:p>
          </table:table-cell>
          <table:table-cell office:value-type="float" office:value="47.5598927001997" table:style-name="ce1">
            <text:p>47.5598927001997</text:p>
          </table:table-cell>
          <table:table-cell office:value-type="float" office:value="46.6077382470428" table:style-name="ce1">
            <text:p>46.6077382470428</text:p>
          </table:table-cell>
          <table:table-cell office:value-type="float" office:value="47.8784451276" table:style-name="ce1">
            <text:p>47.8784451276</text:p>
          </table:table-cell>
          <table:table-cell office:value-type="float" office:value="46.7765827331414" table:style-name="ce1">
            <text:p>46.7765827331414</text:p>
          </table:table-cell>
          <table:table-cell office:value-type="float" office:value="48.3283358479" table:style-name="ce1">
            <text:p>48.3283358479</text:p>
          </table:table-cell>
          <table:table-cell office:value-type="float" office:value="47.2470223114963" table:style-name="ce1">
            <text:p>47.2470223114963</text:p>
          </table:table-cell>
          <table:table-cell office:value-type="float" office:value="48.7315491623937" table:style-name="ce1">
            <text:p>48.7315491623937</text:p>
          </table:table-cell>
          <table:table-cell office:value-type="float" office:value="47.627544921898" table:style-name="ce1">
            <text:p>47.627544921898</text:p>
          </table:table-cell>
          <table:table-cell office:value-type="float" office:value="49.1687218899738" table:style-name="ce1">
            <text:p>49.1687218899738</text:p>
          </table:table-cell>
          <table:table-cell office:value-type="float" office:value="48.0231797079165" table:style-name="ce1">
            <text:p>48.0231797079165</text:p>
          </table:table-cell>
          <table:table-cell office:value-type="float" office:value="49.8861728960757" table:style-name="ce1">
            <text:p>49.8861728960757</text:p>
          </table:table-cell>
          <table:table-cell office:value-type="float" office:value="48.362102320446" table:style-name="ce1">
            <text:p>48.362102320446</text:p>
          </table:table-cell>
          <table:table-cell office:value-type="float" office:value="49.794944487113" table:style-name="ce1">
            <text:p>49.794944487113</text:p>
          </table:table-cell>
          <table:table-cell office:value-type="float" office:value="48.4369531995189" table:style-name="ce1">
            <text:p>48.4369531995189</text:p>
          </table:table-cell>
          <table:table-cell office:value-type="float" office:value="49.6237270164968" table:style-name="ce1">
            <text:p>49.6237270164968</text:p>
          </table:table-cell>
          <table:table-cell office:value-type="float" office:value="48.4032727446218" table:style-name="ce1">
            <text:p>48.4032727446218</text:p>
          </table:table-cell>
          <table:table-cell office:value-type="float" office:value="49.9225534242169" table:style-name="ce1">
            <text:p>49.9225534242169</text:p>
          </table:table-cell>
          <table:table-cell office:value-type="float" office:value="48.7149551363535" table:style-name="ce1">
            <text:p>48.7149551363535</text:p>
          </table:table-cell>
          <table:table-cell office:value-type="float" office:value="50.1625063323313" table:style-name="ce1">
            <text:p>50.1625063323313</text:p>
          </table:table-cell>
          <table:table-cell office:value-type="float" office:value="48.6927172346735" table:style-name="ce1">
            <text:p>48.6927172346735</text:p>
          </table:table-cell>
          <table:table-cell office:value-type="float" office:value="49.8569795877574" table:style-name="ce1">
            <text:p>49.8569795877574</text:p>
          </table:table-cell>
          <table:table-cell office:value-type="float" office:value="49.2941644418636" table:style-name="ce1">
            <text:p>49.2941644418636</text:p>
          </table:table-cell>
          <table:table-cell office:value-type="float" office:value="50.4042076174416" table:style-name="ce1">
            <text:p>50.4042076174416</text:p>
          </table:table-cell>
          <table:table-cell office:value-type="float" office:value="49.905005912522" table:style-name="ce1">
            <text:p>49.905005912522</text:p>
          </table:table-cell>
          <table:table-cell office:value-type="float" office:value="51.032038823347" table:style-name="ce1">
            <text:p>51.032038823347</text:p>
          </table:table-cell>
          <table:table-cell office:value-type="float" office:value="50.6348980238103" table:style-name="ce1">
            <text:p>50.6348980238103</text:p>
          </table:table-cell>
          <table:table-cell office:value-type="float" office:value="51.5411167146409" table:style-name="ce1">
            <text:p>51.5411167146409</text:p>
          </table:table-cell>
          <table:table-cell office:value-type="float" office:value="50.2205726256485" table:style-name="ce1">
            <text:p>50.2205726256485</text:p>
          </table:table-cell>
          <table:table-cell office:value-type="float" office:value="51.741428277748" table:style-name="ce1">
            <text:p>51.741428277748</text:p>
          </table:table-cell>
          <table:table-cell office:value-type="float" office:value="50.4286330356712" table:style-name="ce1">
            <text:p>50.4286330356712</text:p>
          </table:table-cell>
          <table:table-cell office:value-type="float" office:value="51.5658172427893" table:style-name="ce1">
            <text:p>51.5658172427893</text:p>
          </table:table-cell>
          <table:table-cell office:value-type="float" office:value="50.5265811059299" table:style-name="ce1">
            <text:p>50.5265811059299</text:p>
          </table:table-cell>
          <table:table-cell office:value-type="float" office:value="51.9437226333242" table:style-name="ce1">
            <text:p>51.9437226333242</text:p>
          </table:table-cell>
          <table:table-cell office:value-type="float" office:value="50.8292415830861" table:style-name="ce1">
            <text:p>50.8292415830861</text:p>
          </table:table-cell>
          <table:table-cell office:value-type="float" office:value="52.0965643610254" table:style-name="ce1">
            <text:p>52.0965643610254</text:p>
          </table:table-cell>
          <table:table-cell office:value-type="float" office:value="50.9588082471063" table:style-name="ce1">
            <text:p>50.9588082471063</text:p>
          </table:table-cell>
          <table:table-cell office:value-type="float" office:value="52.0802872148552" table:style-name="ce1">
            <text:p>52.0802872148552</text:p>
          </table:table-cell>
          <table:table-cell office:value-type="float" office:value="50.9707808403241" table:style-name="ce1">
            <text:p>50.9707808403241</text:p>
          </table:table-cell>
          <table:table-cell office:value-type="float" office:value="52.3054521657877" table:style-name="ce1">
            <text:p>52.3054521657877</text:p>
          </table:table-cell>
          <table:table-cell office:value-type="float" office:value="51.4575925835515" table:style-name="ce1">
            <text:p>51.4575925835515</text:p>
          </table:table-cell>
          <table:table-cell office:value-type="float" office:value="52.5657345462911" table:style-name="ce1">
            <text:p>52.5657345462911</text:p>
          </table:table-cell>
          <table:table-cell office:value-type="float" office:value="52.1813300884718" table:style-name="ce1">
            <text:p>52.1813300884718</text:p>
          </table:table-cell>
          <table:table-cell office:value-type="float" office:value="52.3026652039151" table:style-name="ce1">
            <text:p>52.3026652039151</text:p>
          </table:table-cell>
          <table:table-cell office:value-type="float" office:value="52.4063946253895" table:style-name="ce1">
            <text:p>52.4063946253895</text:p>
          </table:table-cell>
          <table:table-cell office:value-type="float" office:value="52.501762735514" table:style-name="ce1">
            <text:p>52.501762735514</text:p>
          </table:table-cell>
          <table:table-cell office:value-type="float" office:value="52.5929307130839" table:style-name="ce1">
            <text:p>52.5929307130839</text:p>
          </table:table-cell>
          <table:table-cell office:value-type="float" office:value="52.6817738011412" table:style-name="ce1">
            <text:p>52.6817738011412</text:p>
          </table:table-cell>
          <table:table-cell office:value-type="float" office:value="52.7691392292662" table:style-name="ce1">
            <text:p>52.7691392292662</text:p>
          </table:table-cell>
          <table:table-cell office:value-type="float" office:value="52.8554118972911" table:style-name="ce1">
            <text:p>52.8554118972911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8" table:style-name="ce1">
            <text:p>8</text:p>
          </table:table-cell>
          <table:table-cell office:value-type="float" office:value="43.3152" table:style-name="ce1">
            <text:p>43.3152</text:p>
          </table:table-cell>
          <table:table-cell office:value-type="float" office:value="42.9609911921719" table:style-name="ce1">
            <text:p>42.9609911921719</text:p>
          </table:table-cell>
          <table:table-cell office:value-type="float" office:value="44.244577942103" table:style-name="ce1">
            <text:p>44.244577942103</text:p>
          </table:table-cell>
          <table:table-cell office:value-type="float" office:value="43.1320991718101" table:style-name="ce1">
            <text:p>43.1320991718101</text:p>
          </table:table-cell>
          <table:table-cell office:value-type="float" office:value="44.9880822214129" table:style-name="ce1">
            <text:p>44.9880822214129</text:p>
          </table:table-cell>
          <table:table-cell office:value-type="float" office:value="44.0258442323503" table:style-name="ce1">
            <text:p>44.0258442323503</text:p>
          </table:table-cell>
          <table:table-cell office:value-type="float" office:value="44.7593708721016" table:style-name="ce1">
            <text:p>44.7593708721016</text:p>
          </table:table-cell>
          <table:table-cell office:value-type="float" office:value="44.0480406540779" table:style-name="ce1">
            <text:p>44.0480406540779</text:p>
          </table:table-cell>
          <table:table-cell office:value-type="float" office:value="45.0500914531954" table:style-name="ce1">
            <text:p>45.0500914531954</text:p>
          </table:table-cell>
          <table:table-cell office:value-type="float" office:value="43.9513889272629" table:style-name="ce1">
            <text:p>43.9513889272629</text:p>
          </table:table-cell>
          <table:table-cell office:value-type="float" office:value="45.207056904076" table:style-name="ce1">
            <text:p>45.207056904076</text:p>
          </table:table-cell>
          <table:table-cell office:value-type="float" office:value="44.106640570482" table:style-name="ce1">
            <text:p>44.106640570482</text:p>
          </table:table-cell>
          <table:table-cell office:value-type="float" office:value="45.3449999622353" table:style-name="ce1">
            <text:p>45.3449999622353</text:p>
          </table:table-cell>
          <table:table-cell office:value-type="float" office:value="44.3779701727801" table:style-name="ce1">
            <text:p>44.3779701727801</text:p>
          </table:table-cell>
          <table:table-cell office:value-type="float" office:value="45.6956920866457" table:style-name="ce1">
            <text:p>45.6956920866457</text:p>
          </table:table-cell>
          <table:table-cell office:value-type="float" office:value="44.6098613684773" table:style-name="ce1">
            <text:p>44.6098613684773</text:p>
          </table:table-cell>
          <table:table-cell office:value-type="float" office:value="45.9250825171071" table:style-name="ce1">
            <text:p>45.9250825171071</text:p>
          </table:table-cell>
          <table:table-cell office:value-type="float" office:value="44.822547821301" table:style-name="ce1">
            <text:p>44.822547821301</text:p>
          </table:table-cell>
          <table:table-cell office:value-type="float" office:value="46.0167592748723" table:style-name="ce1">
            <text:p>46.0167592748723</text:p>
          </table:table-cell>
          <table:table-cell office:value-type="float" office:value="44.9319234745999" table:style-name="ce1">
            <text:p>44.9319234745999</text:p>
          </table:table-cell>
          <table:table-cell office:value-type="float" office:value="46.1567818381385" table:style-name="ce1">
            <text:p>46.1567818381385</text:p>
          </table:table-cell>
          <table:table-cell office:value-type="float" office:value="45.278080671952" table:style-name="ce1">
            <text:p>45.278080671952</text:p>
          </table:table-cell>
          <table:table-cell office:value-type="float" office:value="46.7586990834024" table:style-name="ce1">
            <text:p>46.7586990834024</text:p>
          </table:table-cell>
          <table:table-cell office:value-type="float" office:value="45.92150022624" table:style-name="ce1">
            <text:p>45.92150022624</text:p>
          </table:table-cell>
          <table:table-cell office:value-type="float" office:value="47.0605776799774" table:style-name="ce1">
            <text:p>47.0605776799774</text:p>
          </table:table-cell>
          <table:table-cell office:value-type="float" office:value="45.9787092609555" table:style-name="ce1">
            <text:p>45.9787092609555</text:p>
          </table:table-cell>
          <table:table-cell office:value-type="float" office:value="47.3658353687114" table:style-name="ce1">
            <text:p>47.3658353687114</text:p>
          </table:table-cell>
          <table:table-cell office:value-type="float" office:value="46.3866090075847" table:style-name="ce1">
            <text:p>46.3866090075847</text:p>
          </table:table-cell>
          <table:table-cell office:value-type="float" office:value="47.6587924906027" table:style-name="ce1">
            <text:p>47.6587924906027</text:p>
          </table:table-cell>
          <table:table-cell office:value-type="float" office:value="46.6751874324599" table:style-name="ce1">
            <text:p>46.6751874324599</text:p>
          </table:table-cell>
          <table:table-cell office:value-type="float" office:value="48.0572344422926" table:style-name="ce1">
            <text:p>48.0572344422926</text:p>
          </table:table-cell>
          <table:table-cell office:value-type="float" office:value="47.0105016202116" table:style-name="ce1">
            <text:p>47.0105016202116</text:p>
          </table:table-cell>
          <table:table-cell office:value-type="float" office:value="48.7982230112271" table:style-name="ce1">
            <text:p>48.7982230112271</text:p>
          </table:table-cell>
          <table:table-cell office:value-type="float" office:value="47.3897347758454" table:style-name="ce1">
            <text:p>47.3897347758454</text:p>
          </table:table-cell>
          <table:table-cell office:value-type="float" office:value="48.754552358452" table:style-name="ce1">
            <text:p>48.754552358452</text:p>
          </table:table-cell>
          <table:table-cell office:value-type="float" office:value="47.35339205433" table:style-name="ce1">
            <text:p>47.35339205433</text:p>
          </table:table-cell>
          <table:table-cell office:value-type="float" office:value="48.4275805550109" table:style-name="ce1">
            <text:p>48.4275805550109</text:p>
          </table:table-cell>
          <table:table-cell office:value-type="float" office:value="47.1836198491592" table:style-name="ce1">
            <text:p>47.1836198491592</text:p>
          </table:table-cell>
          <table:table-cell office:value-type="float" office:value="48.6157087652895" table:style-name="ce1">
            <text:p>48.6157087652895</text:p>
          </table:table-cell>
          <table:table-cell office:value-type="float" office:value="47.2682315332002" table:style-name="ce1">
            <text:p>47.2682315332002</text:p>
          </table:table-cell>
          <table:table-cell office:value-type="float" office:value="48.6203562009922" table:style-name="ce1">
            <text:p>48.6203562009922</text:p>
          </table:table-cell>
          <table:table-cell office:value-type="float" office:value="47.2476311900596" table:style-name="ce1">
            <text:p>47.2476311900596</text:p>
          </table:table-cell>
          <table:table-cell office:value-type="float" office:value="48.2498984502979" table:style-name="ce1">
            <text:p>48.2498984502979</text:p>
          </table:table-cell>
          <table:table-cell office:value-type="float" office:value="47.4361869512247" table:style-name="ce1">
            <text:p>47.4361869512247</text:p>
          </table:table-cell>
          <table:table-cell office:value-type="float" office:value="48.5449468724671" table:style-name="ce1">
            <text:p>48.5449468724671</text:p>
          </table:table-cell>
          <table:table-cell office:value-type="float" office:value="47.8801987391739" table:style-name="ce1">
            <text:p>47.8801987391739</text:p>
          </table:table-cell>
          <table:table-cell office:value-type="float" office:value="48.9973591931044" table:style-name="ce1">
            <text:p>48.9973591931044</text:p>
          </table:table-cell>
          <table:table-cell office:value-type="float" office:value="48.5293876350835" table:style-name="ce1">
            <text:p>48.5293876350835</text:p>
          </table:table-cell>
          <table:table-cell office:value-type="float" office:value="49.3593284182354" table:style-name="ce1">
            <text:p>49.3593284182354</text:p>
          </table:table-cell>
          <table:table-cell office:value-type="float" office:value="48.1282358702048" table:style-name="ce1">
            <text:p>48.1282358702048</text:p>
          </table:table-cell>
          <table:table-cell office:value-type="float" office:value="49.4996015294389" table:style-name="ce1">
            <text:p>49.4996015294389</text:p>
          </table:table-cell>
          <table:table-cell office:value-type="float" office:value="48.2177197902024" table:style-name="ce1">
            <text:p>48.2177197902024</text:p>
          </table:table-cell>
          <table:table-cell office:value-type="float" office:value="49.2414200883677" table:style-name="ce1">
            <text:p>49.2414200883677</text:p>
          </table:table-cell>
          <table:table-cell office:value-type="float" office:value="48.125267066918" table:style-name="ce1">
            <text:p>48.125267066918</text:p>
          </table:table-cell>
          <table:table-cell office:value-type="float" office:value="49.2529340337178" table:style-name="ce1">
            <text:p>49.2529340337178</text:p>
          </table:table-cell>
          <table:table-cell office:value-type="float" office:value="48.238213042301" table:style-name="ce1">
            <text:p>48.238213042301</text:p>
          </table:table-cell>
          <table:table-cell office:value-type="float" office:value="49.399176735743" table:style-name="ce1">
            <text:p>49.399176735743</text:p>
          </table:table-cell>
          <table:table-cell office:value-type="float" office:value="48.2344294135579" table:style-name="ce1">
            <text:p>48.2344294135579</text:p>
          </table:table-cell>
          <table:table-cell office:value-type="float" office:value="49.2308177612418" table:style-name="ce1">
            <text:p>49.2308177612418</text:p>
          </table:table-cell>
          <table:table-cell office:value-type="float" office:value="48.1117635134747" table:style-name="ce1">
            <text:p>48.1117635134747</text:p>
          </table:table-cell>
          <table:table-cell office:value-type="float" office:value="49.4015780113502" table:style-name="ce1">
            <text:p>49.4015780113502</text:p>
          </table:table-cell>
          <table:table-cell office:value-type="float" office:value="48.4618103961301" table:style-name="ce1">
            <text:p>48.4618103961301</text:p>
          </table:table-cell>
          <table:table-cell office:value-type="float" office:value="49.5262899801662" table:style-name="ce1">
            <text:p>49.5262899801662</text:p>
          </table:table-cell>
          <table:table-cell office:value-type="float" office:value="49.162378550354" table:style-name="ce1">
            <text:p>49.162378550354</text:p>
          </table:table-cell>
          <table:table-cell office:value-type="float" office:value="49.2475645450902" table:style-name="ce1">
            <text:p>49.2475645450902</text:p>
          </table:table-cell>
          <table:table-cell office:value-type="float" office:value="49.3180954590771" table:style-name="ce1">
            <text:p>49.3180954590771</text:p>
          </table:table-cell>
          <table:table-cell office:value-type="float" office:value="49.381780779821" table:style-name="ce1">
            <text:p>49.381780779821</text:p>
          </table:table-cell>
          <table:table-cell office:value-type="float" office:value="49.4421137043317" table:style-name="ce1">
            <text:p>49.4421137043317</text:p>
          </table:table-cell>
          <table:table-cell office:value-type="float" office:value="49.5006582070136" table:style-name="ce1">
            <text:p>49.5006582070136</text:p>
          </table:table-cell>
          <table:table-cell office:value-type="float" office:value="49.5581159576337" table:style-name="ce1">
            <text:p>49.5581159576337</text:p>
          </table:table-cell>
          <table:table-cell office:value-type="float" office:value="49.6148031884636" table:style-name="ce1">
            <text:p>49.6148031884636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9" table:style-name="ce1">
            <text:p>9</text:p>
          </table:table-cell>
          <table:table-cell office:value-type="float" office:value="43.3152" table:style-name="ce1">
            <text:p>43.3152</text:p>
          </table:table-cell>
          <table:table-cell office:value-type="float" office:value="42.8273491894247" table:style-name="ce1">
            <text:p>42.8273491894247</text:p>
          </table:table-cell>
          <table:table-cell office:value-type="float" office:value="45.5405988193141" table:style-name="ce1">
            <text:p>45.5405988193141</text:p>
          </table:table-cell>
          <table:table-cell office:value-type="float" office:value="44.8712048678074" table:style-name="ce1">
            <text:p>44.8712048678074</text:p>
          </table:table-cell>
          <table:table-cell office:value-type="float" office:value="47.9551139067532" table:style-name="ce1">
            <text:p>47.9551139067532</text:p>
          </table:table-cell>
          <table:table-cell office:value-type="float" office:value="47.6844087595752" table:style-name="ce1">
            <text:p>47.6844087595752</text:p>
          </table:table-cell>
          <table:table-cell office:value-type="float" office:value="50.0750174115444" table:style-name="ce1">
            <text:p>50.0750174115444</text:p>
          </table:table-cell>
          <table:table-cell office:value-type="float" office:value="49.6970824859051" table:style-name="ce1">
            <text:p>49.6970824859051</text:p>
          </table:table-cell>
          <table:table-cell office:value-type="float" office:value="52.2707691841913" table:style-name="ce1">
            <text:p>52.2707691841913</text:p>
          </table:table-cell>
          <table:table-cell office:value-type="float" office:value="51.5870343180341" table:style-name="ce1">
            <text:p>51.5870343180341</text:p>
          </table:table-cell>
          <table:table-cell office:value-type="float" office:value="54.3419041667696" table:style-name="ce1">
            <text:p>54.3419041667696</text:p>
          </table:table-cell>
          <table:table-cell office:value-type="float" office:value="53.7269046030607" table:style-name="ce1">
            <text:p>53.7269046030607</text:p>
          </table:table-cell>
          <table:table-cell office:value-type="float" office:value="56.4822949538846" table:style-name="ce1">
            <text:p>56.4822949538846</text:p>
          </table:table-cell>
          <table:table-cell office:value-type="float" office:value="55.8111926635299" table:style-name="ce1">
            <text:p>55.8111926635299</text:p>
          </table:table-cell>
          <table:table-cell office:value-type="float" office:value="58.615977952828" table:style-name="ce1">
            <text:p>58.615977952828</text:p>
          </table:table-cell>
          <table:table-cell office:value-type="float" office:value="57.8921634449137" table:style-name="ce1">
            <text:p>57.8921634449137</text:p>
          </table:table-cell>
          <table:table-cell office:value-type="float" office:value="60.7225039530212" table:style-name="ce1">
            <text:p>60.7225039530212</text:p>
          </table:table-cell>
          <table:table-cell office:value-type="float" office:value="59.9947365969029" table:style-name="ce1">
            <text:p>59.9947365969029</text:p>
          </table:table-cell>
          <table:table-cell office:value-type="float" office:value="62.6828797811953" table:style-name="ce1">
            <text:p>62.6828797811953</text:p>
          </table:table-cell>
          <table:table-cell office:value-type="float" office:value="61.7486669635638" table:style-name="ce1">
            <text:p>61.7486669635638</text:p>
          </table:table-cell>
          <table:table-cell office:value-type="float" office:value="64.4564712001563" table:style-name="ce1">
            <text:p>64.4564712001563</text:p>
          </table:table-cell>
          <table:table-cell office:value-type="float" office:value="63.8620686884026" table:style-name="ce1">
            <text:p>63.8620686884026</text:p>
          </table:table-cell>
          <table:table-cell office:value-type="float" office:value="66.6205598094664" table:style-name="ce1">
            <text:p>66.6205598094664</text:p>
          </table:table-cell>
          <table:table-cell office:value-type="float" office:value="65.9022445719376" table:style-name="ce1">
            <text:p>65.9022445719376</text:p>
          </table:table-cell>
          <table:table-cell office:value-type="float" office:value="68.6083397622403" table:style-name="ce1">
            <text:p>68.6083397622403</text:p>
          </table:table-cell>
          <table:table-cell office:value-type="float" office:value="67.7444586139887" table:style-name="ce1">
            <text:p>67.7444586139887</text:p>
          </table:table-cell>
          <table:table-cell office:value-type="float" office:value="70.3752768384801" table:style-name="ce1">
            <text:p>70.3752768384801</text:p>
          </table:table-cell>
          <table:table-cell office:value-type="float" office:value="69.6046416197366" table:style-name="ce1">
            <text:p>69.6046416197366</text:p>
          </table:table-cell>
          <table:table-cell office:value-type="float" office:value="72.2224277670347" table:style-name="ce1">
            <text:p>72.2224277670347</text:p>
          </table:table-cell>
          <table:table-cell office:value-type="float" office:value="71.2990777558449" table:style-name="ce1">
            <text:p>71.2990777558449</text:p>
          </table:table-cell>
          <table:table-cell office:value-type="float" office:value="74.0158497581724" table:style-name="ce1">
            <text:p>74.0158497581724</text:p>
          </table:table-cell>
          <table:table-cell office:value-type="float" office:value="73.1221262475158" table:style-name="ce1">
            <text:p>73.1221262475158</text:p>
          </table:table-cell>
          <table:table-cell office:value-type="float" office:value="75.9322390758112" table:style-name="ce1">
            <text:p>75.9322390758112</text:p>
          </table:table-cell>
          <table:table-cell office:value-type="float" office:value="74.7891575304298" table:style-name="ce1">
            <text:p>74.7891575304298</text:p>
          </table:table-cell>
          <table:table-cell office:value-type="float" office:value="77.4609688416982" table:style-name="ce1">
            <text:p>77.4609688416982</text:p>
          </table:table-cell>
          <table:table-cell office:value-type="float" office:value="76.38228970179" table:style-name="ce1">
            <text:p>76.38228970179</text:p>
          </table:table-cell>
          <table:table-cell office:value-type="float" office:value="78.8331808371728" table:style-name="ce1">
            <text:p>78.8331808371728</text:p>
          </table:table-cell>
          <table:table-cell office:value-type="float" office:value="77.8649993030014" table:style-name="ce1">
            <text:p>77.8649993030014</text:p>
          </table:table-cell>
          <table:table-cell office:value-type="float" office:value="80.4392818325989" table:style-name="ce1">
            <text:p>80.4392818325989</text:p>
          </table:table-cell>
          <table:table-cell office:value-type="float" office:value="79.4545995994141" table:style-name="ce1">
            <text:p>79.4545995994141</text:p>
          </table:table-cell>
          <table:table-cell office:value-type="float" office:value="82.0920326489008" table:style-name="ce1">
            <text:p>82.0920326489008</text:p>
          </table:table-cell>
          <table:table-cell office:value-type="float" office:value="81.019493247525" table:style-name="ce1">
            <text:p>81.019493247525</text:p>
          </table:table-cell>
          <table:table-cell office:value-type="float" office:value="83.3333743838688" table:style-name="ce1">
            <text:p>83.3333743838688</text:p>
          </table:table-cell>
          <table:table-cell office:value-type="float" office:value="82.6063097685626" table:style-name="ce1">
            <text:p>82.6063097685626</text:p>
          </table:table-cell>
          <table:table-cell office:value-type="float" office:value="85.0508005656844" table:style-name="ce1">
            <text:p>85.0508005656844</text:p>
          </table:table-cell>
          <table:table-cell office:value-type="float" office:value="84.3503272403443" table:style-name="ce1">
            <text:p>84.3503272403443</text:p>
          </table:table-cell>
          <table:table-cell office:value-type="float" office:value="86.8187540916203" table:style-name="ce1">
            <text:p>86.8187540916203</text:p>
          </table:table-cell>
          <table:table-cell office:value-type="float" office:value="86.3998669590787" table:style-name="ce1">
            <text:p>86.3998669590787</text:p>
          </table:table-cell>
          <table:table-cell office:value-type="float" office:value="88.6488658048367" table:style-name="ce1">
            <text:p>88.6488658048367</text:p>
          </table:table-cell>
          <table:table-cell office:value-type="float" office:value="87.4882041145652" table:style-name="ce1">
            <text:p>87.4882041145652</text:p>
          </table:table-cell>
          <table:table-cell office:value-type="float" office:value="90.1603598247762" table:style-name="ce1">
            <text:p>90.1603598247762</text:p>
          </table:table-cell>
          <table:table-cell office:value-type="float" office:value="89.0205330033849" table:style-name="ce1">
            <text:p>89.0205330033849</text:p>
          </table:table-cell>
          <table:table-cell office:value-type="float" office:value="91.3299600985652" table:style-name="ce1">
            <text:p>91.3299600985652</text:p>
          </table:table-cell>
          <table:table-cell office:value-type="float" office:value="90.3902830086196" table:style-name="ce1">
            <text:p>90.3902830086196</text:p>
          </table:table-cell>
          <table:table-cell office:value-type="float" office:value="92.8406911810393" table:style-name="ce1">
            <text:p>92.8406911810393</text:p>
          </table:table-cell>
          <table:table-cell office:value-type="float" office:value="91.8441200013101" table:style-name="ce1">
            <text:p>91.8441200013101</text:p>
          </table:table-cell>
          <table:table-cell office:value-type="float" office:value="94.208954635765" table:style-name="ce1">
            <text:p>94.208954635765</text:p>
          </table:table-cell>
          <table:table-cell office:value-type="float" office:value="92.9661102952328" table:style-name="ce1">
            <text:p>92.9661102952328</text:p>
          </table:table-cell>
          <table:table-cell office:value-type="float" office:value="95.2238530131435" table:style-name="ce1">
            <text:p>95.2238530131435</text:p>
          </table:table-cell>
          <table:table-cell office:value-type="float" office:value="94.0894720579259" table:style-name="ce1">
            <text:p>94.0894720579259</text:p>
          </table:table-cell>
          <table:table-cell office:value-type="float" office:value="96.448932537525" table:style-name="ce1">
            <text:p>96.448932537525</text:p>
          </table:table-cell>
          <table:table-cell office:value-type="float" office:value="95.5058449333016" table:style-name="ce1">
            <text:p>95.5058449333016</text:p>
          </table:table-cell>
          <table:table-cell office:value-type="float" office:value="97.8655110701258" table:style-name="ce1">
            <text:p>97.8655110701258</text:p>
          </table:table-cell>
          <table:table-cell office:value-type="float" office:value="98.225961689958" table:style-name="ce1">
            <text:p>98.225961689958</text:p>
          </table:table-cell>
          <table:table-cell office:value-type="float" office:value="98.8773960242966" table:style-name="ce1">
            <text:p>98.8773960242966</text:p>
          </table:table-cell>
          <table:table-cell office:value-type="float" office:value="99.5197778472775" table:style-name="ce1">
            <text:p>99.5197778472775</text:p>
          </table:table-cell>
          <table:table-cell office:value-type="float" office:value="100.154936909624" table:style-name="ce1">
            <text:p>100.154936909624</text:p>
          </table:table-cell>
          <table:table-cell office:value-type="float" office:value="100.783714197183" table:style-name="ce1">
            <text:p>100.783714197183</text:p>
          </table:table-cell>
          <table:table-cell office:value-type="float" office:value="101.406511697779" table:style-name="ce1">
            <text:p>101.406511697779</text:p>
          </table:table-cell>
          <table:table-cell office:value-type="float" office:value="102.023536345779" table:style-name="ce1">
            <text:p>102.023536345779</text:p>
          </table:table-cell>
          <table:table-cell office:value-type="float" office:value="102.634908267378" table:style-name="ce1">
            <text:p>102.634908267378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10" table:style-name="ce1">
            <text:p>10</text:p>
          </table:table-cell>
          <table:table-cell office:value-type="float" office:value="43.3152" table:style-name="ce1">
            <text:p>43.3152</text:p>
          </table:table-cell>
          <table:table-cell office:value-type="float" office:value="42.9367454961771" table:style-name="ce1">
            <text:p>42.9367454961771</text:p>
          </table:table-cell>
          <table:table-cell office:value-type="float" office:value="44.6736573897425" table:style-name="ce1">
            <text:p>44.6736573897425</text:p>
          </table:table-cell>
          <table:table-cell office:value-type="float" office:value="43.6558252573832" table:style-name="ce1">
            <text:p>43.6558252573832</text:p>
          </table:table-cell>
          <table:table-cell office:value-type="float" office:value="46.0020617371391" table:style-name="ce1">
            <text:p>46.0020617371391</text:p>
          </table:table-cell>
          <table:table-cell office:value-type="float" office:value="45.1682302830444" table:style-name="ce1">
            <text:p>45.1682302830444</text:p>
          </table:table-cell>
          <table:table-cell office:value-type="float" office:value="46.4455012817985" table:style-name="ce1">
            <text:p>46.4455012817985</text:p>
          </table:table-cell>
          <table:table-cell office:value-type="float" office:value="45.8096139598312" table:style-name="ce1">
            <text:p>45.8096139598312</text:p>
          </table:table-cell>
          <table:table-cell office:value-type="float" office:value="47.3464864521987" table:style-name="ce1">
            <text:p>47.3464864521987</text:p>
          </table:table-cell>
          <table:table-cell office:value-type="float" office:value="46.3527395376571" table:style-name="ce1">
            <text:p>46.3527395376571</text:p>
          </table:table-cell>
          <table:table-cell office:value-type="float" office:value="48.1273142136599" table:style-name="ce1">
            <text:p>48.1273142136599</text:p>
          </table:table-cell>
          <table:table-cell office:value-type="float" office:value="47.2159730499767" table:style-name="ce1">
            <text:p>47.2159730499767</text:p>
          </table:table-cell>
          <table:table-cell office:value-type="float" office:value="48.930390529471" table:style-name="ce1">
            <text:p>48.930390529471</text:p>
          </table:table-cell>
          <table:table-cell office:value-type="float" office:value="47.9332725277867" table:style-name="ce1">
            <text:p>47.9332725277867</text:p>
          </table:table-cell>
          <table:table-cell office:value-type="float" office:value="49.7484334613431" table:style-name="ce1">
            <text:p>49.7484334613431</text:p>
          </table:table-cell>
          <table:table-cell office:value-type="float" office:value="48.7560179943721" table:style-name="ce1">
            <text:p>48.7560179943721</text:p>
          </table:table-cell>
          <table:table-cell office:value-type="float" office:value="50.6642983945396" table:style-name="ce1">
            <text:p>50.6642983945396</text:p>
          </table:table-cell>
          <table:table-cell office:value-type="float" office:value="49.5403227818526" table:style-name="ce1">
            <text:p>49.5403227818526</text:p>
          </table:table-cell>
          <table:table-cell office:value-type="float" office:value="51.3272239558973" table:style-name="ce1">
            <text:p>51.3272239558973</text:p>
          </table:table-cell>
          <table:table-cell office:value-type="float" office:value="50.0604931807495" table:style-name="ce1">
            <text:p>50.0604931807495</text:p>
          </table:table-cell>
          <table:table-cell office:value-type="float" office:value="51.8635961864526" table:style-name="ce1">
            <text:p>51.8635961864526</text:p>
          </table:table-cell>
          <table:table-cell office:value-type="float" office:value="51.0438986445708" table:style-name="ce1">
            <text:p>51.0438986445708</text:p>
          </table:table-cell>
          <table:table-cell office:value-type="float" office:value="52.9781623582574" table:style-name="ce1">
            <text:p>52.9781623582574</text:p>
          </table:table-cell>
          <table:table-cell office:value-type="float" office:value="51.9755259239075" table:style-name="ce1">
            <text:p>51.9755259239075</text:p>
          </table:table-cell>
          <table:table-cell office:value-type="float" office:value="53.6854589628217" table:style-name="ce1">
            <text:p>53.6854589628217</text:p>
          </table:table-cell>
          <table:table-cell office:value-type="float" office:value="52.5820111142379" table:style-name="ce1">
            <text:p>52.5820111142379</text:p>
          </table:table-cell>
          <table:table-cell office:value-type="float" office:value="54.4748228411787" table:style-name="ce1">
            <text:p>54.4748228411787</text:p>
          </table:table-cell>
          <table:table-cell office:value-type="float" office:value="53.5338139586665" table:style-name="ce1">
            <text:p>53.5338139586665</text:p>
          </table:table-cell>
          <table:table-cell office:value-type="float" office:value="55.2589386508172" table:style-name="ce1">
            <text:p>55.2589386508172</text:p>
          </table:table-cell>
          <table:table-cell office:value-type="float" office:value="54.111567134834" table:style-name="ce1">
            <text:p>54.111567134834</text:p>
          </table:table-cell>
          <table:table-cell office:value-type="float" office:value="56.0148166508096" table:style-name="ce1">
            <text:p>56.0148166508096</text:p>
          </table:table-cell>
          <table:table-cell office:value-type="float" office:value="54.9110067982679" table:style-name="ce1">
            <text:p>54.9110067982679</text:p>
          </table:table-cell>
          <table:table-cell office:value-type="float" office:value="57.0676735161412" table:style-name="ce1">
            <text:p>57.0676735161412</text:p>
          </table:table-cell>
          <table:table-cell office:value-type="float" office:value="55.6706452564037" table:style-name="ce1">
            <text:p>55.6706452564037</text:p>
          </table:table-cell>
          <table:table-cell office:value-type="float" office:value="57.5496200205345" table:style-name="ce1">
            <text:p>57.5496200205345</text:p>
          </table:table-cell>
          <table:table-cell office:value-type="float" office:value="56.3147088590234" table:style-name="ce1">
            <text:p>56.3147088590234</text:p>
          </table:table-cell>
          <table:table-cell office:value-type="float" office:value="57.9456308635591" table:style-name="ce1">
            <text:p>57.9456308635591</text:p>
          </table:table-cell>
          <table:table-cell office:value-type="float" office:value="56.8071260953832" table:style-name="ce1">
            <text:p>56.8071260953832</text:p>
          </table:table-cell>
          <table:table-cell office:value-type="float" office:value="58.6427656594077" table:style-name="ce1">
            <text:p>58.6427656594077</text:p>
          </table:table-cell>
          <table:table-cell office:value-type="float" office:value="57.4968100232683" table:style-name="ce1">
            <text:p>57.4968100232683</text:p>
          </table:table-cell>
          <table:table-cell office:value-type="float" office:value="59.2278521400535" table:style-name="ce1">
            <text:p>59.2278521400535</text:p>
          </table:table-cell>
          <table:table-cell office:value-type="float" office:value="57.8629621315151" table:style-name="ce1">
            <text:p>57.8629621315151</text:p>
          </table:table-cell>
          <table:table-cell office:value-type="float" office:value="59.3434061565021" table:style-name="ce1">
            <text:p>59.3434061565021</text:p>
          </table:table-cell>
          <table:table-cell office:value-type="float" office:value="58.6261669086828" table:style-name="ce1">
            <text:p>58.6261669086828</text:p>
          </table:table-cell>
          <table:table-cell office:value-type="float" office:value="60.1948387862239" table:style-name="ce1">
            <text:p>60.1948387862239</text:p>
          </table:table-cell>
          <table:table-cell office:value-type="float" office:value="59.8288322480702" table:style-name="ce1">
            <text:p>59.8288322480702</text:p>
          </table:table-cell>
          <table:table-cell office:value-type="float" office:value="61.3508141921696" table:style-name="ce1">
            <text:p>61.3508141921696</text:p>
          </table:table-cell>
          <table:table-cell office:value-type="float" office:value="60.9792925374681" table:style-name="ce1">
            <text:p>60.9792925374681</text:p>
          </table:table-cell>
          <table:table-cell office:value-type="float" office:value="62.3424935939455" table:style-name="ce1">
            <text:p>62.3424935939455</text:p>
          </table:table-cell>
          <table:table-cell office:value-type="float" office:value="61.0521469003435" table:style-name="ce1">
            <text:p>61.0521469003435</text:p>
          </table:table-cell>
          <table:table-cell office:value-type="float" office:value="63.0487572969189" table:style-name="ce1">
            <text:p>63.0487572969189</text:p>
          </table:table-cell>
          <table:table-cell office:value-type="float" office:value="61.7041274148291" table:style-name="ce1">
            <text:p>61.7041274148291</text:p>
          </table:table-cell>
          <table:table-cell office:value-type="float" office:value="63.2824671515045" table:style-name="ce1">
            <text:p>63.2824671515045</text:p>
          </table:table-cell>
          <table:table-cell office:value-type="float" office:value="62.2029667269861" table:style-name="ce1">
            <text:p>62.2029667269861</text:p>
          </table:table-cell>
          <table:table-cell office:value-type="float" office:value="63.9569800247662" table:style-name="ce1">
            <text:p>63.9569800247662</text:p>
          </table:table-cell>
          <table:table-cell office:value-type="float" office:value="62.9194732389752" table:style-name="ce1">
            <text:p>62.9194732389752</text:p>
          </table:table-cell>
          <table:table-cell office:value-type="float" office:value="64.535009531368" table:style-name="ce1">
            <text:p>64.535009531368</text:p>
          </table:table-cell>
          <table:table-cell office:value-type="float" office:value="63.4211664288604" table:style-name="ce1">
            <text:p>63.4211664288604</text:p>
          </table:table-cell>
          <table:table-cell office:value-type="float" office:value="64.8686427460499" table:style-name="ce1">
            <text:p>64.8686427460499</text:p>
          </table:table-cell>
          <table:table-cell office:value-type="float" office:value="63.8761775931344" table:style-name="ce1">
            <text:p>63.8761775931344</text:p>
          </table:table-cell>
          <table:table-cell office:value-type="float" office:value="65.6737250991082" table:style-name="ce1">
            <text:p>65.6737250991082</text:p>
          </table:table-cell>
          <table:table-cell office:value-type="float" office:value="64.8857579902673" table:style-name="ce1">
            <text:p>64.8857579902673</text:p>
          </table:table-cell>
          <table:table-cell office:value-type="float" office:value="66.3739293713703" table:style-name="ce1">
            <text:p>66.3739293713703</text:p>
          </table:table-cell>
          <table:table-cell office:value-type="float" office:value="66.1429888440525" table:style-name="ce1">
            <text:p>66.1429888440525</text:p>
          </table:table-cell>
          <table:table-cell office:value-type="float" office:value="66.3939652445457" table:style-name="ce1">
            <text:p>66.3939652445457</text:p>
          </table:table-cell>
          <table:table-cell office:value-type="float" office:value="66.6440255497362" table:style-name="ce1">
            <text:p>66.6440255497362</text:p>
          </table:table-cell>
          <table:table-cell office:value-type="float" office:value="66.8924332514944" table:style-name="ce1">
            <text:p>66.8924332514944</text:p>
          </table:table-cell>
          <table:table-cell office:value-type="float" office:value="67.1388644771208" table:style-name="ce1">
            <text:p>67.1388644771208</text:p>
          </table:table-cell>
          <table:table-cell office:value-type="float" office:value="67.3831830017208" table:style-name="ce1">
            <text:p>67.3831830017208</text:p>
          </table:table-cell>
          <table:table-cell office:value-type="float" office:value="67.6253378792638" table:style-name="ce1">
            <text:p>67.6253378792638</text:p>
          </table:table-cell>
          <table:table-cell office:value-type="float" office:value="67.865316865408" table:style-name="ce1">
            <text:p>67.865316865408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11" table:style-name="ce1">
            <text:p>11</text:p>
          </table:table-cell>
          <table:table-cell office:value-type="float" office:value="43.3152" table:style-name="ce1">
            <text:p>43.3152</text:p>
          </table:table-cell>
          <table:table-cell office:value-type="float" office:value="42.9359019693771" table:style-name="ce1">
            <text:p>42.9359019693771</text:p>
          </table:table-cell>
          <table:table-cell office:value-type="float" office:value="44.6583063380069" table:style-name="ce1">
            <text:p>44.6583063380069</text:p>
          </table:table-cell>
          <table:table-cell office:value-type="float" office:value="43.6372283972743" table:style-name="ce1">
            <text:p>43.6372283972743</text:p>
          </table:table-cell>
          <table:table-cell office:value-type="float" office:value="45.978731853727" table:style-name="ce1">
            <text:p>45.978731853727</text:p>
          </table:table-cell>
          <table:table-cell office:value-type="float" office:value="45.1616233624545" table:style-name="ce1">
            <text:p>45.1616233624545</text:p>
          </table:table-cell>
          <table:table-cell office:value-type="float" office:value="46.4508973531142" table:style-name="ce1">
            <text:p>46.4508973531142</text:p>
          </table:table-cell>
          <table:table-cell office:value-type="float" office:value="45.7819137560144" table:style-name="ce1">
            <text:p>45.7819137560144</text:p>
          </table:table-cell>
          <table:table-cell office:value-type="float" office:value="47.3165441725766" table:style-name="ce1">
            <text:p>47.3165441725766</text:p>
          </table:table-cell>
          <table:table-cell office:value-type="float" office:value="46.3119723844773" table:style-name="ce1">
            <text:p>46.3119723844773</text:p>
          </table:table-cell>
          <table:table-cell office:value-type="float" office:value="48.079609110899" table:style-name="ce1">
            <text:p>48.079609110899</text:p>
          </table:table-cell>
          <table:table-cell office:value-type="float" office:value="47.1575728420895" table:style-name="ce1">
            <text:p>47.1575728420895</text:p>
          </table:table-cell>
          <table:table-cell office:value-type="float" office:value="48.9086892828642" table:style-name="ce1">
            <text:p>48.9086892828642</text:p>
          </table:table-cell>
          <table:table-cell office:value-type="float" office:value="47.9090751399299" table:style-name="ce1">
            <text:p>47.9090751399299</text:p>
          </table:table-cell>
          <table:table-cell office:value-type="float" office:value="49.7143470530102" table:style-name="ce1">
            <text:p>49.7143470530102</text:p>
          </table:table-cell>
          <table:table-cell office:value-type="float" office:value="48.6991959953869" table:style-name="ce1">
            <text:p>48.6991959953869</text:p>
          </table:table-cell>
          <table:table-cell office:value-type="float" office:value="50.6000374556824" table:style-name="ce1">
            <text:p>50.6000374556824</text:p>
          </table:table-cell>
          <table:table-cell office:value-type="float" office:value="49.4862200336414" table:style-name="ce1">
            <text:p>49.4862200336414</text:p>
          </table:table-cell>
          <table:table-cell office:value-type="float" office:value="51.2395626788181" table:style-name="ce1">
            <text:p>51.2395626788181</text:p>
          </table:table-cell>
          <table:table-cell office:value-type="float" office:value="49.9900951507033" table:style-name="ce1">
            <text:p>49.9900951507033</text:p>
          </table:table-cell>
          <table:table-cell office:value-type="float" office:value="51.7434496346648" table:style-name="ce1">
            <text:p>51.7434496346648</text:p>
          </table:table-cell>
          <table:table-cell office:value-type="float" office:value="50.9367955940946" table:style-name="ce1">
            <text:p>50.9367955940946</text:p>
          </table:table-cell>
          <table:table-cell office:value-type="float" office:value="52.8638255614701" table:style-name="ce1">
            <text:p>52.8638255614701</text:p>
          </table:table-cell>
          <table:table-cell office:value-type="float" office:value="51.8408895240092" table:style-name="ce1">
            <text:p>51.8408895240092</text:p>
          </table:table-cell>
          <table:table-cell office:value-type="float" office:value="53.5380871457215" table:style-name="ce1">
            <text:p>53.5380871457215</text:p>
          </table:table-cell>
          <table:table-cell office:value-type="float" office:value="52.4299163757606" table:style-name="ce1">
            <text:p>52.4299163757606</text:p>
          </table:table-cell>
          <table:table-cell office:value-type="float" office:value="54.2742588905684" table:style-name="ce1">
            <text:p>54.2742588905684</text:p>
          </table:table-cell>
          <table:table-cell office:value-type="float" office:value="53.3233560419263" table:style-name="ce1">
            <text:p>53.3233560419263</text:p>
          </table:table-cell>
          <table:table-cell office:value-type="float" office:value="55.0556441879486" table:style-name="ce1">
            <text:p>55.0556441879486</text:p>
          </table:table-cell>
          <table:table-cell office:value-type="float" office:value="53.9060616900634" table:style-name="ce1">
            <text:p>53.9060616900634</text:p>
          </table:table-cell>
          <table:table-cell office:value-type="float" office:value="55.8161083766543" table:style-name="ce1">
            <text:p>55.8161083766543</text:p>
          </table:table-cell>
          <table:table-cell office:value-type="float" office:value="54.7180320084581" table:style-name="ce1">
            <text:p>54.7180320084581</text:p>
          </table:table-cell>
          <table:table-cell office:value-type="float" office:value="56.8887698989635" table:style-name="ce1">
            <text:p>56.8887698989635</text:p>
          </table:table-cell>
          <table:table-cell office:value-type="float" office:value="55.4804759163369" table:style-name="ce1">
            <text:p>55.4804759163369</text:p>
          </table:table-cell>
          <table:table-cell office:value-type="float" office:value="57.3908995093802" table:style-name="ce1">
            <text:p>57.3908995093802</text:p>
          </table:table-cell>
          <table:table-cell office:value-type="float" office:value="56.1508599336936" table:style-name="ce1">
            <text:p>56.1508599336936</text:p>
          </table:table-cell>
          <table:table-cell office:value-type="float" office:value="57.7088207907247" table:style-name="ce1">
            <text:p>57.7088207907247</text:p>
          </table:table-cell>
          <table:table-cell office:value-type="float" office:value="56.6068952588623" table:style-name="ce1">
            <text:p>56.6068952588623</text:p>
          </table:table-cell>
          <table:table-cell office:value-type="float" office:value="58.4557321205357" table:style-name="ce1">
            <text:p>58.4557321205357</text:p>
          </table:table-cell>
          <table:table-cell office:value-type="float" office:value="57.3309917690061" table:style-name="ce1">
            <text:p>57.3309917690061</text:p>
          </table:table-cell>
          <table:table-cell office:value-type="float" office:value="59.1046859419347" table:style-name="ce1">
            <text:p>59.1046859419347</text:p>
          </table:table-cell>
          <table:table-cell office:value-type="float" office:value="57.7270423442398" table:style-name="ce1">
            <text:p>57.7270423442398</text:p>
          </table:table-cell>
          <table:table-cell office:value-type="float" office:value="59.1649015679832" table:style-name="ce1">
            <text:p>59.1649015679832</text:p>
          </table:table-cell>
          <table:table-cell office:value-type="float" office:value="58.4077822729047" table:style-name="ce1">
            <text:p>58.4077822729047</text:p>
          </table:table-cell>
          <table:table-cell office:value-type="float" office:value="60.0060092339551" table:style-name="ce1">
            <text:p>60.0060092339551</text:p>
          </table:table-cell>
          <table:table-cell office:value-type="float" office:value="59.4799033426329" table:style-name="ce1">
            <text:p>59.4799033426329</text:p>
          </table:table-cell>
          <table:table-cell office:value-type="float" office:value="61.0695166778172" table:style-name="ce1">
            <text:p>61.0695166778172</text:p>
          </table:table-cell>
          <table:table-cell office:value-type="float" office:value="60.6275405845715" table:style-name="ce1">
            <text:p>60.6275405845715</text:p>
          </table:table-cell>
          <table:table-cell office:value-type="float" office:value="62.055215934393" table:style-name="ce1">
            <text:p>62.055215934393</text:p>
          </table:table-cell>
          <table:table-cell office:value-type="float" office:value="60.8249220664318" table:style-name="ce1">
            <text:p>60.8249220664318</text:p>
          </table:table-cell>
          <table:table-cell office:value-type="float" office:value="62.8476020834106" table:style-name="ce1">
            <text:p>62.8476020834106</text:p>
          </table:table-cell>
          <table:table-cell office:value-type="float" office:value="61.5311063105794" table:style-name="ce1">
            <text:p>61.5311063105794</text:p>
          </table:table-cell>
          <table:table-cell office:value-type="float" office:value="63.1273206341215" table:style-name="ce1">
            <text:p>63.1273206341215</text:p>
          </table:table-cell>
          <table:table-cell office:value-type="float" office:value="62.0577259416651" table:style-name="ce1">
            <text:p>62.0577259416651</text:p>
          </table:table-cell>
          <table:table-cell office:value-type="float" office:value="63.7973076155119" table:style-name="ce1">
            <text:p>63.7973076155119</text:p>
          </table:table-cell>
          <table:table-cell office:value-type="float" office:value="62.723038587633" table:style-name="ce1">
            <text:p>62.723038587633</text:p>
          </table:table-cell>
          <table:table-cell office:value-type="float" office:value="64.422961544502" table:style-name="ce1">
            <text:p>64.422961544502</text:p>
          </table:table-cell>
          <table:table-cell office:value-type="float" office:value="63.23910537465" table:style-name="ce1">
            <text:p>63.23910537465</text:p>
          </table:table-cell>
          <table:table-cell office:value-type="float" office:value="64.6913619886055" table:style-name="ce1">
            <text:p>64.6913619886055</text:p>
          </table:table-cell>
          <table:table-cell office:value-type="float" office:value="63.6318394675832" table:style-name="ce1">
            <text:p>63.6318394675832</text:p>
          </table:table-cell>
          <table:table-cell office:value-type="float" office:value="65.4239195205214" table:style-name="ce1">
            <text:p>65.4239195205214</text:p>
          </table:table-cell>
          <table:table-cell office:value-type="float" office:value="64.5637967408165" table:style-name="ce1">
            <text:p>64.5637967408165</text:p>
          </table:table-cell>
          <table:table-cell office:value-type="float" office:value="66.1038196948347" table:style-name="ce1">
            <text:p>66.1038196948347</text:p>
          </table:table-cell>
          <table:table-cell office:value-type="float" office:value="65.8768977490207" table:style-name="ce1">
            <text:p>65.8768977490207</text:p>
          </table:table-cell>
          <table:table-cell office:value-type="float" office:value="66.1265224264488" table:style-name="ce1">
            <text:p>66.1265224264488</text:p>
          </table:table-cell>
          <table:table-cell office:value-type="float" office:value="66.3743517087208" table:style-name="ce1">
            <text:p>66.3743517087208</text:p>
          </table:table-cell>
          <table:table-cell office:value-type="float" office:value="66.6201426595557" table:style-name="ce1">
            <text:p>66.6201426595557</text:p>
          </table:table-cell>
          <table:table-cell office:value-type="float" office:value="66.8637958776981" table:style-name="ce1">
            <text:p>66.8637958776981</text:p>
          </table:table-cell>
          <table:table-cell office:value-type="float" office:value="67.1052771568126" table:style-name="ce1">
            <text:p>67.1052771568126</text:p>
          </table:table-cell>
          <table:table-cell office:value-type="float" office:value="67.3445818484266" table:style-name="ce1">
            <text:p>67.3445818484266</text:p>
          </table:table-cell>
          <table:table-cell office:value-type="float" office:value="67.5817186510606" table:style-name="ce1">
            <text:p>67.5817186510606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12" table:style-name="ce1">
            <text:p>12</text:p>
          </table:table-cell>
          <table:table-cell office:value-type="float" office:value="43.3152" table:style-name="ce1">
            <text:p>43.3152</text:p>
          </table:table-cell>
          <table:table-cell office:value-type="float" office:value="42.7692568973728" table:style-name="ce1">
            <text:p>42.7692568973728</text:p>
          </table:table-cell>
          <table:table-cell office:value-type="float" office:value="44.4150085659116" table:style-name="ce1">
            <text:p>44.4150085659116</text:p>
          </table:table-cell>
          <table:table-cell office:value-type="float" office:value="43.3597212647492" table:style-name="ce1">
            <text:p>43.3597212647492</text:p>
          </table:table-cell>
          <table:table-cell office:value-type="float" office:value="45.4167564489501" table:style-name="ce1">
            <text:p>45.4167564489501</text:p>
          </table:table-cell>
          <table:table-cell office:value-type="float" office:value="44.6621686492413" table:style-name="ce1">
            <text:p>44.6621686492413</text:p>
          </table:table-cell>
          <table:table-cell office:value-type="float" office:value="45.6587677272098" table:style-name="ce1">
            <text:p>45.6587677272098</text:p>
          </table:table-cell>
          <table:table-cell office:value-type="float" office:value="44.9225698818707" table:style-name="ce1">
            <text:p>44.9225698818707</text:p>
          </table:table-cell>
          <table:table-cell office:value-type="float" office:value="46.3207321874313" table:style-name="ce1">
            <text:p>46.3207321874313</text:p>
          </table:table-cell>
          <table:table-cell office:value-type="float" office:value="45.3110391589655" table:style-name="ce1">
            <text:p>45.3110391589655</text:p>
          </table:table-cell>
          <table:table-cell office:value-type="float" office:value="46.9356945048643" table:style-name="ce1">
            <text:p>46.9356945048643</text:p>
          </table:table-cell>
          <table:table-cell office:value-type="float" office:value="45.8228809546584" table:style-name="ce1">
            <text:p>45.8228809546584</text:p>
          </table:table-cell>
          <table:table-cell office:value-type="float" office:value="47.4217056029045" table:style-name="ce1">
            <text:p>47.4217056029045</text:p>
          </table:table-cell>
          <table:table-cell office:value-type="float" office:value="46.2863357779966" table:style-name="ce1">
            <text:p>46.2863357779966</text:p>
          </table:table-cell>
          <table:table-cell office:value-type="float" office:value="48.0366431805649" table:style-name="ce1">
            <text:p>48.0366431805649</text:p>
          </table:table-cell>
          <table:table-cell office:value-type="float" office:value="46.807618680578" table:style-name="ce1">
            <text:p>46.807618680578</text:p>
          </table:table-cell>
          <table:table-cell office:value-type="float" office:value="48.5064217141147" table:style-name="ce1">
            <text:p>48.5064217141147</text:p>
          </table:table-cell>
          <table:table-cell office:value-type="float" office:value="47.280144261815" table:style-name="ce1">
            <text:p>47.280144261815</text:p>
          </table:table-cell>
          <table:table-cell office:value-type="float" office:value="48.8404352264129" table:style-name="ce1">
            <text:p>48.8404352264129</text:p>
          </table:table-cell>
          <table:table-cell office:value-type="float" office:value="47.543499515702" table:style-name="ce1">
            <text:p>47.543499515702</text:p>
          </table:table-cell>
          <table:table-cell office:value-type="float" office:value="49.0653389625195" table:style-name="ce1">
            <text:p>49.0653389625195</text:p>
          </table:table-cell>
          <table:table-cell office:value-type="float" office:value="48.1935322142416" table:style-name="ce1">
            <text:p>48.1935322142416</text:p>
          </table:table-cell>
          <table:table-cell office:value-type="float" office:value="49.9169447767436" table:style-name="ce1">
            <text:p>49.9169447767436</text:p>
          </table:table-cell>
          <table:table-cell office:value-type="float" office:value="48.7330920221692" table:style-name="ce1">
            <text:p>48.7330920221692</text:p>
          </table:table-cell>
          <table:table-cell office:value-type="float" office:value="50.227319182276" table:style-name="ce1">
            <text:p>50.227319182276</text:p>
          </table:table-cell>
          <table:table-cell office:value-type="float" office:value="49.0473036714726" table:style-name="ce1">
            <text:p>49.0473036714726</text:p>
          </table:table-cell>
          <table:table-cell office:value-type="float" office:value="50.6484891263883" table:style-name="ce1">
            <text:p>50.6484891263883</text:p>
          </table:table-cell>
          <table:table-cell office:value-type="float" office:value="49.5093198243175" table:style-name="ce1">
            <text:p>49.5093198243175</text:p>
          </table:table-cell>
          <table:table-cell office:value-type="float" office:value="50.9816306310927" table:style-name="ce1">
            <text:p>50.9816306310927</text:p>
          </table:table-cell>
          <table:table-cell office:value-type="float" office:value="49.7744292346304" table:style-name="ce1">
            <text:p>49.7744292346304</text:p>
          </table:table-cell>
          <table:table-cell office:value-type="float" office:value="51.5212080679414" table:style-name="ce1">
            <text:p>51.5212080679414</text:p>
          </table:table-cell>
          <table:table-cell office:value-type="float" office:value="50.2822589977961" table:style-name="ce1">
            <text:p>50.2822589977961</text:p>
          </table:table-cell>
          <table:table-cell office:value-type="float" office:value="52.1533616914892" table:style-name="ce1">
            <text:p>52.1533616914892</text:p>
          </table:table-cell>
          <table:table-cell office:value-type="float" office:value="50.6760978069796" table:style-name="ce1">
            <text:p>50.6760978069796</text:p>
          </table:table-cell>
          <table:table-cell office:value-type="float" office:value="52.3648845687446" table:style-name="ce1">
            <text:p>52.3648845687446</text:p>
          </table:table-cell>
          <table:table-cell office:value-type="float" office:value="50.9679815150295" table:style-name="ce1">
            <text:p>50.9679815150295</text:p>
          </table:table-cell>
          <table:table-cell office:value-type="float" office:value="52.3562085962986" table:style-name="ce1">
            <text:p>52.3562085962986</text:p>
          </table:table-cell>
          <table:table-cell office:value-type="float" office:value="51.135345264935" table:style-name="ce1">
            <text:p>51.135345264935</text:p>
          </table:table-cell>
          <table:table-cell office:value-type="float" office:value="52.7810960892852" table:style-name="ce1">
            <text:p>52.7810960892852</text:p>
          </table:table-cell>
          <table:table-cell office:value-type="float" office:value="51.5435934711566" table:style-name="ce1">
            <text:p>51.5435934711566</text:p>
          </table:table-cell>
          <table:table-cell office:value-type="float" office:value="53.1514539592172" table:style-name="ce1">
            <text:p>53.1514539592172</text:p>
          </table:table-cell>
          <table:table-cell office:value-type="float" office:value="51.923533517351" table:style-name="ce1">
            <text:p>51.923533517351</text:p>
          </table:table-cell>
          <table:table-cell office:value-type="float" office:value="53.1165273932919" table:style-name="ce1">
            <text:p>53.1165273932919</text:p>
          </table:table-cell>
          <table:table-cell office:value-type="float" office:value="52.0276200349366" table:style-name="ce1">
            <text:p>52.0276200349366</text:p>
          </table:table-cell>
          <table:table-cell office:value-type="float" office:value="53.5927622755578" table:style-name="ce1">
            <text:p>53.5927622755578</text:p>
          </table:table-cell>
          <table:table-cell office:value-type="float" office:value="52.4375533843939" table:style-name="ce1">
            <text:p>52.4375533843939</text:p>
          </table:table-cell>
          <table:table-cell office:value-type="float" office:value="53.8865904929391" table:style-name="ce1">
            <text:p>53.8865904929391</text:p>
          </table:table-cell>
          <table:table-cell office:value-type="float" office:value="52.9813592218103" table:style-name="ce1">
            <text:p>52.9813592218103</text:p>
          </table:table-cell>
          <table:table-cell office:value-type="float" office:value="54.3186607876235" table:style-name="ce1">
            <text:p>54.3186607876235</text:p>
          </table:table-cell>
          <table:table-cell office:value-type="float" office:value="52.9774347404847" table:style-name="ce1">
            <text:p>52.9774347404847</text:p>
          </table:table-cell>
          <table:table-cell office:value-type="float" office:value="54.4956929506529" table:style-name="ce1">
            <text:p>54.4956929506529</text:p>
          </table:table-cell>
          <table:table-cell office:value-type="float" office:value="53.1563626656681" table:style-name="ce1">
            <text:p>53.1563626656681</text:p>
          </table:table-cell>
          <table:table-cell office:value-type="float" office:value="54.6017002832678" table:style-name="ce1">
            <text:p>54.6017002832678</text:p>
          </table:table-cell>
          <table:table-cell office:value-type="float" office:value="53.3688751742912" table:style-name="ce1">
            <text:p>53.3688751742912</text:p>
          </table:table-cell>
          <table:table-cell office:value-type="float" office:value="54.8366136068344" table:style-name="ce1">
            <text:p>54.8366136068344</text:p>
          </table:table-cell>
          <table:table-cell office:value-type="float" office:value="53.6331650363623" table:style-name="ce1">
            <text:p>53.6331650363623</text:p>
          </table:table-cell>
          <table:table-cell office:value-type="float" office:value="55.121678528998" table:style-name="ce1">
            <text:p>55.121678528998</text:p>
          </table:table-cell>
          <table:table-cell office:value-type="float" office:value="53.7581635752472" table:style-name="ce1">
            <text:p>53.7581635752472</text:p>
          </table:table-cell>
          <table:table-cell office:value-type="float" office:value="55.1488088639376" table:style-name="ce1">
            <text:p>55.1488088639376</text:p>
          </table:table-cell>
          <table:table-cell office:value-type="float" office:value="53.8671799507348" table:style-name="ce1">
            <text:p>53.8671799507348</text:p>
          </table:table-cell>
          <table:table-cell office:value-type="float" office:value="55.3673787533258" table:style-name="ce1">
            <text:p>55.3673787533258</text:p>
          </table:table-cell>
          <table:table-cell office:value-type="float" office:value="54.1880795601319" table:style-name="ce1">
            <text:p>54.1880795601319</text:p>
          </table:table-cell>
          <table:table-cell office:value-type="float" office:value="55.6650061859867" table:style-name="ce1">
            <text:p>55.6650061859867</text:p>
          </table:table-cell>
          <table:table-cell office:value-type="float" office:value="55.4133094970936" table:style-name="ce1">
            <text:p>55.4133094970936</text:p>
          </table:table-cell>
          <table:table-cell office:value-type="float" office:value="55.563033059207" table:style-name="ce1">
            <text:p>55.563033059207</text:p>
          </table:table-cell>
          <table:table-cell office:value-type="float" office:value="55.706110379524" table:style-name="ce1">
            <text:p>55.706110379524</text:p>
          </table:table-cell>
          <table:table-cell office:value-type="float" office:value="55.8455340837086" table:style-name="ce1">
            <text:p>55.8455340837086</text:p>
          </table:table-cell>
          <table:table-cell office:value-type="float" office:value="55.9826456362228" table:style-name="ce1">
            <text:p>55.9826456362228</text:p>
          </table:table-cell>
          <table:table-cell office:value-type="float" office:value="56.1180497273428" table:style-name="ce1">
            <text:p>56.1180497273428</text:p>
          </table:table-cell>
          <table:table-cell office:value-type="float" office:value="56.2520222565557" table:style-name="ce1">
            <text:p>56.2520222565557</text:p>
          </table:table-cell>
          <table:table-cell office:value-type="float" office:value="56.384692367849" table:style-name="ce1">
            <text:p>56.384692367849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13" table:style-name="ce1">
            <text:p>13</text:p>
          </table:table-cell>
          <table:table-cell office:value-type="float" office:value="43.3152" table:style-name="ce1">
            <text:p>43.3152</text:p>
          </table:table-cell>
          <table:table-cell office:value-type="float" office:value="43.0589656900917" table:style-name="ce1">
            <text:p>43.0589656900917</text:p>
          </table:table-cell>
          <table:table-cell office:value-type="float" office:value="45.71330960879" table:style-name="ce1">
            <text:p>45.71330960879</text:p>
          </table:table-cell>
          <table:table-cell office:value-type="float" office:value="45.1375510068073" table:style-name="ce1">
            <text:p>45.1375510068073</text:p>
          </table:table-cell>
          <table:table-cell office:value-type="float" office:value="48.3812395066874" table:style-name="ce1">
            <text:p>48.3812395066874</text:p>
          </table:table-cell>
          <table:table-cell office:value-type="float" office:value="48.1453474158844" table:style-name="ce1">
            <text:p>48.1453474158844</text:p>
          </table:table-cell>
          <table:table-cell office:value-type="float" office:value="50.5646368315423" table:style-name="ce1">
            <text:p>50.5646368315423</text:p>
          </table:table-cell>
          <table:table-cell office:value-type="float" office:value="50.556927379031" table:style-name="ce1">
            <text:p>50.556927379031</text:p>
          </table:table-cell>
          <table:table-cell office:value-type="float" office:value="53.2344636551305" table:style-name="ce1">
            <text:p>53.2344636551305</text:p>
          </table:table-cell>
          <table:table-cell office:value-type="float" office:value="52.4993723800289" table:style-name="ce1">
            <text:p>52.4993723800289</text:p>
          </table:table-cell>
          <table:table-cell office:value-type="float" office:value="55.3195656765534" table:style-name="ce1">
            <text:p>55.3195656765534</text:p>
          </table:table-cell>
          <table:table-cell office:value-type="float" office:value="54.7380828198158" table:style-name="ce1">
            <text:p>54.7380828198158</text:p>
          </table:table-cell>
          <table:table-cell office:value-type="float" office:value="57.7629572396027" table:style-name="ce1">
            <text:p>57.7629572396027</text:p>
          </table:table-cell>
          <table:table-cell office:value-type="float" office:value="57.1922207089749" table:style-name="ce1">
            <text:p>57.1922207089749</text:p>
          </table:table-cell>
          <table:table-cell office:value-type="float" office:value="59.998274548178" table:style-name="ce1">
            <text:p>59.998274548178</text:p>
          </table:table-cell>
          <table:table-cell office:value-type="float" office:value="59.3501140842549" table:style-name="ce1">
            <text:p>59.3501140842549</text:p>
          </table:table-cell>
          <table:table-cell office:value-type="float" office:value="62.2116354379443" table:style-name="ce1">
            <text:p>62.2116354379443</text:p>
          </table:table-cell>
          <table:table-cell office:value-type="float" office:value="61.6268162124355" table:style-name="ce1">
            <text:p>61.6268162124355</text:p>
          </table:table-cell>
          <table:table-cell office:value-type="float" office:value="64.4359222194801" table:style-name="ce1">
            <text:p>64.4359222194801</text:p>
          </table:table-cell>
          <table:table-cell office:value-type="float" office:value="63.6814332357973" table:style-name="ce1">
            <text:p>63.6814332357973</text:p>
          </table:table-cell>
          <table:table-cell office:value-type="float" office:value="66.661463788748" table:style-name="ce1">
            <text:p>66.661463788748</text:p>
          </table:table-cell>
          <table:table-cell office:value-type="float" office:value="66.1458162515972" table:style-name="ce1">
            <text:p>66.1458162515972</text:p>
          </table:table-cell>
          <table:table-cell office:value-type="float" office:value="69.1590162632866" table:style-name="ce1">
            <text:p>69.1590162632866</text:p>
          </table:table-cell>
          <table:table-cell office:value-type="float" office:value="68.7634515385201" table:style-name="ce1">
            <text:p>68.7634515385201</text:p>
          </table:table-cell>
          <table:table-cell office:value-type="float" office:value="71.5572709324324" table:style-name="ce1">
            <text:p>71.5572709324324</text:p>
          </table:table-cell>
          <table:table-cell office:value-type="float" office:value="70.8053114939046" table:style-name="ce1">
            <text:p>70.8053114939046</text:p>
          </table:table-cell>
          <table:table-cell office:value-type="float" office:value="73.6160361832886" table:style-name="ce1">
            <text:p>73.6160361832886</text:p>
          </table:table-cell>
          <table:table-cell office:value-type="float" office:value="73.0311467877923" table:style-name="ce1">
            <text:p>73.0311467877923</text:p>
          </table:table-cell>
          <table:table-cell office:value-type="float" office:value="75.8972953193933" table:style-name="ce1">
            <text:p>75.8972953193933</text:p>
          </table:table-cell>
          <table:table-cell office:value-type="float" office:value="75.2189585978497" table:style-name="ce1">
            <text:p>75.2189585978497</text:p>
          </table:table-cell>
          <table:table-cell office:value-type="float" office:value="78.1078621136869" table:style-name="ce1">
            <text:p>78.1078621136869</text:p>
          </table:table-cell>
          <table:table-cell office:value-type="float" office:value="77.3445289067294" table:style-name="ce1">
            <text:p>77.3445289067294</text:p>
          </table:table-cell>
          <table:table-cell office:value-type="float" office:value="80.5279244780445" table:style-name="ce1">
            <text:p>80.5279244780445</text:p>
          </table:table-cell>
          <table:table-cell office:value-type="float" office:value="79.433789626098" table:style-name="ce1">
            <text:p>79.433789626098</text:p>
          </table:table-cell>
          <table:table-cell office:value-type="float" office:value="82.3090824238746" table:style-name="ce1">
            <text:p>82.3090824238746</text:p>
          </table:table-cell>
          <table:table-cell office:value-type="float" office:value="81.334911184641" table:style-name="ce1">
            <text:p>81.334911184641</text:p>
          </table:table-cell>
          <table:table-cell office:value-type="float" office:value="83.9324716592914" table:style-name="ce1">
            <text:p>83.9324716592914</text:p>
          </table:table-cell>
          <table:table-cell office:value-type="float" office:value="82.981142307201" table:style-name="ce1">
            <text:p>82.981142307201</text:p>
          </table:table-cell>
          <table:table-cell office:value-type="float" office:value="85.6450270993452" table:style-name="ce1">
            <text:p>85.6450270993452</text:p>
          </table:table-cell>
          <table:table-cell office:value-type="float" office:value="84.8169624914873" table:style-name="ce1">
            <text:p>84.8169624914873</text:p>
          </table:table-cell>
          <table:table-cell office:value-type="float" office:value="87.5670468456253" table:style-name="ce1">
            <text:p>87.5670468456253</text:p>
          </table:table-cell>
          <table:table-cell office:value-type="float" office:value="86.3073017309706" table:style-name="ce1">
            <text:p>86.3073017309706</text:p>
          </table:table-cell>
          <table:table-cell office:value-type="float" office:value="88.916054696166" table:style-name="ce1">
            <text:p>88.916054696166</text:p>
          </table:table-cell>
          <table:table-cell office:value-type="float" office:value="88.8758875871531" table:style-name="ce1">
            <text:p>88.8758875871531</text:p>
          </table:table-cell>
          <table:table-cell office:value-type="float" office:value="91.3214783213547" table:style-name="ce1">
            <text:p>91.3214783213547</text:p>
          </table:table-cell>
          <table:table-cell office:value-type="float" office:value="90.8964312064228" table:style-name="ce1">
            <text:p>90.8964312064228</text:p>
          </table:table-cell>
          <table:table-cell office:value-type="float" office:value="93.5777692241825" table:style-name="ce1">
            <text:p>93.5777692241825</text:p>
          </table:table-cell>
          <table:table-cell office:value-type="float" office:value="93.4620386309942" table:style-name="ce1">
            <text:p>93.4620386309942</text:p>
          </table:table-cell>
          <table:table-cell office:value-type="float" office:value="95.8572023019383" table:style-name="ce1">
            <text:p>95.8572023019383</text:p>
          </table:table-cell>
          <table:table-cell office:value-type="float" office:value="94.6438270431266" table:style-name="ce1">
            <text:p>94.6438270431266</text:p>
          </table:table-cell>
          <table:table-cell office:value-type="float" office:value="97.6700141969179" table:style-name="ce1">
            <text:p>97.6700141969179</text:p>
          </table:table-cell>
          <table:table-cell office:value-type="float" office:value="96.4277078109057" table:style-name="ce1">
            <text:p>96.4277078109057</text:p>
          </table:table-cell>
          <table:table-cell office:value-type="float" office:value="98.8307220040194" table:style-name="ce1">
            <text:p>98.8307220040194</text:p>
          </table:table-cell>
          <table:table-cell office:value-type="float" office:value="97.9224332329828" table:style-name="ce1">
            <text:p>97.9224332329828</text:p>
          </table:table-cell>
          <table:table-cell office:value-type="float" office:value="100.853508584967" table:style-name="ce1">
            <text:p>100.853508584967</text:p>
          </table:table-cell>
          <table:table-cell office:value-type="float" office:value="99.9139374659856" table:style-name="ce1">
            <text:p>99.9139374659856</text:p>
          </table:table-cell>
          <table:table-cell office:value-type="float" office:value="102.379467775042" table:style-name="ce1">
            <text:p>102.379467775042</text:p>
          </table:table-cell>
          <table:table-cell office:value-type="float" office:value="101.176072305832" table:style-name="ce1">
            <text:p>101.176072305832</text:p>
          </table:table-cell>
          <table:table-cell office:value-type="float" office:value="103.496339978409" table:style-name="ce1">
            <text:p>103.496339978409</text:p>
          </table:table-cell>
          <table:table-cell office:value-type="float" office:value="102.639487122301" table:style-name="ce1">
            <text:p>102.639487122301</text:p>
          </table:table-cell>
          <table:table-cell office:value-type="float" office:value="105.101143374423" table:style-name="ce1">
            <text:p>105.101143374423</text:p>
          </table:table-cell>
          <table:table-cell office:value-type="float" office:value="104.308052376188" table:style-name="ce1">
            <text:p>104.308052376188</text:p>
          </table:table-cell>
          <table:table-cell office:value-type="float" office:value="106.690573114297" table:style-name="ce1">
            <text:p>106.690573114297</text:p>
          </table:table-cell>
          <table:table-cell office:value-type="float" office:value="107.090526994595" table:style-name="ce1">
            <text:p>107.090526994595</text:p>
          </table:table-cell>
          <table:table-cell office:value-type="float" office:value="107.872643304625" table:style-name="ce1">
            <text:p>107.872643304625</text:p>
          </table:table-cell>
          <table:table-cell office:value-type="float" office:value="108.628064541117" table:style-name="ce1">
            <text:p>108.628064541117</text:p>
          </table:table-cell>
          <table:table-cell office:value-type="float" office:value="109.367868135608" table:style-name="ce1">
            <text:p>109.367868135608</text:p>
          </table:table-cell>
          <table:table-cell office:value-type="float" office:value="110.09707872354" table:style-name="ce1">
            <text:p>110.09707872354</text:p>
          </table:table-cell>
          <table:table-cell office:value-type="float" office:value="110.817992593815" table:style-name="ce1">
            <text:p>110.817992593815</text:p>
          </table:table-cell>
          <table:table-cell office:value-type="float" office:value="111.531676057711" table:style-name="ce1">
            <text:p>111.531676057711</text:p>
          </table:table-cell>
          <table:table-cell office:value-type="float" office:value="112.238640782919" table:style-name="ce1">
            <text:p>112.238640782919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14" table:style-name="ce1">
            <text:p>14</text:p>
          </table:table-cell>
          <table:table-cell office:value-type="float" office:value="43.3152" table:style-name="ce1">
            <text:p>43.3152</text:p>
          </table:table-cell>
          <table:table-cell office:value-type="float" office:value="43.0098701505291" table:style-name="ce1">
            <text:p>43.0098701505291</text:p>
          </table:table-cell>
          <table:table-cell office:value-type="float" office:value="44.6232905849141" table:style-name="ce1">
            <text:p>44.6232905849141</text:p>
          </table:table-cell>
          <table:table-cell office:value-type="float" office:value="43.7271221882203" table:style-name="ce1">
            <text:p>43.7271221882203</text:p>
          </table:table-cell>
          <table:table-cell office:value-type="float" office:value="45.919267691685" table:style-name="ce1">
            <text:p>45.919267691685</text:p>
          </table:table-cell>
          <table:table-cell office:value-type="float" office:value="45.1549330285101" table:style-name="ce1">
            <text:p>45.1549330285101</text:p>
          </table:table-cell>
          <table:table-cell office:value-type="float" office:value="46.2203141585829" table:style-name="ce1">
            <text:p>46.2203141585829</text:p>
          </table:table-cell>
          <table:table-cell office:value-type="float" office:value="45.8512072993318" table:style-name="ce1">
            <text:p>45.8512072993318</text:p>
          </table:table-cell>
          <table:table-cell office:value-type="float" office:value="47.3047266575992" table:style-name="ce1">
            <text:p>47.3047266575992</text:p>
          </table:table-cell>
          <table:table-cell office:value-type="float" office:value="46.2495864065328" table:style-name="ce1">
            <text:p>46.2495864065328</text:p>
          </table:table-cell>
          <table:table-cell office:value-type="float" office:value="47.9332328485139" table:style-name="ce1">
            <text:p>47.9332328485139</text:p>
          </table:table-cell>
          <table:table-cell office:value-type="float" office:value="46.7792822986413" table:style-name="ce1">
            <text:p>46.7792822986413</text:p>
          </table:table-cell>
          <table:table-cell office:value-type="float" office:value="48.681353786764" table:style-name="ce1">
            <text:p>48.681353786764</text:p>
          </table:table-cell>
          <table:table-cell office:value-type="float" office:value="47.6394787593021" table:style-name="ce1">
            <text:p>47.6394787593021</text:p>
          </table:table-cell>
          <table:table-cell office:value-type="float" office:value="49.3051180156908" table:style-name="ce1">
            <text:p>49.3051180156908</text:p>
          </table:table-cell>
          <table:table-cell office:value-type="float" office:value="48.1612625751378" table:style-name="ce1">
            <text:p>48.1612625751378</text:p>
          </table:table-cell>
          <table:table-cell office:value-type="float" office:value="49.8770900982651" table:style-name="ce1">
            <text:p>49.8770900982651</text:p>
          </table:table-cell>
          <table:table-cell office:value-type="float" office:value="48.8598082346204" table:style-name="ce1">
            <text:p>48.8598082346204</text:p>
          </table:table-cell>
          <table:table-cell office:value-type="float" office:value="50.4954314003127" table:style-name="ce1">
            <text:p>50.4954314003127</text:p>
          </table:table-cell>
          <table:table-cell office:value-type="float" office:value="49.3462462812665" table:style-name="ce1">
            <text:p>49.3462462812665</text:p>
          </table:table-cell>
          <table:table-cell office:value-type="float" office:value="51.109644129599" table:style-name="ce1">
            <text:p>51.109644129599</text:p>
          </table:table-cell>
          <table:table-cell office:value-type="float" office:value="50.313797508759" table:style-name="ce1">
            <text:p>50.313797508759</text:p>
          </table:table-cell>
          <table:table-cell office:value-type="float" office:value="52.2754060312767" table:style-name="ce1">
            <text:p>52.2754060312767</text:p>
          </table:table-cell>
          <table:table-cell office:value-type="float" office:value="51.4225996100613" table:style-name="ce1">
            <text:p>51.4225996100613</text:p>
          </table:table-cell>
          <table:table-cell office:value-type="float" office:value="53.0269780749486" table:style-name="ce1">
            <text:p>53.0269780749486</text:p>
          </table:table-cell>
          <table:table-cell office:value-type="float" office:value="51.9554969746981" table:style-name="ce1">
            <text:p>51.9554969746981</text:p>
          </table:table-cell>
          <table:table-cell office:value-type="float" office:value="53.7681057277994" table:style-name="ce1">
            <text:p>53.7681057277994</text:p>
          </table:table-cell>
          <table:table-cell office:value-type="float" office:value="52.7680995359277" table:style-name="ce1">
            <text:p>52.7680995359277</text:p>
          </table:table-cell>
          <table:table-cell office:value-type="float" office:value="54.5530061622473" table:style-name="ce1">
            <text:p>54.5530061622473</text:p>
          </table:table-cell>
          <table:table-cell office:value-type="float" office:value="53.4740539151077" table:style-name="ce1">
            <text:p>53.4740539151077</text:p>
          </table:table-cell>
          <table:table-cell office:value-type="float" office:value="55.3075439540526" table:style-name="ce1">
            <text:p>55.3075439540526</text:p>
          </table:table-cell>
          <table:table-cell office:value-type="float" office:value="54.196780065397" table:style-name="ce1">
            <text:p>54.196780065397</text:p>
          </table:table-cell>
          <table:table-cell office:value-type="float" office:value="56.3337322758402" table:style-name="ce1">
            <text:p>56.3337322758402</text:p>
          </table:table-cell>
          <table:table-cell office:value-type="float" office:value="54.8560902991868" table:style-name="ce1">
            <text:p>54.8560902991868</text:p>
          </table:table-cell>
          <table:table-cell office:value-type="float" office:value="56.6734927779168" table:style-name="ce1">
            <text:p>56.6734927779168</text:p>
          </table:table-cell>
          <table:table-cell office:value-type="float" office:value="55.276478626672" table:style-name="ce1">
            <text:p>55.276478626672</text:p>
          </table:table-cell>
          <table:table-cell office:value-type="float" office:value="56.8150003386004" table:style-name="ce1">
            <text:p>56.8150003386004</text:p>
          </table:table-cell>
          <table:table-cell office:value-type="float" office:value="55.667130761615" table:style-name="ce1">
            <text:p>55.667130761615</text:p>
          </table:table-cell>
          <table:table-cell office:value-type="float" office:value="57.3530717232435" table:style-name="ce1">
            <text:p>57.3530717232435</text:p>
          </table:table-cell>
          <table:table-cell office:value-type="float" office:value="56.2009140088475" table:style-name="ce1">
            <text:p>56.2009140088475</text:p>
          </table:table-cell>
          <table:table-cell office:value-type="float" office:value="57.9848364304181" table:style-name="ce1">
            <text:p>57.9848364304181</text:p>
          </table:table-cell>
          <table:table-cell office:value-type="float" office:value="56.5710442868641" table:style-name="ce1">
            <text:p>56.5710442868641</text:p>
          </table:table-cell>
          <table:table-cell office:value-type="float" office:value="58.0232946862907" table:style-name="ce1">
            <text:p>58.0232946862907</text:p>
          </table:table-cell>
          <table:table-cell office:value-type="float" office:value="57.3114187934174" table:style-name="ce1">
            <text:p>57.3114187934174</text:p>
          </table:table-cell>
          <table:table-cell office:value-type="float" office:value="58.7975242648497" table:style-name="ce1">
            <text:p>58.7975242648497</text:p>
          </table:table-cell>
          <table:table-cell office:value-type="float" office:value="58.2560692644713" table:style-name="ce1">
            <text:p>58.2560692644713</text:p>
          </table:table-cell>
          <table:table-cell office:value-type="float" office:value="59.8427801981241" table:style-name="ce1">
            <text:p>59.8427801981241</text:p>
          </table:table-cell>
          <table:table-cell office:value-type="float" office:value="59.2223124023945" table:style-name="ce1">
            <text:p>59.2223124023945</text:p>
          </table:table-cell>
          <table:table-cell office:value-type="float" office:value="60.4435587395986" table:style-name="ce1">
            <text:p>60.4435587395986</text:p>
          </table:table-cell>
          <table:table-cell office:value-type="float" office:value="59.2552448530136" table:style-name="ce1">
            <text:p>59.2552448530136</text:p>
          </table:table-cell>
          <table:table-cell office:value-type="float" office:value="61.1115409006894" table:style-name="ce1">
            <text:p>61.1115409006894</text:p>
          </table:table-cell>
          <table:table-cell office:value-type="float" office:value="59.7170644134658" table:style-name="ce1">
            <text:p>59.7170644134658</text:p>
          </table:table-cell>
          <table:table-cell office:value-type="float" office:value="61.1512346865455" table:style-name="ce1">
            <text:p>61.1512346865455</text:p>
          </table:table-cell>
          <table:table-cell office:value-type="float" office:value="60.049140079396" table:style-name="ce1">
            <text:p>60.049140079396</text:p>
          </table:table-cell>
          <table:table-cell office:value-type="float" office:value="61.708143926899" table:style-name="ce1">
            <text:p>61.708143926899</text:p>
          </table:table-cell>
          <table:table-cell office:value-type="float" office:value="60.5502535544681" table:style-name="ce1">
            <text:p>60.5502535544681</text:p>
          </table:table-cell>
          <table:table-cell office:value-type="float" office:value="62.2058497953841" table:style-name="ce1">
            <text:p>62.2058497953841</text:p>
          </table:table-cell>
          <table:table-cell office:value-type="float" office:value="61.0449769393846" table:style-name="ce1">
            <text:p>61.0449769393846</text:p>
          </table:table-cell>
          <table:table-cell office:value-type="float" office:value="62.5650883701908" table:style-name="ce1">
            <text:p>62.5650883701908</text:p>
          </table:table-cell>
          <table:table-cell office:value-type="float" office:value="61.3570661906393" table:style-name="ce1">
            <text:p>61.3570661906393</text:p>
          </table:table-cell>
          <table:table-cell office:value-type="float" office:value="63.1298653325009" table:style-name="ce1">
            <text:p>63.1298653325009</text:p>
          </table:table-cell>
          <table:table-cell office:value-type="float" office:value="62.3569947830668" table:style-name="ce1">
            <text:p>62.3569947830668</text:p>
          </table:table-cell>
          <table:table-cell office:value-type="float" office:value="63.7989117493073" table:style-name="ce1">
            <text:p>63.7989117493073</text:p>
          </table:table-cell>
          <table:table-cell office:value-type="float" office:value="63.5440559159736" table:style-name="ce1">
            <text:p>63.5440559159736</text:p>
          </table:table-cell>
          <table:table-cell office:value-type="float" office:value="63.7699089627397" table:style-name="ce1">
            <text:p>63.7699089627397</text:p>
          </table:table-cell>
          <table:table-cell office:value-type="float" office:value="63.9944366425184" table:style-name="ce1">
            <text:p>63.9944366425184</text:p>
          </table:table-cell>
          <table:table-cell office:value-type="float" office:value="64.2172754020121" table:style-name="ce1">
            <text:p>64.2172754020121</text:p>
          </table:table-cell>
          <table:table-cell office:value-type="float" office:value="64.4382709466409" table:style-name="ce1">
            <text:p>64.4382709466409</text:p>
          </table:table-cell>
          <table:table-cell office:value-type="float" office:value="64.6573632929902" table:style-name="ce1">
            <text:p>64.6573632929902</text:p>
          </table:table-cell>
          <table:table-cell office:value-type="float" office:value="64.8745349162437" table:style-name="ce1">
            <text:p>64.8745349162437</text:p>
          </table:table-cell>
          <table:table-cell office:value-type="float" office:value="65.0897873600271" table:style-name="ce1">
            <text:p>65.0897873600271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15" table:style-name="ce1">
            <text:p>15</text:p>
          </table:table-cell>
          <table:table-cell office:value-type="float" office:value="43.3152" table:style-name="ce1">
            <text:p>43.3152</text:p>
          </table:table-cell>
          <table:table-cell office:value-type="float" office:value="43.1040883821044" table:style-name="ce1">
            <text:p>43.1040883821044</text:p>
          </table:table-cell>
          <table:table-cell office:value-type="float" office:value="45.1307544566817" table:style-name="ce1">
            <text:p>45.1307544566817</text:p>
          </table:table-cell>
          <table:table-cell office:value-type="float" office:value="44.3521654582181" table:style-name="ce1">
            <text:p>44.3521654582181</text:p>
          </table:table-cell>
          <table:table-cell office:value-type="float" office:value="47.044246931413" table:style-name="ce1">
            <text:p>47.044246931413</text:p>
          </table:table-cell>
          <table:table-cell office:value-type="float" office:value="46.5131418017517" table:style-name="ce1">
            <text:p>46.5131418017517</text:p>
          </table:table-cell>
          <table:table-cell office:value-type="float" office:value="48.2321738413674" table:style-name="ce1">
            <text:p>48.2321738413674</text:p>
          </table:table-cell>
          <table:table-cell office:value-type="float" office:value="47.9332806663798" table:style-name="ce1">
            <text:p>47.9332806663798</text:p>
          </table:table-cell>
          <table:table-cell office:value-type="float" office:value="49.9380118947737" table:style-name="ce1">
            <text:p>49.9380118947737</text:p>
          </table:table-cell>
          <table:table-cell office:value-type="float" office:value="49.0570163643178" table:style-name="ce1">
            <text:p>49.0570163643178</text:p>
          </table:table-cell>
          <table:table-cell office:value-type="float" office:value="51.1946637119986" table:style-name="ce1">
            <text:p>51.1946637119986</text:p>
          </table:table-cell>
          <table:table-cell office:value-type="float" office:value="50.4353590533922" table:style-name="ce1">
            <text:p>50.4353590533922</text:p>
          </table:table-cell>
          <table:table-cell office:value-type="float" office:value="52.7656023539643" table:style-name="ce1">
            <text:p>52.7656023539643</text:p>
          </table:table-cell>
          <table:table-cell office:value-type="float" office:value="52.0528701372728" table:style-name="ce1">
            <text:p>52.0528701372728</text:p>
          </table:table-cell>
          <table:table-cell office:value-type="float" office:value="54.1436841011664" table:style-name="ce1">
            <text:p>54.1436841011664</text:p>
          </table:table-cell>
          <table:table-cell office:value-type="float" office:value="53.4006291476457" table:style-name="ce1">
            <text:p>53.4006291476457</text:p>
          </table:table-cell>
          <table:table-cell office:value-type="float" office:value="55.585973209242" table:style-name="ce1">
            <text:p>55.585973209242</text:p>
          </table:table-cell>
          <table:table-cell office:value-type="float" office:value="54.812129243281" table:style-name="ce1">
            <text:p>54.812129243281</text:p>
          </table:table-cell>
          <table:table-cell office:value-type="float" office:value="56.9533741729068" table:style-name="ce1">
            <text:p>56.9533741729068</text:p>
          </table:table-cell>
          <table:table-cell office:value-type="float" office:value="56.1552331338366" table:style-name="ce1">
            <text:p>56.1552331338366</text:p>
          </table:table-cell>
          <table:table-cell office:value-type="float" office:value="58.3681681854614" table:style-name="ce1">
            <text:p>58.3681681854614</text:p>
          </table:table-cell>
          <table:table-cell office:value-type="float" office:value="57.782635450959" table:style-name="ce1">
            <text:p>57.782635450959</text:p>
          </table:table-cell>
          <table:table-cell office:value-type="float" office:value="60.2144748104055" table:style-name="ce1">
            <text:p>60.2144748104055</text:p>
          </table:table-cell>
          <table:table-cell office:value-type="float" office:value="59.6936039104305" table:style-name="ce1">
            <text:p>59.6936039104305</text:p>
          </table:table-cell>
          <table:table-cell office:value-type="float" office:value="61.8551281719539" table:style-name="ce1">
            <text:p>61.8551281719539</text:p>
          </table:table-cell>
          <table:table-cell office:value-type="float" office:value="61.0881012492858" table:style-name="ce1">
            <text:p>61.0881012492858</text:p>
          </table:table-cell>
          <table:table-cell office:value-type="float" office:value="63.3757152041896" table:style-name="ce1">
            <text:p>63.3757152041896</text:p>
          </table:table-cell>
          <table:table-cell office:value-type="float" office:value="62.7015417248508" table:style-name="ce1">
            <text:p>62.7015417248508</text:p>
          </table:table-cell>
          <table:table-cell office:value-type="float" office:value="64.988480139298" table:style-name="ce1">
            <text:p>64.988480139298</text:p>
          </table:table-cell>
          <table:table-cell office:value-type="float" office:value="64.3152632518676" table:style-name="ce1">
            <text:p>64.3152632518676</text:p>
          </table:table-cell>
          <table:table-cell office:value-type="float" office:value="66.4511334031301" table:style-name="ce1">
            <text:p>66.4511334031301</text:p>
          </table:table-cell>
          <table:table-cell office:value-type="float" office:value="65.5576311595671" table:style-name="ce1">
            <text:p>65.5576311595671</text:p>
          </table:table-cell>
          <table:table-cell office:value-type="float" office:value="68.1525758479115" table:style-name="ce1">
            <text:p>68.1525758479115</text:p>
          </table:table-cell>
          <table:table-cell office:value-type="float" office:value="66.9314659536487" table:style-name="ce1">
            <text:p>66.9314659536487</text:p>
          </table:table-cell>
          <table:table-cell office:value-type="float" office:value="69.1895063793951" table:style-name="ce1">
            <text:p>69.1895063793951</text:p>
          </table:table-cell>
          <table:table-cell office:value-type="float" office:value="68.1644286768715" table:style-name="ce1">
            <text:p>68.1644286768715</text:p>
          </table:table-cell>
          <table:table-cell office:value-type="float" office:value="70.0641450843849" table:style-name="ce1">
            <text:p>70.0641450843849</text:p>
          </table:table-cell>
          <table:table-cell office:value-type="float" office:value="69.1601817675997" table:style-name="ce1">
            <text:p>69.1601817675997</text:p>
          </table:table-cell>
          <table:table-cell office:value-type="float" office:value="71.4060699463098" table:style-name="ce1">
            <text:p>71.4060699463098</text:p>
          </table:table-cell>
          <table:table-cell office:value-type="float" office:value="70.6080963082401" table:style-name="ce1">
            <text:p>70.6080963082401</text:p>
          </table:table-cell>
          <table:table-cell office:value-type="float" office:value="72.7933155576454" table:style-name="ce1">
            <text:p>72.7933155576454</text:p>
          </table:table-cell>
          <table:table-cell office:value-type="float" office:value="71.3941570308117" table:style-name="ce1">
            <text:p>71.3941570308117</text:p>
          </table:table-cell>
          <table:table-cell office:value-type="float" office:value="73.4781403206882" table:style-name="ce1">
            <text:p>73.4781403206882</text:p>
          </table:table-cell>
          <table:table-cell office:value-type="float" office:value="73.4057233290753" table:style-name="ce1">
            <text:p>73.4057233290753</text:p>
          </table:table-cell>
          <table:table-cell office:value-type="float" office:value="75.3070519340021" table:style-name="ce1">
            <text:p>75.3070519340021</text:p>
          </table:table-cell>
          <table:table-cell office:value-type="float" office:value="74.7880517070572" table:style-name="ce1">
            <text:p>74.7880517070572</text:p>
          </table:table-cell>
          <table:table-cell office:value-type="float" office:value="76.9832458349805" table:style-name="ce1">
            <text:p>76.9832458349805</text:p>
          </table:table-cell>
          <table:table-cell office:value-type="float" office:value="76.670046465677" table:style-name="ce1">
            <text:p>76.670046465677</text:p>
          </table:table-cell>
          <table:table-cell office:value-type="float" office:value="78.4038100163894" table:style-name="ce1">
            <text:p>78.4038100163894</text:p>
          </table:table-cell>
          <table:table-cell office:value-type="float" office:value="77.0469081511728" table:style-name="ce1">
            <text:p>77.0469081511728</text:p>
          </table:table-cell>
          <table:table-cell office:value-type="float" office:value="79.3489793347218" table:style-name="ce1">
            <text:p>79.3489793347218</text:p>
          </table:table-cell>
          <table:table-cell office:value-type="float" office:value="78.1725478154147" table:style-name="ce1">
            <text:p>78.1725478154147</text:p>
          </table:table-cell>
          <table:table-cell office:value-type="float" office:value="80.1300190783489" table:style-name="ce1">
            <text:p>80.1300190783489</text:p>
          </table:table-cell>
          <table:table-cell office:value-type="float" office:value="79.0624828493189" table:style-name="ce1">
            <text:p>79.0624828493189</text:p>
          </table:table-cell>
          <table:table-cell office:value-type="float" office:value="81.2207674350832" table:style-name="ce1">
            <text:p>81.2207674350832</text:p>
          </table:table-cell>
          <table:table-cell office:value-type="float" office:value="80.1493098213816" table:style-name="ce1">
            <text:p>80.1493098213816</text:p>
          </table:table-cell>
          <table:table-cell office:value-type="float" office:value="82.1988066095627" table:style-name="ce1">
            <text:p>82.1988066095627</text:p>
          </table:table-cell>
          <table:table-cell office:value-type="float" office:value="80.8118185940776" table:style-name="ce1">
            <text:p>80.8118185940776</text:p>
          </table:table-cell>
          <table:table-cell office:value-type="float" office:value="82.6731482758832" table:style-name="ce1">
            <text:p>82.6731482758832</text:p>
          </table:table-cell>
          <table:table-cell office:value-type="float" office:value="81.5463307052406" table:style-name="ce1">
            <text:p>81.5463307052406</text:p>
          </table:table-cell>
          <table:table-cell office:value-type="float" office:value="83.4389059496745" table:style-name="ce1">
            <text:p>83.4389059496745</text:p>
          </table:table-cell>
          <table:table-cell office:value-type="float" office:value="82.5176146410858" table:style-name="ce1">
            <text:p>82.5176146410858</text:p>
          </table:table-cell>
          <table:table-cell office:value-type="float" office:value="84.2541041096658" table:style-name="ce1">
            <text:p>84.2541041096658</text:p>
          </table:table-cell>
          <table:table-cell office:value-type="float" office:value="84.4088806952643" table:style-name="ce1">
            <text:p>84.4088806952643</text:p>
          </table:table-cell>
          <table:table-cell office:value-type="float" office:value="84.9691814348391" table:style-name="ce1">
            <text:p>84.9691814348391</text:p>
          </table:table-cell>
          <table:table-cell office:value-type="float" office:value="85.4804828100957" table:style-name="ce1">
            <text:p>85.4804828100957</text:p>
          </table:table-cell>
          <table:table-cell office:value-type="float" office:value="85.9672106657797" table:style-name="ce1">
            <text:p>85.9672106657797</text:p>
          </table:table-cell>
          <table:table-cell office:value-type="float" office:value="86.44049887547" table:style-name="ce1">
            <text:p>86.44049887547</text:p>
          </table:table-cell>
          <table:table-cell office:value-type="float" office:value="86.9054333657093" table:style-name="ce1">
            <text:p>86.9054333657093</text:p>
          </table:table-cell>
          <table:table-cell office:value-type="float" office:value="87.3643481050034" table:style-name="ce1">
            <text:p>87.3643481050034</text:p>
          </table:table-cell>
          <table:table-cell office:value-type="float" office:value="87.8183247605747" table:style-name="ce1">
            <text:p>87.8183247605747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Year" table:style-name="ce1">
            <text:p>Year</text:p>
          </table:table-cell>
          <table:table-cell office:value-type="float" office:value="1956" table:style-name="ce1">
            <text:p>1956</text:p>
          </table:table-cell>
          <table:table-cell office:value-type="float" office:value="1957" table:style-name="ce1">
            <text:p>1957</text:p>
          </table:table-cell>
          <table:table-cell office:value-type="float" office:value="1958" table:style-name="ce1">
            <text:p>1958</text:p>
          </table:table-cell>
          <table:table-cell office:value-type="float" office:value="1959" table:style-name="ce1">
            <text:p>1959</text:p>
          </table:table-cell>
          <table:table-cell office:value-type="float" office:value="1960" table:style-name="ce1">
            <text:p>1960</text:p>
          </table:table-cell>
          <table:table-cell office:value-type="float" office:value="1961" table:style-name="ce1">
            <text:p>1961</text:p>
          </table:table-cell>
          <table:table-cell office:value-type="float" office:value="1962" table:style-name="ce1">
            <text:p>1962</text:p>
          </table:table-cell>
          <table:table-cell office:value-type="float" office:value="1963" table:style-name="ce1">
            <text:p>1963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float" office:value="1966" table:style-name="ce1">
            <text:p>1966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float" office:value="1972" table:style-name="ce1">
            <text:p>1972</text:p>
          </table:table-cell>
          <table:table-cell office:value-type="float" office:value="1973" table:style-name="ce1">
            <text:p>1973</text:p>
          </table:table-cell>
          <table:table-cell office:value-type="float" office:value="1974" table:style-name="ce1">
            <text:p>1974</text:p>
          </table:table-cell>
          <table:table-cell office:value-type="float" office:value="1975" table:style-name="ce1">
            <text:p>1975</text:p>
          </table:table-cell>
          <table:table-cell office:value-type="float" office:value="1976" table:style-name="ce1">
            <text:p>1976</text:p>
          </table:table-cell>
          <table:table-cell office:value-type="float" office:value="1977" table:style-name="ce1">
            <text:p>1977</text:p>
          </table:table-cell>
          <table:table-cell office:value-type="float" office:value="1978" table:style-name="ce1">
            <text:p>1978</text:p>
          </table:table-cell>
          <table:table-cell office:value-type="float" office:value="1979" table:style-name="ce1">
            <text:p>1979</text:p>
          </table:table-cell>
          <table:table-cell office:value-type="float" office:value="1980" table:style-name="ce1">
            <text:p>1980</text:p>
          </table:table-cell>
          <table:table-cell office:value-type="float" office:value="1981" table:style-name="ce1">
            <text:p>1981</text:p>
          </table:table-cell>
          <table:table-cell office:value-type="float" office:value="1982" table:style-name="ce1">
            <text:p>1982</text:p>
          </table:table-cell>
          <table:table-cell office:value-type="float" office:value="1983" table:style-name="ce1">
            <text:p>1983</text:p>
          </table:table-cell>
          <table:table-cell office:value-type="float" office:value="1984" table:style-name="ce1">
            <text:p>1984</text:p>
          </table:table-cell>
          <table:table-cell office:value-type="float" office:value="1985" table:style-name="ce1">
            <text:p>1985</text:p>
          </table:table-cell>
          <table:table-cell office:value-type="float" office:value="1986" table:style-name="ce1">
            <text:p>1986</text:p>
          </table:table-cell>
          <table:table-cell office:value-type="float" office:value="1987" table:style-name="ce1">
            <text:p>1987</text:p>
          </table:table-cell>
          <table:table-cell office:value-type="float" office:value="1988" table:style-name="ce1">
            <text:p>1988</text:p>
          </table:table-cell>
          <table:table-cell office:value-type="float" office:value="1989" table:style-name="ce1">
            <text:p>1989</text:p>
          </table:table-cell>
          <table:table-cell office:value-type="float" office:value="1990" table:style-name="ce1">
            <text:p>1990</text:p>
          </table:table-cell>
          <table:table-cell office:value-type="float" office:value="1991" table:style-name="ce1">
            <text:p>1991</text:p>
          </table:table-cell>
          <table:table-cell office:value-type="float" office:value="1992" table:style-name="ce1">
            <text:p>1992</text:p>
          </table:table-cell>
          <table:table-cell office:value-type="float" office:value="1993" table:style-name="ce1">
            <text:p>1993</text:p>
          </table:table-cell>
          <table:table-cell office:value-type="float" office:value="1994" table:style-name="ce1">
            <text:p>1994</text:p>
          </table:table-cell>
          <table:table-cell office:value-type="float" office:value="1995" table:style-name="ce1">
            <text:p>1995</text:p>
          </table:table-cell>
          <table:table-cell office:value-type="float" office:value="1996" table:style-name="ce1">
            <text:p>1996</text:p>
          </table:table-cell>
          <table:table-cell office:value-type="float" office:value="1997" table:style-name="ce1">
            <text:p>1997</text:p>
          </table:table-cell>
          <table:table-cell office:value-type="float" office:value="1998" table:style-name="ce1">
            <text:p>1998</text:p>
          </table:table-cell>
          <table:table-cell office:value-type="float" office:value="1999" table:style-name="ce1">
            <text:p>1999</text:p>
          </table:table-cell>
          <table:table-cell office:value-type="float" office:value="2000" table:style-name="ce1">
            <text:p>2000</text:p>
          </table:table-cell>
          <table:table-cell office:value-type="float" office:value="2001" table:style-name="ce1">
            <text:p>2001</text:p>
          </table:table-cell>
          <table:table-cell office:value-type="float" office:value="2002" table:style-name="ce1">
            <text:p>2002</text:p>
          </table:table-cell>
          <table:table-cell office:value-type="float" office:value="2003" table:style-name="ce1">
            <text:p>2003</text:p>
          </table:table-cell>
          <table:table-cell office:value-type="float" office:value="2004" table:style-name="ce1">
            <text:p>2004</text:p>
          </table:table-cell>
          <table:table-cell office:value-type="float" office:value="2005" table:style-name="ce1">
            <text:p>2005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float" office:value="2023" table:style-name="ce1">
            <text:p>2023</text:p>
          </table:table-cell>
          <table:table-cell office:value-type="float" office:value="2024" table:style-name="ce1">
            <text:p>2024</text:p>
          </table:table-cell>
          <table:table-cell office:value-type="float" office:value="2025" table:style-name="ce1">
            <text:p>2025</text:p>
          </table:table-cell>
          <table:table-cell office:value-type="float" office:value="2026" table:style-name="ce1">
            <text:p>2026</text:p>
          </table:table-cell>
          <table:table-cell office:value-type="float" office:value="2027" table:style-name="ce1">
            <text:p>2027</text:p>
          </table:table-cell>
        </table:table-row>
      </table:table>
      <table:table table:name="Thomas calculations IR (C,ton ha-1)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484691968911917" table:style-name="ce1">
            <text:p>0.484691968911917</text:p>
          </table:table-cell>
          <table:table-cell office:value-type="float" office:value="0.236647830310881" table:style-name="ce1">
            <text:p>0.236647830310881</text:p>
          </table:table-cell>
          <table:table-cell office:value-type="float" office:value="0.231607127643948" table:style-name="ce1">
            <text:p>0.231607127643948</text:p>
          </table:table-cell>
          <table:table-cell office:value-type="float" office:value="0.463214255287897" table:style-name="ce1">
            <text:p>0.463214255287897</text:p>
          </table:table-cell>
          <table:table-cell office:value-type="float" office:value="0.91507704015544" table:style-name="ce1">
            <text:p>0.91507704015544</text:p>
          </table:table-cell>
          <table:table-cell office:value-type="float" office:value="1.16232776162791" table:style-name="ce1">
            <text:p>1.16232776162791</text:p>
          </table:table-cell>
          <table:table-cell office:value-type="float" office:value="0.147221696891192" table:style-name="ce1">
            <text:p>0.147221696891192</text:p>
          </table:table-cell>
          <table:table-cell office:value-type="float" office:value="NA" table:style-name="ce1">
            <text:p>NA</text:p>
          </table:table-cell>
          <table:table-cell office:value-type="float" office:value="0.549639297279793" table:style-name="ce1">
            <text:p>0.549639297279793</text:p>
          </table:table-cell>
          <table:table-cell office:value-type="float" office:value="0.09148464306698" table:style-name="ce1">
            <text:p>0.09148464306698</text:p>
          </table:table-cell>
          <table:table-cell office:value-type="float" office:value="0.311880958230958" table:style-name="ce1">
            <text:p>0.311880958230958</text:p>
          </table:table-cell>
          <table:table-cell office:value-type="float" office:value="0.165768518654524" table:style-name="ce1">
            <text:p>0.165768518654524</text:p>
          </table:table-cell>
          <table:table-cell office:value-type="float" office:value="0.0952074544653349" table:style-name="ce1">
            <text:p>0.0952074544653349</text:p>
          </table:table-cell>
          <table:table-cell office:value-type="float" office:value="0.11797504857513" table:style-name="ce1">
            <text:p>0.11797504857513</text:p>
          </table:table-cell>
          <table:table-cell office:value-type="float" office:value="0.11682044286134" table:style-name="ce1">
            <text:p>0.11682044286134</text:p>
          </table:table-cell>
          <table:table-cell office:value-type="float" office:value="0.626069040697674" table:style-name="ce1">
            <text:p>0.626069040697674</text:p>
          </table:table-cell>
          <table:table-cell office:value-type="float" office:value="0.179246474735605" table:style-name="ce1">
            <text:p>0.179246474735605</text:p>
          </table:table-cell>
          <table:table-cell office:value-type="float" office:value="0.167281525259067" table:style-name="ce1">
            <text:p>0.167281525259067</text:p>
          </table:table-cell>
          <table:table-cell office:value-type="float" office:value="0.269179946386604" table:style-name="ce1">
            <text:p>0.269179946386604</text:p>
          </table:table-cell>
          <table:table-cell office:value-type="float" office:value="NA" table:style-name="ce1">
            <text:p>NA</text:p>
          </table:table-cell>
          <table:table-cell office:value-type="float" office:value="0.208215204015544" table:style-name="ce1">
            <text:p>0.208215204015544</text:p>
          </table:table-cell>
          <table:table-cell office:value-type="float" office:value="0.234709470475911" table:style-name="ce1">
            <text:p>0.234709470475911</text:p>
          </table:table-cell>
          <table:table-cell office:value-type="float" office:value="1.22493466569767" table:style-name="ce1">
            <text:p>1.22493466569767</text:p>
          </table:table-cell>
          <table:table-cell office:value-type="float" office:value="0.209683904964747" table:style-name="ce1">
            <text:p>0.209683904964747</text:p>
          </table:table-cell>
          <table:table-cell office:value-type="float" office:value="0.267580667098446" table:style-name="ce1">
            <text:p>0.267580667098446</text:p>
          </table:table-cell>
          <table:table-cell office:value-type="float" office:value="0.19193160987074" table:style-name="ce1">
            <text:p>0.19193160987074</text:p>
          </table:table-cell>
          <table:table-cell office:value-type="float" office:value="0.766121075581395" table:style-name="ce1">
            <text:p>0.766121075581395</text:p>
          </table:table-cell>
          <table:table-cell office:value-type="float" office:value="0.747117732558139" table:style-name="ce1">
            <text:p>0.747117732558139</text:p>
          </table:table-cell>
          <table:table-cell office:value-type="float" office:value="0.175592604289072" table:style-name="ce1">
            <text:p>0.175592604289072</text:p>
          </table:table-cell>
          <table:table-cell office:value-type="float" office:value="0.919970058139535" table:style-name="ce1">
            <text:p>0.919970058139535</text:p>
          </table:table-cell>
          <table:table-cell office:value-type="float" office:value="0.511201658476658" table:style-name="ce1">
            <text:p>0.511201658476658</text:p>
          </table:table-cell>
          <table:table-cell office:value-type="float" office:value="0.127058174206816" table:style-name="ce1">
            <text:p>0.127058174206816</text:p>
          </table:table-cell>
          <table:table-cell office:value-type="float" office:value="0.776664026162791" table:style-name="ce1">
            <text:p>0.776664026162791</text:p>
          </table:table-cell>
          <table:table-cell office:value-type="float" office:value="0.11437303907168" table:style-name="ce1">
            <text:p>0.11437303907168</text:p>
          </table:table-cell>
          <table:table-cell office:value-type="float" office:value="0.327634828009828" table:style-name="ce1">
            <text:p>0.327634828009828</text:p>
          </table:table-cell>
          <table:table-cell office:value-type="float" office:value="0.40440675872093" table:style-name="ce1">
            <text:p>0.40440675872093</text:p>
          </table:table-cell>
          <table:table-cell office:value-type="float" office:value="0.203679938471503" table:style-name="ce1">
            <text:p>0.203679938471503</text:p>
          </table:table-cell>
          <table:table-cell office:value-type="float" office:value="0.0380209349294947" table:style-name="ce1">
            <text:p>0.0380209349294947</text:p>
          </table:table-cell>
          <table:table-cell office:value-type="float" office:value="0.435905450581395" table:style-name="ce1">
            <text:p>0.435905450581395</text:p>
          </table:table-cell>
          <table:table-cell office:value-type="float" office:value="NA" table:style-name="ce1">
            <text:p>NA</text:p>
          </table:table-cell>
          <table:table-cell office:value-type="float" office:value="0.115786328584019" table:style-name="ce1">
            <text:p>0.115786328584019</text:p>
          </table:table-cell>
          <table:table-cell office:value-type="float" office:value="0.582102073255814" table:style-name="ce1">
            <text:p>0.582102073255814</text:p>
          </table:table-cell>
          <table:table-cell office:value-type="float" office:value="0.0170284150998825" table:style-name="ce1">
            <text:p>0.0170284150998825</text:p>
          </table:table-cell>
          <table:table-cell office:value-type="float" office:value="0.483622399795337" table:style-name="ce1">
            <text:p>0.483622399795337</text:p>
          </table:table-cell>
          <table:table-cell office:value-type="float" office:value="0.292124293886658" table:style-name="ce1">
            <text:p>0.292124293886658</text:p>
          </table:table-cell>
          <table:table-cell office:value-type="float" office:value="0.696720284650259" table:style-name="ce1">
            <text:p>0.696720284650259</text:p>
          </table:table-cell>
          <table:table-cell office:value-type="float" office:value="0.119459849549223" table:style-name="ce1">
            <text:p>0.119459849549223</text:p>
          </table:table-cell>
          <table:table-cell office:value-type="float" office:value="0.284669122051166" table:style-name="ce1">
            <text:p>0.284669122051166</text:p>
          </table:table-cell>
          <table:table-cell office:value-type="float" office:value="0.354083354393782" table:style-name="ce1">
            <text:p>0.354083354393782</text:p>
          </table:table-cell>
          <table:table-cell office:value-type="float" office:value="0.325749589134715" table:style-name="ce1">
            <text:p>0.325749589134715</text:p>
          </table:table-cell>
          <table:table-cell office:value-type="float" office:value="0.11818117290544" table:style-name="ce1">
            <text:p>0.11818117290544</text:p>
          </table:table-cell>
          <table:table-cell office:value-type="float" office:value="0.193504663212435" table:style-name="ce1">
            <text:p>0.193504663212435</text:p>
          </table:table-cell>
          <table:table-cell office:value-type="float" office:value="0.147726466131801" table:style-name="ce1">
            <text:p>0.147726466131801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590514831606218" table:style-name="ce1">
            <text:p>0.590514831606218</text:p>
          </table:table-cell>
          <table:table-cell office:value-type="float" office:value="0.378578384067357" table:style-name="ce1">
            <text:p>0.378578384067357</text:p>
          </table:table-cell>
          <table:table-cell office:value-type="float" office:value="0.256925692200352" table:style-name="ce1">
            <text:p>0.256925692200352</text:p>
          </table:table-cell>
          <table:table-cell office:value-type="float" office:value="0.513851384400705" table:style-name="ce1">
            <text:p>0.513851384400705</text:p>
          </table:table-cell>
          <table:table-cell office:value-type="float" office:value="1.29551604598446" table:style-name="ce1">
            <text:p>1.29551604598446</text:p>
          </table:table-cell>
          <table:table-cell office:value-type="float" office:value="1.97934135174419" table:style-name="ce1">
            <text:p>1.97934135174419</text:p>
          </table:table-cell>
          <table:table-cell office:value-type="float" office:value="0.387881492875648" table:style-name="ce1">
            <text:p>0.387881492875648</text:p>
          </table:table-cell>
          <table:table-cell office:value-type="float" office:value="NA" table:style-name="ce1">
            <text:p>NA</text:p>
          </table:table-cell>
          <table:table-cell office:value-type="float" office:value="0.912227963082901" table:style-name="ce1">
            <text:p>0.912227963082901</text:p>
          </table:table-cell>
          <table:table-cell office:value-type="float" office:value="0.114131745740306" table:style-name="ce1">
            <text:p>0.114131745740306</text:p>
          </table:table-cell>
          <table:table-cell office:value-type="float" office:value="0.755158323095823" table:style-name="ce1">
            <text:p>0.755158323095823</text:p>
          </table:table-cell>
          <table:table-cell office:value-type="float" office:value="0.304891359430082" table:style-name="ce1">
            <text:p>0.304891359430082</text:p>
          </table:table-cell>
          <table:table-cell office:value-type="float" office:value="0.15115303686839" table:style-name="ce1">
            <text:p>0.15115303686839</text:p>
          </table:table-cell>
          <table:table-cell office:value-type="float" office:value="0.215366968911917" table:style-name="ce1">
            <text:p>0.215366968911917</text:p>
          </table:table-cell>
          <table:table-cell office:value-type="float" office:value="0.14470705787309" table:style-name="ce1">
            <text:p>0.14470705787309</text:p>
          </table:table-cell>
          <table:table-cell office:value-type="float" office:value="1.10974316860465" table:style-name="ce1">
            <text:p>1.10974316860465</text:p>
          </table:table-cell>
          <table:table-cell office:value-type="float" office:value="0.268387125440658" table:style-name="ce1">
            <text:p>0.268387125440658</text:p>
          </table:table-cell>
          <table:table-cell office:value-type="float" office:value="0.412825453367876" table:style-name="ce1">
            <text:p>0.412825453367876</text:p>
          </table:table-cell>
          <table:table-cell office:value-type="float" office:value="0.510645630141011" table:style-name="ce1">
            <text:p>0.510645630141011</text:p>
          </table:table-cell>
          <table:table-cell office:value-type="float" office:value="NA" table:style-name="ce1">
            <text:p>NA</text:p>
          </table:table-cell>
          <table:table-cell office:value-type="float" office:value="0.568187370466321" table:style-name="ce1">
            <text:p>0.568187370466321</text:p>
          </table:table-cell>
          <table:table-cell office:value-type="float" office:value="0.518470428172738" table:style-name="ce1">
            <text:p>0.518470428172738</text:p>
          </table:table-cell>
          <table:table-cell office:value-type="float" office:value="2.10780915697674" table:style-name="ce1">
            <text:p>2.10780915697674</text:p>
          </table:table-cell>
          <table:table-cell office:value-type="float" office:value="0.434500348854289" table:style-name="ce1">
            <text:p>0.434500348854289</text:p>
          </table:table-cell>
          <table:table-cell office:value-type="float" office:value="0.607958160621762" table:style-name="ce1">
            <text:p>0.607958160621762</text:p>
          </table:table-cell>
          <table:table-cell office:value-type="float" office:value="0.398719994858989" table:style-name="ce1">
            <text:p>0.398719994858989</text:p>
          </table:table-cell>
          <table:table-cell office:value-type="float" office:value="2.00381140988372" table:style-name="ce1">
            <text:p>2.00381140988372</text:p>
          </table:table-cell>
          <table:table-cell office:value-type="float" office:value="1.7375042877907" table:style-name="ce1">
            <text:p>1.7375042877907</text:p>
          </table:table-cell>
          <table:table-cell office:value-type="float" office:value="0.36545598560517" table:style-name="ce1">
            <text:p>0.36545598560517</text:p>
          </table:table-cell>
          <table:table-cell office:value-type="float" office:value="1.6206207122093" table:style-name="ce1">
            <text:p>1.6206207122093</text:p>
          </table:table-cell>
          <table:table-cell office:value-type="float" office:value="1.00236850429975" table:style-name="ce1">
            <text:p>1.00236850429975</text:p>
          </table:table-cell>
          <table:table-cell office:value-type="float" office:value="0.284346955787309" table:style-name="ce1">
            <text:p>0.284346955787309</text:p>
          </table:table-cell>
          <table:table-cell office:value-type="float" office:value="1.39067158430233" table:style-name="ce1">
            <text:p>1.39067158430233</text:p>
          </table:table-cell>
          <table:table-cell office:value-type="float" office:value="0.253254586515864" table:style-name="ce1">
            <text:p>0.253254586515864</text:p>
          </table:table-cell>
          <table:table-cell office:value-type="float" office:value="0.742315494471744" table:style-name="ce1">
            <text:p>0.742315494471744</text:p>
          </table:table-cell>
          <table:table-cell office:value-type="float" office:value="0.857493313953488" table:style-name="ce1">
            <text:p>0.857493313953488</text:p>
          </table:table-cell>
          <table:table-cell office:value-type="float" office:value="0.450968199481865" table:style-name="ce1">
            <text:p>0.450968199481865</text:p>
          </table:table-cell>
          <table:table-cell office:value-type="float" office:value="0.167940158636898" table:style-name="ce1">
            <text:p>0.167940158636898</text:p>
          </table:table-cell>
          <table:table-cell office:value-type="float" office:value="1.2319632994186" table:style-name="ce1">
            <text:p>1.2319632994186</text:p>
          </table:table-cell>
          <table:table-cell office:value-type="float" office:value="NA" table:style-name="ce1">
            <text:p>NA</text:p>
          </table:table-cell>
          <table:table-cell office:value-type="float" office:value="0.348220747649824" table:style-name="ce1">
            <text:p>0.348220747649824</text:p>
          </table:table-cell>
          <table:table-cell office:value-type="float" office:value="1.42410740232558" table:style-name="ce1">
            <text:p>1.42410740232558</text:p>
          </table:table-cell>
          <table:table-cell office:value-type="float" office:value="0.0598407461809636" table:style-name="ce1">
            <text:p>0.0598407461809636</text:p>
          </table:table-cell>
          <table:table-cell office:value-type="float" office:value="1.00208160458744" table:style-name="ce1">
            <text:p>1.00208160458744</text:p>
          </table:table-cell>
          <table:table-cell office:value-type="float" office:value="0.661680762586788" table:style-name="ce1">
            <text:p>0.661680762586788</text:p>
          </table:table-cell>
          <table:table-cell office:value-type="float" office:value="1.05167920810687" table:style-name="ce1">
            <text:p>1.05167920810687</text:p>
          </table:table-cell>
          <table:table-cell office:value-type="float" office:value="0.315549079968264" table:style-name="ce1">
            <text:p>0.315549079968264</text:p>
          </table:table-cell>
          <table:table-cell office:value-type="float" office:value="0.558241056343912" table:style-name="ce1">
            <text:p>0.558241056343912</text:p>
          </table:table-cell>
          <table:table-cell office:value-type="float" office:value="0.99380222615285" table:style-name="ce1">
            <text:p>0.99380222615285</text:p>
          </table:table-cell>
          <table:table-cell office:value-type="float" office:value="0.471171528303109" table:style-name="ce1">
            <text:p>0.471171528303109</text:p>
          </table:table-cell>
          <table:table-cell office:value-type="float" office:value="0.341481291102979" table:style-name="ce1">
            <text:p>0.341481291102979</text:p>
          </table:table-cell>
          <table:table-cell office:value-type="float" office:value="0.506089119170984" table:style-name="ce1">
            <text:p>0.506089119170984</text:p>
          </table:table-cell>
          <table:table-cell office:value-type="float" office:value="0.426851613878724" table:style-name="ce1">
            <text:p>0.426851613878724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585572555051813" table:style-name="ce1">
            <text:p>0.585572555051813</text:p>
          </table:table-cell>
          <table:table-cell office:value-type="float" office:value="0.370380019430052" table:style-name="ce1">
            <text:p>0.370380019430052</text:p>
          </table:table-cell>
          <table:table-cell office:value-type="float" office:value="0.259424801703878" table:style-name="ce1">
            <text:p>0.259424801703878</text:p>
          </table:table-cell>
          <table:table-cell office:value-type="float" office:value="0.518849603407756" table:style-name="ce1">
            <text:p>0.518849603407756</text:p>
          </table:table-cell>
          <table:table-cell office:value-type="float" office:value="1.19858928108808" table:style-name="ce1">
            <text:p>1.19858928108808</text:p>
          </table:table-cell>
          <table:table-cell office:value-type="float" office:value="2.0565261627907" table:style-name="ce1">
            <text:p>2.0565261627907</text:p>
          </table:table-cell>
          <table:table-cell office:value-type="float" office:value="0.341889248704663" table:style-name="ce1">
            <text:p>0.341889248704663</text:p>
          </table:table-cell>
          <table:table-cell office:value-type="float" office:value="NA" table:style-name="ce1">
            <text:p>NA</text:p>
          </table:table-cell>
          <table:table-cell office:value-type="float" office:value="0.90222712111399" table:style-name="ce1">
            <text:p>0.90222712111399</text:p>
          </table:table-cell>
          <table:table-cell office:value-type="float" office:value="0.123059599001175" table:style-name="ce1">
            <text:p>0.123059599001175</text:p>
          </table:table-cell>
          <table:table-cell office:value-type="float" office:value="0.712405973587223" table:style-name="ce1">
            <text:p>0.712405973587223</text:p>
          </table:table-cell>
          <table:table-cell office:value-type="float" office:value="0.27641874632785" table:style-name="ce1">
            <text:p>0.27641874632785</text:p>
          </table:table-cell>
          <table:table-cell office:value-type="float" office:value="0.128230170387779" table:style-name="ce1">
            <text:p>0.128230170387779</text:p>
          </table:table-cell>
          <table:table-cell office:value-type="float" office:value="0.235891952720207" table:style-name="ce1">
            <text:p>0.235891952720207</text:p>
          </table:table-cell>
          <table:table-cell office:value-type="float" office:value="0.102067079171563" table:style-name="ce1">
            <text:p>0.102067079171563</text:p>
          </table:table-cell>
          <table:table-cell office:value-type="float" office:value="1.08982870639535" table:style-name="ce1">
            <text:p>1.08982870639535</text:p>
          </table:table-cell>
          <table:table-cell office:value-type="float" office:value="0.219025403936545" table:style-name="ce1">
            <text:p>0.219025403936545</text:p>
          </table:table-cell>
          <table:table-cell office:value-type="float" office:value="0.396079857512953" table:style-name="ce1">
            <text:p>0.396079857512953</text:p>
          </table:table-cell>
          <table:table-cell office:value-type="float" office:value="0.414128297591069" table:style-name="ce1">
            <text:p>0.414128297591069</text:p>
          </table:table-cell>
          <table:table-cell office:value-type="float" office:value="NA" table:style-name="ce1">
            <text:p>NA</text:p>
          </table:table-cell>
          <table:table-cell office:value-type="float" office:value="0.571734180699482" table:style-name="ce1">
            <text:p>0.571734180699482</text:p>
          </table:table-cell>
          <table:table-cell office:value-type="float" office:value="0.44649607447121" table:style-name="ce1">
            <text:p>0.44649607447121</text:p>
          </table:table-cell>
          <table:table-cell office:value-type="float" office:value="2.098828125" table:style-name="ce1">
            <text:p>2.098828125</text:p>
          </table:table-cell>
          <table:table-cell office:value-type="float" office:value="0.32071330787309" table:style-name="ce1">
            <text:p>0.32071330787309</text:p>
          </table:table-cell>
          <table:table-cell office:value-type="float" office:value="0.473993393782383" table:style-name="ce1">
            <text:p>0.473993393782383</text:p>
          </table:table-cell>
          <table:table-cell office:value-type="float" office:value="0.247463546562867" table:style-name="ce1">
            <text:p>0.247463546562867</text:p>
          </table:table-cell>
          <table:table-cell office:value-type="float" office:value="2.00172885174419" table:style-name="ce1">
            <text:p>2.00172885174419</text:p>
          </table:table-cell>
          <table:table-cell office:value-type="float" office:value="1.49709898255814" table:style-name="ce1">
            <text:p>1.49709898255814</text:p>
          </table:table-cell>
          <table:table-cell office:value-type="float" office:value="0.259838447414806" table:style-name="ce1">
            <text:p>0.259838447414806</text:p>
          </table:table-cell>
          <table:table-cell office:value-type="float" office:value="1.53653742732558" table:style-name="ce1">
            <text:p>1.53653742732558</text:p>
          </table:table-cell>
          <table:table-cell office:value-type="float" office:value="0.874967644348894" table:style-name="ce1">
            <text:p>0.874967644348894</text:p>
          </table:table-cell>
          <table:table-cell office:value-type="float" office:value="0.174179314776733" table:style-name="ce1">
            <text:p>0.174179314776733</text:p>
          </table:table-cell>
          <table:table-cell office:value-type="float" office:value="1.09815893895349" table:style-name="ce1">
            <text:p>1.09815893895349</text:p>
          </table:table-cell>
          <table:table-cell office:value-type="float" office:value="0.0360561178025852" table:style-name="ce1">
            <text:p>0.0360561178025852</text:p>
          </table:table-cell>
          <table:table-cell office:value-type="float" office:value="0.513085273341523" table:style-name="ce1">
            <text:p>0.513085273341523</text:p>
          </table:table-cell>
          <table:table-cell office:value-type="float" office:value="0.537690479651163" table:style-name="ce1">
            <text:p>0.537690479651163</text:p>
          </table:table-cell>
          <table:table-cell office:value-type="float" office:value="0.434571470207254" table:style-name="ce1">
            <text:p>0.434571470207254</text:p>
          </table:table-cell>
          <table:table-cell office:value-type="float" office:value="0.0723879994124559" table:style-name="ce1">
            <text:p>0.0723879994124559</text:p>
          </table:table-cell>
          <table:table-cell office:value-type="float" office:value="0.875325218023256" table:style-name="ce1">
            <text:p>0.875325218023256</text:p>
          </table:table-cell>
          <table:table-cell office:value-type="float" office:value="NA" table:style-name="ce1">
            <text:p>NA</text:p>
          </table:table-cell>
          <table:table-cell office:value-type="float" office:value="0.171490617655699" table:style-name="ce1">
            <text:p>0.171490617655699</text:p>
          </table:table-cell>
          <table:table-cell office:value-type="float" office:value="1.64510638953488" table:style-name="ce1">
            <text:p>1.64510638953488</text:p>
          </table:table-cell>
          <table:table-cell office:value-type="float" office:value="0.0168215922444183" table:style-name="ce1">
            <text:p>0.0168215922444183</text:p>
          </table:table-cell>
          <table:table-cell office:value-type="float" office:value="0.718030153142487" table:style-name="ce1">
            <text:p>0.718030153142487</text:p>
          </table:table-cell>
          <table:table-cell office:value-type="float" office:value="0.421627966542746" table:style-name="ce1">
            <text:p>0.421627966542746</text:p>
          </table:table-cell>
          <table:table-cell office:value-type="float" office:value="0.548793237678109" table:style-name="ce1">
            <text:p>0.548793237678109</text:p>
          </table:table-cell>
          <table:table-cell office:value-type="float" office:value="0.139015117608808" table:style-name="ce1">
            <text:p>0.139015117608808</text:p>
          </table:table-cell>
          <table:table-cell office:value-type="float" office:value="0.159410211411917" table:style-name="ce1">
            <text:p>0.159410211411917</text:p>
          </table:table-cell>
          <table:table-cell office:value-type="float" office:value="0.311717938820596" table:style-name="ce1">
            <text:p>0.311717938820596</text:p>
          </table:table-cell>
          <table:table-cell office:value-type="float" office:value="0.248786399541451" table:style-name="ce1">
            <text:p>0.248786399541451</text:p>
          </table:table-cell>
          <table:table-cell office:value-type="float" office:value="0.147590617873057" table:style-name="ce1">
            <text:p>0.147590617873057</text:p>
          </table:table-cell>
          <table:table-cell office:value-type="float" office:value="0.152570984455959" table:style-name="ce1">
            <text:p>0.152570984455959</text:p>
          </table:table-cell>
          <table:table-cell office:value-type="float" office:value="0.184488272341321" table:style-name="ce1">
            <text:p>0.184488272341321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593712775259067" table:style-name="ce1">
            <text:p>0.593712775259067</text:p>
          </table:table-cell>
          <table:table-cell office:value-type="float" office:value="0.376775906735751" table:style-name="ce1">
            <text:p>0.376775906735751</text:p>
          </table:table-cell>
          <table:table-cell office:value-type="float" office:value="0.272919993022914" table:style-name="ce1">
            <text:p>0.272919993022914</text:p>
          </table:table-cell>
          <table:table-cell office:value-type="float" office:value="0.545839986045828" table:style-name="ce1">
            <text:p>0.545839986045828</text:p>
          </table:table-cell>
          <table:table-cell office:value-type="float" office:value="1.37668567033679" table:style-name="ce1">
            <text:p>1.37668567033679</text:p>
          </table:table-cell>
          <table:table-cell office:value-type="float" office:value="2.15076191860465" table:style-name="ce1">
            <text:p>2.15076191860465</text:p>
          </table:table-cell>
          <table:table-cell office:value-type="float" office:value="0.332586139896373" table:style-name="ce1">
            <text:p>0.332586139896373</text:p>
          </table:table-cell>
          <table:table-cell office:value-type="float" office:value="NA" table:style-name="ce1">
            <text:p>NA</text:p>
          </table:table-cell>
          <table:table-cell office:value-type="float" office:value="0.857862920984456" table:style-name="ce1">
            <text:p>0.857862920984456</text:p>
          </table:table-cell>
          <table:table-cell office:value-type="float" office:value="0.124748652320799" table:style-name="ce1">
            <text:p>0.124748652320799</text:p>
          </table:table-cell>
          <table:table-cell office:value-type="float" office:value="0.698478639434889" table:style-name="ce1">
            <text:p>0.698478639434889</text:p>
          </table:table-cell>
          <table:table-cell office:value-type="float" office:value="0.296239269976498" table:style-name="ce1">
            <text:p>0.296239269976498</text:p>
          </table:table-cell>
          <table:table-cell office:value-type="float" office:value="0.161011592978848" table:style-name="ce1">
            <text:p>0.161011592978848</text:p>
          </table:table-cell>
          <table:table-cell office:value-type="float" office:value="0.280837597150259" table:style-name="ce1">
            <text:p>0.280837597150259</text:p>
          </table:table-cell>
          <table:table-cell office:value-type="float" office:value="0.181418114717979" table:style-name="ce1">
            <text:p>0.181418114717979</text:p>
          </table:table-cell>
          <table:table-cell office:value-type="float" office:value="1.06809200581395" table:style-name="ce1">
            <text:p>1.06809200581395</text:p>
          </table:table-cell>
          <table:table-cell office:value-type="float" office:value="0.256770575058754" table:style-name="ce1">
            <text:p>0.256770575058754</text:p>
          </table:table-cell>
          <table:table-cell office:value-type="float" office:value="0.386602315414508" table:style-name="ce1">
            <text:p>0.386602315414508</text:p>
          </table:table-cell>
          <table:table-cell office:value-type="float" office:value="0.492307336956522" table:style-name="ce1">
            <text:p>0.492307336956522</text:p>
          </table:table-cell>
          <table:table-cell office:value-type="float" office:value="NA" table:style-name="ce1">
            <text:p>NA</text:p>
          </table:table-cell>
          <table:table-cell office:value-type="float" office:value="0.474632982512953" table:style-name="ce1">
            <text:p>0.474632982512953</text:p>
          </table:table-cell>
          <table:table-cell office:value-type="float" office:value="0.501338601645123" table:style-name="ce1">
            <text:p>0.501338601645123</text:p>
          </table:table-cell>
          <table:table-cell office:value-type="float" office:value="2.17926693313953" table:style-name="ce1">
            <text:p>2.17926693313953</text:p>
          </table:table-cell>
          <table:table-cell office:value-type="float" office:value="0.386034859723854" table:style-name="ce1">
            <text:p>0.386034859723854</text:p>
          </table:table-cell>
          <table:table-cell office:value-type="float" office:value="0.546848364637306" table:style-name="ce1">
            <text:p>0.546848364637306</text:p>
          </table:table-cell>
          <table:table-cell office:value-type="float" office:value="0.376038421709753" table:style-name="ce1">
            <text:p>0.376038421709753</text:p>
          </table:table-cell>
          <table:table-cell office:value-type="float" office:value="1.82692412790698" table:style-name="ce1">
            <text:p>1.82692412790698</text:p>
          </table:table-cell>
          <table:table-cell office:value-type="float" office:value="1.7468757994186" table:style-name="ce1">
            <text:p>1.7468757994186</text:p>
          </table:table-cell>
          <table:table-cell office:value-type="float" office:value="0.297066561398355" table:style-name="ce1">
            <text:p>0.297066561398355</text:p>
          </table:table-cell>
          <table:table-cell office:value-type="float" office:value="1.58769026162791" table:style-name="ce1">
            <text:p>1.58769026162791</text:p>
          </table:table-cell>
          <table:table-cell office:value-type="float" office:value="0.870115909090909" table:style-name="ce1">
            <text:p>0.870115909090909</text:p>
          </table:table-cell>
          <table:table-cell office:value-type="float" office:value="0.294481275705053" table:style-name="ce1">
            <text:p>0.294481275705053</text:p>
          </table:table-cell>
          <table:table-cell office:value-type="float" office:value="1.37696140988372" table:style-name="ce1">
            <text:p>1.37696140988372</text:p>
          </table:table-cell>
          <table:table-cell office:value-type="float" office:value="0.2411209789953" table:style-name="ce1">
            <text:p>0.2411209789953</text:p>
          </table:table-cell>
          <table:table-cell office:value-type="float" office:value="0.727760288697789" table:style-name="ce1">
            <text:p>0.727760288697789</text:p>
          </table:table-cell>
          <table:table-cell office:value-type="float" office:value="0.966176816860465" table:style-name="ce1">
            <text:p>0.966176816860465</text:p>
          </table:table-cell>
          <table:table-cell office:value-type="float" office:value="0.469574417098446" table:style-name="ce1">
            <text:p>0.469574417098446</text:p>
          </table:table-cell>
          <table:table-cell office:value-type="float" office:value="0.249152599882491" table:style-name="ce1">
            <text:p>0.249152599882491</text:p>
          </table:table-cell>
          <table:table-cell office:value-type="float" office:value="1.03698379360465" table:style-name="ce1">
            <text:p>1.03698379360465</text:p>
          </table:table-cell>
          <table:table-cell office:value-type="float" office:value="NA" table:style-name="ce1">
            <text:p>NA</text:p>
          </table:table-cell>
          <table:table-cell office:value-type="float" office:value="0.32219553833725" table:style-name="ce1">
            <text:p>0.32219553833725</text:p>
          </table:table-cell>
          <table:table-cell office:value-type="float" office:value="1.03303422209302" table:style-name="ce1">
            <text:p>1.03303422209302</text:p>
          </table:table-cell>
          <table:table-cell office:value-type="float" office:value="0.0969999192126909" table:style-name="ce1">
            <text:p>0.0969999192126909</text:p>
          </table:table-cell>
          <table:table-cell office:value-type="float" office:value="0.879402960017487" table:style-name="ce1">
            <text:p>0.879402960017487</text:p>
          </table:table-cell>
          <table:table-cell office:value-type="float" office:value="0.696619099387306" table:style-name="ce1">
            <text:p>0.696619099387306</text:p>
          </table:table-cell>
          <table:table-cell office:value-type="float" office:value="1.23637512738731" table:style-name="ce1">
            <text:p>1.23637512738731</text:p>
          </table:table-cell>
          <table:table-cell office:value-type="float" office:value="0.339240511754534" table:style-name="ce1">
            <text:p>0.339240511754534</text:p>
          </table:table-cell>
          <table:table-cell office:value-type="float" office:value="0.522293250835492" table:style-name="ce1">
            <text:p>0.522293250835492</text:p>
          </table:table-cell>
          <table:table-cell office:value-type="float" office:value="0.910283827313472" table:style-name="ce1">
            <text:p>0.910283827313472</text:p>
          </table:table-cell>
          <table:table-cell office:value-type="float" office:value="0.579825185135363" table:style-name="ce1">
            <text:p>0.579825185135363</text:p>
          </table:table-cell>
          <table:table-cell office:value-type="float" office:value="0.385403012119819" table:style-name="ce1">
            <text:p>0.385403012119819</text:p>
          </table:table-cell>
          <table:table-cell office:value-type="float" office:value="0.51074067357513" table:style-name="ce1">
            <text:p>0.51074067357513</text:p>
          </table:table-cell>
          <table:table-cell office:value-type="float" office:value="0.481753765149773" table:style-name="ce1">
            <text:p>0.481753765149773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474400404792746" table:style-name="ce1">
            <text:p>0.474400404792746</text:p>
          </table:table-cell>
          <table:table-cell office:value-type="float" office:value="0.287233484455959" table:style-name="ce1">
            <text:p>0.287233484455959</text:p>
          </table:table-cell>
          <table:table-cell office:value-type="float" office:value="0.253909525558167" table:style-name="ce1">
            <text:p>0.253909525558167</text:p>
          </table:table-cell>
          <table:table-cell office:value-type="float" office:value="0.507819051116334" table:style-name="ce1">
            <text:p>0.507819051116334</text:p>
          </table:table-cell>
          <table:table-cell office:value-type="float" office:value="0.682092308937824" table:style-name="ce1">
            <text:p>0.682092308937824</text:p>
          </table:table-cell>
          <table:table-cell office:value-type="float" office:value="1.27348430232558" table:style-name="ce1">
            <text:p>1.27348430232558</text:p>
          </table:table-cell>
          <table:table-cell office:value-type="float" office:value="0.17891041126943" table:style-name="ce1">
            <text:p>0.17891041126943</text:p>
          </table:table-cell>
          <table:table-cell office:value-type="float" office:value="NA" table:style-name="ce1">
            <text:p>NA</text:p>
          </table:table-cell>
          <table:table-cell office:value-type="float" office:value="0.495739410621762" table:style-name="ce1">
            <text:p>0.495739410621762</text:p>
          </table:table-cell>
          <table:table-cell office:value-type="float" office:value="0.0851420754994124" table:style-name="ce1">
            <text:p>0.0851420754994124</text:p>
          </table:table-cell>
          <table:table-cell office:value-type="float" office:value="0.378321191646192" table:style-name="ce1">
            <text:p>0.378321191646192</text:p>
          </table:table-cell>
          <table:table-cell office:value-type="float" office:value="0.108271764835488" table:style-name="ce1">
            <text:p>0.108271764835488</text:p>
          </table:table-cell>
          <table:table-cell office:value-type="float" office:value="0.0837977269388954" table:style-name="ce1">
            <text:p>0.0837977269388954</text:p>
          </table:table-cell>
          <table:table-cell office:value-type="float" office:value="0.114311949481865" table:style-name="ce1">
            <text:p>0.114311949481865</text:p>
          </table:table-cell>
          <table:table-cell office:value-type="float" office:value="0.142845652173913" table:style-name="ce1">
            <text:p>0.142845652173913</text:p>
          </table:table-cell>
          <table:table-cell office:value-type="float" office:value="0.547973110465116" table:style-name="ce1">
            <text:p>0.547973110465116</text:p>
          </table:table-cell>
          <table:table-cell office:value-type="float" office:value="0.218611758225617" table:style-name="ce1">
            <text:p>0.218611758225617</text:p>
          </table:table-cell>
          <table:table-cell office:value-type="float" office:value="0.0640170174870466" table:style-name="ce1">
            <text:p>0.0640170174870466</text:p>
          </table:table-cell>
          <table:table-cell office:value-type="float" office:value="0.258114923619271" table:style-name="ce1">
            <text:p>0.258114923619271</text:p>
          </table:table-cell>
          <table:table-cell office:value-type="float" office:value="NA" table:style-name="ce1">
            <text:p>NA</text:p>
          </table:table-cell>
          <table:table-cell office:value-type="float" office:value="0.24688125" table:style-name="ce1">
            <text:p>0.24688125</text:p>
          </table:table-cell>
          <table:table-cell office:value-type="float" office:value="0.215130240158637" table:style-name="ce1">
            <text:p>0.215130240158637</text:p>
          </table:table-cell>
          <table:table-cell office:value-type="float" office:value="1.28884316860465" table:style-name="ce1">
            <text:p>1.28884316860465</text:p>
          </table:table-cell>
          <table:table-cell office:value-type="float" office:value="0.185864806110458" table:style-name="ce1">
            <text:p>0.185864806110458</text:p>
          </table:table-cell>
          <table:table-cell office:value-type="float" office:value="0.310781978626943" table:style-name="ce1">
            <text:p>0.310781978626943</text:p>
          </table:table-cell>
          <table:table-cell office:value-type="float" office:value="0.130953337984724" table:style-name="ce1">
            <text:p>0.130953337984724</text:p>
          </table:table-cell>
          <table:table-cell office:value-type="float" office:value="0.883134811046512" table:style-name="ce1">
            <text:p>0.883134811046512</text:p>
          </table:table-cell>
          <table:table-cell office:value-type="float" office:value="0.663945566860465" table:style-name="ce1">
            <text:p>0.663945566860465</text:p>
          </table:table-cell>
          <table:table-cell office:value-type="float" office:value="0.191069847972973" table:style-name="ce1">
            <text:p>0.191069847972973</text:p>
          </table:table-cell>
          <table:table-cell office:value-type="float" office:value="0.930903488372093" table:style-name="ce1">
            <text:p>0.930903488372093</text:p>
          </table:table-cell>
          <table:table-cell office:value-type="float" office:value="0.640486133292383" table:style-name="ce1">
            <text:p>0.640486133292383</text:p>
          </table:table-cell>
          <table:table-cell office:value-type="float" office:value="0.124679711368978" table:style-name="ce1">
            <text:p>0.124679711368978</text:p>
          </table:table-cell>
          <table:table-cell office:value-type="float" office:value="0.822740625" table:style-name="ce1">
            <text:p>0.822740625</text:p>
          </table:table-cell>
          <table:table-cell office:value-type="float" office:value="0.130953337984724" table:style-name="ce1">
            <text:p>0.130953337984724</text:p>
          </table:table-cell>
          <table:table-cell office:value-type="float" office:value="0.404178086609337" table:style-name="ce1">
            <text:p>0.404178086609337</text:p>
          </table:table-cell>
          <table:table-cell office:value-type="float" office:value="0.539773037790698" table:style-name="ce1">
            <text:p>0.539773037790698</text:p>
          </table:table-cell>
          <table:table-cell office:value-type="float" office:value="0.204086949481865" table:style-name="ce1">
            <text:p>0.204086949481865</text:p>
          </table:table-cell>
          <table:table-cell office:value-type="float" office:value="0.113201042890717" table:style-name="ce1">
            <text:p>0.113201042890717</text:p>
          </table:table-cell>
          <table:table-cell office:value-type="float" office:value="0.67305675872093" table:style-name="ce1">
            <text:p>0.67305675872093</text:p>
          </table:table-cell>
          <table:table-cell office:value-type="float" office:value="NA" table:style-name="ce1">
            <text:p>NA</text:p>
          </table:table-cell>
          <table:table-cell office:value-type="float" office:value="0.158288425381904" table:style-name="ce1">
            <text:p>0.158288425381904</text:p>
          </table:table-cell>
          <table:table-cell office:value-type="float" office:value="0.429408910465116" table:style-name="ce1">
            <text:p>0.429408910465116</text:p>
          </table:table-cell>
          <table:table-cell office:value-type="float" office:value="0.0294033159518214" table:style-name="ce1">
            <text:p>0.0294033159518214</text:p>
          </table:table-cell>
          <table:table-cell office:value-type="float" office:value="0.439658526392487" table:style-name="ce1">
            <text:p>0.439658526392487</text:p>
          </table:table-cell>
          <table:table-cell office:value-type="float" office:value="0.421734854611399" table:style-name="ce1">
            <text:p>0.421734854611399</text:p>
          </table:table-cell>
          <table:table-cell office:value-type="float" office:value="0.70149101885557" table:style-name="ce1">
            <text:p>0.70149101885557</text:p>
          </table:table-cell>
          <table:table-cell office:value-type="float" office:value="0.209659597711788" table:style-name="ce1">
            <text:p>0.209659597711788</text:p>
          </table:table-cell>
          <table:table-cell office:value-type="float" office:value="0.335417466637306" table:style-name="ce1">
            <text:p>0.335417466637306</text:p>
          </table:table-cell>
          <table:table-cell office:value-type="float" office:value="0.500588607246762" table:style-name="ce1">
            <text:p>0.500588607246762</text:p>
          </table:table-cell>
          <table:table-cell office:value-type="float" office:value="0.327168590770725" table:style-name="ce1">
            <text:p>0.327168590770725</text:p>
          </table:table-cell>
          <table:table-cell office:value-type="float" office:value="0.233902709277202" table:style-name="ce1">
            <text:p>0.233902709277202</text:p>
          </table:table-cell>
          <table:table-cell office:value-type="float" office:value="0.298629792746114" table:style-name="ce1">
            <text:p>0.298629792746114</text:p>
          </table:table-cell>
          <table:table-cell office:value-type="float" office:value="0.292378386596503" table:style-name="ce1">
            <text:p>0.292378386596503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575106557642487" table:style-name="ce1">
            <text:p>0.575106557642487</text:p>
          </table:table-cell>
          <table:table-cell office:value-type="float" office:value="0.402359455958549" table:style-name="ce1">
            <text:p>0.402359455958549</text:p>
          </table:table-cell>
          <table:table-cell office:value-type="float" office:value="0.254633405552291" table:style-name="ce1">
            <text:p>0.254633405552291</text:p>
          </table:table-cell>
          <table:table-cell office:value-type="float" office:value="0.509266811104583" table:style-name="ce1">
            <text:p>0.509266811104583</text:p>
          </table:table-cell>
          <table:table-cell office:value-type="float" office:value="1.18248327396373" table:style-name="ce1">
            <text:p>1.18248327396373</text:p>
          </table:table-cell>
          <table:table-cell office:value-type="float" office:value="2.23979127906977" table:style-name="ce1">
            <text:p>2.23979127906977</text:p>
          </table:table-cell>
          <table:table-cell office:value-type="float" office:value="0.433524870466321" table:style-name="ce1">
            <text:p>0.433524870466321</text:p>
          </table:table-cell>
          <table:table-cell office:value-type="float" office:value="NA" table:style-name="ce1">
            <text:p>NA</text:p>
          </table:table-cell>
          <table:table-cell office:value-type="float" office:value="0.907227542098446" table:style-name="ce1">
            <text:p>0.907227542098446</text:p>
          </table:table-cell>
          <table:table-cell office:value-type="float" office:value="0.0972412125440658" table:style-name="ce1">
            <text:p>0.0972412125440658</text:p>
          </table:table-cell>
          <table:table-cell office:value-type="float" office:value="0.721881127149877" table:style-name="ce1">
            <text:p>0.721881127149877</text:p>
          </table:table-cell>
          <table:table-cell office:value-type="float" office:value="0.289310704318449" table:style-name="ce1">
            <text:p>0.289310704318449</text:p>
          </table:table-cell>
          <table:table-cell office:value-type="float" office:value="0.123473244712103" table:style-name="ce1">
            <text:p>0.123473244712103</text:p>
          </table:table-cell>
          <table:table-cell office:value-type="float" office:value="0.285082140544041" table:style-name="ce1">
            <text:p>0.285082140544041</text:p>
          </table:table-cell>
          <table:table-cell office:value-type="float" office:value="0.167733335781434" table:style-name="ce1">
            <text:p>0.167733335781434</text:p>
          </table:table-cell>
          <table:table-cell office:value-type="float" office:value="1.20762340116279" table:style-name="ce1">
            <text:p>1.20762340116279</text:p>
          </table:table-cell>
          <table:table-cell office:value-type="float" office:value="0.291723637632197" table:style-name="ce1">
            <text:p>0.291723637632197</text:p>
          </table:table-cell>
          <table:table-cell office:value-type="float" office:value="0.380555294689119" table:style-name="ce1">
            <text:p>0.380555294689119</text:p>
          </table:table-cell>
          <table:table-cell office:value-type="float" office:value="0.5463915136604" table:style-name="ce1">
            <text:p>0.5463915136604</text:p>
          </table:table-cell>
          <table:table-cell office:value-type="float" office:value="NA" table:style-name="ce1">
            <text:p>NA</text:p>
          </table:table-cell>
          <table:table-cell office:value-type="float" office:value="0.613423737046632" table:style-name="ce1">
            <text:p>0.613423737046632</text:p>
          </table:table-cell>
          <table:table-cell office:value-type="float" office:value="0.545702104142186" table:style-name="ce1">
            <text:p>0.545702104142186</text:p>
          </table:table-cell>
          <table:table-cell office:value-type="float" office:value="2.33676039244186" table:style-name="ce1">
            <text:p>2.33676039244186</text:p>
          </table:table-cell>
          <table:table-cell office:value-type="float" office:value="0.422814857520564" table:style-name="ce1">
            <text:p>0.422814857520564</text:p>
          </table:table-cell>
          <table:table-cell office:value-type="float" office:value="0.718490722150259" table:style-name="ce1">
            <text:p>0.718490722150259</text:p>
          </table:table-cell>
          <table:table-cell office:value-type="float" office:value="0.369557972238543" table:style-name="ce1">
            <text:p>0.369557972238543</text:p>
          </table:table-cell>
          <table:table-cell office:value-type="float" office:value="2.1722382994186" table:style-name="ce1">
            <text:p>2.1722382994186</text:p>
          </table:table-cell>
          <table:table-cell office:value-type="float" office:value="1.77759353197674" table:style-name="ce1">
            <text:p>1.77759353197674</text:p>
          </table:table-cell>
          <table:table-cell office:value-type="float" office:value="0.407613377643948" table:style-name="ce1">
            <text:p>0.407613377643948</text:p>
          </table:table-cell>
          <table:table-cell office:value-type="float" office:value="1.6461320494186" table:style-name="ce1">
            <text:p>1.6461320494186</text:p>
          </table:table-cell>
          <table:table-cell office:value-type="float" office:value="1.0286249539312" table:style-name="ce1">
            <text:p>1.0286249539312</text:p>
          </table:table-cell>
          <table:table-cell office:value-type="float" office:value="0.30230607373678" table:style-name="ce1">
            <text:p>0.30230607373678</text:p>
          </table:table-cell>
          <table:table-cell office:value-type="float" office:value="1.45596845930233" table:style-name="ce1">
            <text:p>1.45596845930233</text:p>
          </table:table-cell>
          <table:table-cell office:value-type="float" office:value="0.302375014688602" table:style-name="ce1">
            <text:p>0.302375014688602</text:p>
          </table:table-cell>
          <table:table-cell office:value-type="float" office:value="0.720625383906634" table:style-name="ce1">
            <text:p>0.720625383906634</text:p>
          </table:table-cell>
          <table:table-cell office:value-type="float" office:value="0.982446802325581" table:style-name="ce1">
            <text:p>0.982446802325581</text:p>
          </table:table-cell>
          <table:table-cell office:value-type="float" office:value="0.478412370466321" table:style-name="ce1">
            <text:p>0.478412370466321</text:p>
          </table:table-cell>
          <table:table-cell office:value-type="float" office:value="0.248015074177438" table:style-name="ce1">
            <text:p>0.248015074177438</text:p>
          </table:table-cell>
          <table:table-cell office:value-type="float" office:value="1.26398263081395" table:style-name="ce1">
            <text:p>1.26398263081395</text:p>
          </table:table-cell>
          <table:table-cell office:value-type="float" office:value="NA" table:style-name="ce1">
            <text:p>NA</text:p>
          </table:table-cell>
          <table:table-cell office:value-type="float" office:value="0.374211486486486" table:style-name="ce1">
            <text:p>0.374211486486486</text:p>
          </table:table-cell>
          <table:table-cell office:value-type="float" office:value="1.51117499302326" table:style-name="ce1">
            <text:p>1.51117499302326</text:p>
          </table:table-cell>
          <table:table-cell office:value-type="float" office:value="0.105203892479436" table:style-name="ce1">
            <text:p>0.105203892479436</text:p>
          </table:table-cell>
          <table:table-cell office:value-type="float" office:value="1.29210520068653" table:style-name="ce1">
            <text:p>1.29210520068653</text:p>
          </table:table-cell>
          <table:table-cell office:value-type="float" office:value="0.735335989187176" table:style-name="ce1">
            <text:p>0.735335989187176</text:p>
          </table:table-cell>
          <table:table-cell office:value-type="float" office:value="1.33784794943394" table:style-name="ce1">
            <text:p>1.33784794943394</text:p>
          </table:table-cell>
          <table:table-cell office:value-type="float" office:value="0.42313656564443" table:style-name="ce1">
            <text:p>0.42313656564443</text:p>
          </table:table-cell>
          <table:table-cell office:value-type="float" office:value="0.558135368376296" table:style-name="ce1">
            <text:p>0.558135368376296</text:p>
          </table:table-cell>
          <table:table-cell office:value-type="float" office:value="0.866309406511011" table:style-name="ce1">
            <text:p>0.866309406511011</text:p>
          </table:table-cell>
          <table:table-cell office:value-type="float" office:value="0.638479844189767" table:style-name="ce1">
            <text:p>0.638479844189767</text:p>
          </table:table-cell>
          <table:table-cell office:value-type="float" office:value="0.436098610404793" table:style-name="ce1">
            <text:p>0.436098610404793</text:p>
          </table:table-cell>
          <table:table-cell office:value-type="float" office:value="0.571210880829015" table:style-name="ce1">
            <text:p>0.571210880829015</text:p>
          </table:table-cell>
          <table:table-cell office:value-type="float" office:value="0.545123263005991" table:style-name="ce1">
            <text:p>0.545123263005991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616040236398964" table:style-name="ce1">
            <text:p>0.616040236398964</text:p>
          </table:table-cell>
          <table:table-cell office:value-type="float" office:value="0.257579825129534" table:style-name="ce1">
            <text:p>0.257579825129534</text:p>
          </table:table-cell>
          <table:table-cell office:value-type="float" office:value="0.242344680890129" table:style-name="ce1">
            <text:p>0.242344680890129</text:p>
          </table:table-cell>
          <table:table-cell office:value-type="float" office:value="0.484689361780259" table:style-name="ce1">
            <text:p>0.484689361780259</text:p>
          </table:table-cell>
          <table:table-cell office:value-type="float" office:value="1.5086735265544" table:style-name="ce1">
            <text:p>1.5086735265544</text:p>
          </table:table-cell>
          <table:table-cell office:value-type="float" office:value="1.53731838662791" table:style-name="ce1">
            <text:p>1.53731838662791</text:p>
          </table:table-cell>
          <table:table-cell office:value-type="float" office:value="0.237229274611399" table:style-name="ce1">
            <text:p>0.237229274611399</text:p>
          </table:table-cell>
          <table:table-cell office:value-type="float" office:value="NA" table:style-name="ce1">
            <text:p>NA</text:p>
          </table:table-cell>
          <table:table-cell office:value-type="float" office:value="0.619994057642487" table:style-name="ce1">
            <text:p>0.619994057642487</text:p>
          </table:table-cell>
          <table:table-cell office:value-type="float" office:value="0.133366271298472" table:style-name="ce1">
            <text:p>0.133366271298472</text:p>
          </table:table-cell>
          <table:table-cell office:value-type="float" office:value="0.391506495700246" table:style-name="ce1">
            <text:p>0.391506495700246</text:p>
          </table:table-cell>
          <table:table-cell office:value-type="float" office:value="0.308097113689777" table:style-name="ce1">
            <text:p>0.308097113689777</text:p>
          </table:table-cell>
          <table:table-cell office:value-type="float" office:value="0.10489365819624" table:style-name="ce1">
            <text:p>0.10489365819624</text:p>
          </table:table-cell>
          <table:table-cell office:value-type="float" office:value="0.326655408031088" table:style-name="ce1">
            <text:p>0.326655408031088</text:p>
          </table:table-cell>
          <table:table-cell office:value-type="float" office:value="0.152497385428907" table:style-name="ce1">
            <text:p>0.152497385428907</text:p>
          </table:table-cell>
          <table:table-cell office:value-type="float" office:value="1.08839694767442" table:style-name="ce1">
            <text:p>1.08839694767442</text:p>
          </table:table-cell>
          <table:table-cell office:value-type="float" office:value="0.257977041715629" table:style-name="ce1">
            <text:p>0.257977041715629</text:p>
          </table:table-cell>
          <table:table-cell office:value-type="float" office:value="0.509926651554404" table:style-name="ce1">
            <text:p>0.509926651554404</text:p>
          </table:table-cell>
          <table:table-cell office:value-type="float" office:value="0.410233133813161" table:style-name="ce1">
            <text:p>0.410233133813161</text:p>
          </table:table-cell>
          <table:table-cell office:value-type="float" office:value="NA" table:style-name="ce1">
            <text:p>NA</text:p>
          </table:table-cell>
          <table:table-cell office:value-type="float" office:value="0.409918231865285" table:style-name="ce1">
            <text:p>0.409918231865285</text:p>
          </table:table-cell>
          <table:table-cell office:value-type="float" office:value="0.577380471504113" table:style-name="ce1">
            <text:p>0.577380471504113</text:p>
          </table:table-cell>
          <table:table-cell office:value-type="float" office:value="1.9134804505814" table:style-name="ce1">
            <text:p>1.9134804505814</text:p>
          </table:table-cell>
          <table:table-cell office:value-type="float" office:value="0.406544792890717" table:style-name="ce1">
            <text:p>0.406544792890717</text:p>
          </table:table-cell>
          <table:table-cell office:value-type="float" office:value="0.497018588082902" table:style-name="ce1">
            <text:p>0.497018588082902</text:p>
          </table:table-cell>
          <table:table-cell office:value-type="float" office:value="0.402684099588719" table:style-name="ce1">
            <text:p>0.402684099588719</text:p>
          </table:table-cell>
          <table:table-cell office:value-type="float" office:value="1.56556308139535" table:style-name="ce1">
            <text:p>1.56556308139535</text:p>
          </table:table-cell>
          <table:table-cell office:value-type="float" office:value="1.88328335755814" table:style-name="ce1">
            <text:p>1.88328335755814</text:p>
          </table:table-cell>
          <table:table-cell office:value-type="float" office:value="0.286518595769683" table:style-name="ce1">
            <text:p>0.286518595769683</text:p>
          </table:table-cell>
          <table:table-cell office:value-type="float" office:value="1.73594236918605" table:style-name="ce1">
            <text:p>1.73594236918605</text:p>
          </table:table-cell>
          <table:table-cell office:value-type="float" office:value="0.915037269656019" table:style-name="ce1">
            <text:p>0.915037269656019</text:p>
          </table:table-cell>
          <table:table-cell office:value-type="float" office:value="0.364042696092832" table:style-name="ce1">
            <text:p>0.364042696092832</text:p>
          </table:table-cell>
          <table:table-cell office:value-type="float" office:value="1.30433219476744" table:style-name="ce1">
            <text:p>1.30433219476744</text:p>
          </table:table-cell>
          <table:table-cell office:value-type="float" office:value="0.249256011310223" table:style-name="ce1">
            <text:p>0.249256011310223</text:p>
          </table:table-cell>
          <table:table-cell office:value-type="float" office:value="0.547161578624079" table:style-name="ce1">
            <text:p>0.547161578624079</text:p>
          </table:table-cell>
          <table:table-cell office:value-type="float" office:value="0.761695639534884" table:style-name="ce1">
            <text:p>0.761695639534884</text:p>
          </table:table-cell>
          <table:table-cell office:value-type="float" office:value="0.354448445595855" table:style-name="ce1">
            <text:p>0.354448445595855</text:p>
          </table:table-cell>
          <table:table-cell office:value-type="float" office:value="0.111684341950646" table:style-name="ce1">
            <text:p>0.111684341950646</text:p>
          </table:table-cell>
          <table:table-cell office:value-type="float" office:value="0.828207340116279" table:style-name="ce1">
            <text:p>0.828207340116279</text:p>
          </table:table-cell>
          <table:table-cell office:value-type="float" office:value="NA" table:style-name="ce1">
            <text:p>NA</text:p>
          </table:table-cell>
          <table:table-cell office:value-type="float" office:value="0.236536405699177" table:style-name="ce1">
            <text:p>0.236536405699177</text:p>
          </table:table-cell>
          <table:table-cell office:value-type="float" office:value="0.975124527906977" table:style-name="ce1">
            <text:p>0.975124527906977</text:p>
          </table:table-cell>
          <table:table-cell office:value-type="float" office:value="0.0391929311104583" table:style-name="ce1">
            <text:p>0.0391929311104583</text:p>
          </table:table-cell>
          <table:table-cell office:value-type="float" office:value="0.972420802799223" table:style-name="ce1">
            <text:p>0.972420802799223</text:p>
          </table:table-cell>
          <table:table-cell office:value-type="float" office:value="0.59842002504987" table:style-name="ce1">
            <text:p>0.59842002504987</text:p>
          </table:table-cell>
          <table:table-cell office:value-type="float" office:value="1.15207415103497" table:style-name="ce1">
            <text:p>1.15207415103497</text:p>
          </table:table-cell>
          <table:table-cell office:value-type="float" office:value="0.287868040204663" table:style-name="ce1">
            <text:p>0.287868040204663</text:p>
          </table:table-cell>
          <table:table-cell office:value-type="float" office:value="0.545640783901554" table:style-name="ce1">
            <text:p>0.545640783901554</text:p>
          </table:table-cell>
          <table:table-cell office:value-type="float" office:value="0.706929897683938" table:style-name="ce1">
            <text:p>0.706929897683938</text:p>
          </table:table-cell>
          <table:table-cell office:value-type="float" office:value="0.530942158055052" table:style-name="ce1">
            <text:p>0.530942158055052</text:p>
          </table:table-cell>
          <table:table-cell office:value-type="float" office:value="0.273419053979922" table:style-name="ce1">
            <text:p>0.273419053979922</text:p>
          </table:table-cell>
          <table:table-cell office:value-type="float" office:value="0.382357772020725" table:style-name="ce1">
            <text:p>0.382357772020725</text:p>
          </table:table-cell>
          <table:table-cell office:value-type="float" office:value="0.341773817474903" table:style-name="ce1">
            <text:p>0.341773817474903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506321696891192" table:style-name="ce1">
            <text:p>0.506321696891192</text:p>
          </table:table-cell>
          <table:table-cell office:value-type="float" office:value="0.229670498704663" table:style-name="ce1">
            <text:p>0.229670498704663</text:p>
          </table:table-cell>
          <table:table-cell office:value-type="float" office:value="0.24537808277027" table:style-name="ce1">
            <text:p>0.24537808277027</text:p>
          </table:table-cell>
          <table:table-cell office:value-type="float" office:value="0.490756165540541" table:style-name="ce1">
            <text:p>0.490756165540541</text:p>
          </table:table-cell>
          <table:table-cell office:value-type="float" office:value="0.955894430051814" table:style-name="ce1">
            <text:p>0.955894430051814</text:p>
          </table:table-cell>
          <table:table-cell office:value-type="float" office:value="1.1554292877907" table:style-name="ce1">
            <text:p>1.1554292877907</text:p>
          </table:table-cell>
          <table:table-cell office:value-type="float" office:value="0.132801878238342" table:style-name="ce1">
            <text:p>0.132801878238342</text:p>
          </table:table-cell>
          <table:table-cell office:value-type="float" office:value="NA" table:style-name="ce1">
            <text:p>NA</text:p>
          </table:table-cell>
          <table:table-cell office:value-type="float" office:value="0.501321275906736" table:style-name="ce1">
            <text:p>0.501321275906736</text:p>
          </table:table-cell>
          <table:table-cell office:value-type="float" office:value="0.120233019976498" table:style-name="ce1">
            <text:p>0.120233019976498</text:p>
          </table:table-cell>
          <table:table-cell office:value-type="float" office:value="0.255829146191646" table:style-name="ce1">
            <text:p>0.255829146191646</text:p>
          </table:table-cell>
          <table:table-cell office:value-type="float" office:value="0.159253598707403" table:style-name="ce1">
            <text:p>0.159253598707403</text:p>
          </table:table-cell>
          <table:table-cell office:value-type="float" office:value="0.0842113726498237" table:style-name="ce1">
            <text:p>0.0842113726498237</text:p>
          </table:table-cell>
          <table:table-cell office:value-type="float" office:value="0.165827914507772" table:style-name="ce1">
            <text:p>0.165827914507772</text:p>
          </table:table-cell>
          <table:table-cell office:value-type="float" office:value="0.127954406580494" table:style-name="ce1">
            <text:p>0.127954406580494</text:p>
          </table:table-cell>
          <table:table-cell office:value-type="float" office:value="0.648326380813954" table:style-name="ce1">
            <text:p>0.648326380813954</text:p>
          </table:table-cell>
          <table:table-cell office:value-type="float" office:value="0.167629924353701" table:style-name="ce1">
            <text:p>0.167629924353701</text:p>
          </table:table-cell>
          <table:table-cell office:value-type="float" office:value="0.108032351036269" table:style-name="ce1">
            <text:p>0.108032351036269</text:p>
          </table:table-cell>
          <table:table-cell office:value-type="float" office:value="0.24908365893067" table:style-name="ce1">
            <text:p>0.24908365893067</text:p>
          </table:table-cell>
          <table:table-cell office:value-type="float" office:value="NA" table:style-name="ce1">
            <text:p>NA</text:p>
          </table:table-cell>
          <table:table-cell office:value-type="float" office:value="0.19460940738342" table:style-name="ce1">
            <text:p>0.19460940738342</text:p>
          </table:table-cell>
          <table:table-cell office:value-type="float" office:value="0.251634474148061" table:style-name="ce1">
            <text:p>0.251634474148061</text:p>
          </table:table-cell>
          <table:table-cell office:value-type="float" office:value="1.3463738372093" table:style-name="ce1">
            <text:p>1.3463738372093</text:p>
          </table:table-cell>
          <table:table-cell office:value-type="float" office:value="0.215819649676851" table:style-name="ce1">
            <text:p>0.215819649676851</text:p>
          </table:table-cell>
          <table:table-cell office:value-type="float" office:value="0.252637548575129" table:style-name="ce1">
            <text:p>0.252637548575129</text:p>
          </table:table-cell>
          <table:table-cell office:value-type="float" office:value="0.201238638366627" table:style-name="ce1">
            <text:p>0.201238638366627</text:p>
          </table:table-cell>
          <table:table-cell office:value-type="float" office:value="0.857232994186047" table:style-name="ce1">
            <text:p>0.857232994186047</text:p>
          </table:table-cell>
          <table:table-cell office:value-type="float" office:value="0.77939738372093" table:style-name="ce1">
            <text:p>0.77939738372093</text:p>
          </table:table-cell>
          <table:table-cell office:value-type="float" office:value="0.172283438601645" table:style-name="ce1">
            <text:p>0.172283438601645</text:p>
          </table:table-cell>
          <table:table-cell office:value-type="float" office:value="0.843436046511628" table:style-name="ce1">
            <text:p>0.843436046511628</text:p>
          </table:table-cell>
          <table:table-cell office:value-type="float" office:value="0.40240863022113" table:style-name="ce1">
            <text:p>0.40240863022113</text:p>
          </table:table-cell>
          <table:table-cell office:value-type="float" office:value="0.137295905552291" table:style-name="ce1">
            <text:p>0.137295905552291</text:p>
          </table:table-cell>
          <table:table-cell office:value-type="float" office:value="0.714317441860465" table:style-name="ce1">
            <text:p>0.714317441860465</text:p>
          </table:table-cell>
          <table:table-cell office:value-type="float" office:value="0.148429869271445" table:style-name="ce1">
            <text:p>0.148429869271445</text:p>
          </table:table-cell>
          <table:table-cell office:value-type="float" office:value="0.340763052825553" table:style-name="ce1">
            <text:p>0.340763052825553</text:p>
          </table:table-cell>
          <table:table-cell office:value-type="float" office:value="0.686463226744186" table:style-name="ce1">
            <text:p>0.686463226744186</text:p>
          </table:table-cell>
          <table:table-cell office:value-type="float" office:value="0.156524805699482" table:style-name="ce1">
            <text:p>0.156524805699482</text:p>
          </table:table-cell>
          <table:table-cell office:value-type="float" office:value="0.123163010428907" table:style-name="ce1">
            <text:p>0.123163010428907</text:p>
          </table:table-cell>
          <table:table-cell office:value-type="float" office:value="0.610189534883721" table:style-name="ce1">
            <text:p>0.610189534883721</text:p>
          </table:table-cell>
          <table:table-cell office:value-type="float" office:value="NA" table:style-name="ce1">
            <text:p>NA</text:p>
          </table:table-cell>
          <table:table-cell office:value-type="float" office:value="0.133159448443008" table:style-name="ce1">
            <text:p>0.133159448443008</text:p>
          </table:table-cell>
          <table:table-cell office:value-type="float" office:value="0.733008401162791" table:style-name="ce1">
            <text:p>0.733008401162791</text:p>
          </table:table-cell>
          <table:table-cell office:value-type="float" office:value="0.0472590224735605" table:style-name="ce1">
            <text:p>0.0472590224735605</text:p>
          </table:table-cell>
          <table:table-cell office:value-type="float" office:value="0.60077705139443" table:style-name="ce1">
            <text:p>0.60077705139443</text:p>
          </table:table-cell>
          <table:table-cell office:value-type="float" office:value="0.454512488572539" table:style-name="ce1">
            <text:p>0.454512488572539</text:p>
          </table:table-cell>
          <table:table-cell office:value-type="float" office:value="0.885903809648316" table:style-name="ce1">
            <text:p>0.885903809648316</text:p>
          </table:table-cell>
          <table:table-cell office:value-type="float" office:value="0.385617937966321" table:style-name="ce1">
            <text:p>0.385617937966321</text:p>
          </table:table-cell>
          <table:table-cell office:value-type="float" office:value="0.36172742352785" table:style-name="ce1">
            <text:p>0.36172742352785</text:p>
          </table:table-cell>
          <table:table-cell office:value-type="float" office:value="0.618775910900907" table:style-name="ce1">
            <text:p>0.618775910900907</text:p>
          </table:table-cell>
          <table:table-cell office:value-type="float" office:value="0.500210666125648" table:style-name="ce1">
            <text:p>0.500210666125648</text:p>
          </table:table-cell>
          <table:table-cell office:value-type="float" office:value="0.390830959795337" table:style-name="ce1">
            <text:p>0.390830959795337</text:p>
          </table:table-cell>
          <table:table-cell office:value-type="float" office:value="0.451200777202073" table:style-name="ce1">
            <text:p>0.451200777202073</text:p>
          </table:table-cell>
          <table:table-cell office:value-type="float" office:value="0.488538699744171" table:style-name="ce1">
            <text:p>0.488538699744171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492657755829016" table:style-name="ce1">
            <text:p>0.492657755829016</text:p>
          </table:table-cell>
          <table:table-cell office:value-type="float" office:value="0.234903497409326" table:style-name="ce1">
            <text:p>0.234903497409326</text:p>
          </table:table-cell>
          <table:table-cell office:value-type="float" office:value="0.24360285326087" table:style-name="ce1">
            <text:p>0.24360285326087</text:p>
          </table:table-cell>
          <table:table-cell office:value-type="float" office:value="0.487205706521739" table:style-name="ce1">
            <text:p>0.487205706521739</text:p>
          </table:table-cell>
          <table:table-cell office:value-type="float" office:value="1.33017012629534" table:style-name="ce1">
            <text:p>1.33017012629534</text:p>
          </table:table-cell>
          <table:table-cell office:value-type="float" office:value="1.50855305232558" table:style-name="ce1">
            <text:p>1.50855305232558</text:p>
          </table:table-cell>
          <table:table-cell office:value-type="float" office:value="0.203098494170984" table:style-name="ce1">
            <text:p>0.203098494170984</text:p>
          </table:table-cell>
          <table:table-cell office:value-type="float" office:value="NA" table:style-name="ce1">
            <text:p>NA</text:p>
          </table:table-cell>
          <table:table-cell office:value-type="float" office:value="0.665521146373057" table:style-name="ce1">
            <text:p>0.665521146373057</text:p>
          </table:table-cell>
          <table:table-cell office:value-type="float" office:value="0.201583343125734" table:style-name="ce1">
            <text:p>0.201583343125734</text:p>
          </table:table-cell>
          <table:table-cell office:value-type="float" office:value="0.367247819410319" table:style-name="ce1">
            <text:p>0.367247819410319</text:p>
          </table:table-cell>
          <table:table-cell office:value-type="float" office:value="0.233709826674501" table:style-name="ce1">
            <text:p>0.233709826674501</text:p>
          </table:table-cell>
          <table:table-cell office:value-type="float" office:value="0.0852110164512338" table:style-name="ce1">
            <text:p>0.0852110164512338</text:p>
          </table:table-cell>
          <table:table-cell office:value-type="float" office:value="0.321713131476684" table:style-name="ce1">
            <text:p>0.321713131476684</text:p>
          </table:table-cell>
          <table:table-cell office:value-type="float" office:value="0.20137652027027" table:style-name="ce1">
            <text:p>0.20137652027027</text:p>
          </table:table-cell>
          <table:table-cell office:value-type="float" office:value="0.864261627906977" table:style-name="ce1">
            <text:p>0.864261627906977</text:p>
          </table:table-cell>
          <table:table-cell office:value-type="float" office:value="0.297032090922444" table:style-name="ce1">
            <text:p>0.297032090922444</text:p>
          </table:table-cell>
          <table:table-cell office:value-type="float" office:value="0.213622636010363" table:style-name="ce1">
            <text:p>0.213622636010363</text:p>
          </table:table-cell>
          <table:table-cell office:value-type="float" office:value="0.418609459459459" table:style-name="ce1">
            <text:p>0.418609459459459</text:p>
          </table:table-cell>
          <table:table-cell office:value-type="float" office:value="NA" table:style-name="ce1">
            <text:p>NA</text:p>
          </table:table-cell>
          <table:table-cell office:value-type="float" office:value="0.371891774611399" table:style-name="ce1">
            <text:p>0.371891774611399</text:p>
          </table:table-cell>
          <table:table-cell office:value-type="float" office:value="0.387241326380729" table:style-name="ce1">
            <text:p>0.387241326380729</text:p>
          </table:table-cell>
          <table:table-cell office:value-type="float" office:value="1.81416845930233" table:style-name="ce1">
            <text:p>1.81416845930233</text:p>
          </table:table-cell>
          <table:table-cell office:value-type="float" office:value="0.314612033636898" table:style-name="ce1">
            <text:p>0.314612033636898</text:p>
          </table:table-cell>
          <table:table-cell office:value-type="float" office:value="0.516962127590674" table:style-name="ce1">
            <text:p>0.516962127590674</text:p>
          </table:table-cell>
          <table:table-cell office:value-type="float" office:value="0.363043052291422" table:style-name="ce1">
            <text:p>0.363043052291422</text:p>
          </table:table-cell>
          <table:table-cell office:value-type="float" office:value="1.39596475290698" table:style-name="ce1">
            <text:p>1.39596475290698</text:p>
          </table:table-cell>
          <table:table-cell office:value-type="float" office:value="1.25213808139535" table:style-name="ce1">
            <text:p>1.25213808139535</text:p>
          </table:table-cell>
          <table:table-cell office:value-type="float" office:value="0.275660395857814" table:style-name="ce1">
            <text:p>0.275660395857814</text:p>
          </table:table-cell>
          <table:table-cell office:value-type="float" office:value="1.3537929505814" table:style-name="ce1">
            <text:p>1.3537929505814</text:p>
          </table:table-cell>
          <table:table-cell office:value-type="float" office:value="0.771254668304668" table:style-name="ce1">
            <text:p>0.771254668304668</text:p>
          </table:table-cell>
          <table:table-cell office:value-type="float" office:value="0.274764163484136" table:style-name="ce1">
            <text:p>0.274764163484136</text:p>
          </table:table-cell>
          <table:table-cell office:value-type="float" office:value="1.25734447674419" table:style-name="ce1">
            <text:p>1.25734447674419</text:p>
          </table:table-cell>
          <table:table-cell office:value-type="float" office:value="0.329710102085781" table:style-name="ce1">
            <text:p>0.329710102085781</text:p>
          </table:table-cell>
          <table:table-cell office:value-type="float" office:value="0.666514265970516" table:style-name="ce1">
            <text:p>0.666514265970516</text:p>
          </table:table-cell>
          <table:table-cell office:value-type="float" office:value="1.13837834302326" table:style-name="ce1">
            <text:p>1.13837834302326</text:p>
          </table:table-cell>
          <table:table-cell office:value-type="float" office:value="0.349855035621762" table:style-name="ce1">
            <text:p>0.349855035621762</text:p>
          </table:table-cell>
          <table:table-cell office:value-type="float" office:value="0.248807895123384" table:style-name="ce1">
            <text:p>0.248807895123384</text:p>
          </table:table-cell>
          <table:table-cell office:value-type="float" office:value="0.771457630813954" table:style-name="ce1">
            <text:p>0.771457630813954</text:p>
          </table:table-cell>
          <table:table-cell office:value-type="float" office:value="NA" table:style-name="ce1">
            <text:p>NA</text:p>
          </table:table-cell>
          <table:table-cell office:value-type="float" office:value="0.244257792303173" table:style-name="ce1">
            <text:p>0.244257792303173</text:p>
          </table:table-cell>
          <table:table-cell office:value-type="float" office:value="1.14130017209302" table:style-name="ce1">
            <text:p>1.14130017209302</text:p>
          </table:table-cell>
          <table:table-cell office:value-type="float" office:value="0.0550148795534665" table:style-name="ce1">
            <text:p>0.0550148795534665</text:p>
          </table:table-cell>
          <table:table-cell office:value-type="float" office:value="1.34323794972863" table:style-name="ce1">
            <text:p>1.34323794972863</text:p>
          </table:table-cell>
          <table:table-cell office:value-type="float" office:value="0.629778572096503" table:style-name="ce1">
            <text:p>0.629778572096503</text:p>
          </table:table-cell>
          <table:table-cell office:value-type="float" office:value="1.34547224015868" table:style-name="ce1">
            <text:p>1.34547224015868</text:p>
          </table:table-cell>
          <table:table-cell office:value-type="float" office:value="0.403022039648316" table:style-name="ce1">
            <text:p>0.403022039648316</text:p>
          </table:table-cell>
          <table:table-cell office:value-type="float" office:value="0.58718515825842" table:style-name="ce1">
            <text:p>0.58718515825842</text:p>
          </table:table-cell>
          <table:table-cell office:value-type="float" office:value="0.9253305429307" table:style-name="ce1">
            <text:p>0.9253305429307</text:p>
          </table:table-cell>
          <table:table-cell office:value-type="float" office:value="0.617448906157383" table:style-name="ce1">
            <text:p>0.617448906157383</text:p>
          </table:table-cell>
          <table:table-cell office:value-type="float" office:value="0.46500513241127" table:style-name="ce1">
            <text:p>0.46500513241127</text:p>
          </table:table-cell>
          <table:table-cell office:value-type="float" office:value="0.533068134715026" table:style-name="ce1">
            <text:p>0.533068134715026</text:p>
          </table:table-cell>
          <table:table-cell office:value-type="float" office:value="0.581256415514087" table:style-name="ce1">
            <text:p>0.581256415514087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437711269430052" table:style-name="ce1">
            <text:p>0.437711269430052</text:p>
          </table:table-cell>
          <table:table-cell office:value-type="float" office:value="0.225600388601036" table:style-name="ce1">
            <text:p>0.225600388601036</text:p>
          </table:table-cell>
          <table:table-cell office:value-type="float" office:value="0.246136433240305" table:style-name="ce1">
            <text:p>0.246136433240305</text:p>
          </table:table-cell>
          <table:table-cell office:value-type="float" office:value="0.492272866480611" table:style-name="ce1">
            <text:p>0.492272866480611</text:p>
          </table:table-cell>
          <table:table-cell office:value-type="float" office:value="1.42593400259067" table:style-name="ce1">
            <text:p>1.42593400259067</text:p>
          </table:table-cell>
          <table:table-cell office:value-type="float" office:value="1.43253968023256" table:style-name="ce1">
            <text:p>1.43253968023256</text:p>
          </table:table-cell>
          <table:table-cell office:value-type="float" office:value="0.199609828367876" table:style-name="ce1">
            <text:p>0.199609828367876</text:p>
          </table:table-cell>
          <table:table-cell office:value-type="float" office:value="NA" table:style-name="ce1">
            <text:p>NA</text:p>
          </table:table-cell>
          <table:table-cell office:value-type="float" office:value="0.563710249352332" table:style-name="ce1">
            <text:p>0.563710249352332</text:p>
          </table:table-cell>
          <table:table-cell office:value-type="float" office:value="0.189070560370153" table:style-name="ce1">
            <text:p>0.189070560370153</text:p>
          </table:table-cell>
          <table:table-cell office:value-type="float" office:value="0.398184766584767" table:style-name="ce1">
            <text:p>0.398184766584767</text:p>
          </table:table-cell>
          <table:table-cell office:value-type="float" office:value="0.234020060957697" table:style-name="ce1">
            <text:p>0.234020060957697</text:p>
          </table:table-cell>
          <table:table-cell office:value-type="float" office:value="0.0794889174500588" table:style-name="ce1">
            <text:p>0.0794889174500588</text:p>
          </table:table-cell>
          <table:table-cell office:value-type="float" office:value="0.29368751619171" table:style-name="ce1">
            <text:p>0.29368751619171</text:p>
          </table:table-cell>
          <table:table-cell office:value-type="float" office:value="0.192483137485311" table:style-name="ce1">
            <text:p>0.192483137485311</text:p>
          </table:table-cell>
          <table:table-cell office:value-type="float" office:value="0.867385465116279" table:style-name="ce1">
            <text:p>0.867385465116279</text:p>
          </table:table-cell>
          <table:table-cell office:value-type="float" office:value="0.273385344447709" table:style-name="ce1">
            <text:p>0.273385344447709</text:p>
          </table:table-cell>
          <table:table-cell office:value-type="float" office:value="0.220890689766839" table:style-name="ce1">
            <text:p>0.220890689766839</text:p>
          </table:table-cell>
          <table:table-cell office:value-type="float" office:value="0.378761589306698" table:style-name="ce1">
            <text:p>0.378761589306698</text:p>
          </table:table-cell>
          <table:table-cell office:value-type="float" office:value="NA" table:style-name="ce1">
            <text:p>NA</text:p>
          </table:table-cell>
          <table:table-cell office:value-type="float" office:value="0.356076489637306" table:style-name="ce1">
            <text:p>0.356076489637306</text:p>
          </table:table-cell>
          <table:table-cell office:value-type="float" office:value="0.367455273207991" table:style-name="ce1">
            <text:p>0.367455273207991</text:p>
          </table:table-cell>
          <table:table-cell office:value-type="float" office:value="1.74284084302326" table:style-name="ce1">
            <text:p>1.74284084302326</text:p>
          </table:table-cell>
          <table:table-cell office:value-type="float" office:value="0.301134077555817" table:style-name="ce1">
            <text:p>0.301134077555817</text:p>
          </table:table-cell>
          <table:table-cell office:value-type="float" office:value="0.449921599740933" table:style-name="ce1">
            <text:p>0.449921599740933</text:p>
          </table:table-cell>
          <table:table-cell office:value-type="float" office:value="0.340499361045828" table:style-name="ce1">
            <text:p>0.340499361045828</text:p>
          </table:table-cell>
          <table:table-cell office:value-type="float" office:value="1.35782790697674" table:style-name="ce1">
            <text:p>1.35782790697674</text:p>
          </table:table-cell>
          <table:table-cell office:value-type="float" office:value="1.20436940406977" table:style-name="ce1">
            <text:p>1.20436940406977</text:p>
          </table:table-cell>
          <table:table-cell office:value-type="float" office:value="0.273385344447709" table:style-name="ce1">
            <text:p>0.273385344447709</text:p>
          </table:table-cell>
          <table:table-cell office:value-type="float" office:value="1.34468175872093" table:style-name="ce1">
            <text:p>1.34468175872093</text:p>
          </table:table-cell>
          <table:table-cell office:value-type="float" office:value="0.782442199017199" table:style-name="ce1">
            <text:p>0.782442199017199</text:p>
          </table:table-cell>
          <table:table-cell office:value-type="float" office:value="0.269593592097532" table:style-name="ce1">
            <text:p>0.269593592097532</text:p>
          </table:table-cell>
          <table:table-cell office:value-type="float" office:value="1.32606889534884" table:style-name="ce1">
            <text:p>1.32606889534884</text:p>
          </table:table-cell>
          <table:table-cell office:value-type="float" office:value="0.32915857447121" table:style-name="ce1">
            <text:p>0.32915857447121</text:p>
          </table:table-cell>
          <table:table-cell office:value-type="float" office:value="0.575872435503685" table:style-name="ce1">
            <text:p>0.575872435503685</text:p>
          </table:table-cell>
          <table:table-cell office:value-type="float" office:value="1.17872790697674" table:style-name="ce1">
            <text:p>1.17872790697674</text:p>
          </table:table-cell>
          <table:table-cell office:value-type="float" office:value="0.36485629857513" table:style-name="ce1">
            <text:p>0.36485629857513</text:p>
          </table:table-cell>
          <table:table-cell office:value-type="float" office:value="0.264388550235018" table:style-name="ce1">
            <text:p>0.264388550235018</text:p>
          </table:table-cell>
          <table:table-cell office:value-type="float" office:value="0.892376162790698" table:style-name="ce1">
            <text:p>0.892376162790698</text:p>
          </table:table-cell>
          <table:table-cell office:value-type="float" office:value="NA" table:style-name="ce1">
            <text:p>NA</text:p>
          </table:table-cell>
          <table:table-cell office:value-type="float" office:value="0.215095769682726" table:style-name="ce1">
            <text:p>0.215095769682726</text:p>
          </table:table-cell>
          <table:table-cell office:value-type="float" office:value="1.08095388488372" table:style-name="ce1">
            <text:p>1.08095388488372</text:p>
          </table:table-cell>
          <table:table-cell office:value-type="float" office:value="0.0602888623678026" table:style-name="ce1">
            <text:p>0.0602888623678026</text:p>
          </table:table-cell>
          <table:table-cell office:value-type="float" office:value="1.14678616165415" table:style-name="ce1">
            <text:p>1.14678616165415</text:p>
          </table:table-cell>
          <table:table-cell office:value-type="float" office:value="0.646585361475389" table:style-name="ce1">
            <text:p>0.646585361475389</text:p>
          </table:table-cell>
          <table:table-cell office:value-type="float" office:value="1.23917530499417" table:style-name="ce1">
            <text:p>1.23917530499417</text:p>
          </table:table-cell>
          <table:table-cell office:value-type="float" office:value="0.435005313709197" table:style-name="ce1">
            <text:p>0.435005313709197</text:p>
          </table:table-cell>
          <table:table-cell office:value-type="float" office:value="0.644338297876943" table:style-name="ce1">
            <text:p>0.644338297876943</text:p>
          </table:table-cell>
          <table:table-cell office:value-type="float" office:value="0.967072699055052" table:style-name="ce1">
            <text:p>0.967072699055052</text:p>
          </table:table-cell>
          <table:table-cell office:value-type="float" office:value="0.673029915744171" table:style-name="ce1">
            <text:p>0.673029915744171</text:p>
          </table:table-cell>
          <table:table-cell office:value-type="float" office:value="0.483704309016839" table:style-name="ce1">
            <text:p>0.483704309016839</text:p>
          </table:table-cell>
          <table:table-cell office:value-type="float" office:value="0.568419948186529" table:style-name="ce1">
            <text:p>0.568419948186529</text:p>
          </table:table-cell>
          <table:table-cell office:value-type="float" office:value="0.604630386271049" table:style-name="ce1">
            <text:p>0.604630386271049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41968649611399" table:style-name="ce1">
            <text:p>0.41968649611399</text:p>
          </table:table-cell>
          <table:table-cell office:value-type="float" office:value="0.197691062176166" table:style-name="ce1">
            <text:p>0.197691062176166</text:p>
          </table:table-cell>
          <table:table-cell office:value-type="float" office:value="0.251100181771445" table:style-name="ce1">
            <text:p>0.251100181771445</text:p>
          </table:table-cell>
          <table:table-cell office:value-type="float" office:value="0.502200363542891" table:style-name="ce1">
            <text:p>0.502200363542891</text:p>
          </table:table-cell>
          <table:table-cell office:value-type="float" office:value="0.657322781735751" table:style-name="ce1">
            <text:p>0.657322781735751</text:p>
          </table:table-cell>
          <table:table-cell office:value-type="float" office:value="1.06249513081395" table:style-name="ce1">
            <text:p>1.06249513081395</text:p>
          </table:table-cell>
          <table:table-cell office:value-type="float" office:value="0.126522279792746" table:style-name="ce1">
            <text:p>0.126522279792746</text:p>
          </table:table-cell>
          <table:table-cell office:value-type="float" office:value="NA" table:style-name="ce1">
            <text:p>NA</text:p>
          </table:table-cell>
          <table:table-cell office:value-type="float" office:value="0.467946373056995" table:style-name="ce1">
            <text:p>0.467946373056995</text:p>
          </table:table-cell>
          <table:table-cell office:value-type="float" office:value="0.0401925749118684" table:style-name="ce1">
            <text:p>0.0401925749118684</text:p>
          </table:table-cell>
          <table:table-cell office:value-type="float" office:value="0.259710534398034" table:style-name="ce1">
            <text:p>0.259710534398034</text:p>
          </table:table-cell>
          <table:table-cell office:value-type="float" office:value="0.094069928760282" table:style-name="ce1">
            <text:p>0.094069928760282</text:p>
          </table:table-cell>
          <table:table-cell office:value-type="float" office:value="0.0769381022326674" table:style-name="ce1">
            <text:p>0.0769381022326674</text:p>
          </table:table-cell>
          <table:table-cell office:value-type="float" office:value="0.0225600388601036" table:style-name="ce1">
            <text:p>0.0225600388601036</text:p>
          </table:table-cell>
          <table:table-cell office:value-type="float" office:value="0.0807298545828437" table:style-name="ce1">
            <text:p>0.0807298545828437</text:p>
          </table:table-cell>
          <table:table-cell office:value-type="float" office:value="0.303793168604651" table:style-name="ce1">
            <text:p>0.303793168604651</text:p>
          </table:table-cell>
          <table:table-cell office:value-type="float" office:value="0.150980684488837" table:style-name="ce1">
            <text:p>0.150980684488837</text:p>
          </table:table-cell>
          <table:table-cell office:value-type="float" office:value="0.051108954015544" table:style-name="ce1">
            <text:p>0.051108954015544</text:p>
          </table:table-cell>
          <table:table-cell office:value-type="float" office:value="0.224850914365452" table:style-name="ce1">
            <text:p>0.224850914365452</text:p>
          </table:table-cell>
          <table:table-cell office:value-type="float" office:value="NA" table:style-name="ce1">
            <text:p>NA</text:p>
          </table:table-cell>
          <table:table-cell office:value-type="float" office:value="0.18501557642487" table:style-name="ce1">
            <text:p>0.18501557642487</text:p>
          </table:table-cell>
          <table:table-cell office:value-type="float" office:value="0.170697796709753" table:style-name="ce1">
            <text:p>0.170697796709753</text:p>
          </table:table-cell>
          <table:table-cell office:value-type="float" office:value="1.15412768895349" table:style-name="ce1">
            <text:p>1.15412768895349</text:p>
          </table:table-cell>
          <table:table-cell office:value-type="float" office:value="0.157013017773208" table:style-name="ce1">
            <text:p>0.157013017773208</text:p>
          </table:table-cell>
          <table:table-cell office:value-type="float" office:value="0.228216887953368" table:style-name="ce1">
            <text:p>0.228216887953368</text:p>
          </table:table-cell>
          <table:table-cell office:value-type="float" office:value="0.116199974294947" table:style-name="ce1">
            <text:p>0.116199974294947</text:p>
          </table:table-cell>
          <table:table-cell office:value-type="float" office:value="0.57374476744186" table:style-name="ce1">
            <text:p>0.57374476744186</text:p>
          </table:table-cell>
          <table:table-cell office:value-type="float" office:value="0.553830305232558" table:style-name="ce1">
            <text:p>0.553830305232558</text:p>
          </table:table-cell>
          <table:table-cell office:value-type="float" office:value="0.158702071092832" table:style-name="ce1">
            <text:p>0.158702071092832</text:p>
          </table:table-cell>
          <table:table-cell office:value-type="float" office:value="0.574525726744186" table:style-name="ce1">
            <text:p>0.574525726744186</text:p>
          </table:table-cell>
          <table:table-cell office:value-type="float" office:value="0.4181625" table:style-name="ce1">
            <text:p>0.4181625</text:p>
          </table:table-cell>
          <table:table-cell office:value-type="float" office:value="0.087106892626322" table:style-name="ce1">
            <text:p>0.087106892626322</text:p>
          </table:table-cell>
          <table:table-cell office:value-type="float" office:value="0.703384011627907" table:style-name="ce1">
            <text:p>0.703384011627907</text:p>
          </table:table-cell>
          <table:table-cell office:value-type="float" office:value="0.083728785987074" table:style-name="ce1">
            <text:p>0.083728785987074</text:p>
          </table:table-cell>
          <table:table-cell office:value-type="float" office:value="0.280030743243243" table:style-name="ce1">
            <text:p>0.280030743243243</text:p>
          </table:table-cell>
          <table:table-cell office:value-type="float" office:value="0.382279578488372" table:style-name="ce1">
            <text:p>0.382279578488372</text:p>
          </table:table-cell>
          <table:table-cell office:value-type="float" office:value="0.116812159974093" table:style-name="ce1">
            <text:p>0.116812159974093</text:p>
          </table:table-cell>
          <table:table-cell office:value-type="float" office:value="0.0735599955934195" table:style-name="ce1">
            <text:p>0.0735599955934195</text:p>
          </table:table-cell>
          <table:table-cell office:value-type="float" office:value="0.352993604651163" table:style-name="ce1">
            <text:p>0.352993604651163</text:p>
          </table:table-cell>
          <table:table-cell office:value-type="float" office:value="NA" table:style-name="ce1">
            <text:p>NA</text:p>
          </table:table-cell>
          <table:table-cell office:value-type="float" office:value="0.0760418698589894" table:style-name="ce1">
            <text:p>0.0760418698589894</text:p>
          </table:table-cell>
          <table:table-cell office:value-type="float" office:value="0.376372402325581" table:style-name="ce1">
            <text:p>0.376372402325581</text:p>
          </table:table-cell>
          <table:table-cell office:value-type="float" office:value="0.0181659408049354" table:style-name="ce1">
            <text:p>0.0181659408049354</text:p>
          </table:table-cell>
          <table:table-cell office:value-type="float" office:value="0.287561232979275" table:style-name="ce1">
            <text:p>0.287561232979275</text:p>
          </table:table-cell>
          <table:table-cell office:value-type="float" office:value="0.359204576246114" table:style-name="ce1">
            <text:p>0.359204576246114</text:p>
          </table:table-cell>
          <table:table-cell office:value-type="float" office:value="0.483551054253886" table:style-name="ce1">
            <text:p>0.483551054253886</text:p>
          </table:table-cell>
          <table:table-cell office:value-type="float" office:value="0.218364275518135" table:style-name="ce1">
            <text:p>0.218364275518135</text:p>
          </table:table-cell>
          <table:table-cell office:value-type="float" office:value="0.217319477479275" table:style-name="ce1">
            <text:p>0.217319477479275</text:p>
          </table:table-cell>
          <table:table-cell office:value-type="float" office:value="0.315876395897021" table:style-name="ce1">
            <text:p>0.315876395897021</text:p>
          </table:table-cell>
          <table:table-cell office:value-type="float" office:value="0.239016213425518" table:style-name="ce1">
            <text:p>0.239016213425518</text:p>
          </table:table-cell>
          <table:table-cell office:value-type="float" office:value="0.212425905025259" table:style-name="ce1">
            <text:p>0.212425905025259</text:p>
          </table:table-cell>
          <table:table-cell office:value-type="float" office:value="0.145128497409326" table:style-name="ce1">
            <text:p>0.145128497409326</text:p>
          </table:table-cell>
          <table:table-cell office:value-type="float" office:value="0.265532381281574" table:style-name="ce1">
            <text:p>0.265532381281574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596910718911917" table:style-name="ce1">
            <text:p>0.596910718911917</text:p>
          </table:table-cell>
          <table:table-cell office:value-type="float" office:value="0.361076910621762" table:style-name="ce1">
            <text:p>0.361076910621762</text:p>
          </table:table-cell>
          <table:table-cell office:value-type="float" office:value="0.286449654817861" table:style-name="ce1">
            <text:p>0.286449654817861</text:p>
          </table:table-cell>
          <table:table-cell office:value-type="float" office:value="0.572899309635723" table:style-name="ce1">
            <text:p>0.572899309635723</text:p>
          </table:table-cell>
          <table:table-cell office:value-type="float" office:value="1.33964766839378" table:style-name="ce1">
            <text:p>1.33964766839378</text:p>
          </table:table-cell>
          <table:table-cell office:value-type="float" office:value="2.23015944767442" table:style-name="ce1">
            <text:p>2.23015944767442</text:p>
          </table:table-cell>
          <table:table-cell office:value-type="float" office:value="0.417709585492228" table:style-name="ce1">
            <text:p>0.417709585492228</text:p>
          </table:table-cell>
          <table:table-cell office:value-type="float" office:value="NA" table:style-name="ce1">
            <text:p>NA</text:p>
          </table:table-cell>
          <table:table-cell office:value-type="float" office:value="0.995723364637306" table:style-name="ce1">
            <text:p>0.995723364637306</text:p>
          </table:table-cell>
          <table:table-cell office:value-type="float" office:value="0.203892865011751" table:style-name="ce1">
            <text:p>0.203892865011751</text:p>
          </table:table-cell>
          <table:table-cell office:value-type="float" office:value="0.667541692260442" table:style-name="ce1">
            <text:p>0.667541692260442</text:p>
          </table:table-cell>
          <table:table-cell office:value-type="float" office:value="0.316507909811986" table:style-name="ce1">
            <text:p>0.316507909811986</text:p>
          </table:table-cell>
          <table:table-cell office:value-type="float" office:value="0.165906400558167" table:style-name="ce1">
            <text:p>0.165906400558167</text:p>
          </table:table-cell>
          <table:table-cell office:value-type="float" office:value="0.338516871761658" table:style-name="ce1">
            <text:p>0.338516871761658</text:p>
          </table:table-cell>
          <table:table-cell office:value-type="float" office:value="0.210028609723854" table:style-name="ce1">
            <text:p>0.210028609723854</text:p>
          </table:table-cell>
          <table:table-cell office:value-type="float" office:value="1.22532514534884" table:style-name="ce1">
            <text:p>1.22532514534884</text:p>
          </table:table-cell>
          <table:table-cell office:value-type="float" office:value="0.314577563160987" table:style-name="ce1">
            <text:p>0.314577563160987</text:p>
          </table:table-cell>
          <table:table-cell office:value-type="float" office:value="0.415500097150259" table:style-name="ce1">
            <text:p>0.415500097150259</text:p>
          </table:table-cell>
          <table:table-cell office:value-type="float" office:value="0.536636368977673" table:style-name="ce1">
            <text:p>0.536636368977673</text:p>
          </table:table-cell>
          <table:table-cell office:value-type="float" office:value="NA" table:style-name="ce1">
            <text:p>NA</text:p>
          </table:table-cell>
          <table:table-cell office:value-type="float" office:value="0.605690527849741" table:style-name="ce1">
            <text:p>0.605690527849741</text:p>
          </table:table-cell>
          <table:table-cell office:value-type="float" office:value="0.605990966509988" table:style-name="ce1">
            <text:p>0.605990966509988</text:p>
          </table:table-cell>
          <table:table-cell office:value-type="float" office:value="2.25710254360465" table:style-name="ce1">
            <text:p>2.25710254360465</text:p>
          </table:table-cell>
          <table:table-cell office:value-type="float" office:value="0.433604116480611" table:style-name="ce1">
            <text:p>0.433604116480611</text:p>
          </table:table-cell>
          <table:table-cell office:value-type="float" office:value="0.588944931994819" table:style-name="ce1">
            <text:p>0.588944931994819</text:p>
          </table:table-cell>
          <table:table-cell office:value-type="float" office:value="0.448598773501763" table:style-name="ce1">
            <text:p>0.448598773501763</text:p>
          </table:table-cell>
          <table:table-cell office:value-type="float" office:value="2.02255443313953" table:style-name="ce1">
            <text:p>2.02255443313953</text:p>
          </table:table-cell>
          <table:table-cell office:value-type="float" office:value="2.03348786337209" table:style-name="ce1">
            <text:p>2.03348786337209</text:p>
          </table:table-cell>
          <table:table-cell office:value-type="float" office:value="0.424572851792009" table:style-name="ce1">
            <text:p>0.424572851792009</text:p>
          </table:table-cell>
          <table:table-cell office:value-type="float" office:value="1.8084414244186" table:style-name="ce1">
            <text:p>1.8084414244186</text:p>
          </table:table-cell>
          <table:table-cell office:value-type="float" office:value="1.02851079545455" table:style-name="ce1">
            <text:p>1.02851079545455</text:p>
          </table:table-cell>
          <table:table-cell office:value-type="float" office:value="0.377555122649824" table:style-name="ce1">
            <text:p>0.377555122649824</text:p>
          </table:table-cell>
          <table:table-cell office:value-type="float" office:value="1.76639978197674" table:style-name="ce1">
            <text:p>1.76639978197674</text:p>
          </table:table-cell>
          <table:table-cell office:value-type="float" office:value="0.408957726204465" table:style-name="ce1">
            <text:p>0.408957726204465</text:p>
          </table:table-cell>
          <table:table-cell office:value-type="float" office:value="0.798424385749386" table:style-name="ce1">
            <text:p>0.798424385749386</text:p>
          </table:table-cell>
          <table:table-cell office:value-type="float" office:value="1.3239863372093" table:style-name="ce1">
            <text:p>1.3239863372093</text:p>
          </table:table-cell>
          <table:table-cell office:value-type="float" office:value="0.415209375" table:style-name="ce1">
            <text:p>0.415209375</text:p>
          </table:table-cell>
          <table:table-cell office:value-type="float" office:value="0.327021404964747" table:style-name="ce1">
            <text:p>0.327021404964747</text:p>
          </table:table-cell>
          <table:table-cell office:value-type="float" office:value="1.31943074127907" table:style-name="ce1">
            <text:p>1.31943074127907</text:p>
          </table:table-cell>
          <table:table-cell office:value-type="float" office:value="NA" table:style-name="ce1">
            <text:p>NA</text:p>
          </table:table-cell>
          <table:table-cell office:value-type="float" office:value="0.380105937867215" table:style-name="ce1">
            <text:p>0.380105937867215</text:p>
          </table:table-cell>
          <table:table-cell office:value-type="float" office:value="2.04324568953488" table:style-name="ce1">
            <text:p>2.04324568953488</text:p>
          </table:table-cell>
          <table:table-cell office:value-type="float" office:value="0.208615320211516" table:style-name="ce1">
            <text:p>0.208615320211516</text:p>
          </table:table-cell>
          <table:table-cell office:value-type="float" office:value="1.20650092856347" table:style-name="ce1">
            <text:p>1.20650092856347</text:p>
          </table:table-cell>
          <table:table-cell office:value-type="float" office:value="0.999963530918394" table:style-name="ce1">
            <text:p>0.999963530918394</text:p>
          </table:table-cell>
          <table:table-cell office:value-type="float" office:value="1.47948960677526" table:style-name="ce1">
            <text:p>1.47948960677526</text:p>
          </table:table-cell>
          <table:table-cell office:value-type="float" office:value="0.740935725744171" table:style-name="ce1">
            <text:p>0.740935725744171</text:p>
          </table:table-cell>
          <table:table-cell office:value-type="float" office:value="0.652872902450129" table:style-name="ce1">
            <text:p>0.652872902450129</text:p>
          </table:table-cell>
          <table:table-cell office:value-type="float" office:value="1.16953672120531" table:style-name="ce1">
            <text:p>1.16953672120531</text:p>
          </table:table-cell>
          <table:table-cell office:value-type="float" office:value="0.73424851158614" table:style-name="ce1">
            <text:p>0.73424851158614</text:p>
          </table:table-cell>
          <table:table-cell office:value-type="float" office:value="0.571048792764249" table:style-name="ce1">
            <text:p>0.571048792764249</text:p>
          </table:table-cell>
          <table:table-cell office:value-type="float" office:value="0.679126943005181" table:style-name="ce1">
            <text:p>0.679126943005181</text:p>
          </table:table-cell>
          <table:table-cell office:value-type="float" office:value="0.713810990955311" table:style-name="ce1">
            <text:p>0.713810990955311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630808921632124" table:style-name="ce1">
            <text:p>0.630808921632124</text:p>
          </table:table-cell>
          <table:table-cell office:value-type="float" office:value="0.384334682642487" table:style-name="ce1">
            <text:p>0.384334682642487</text:p>
          </table:table-cell>
          <table:table-cell office:value-type="float" office:value="0.276608333945358" table:style-name="ce1">
            <text:p>0.276608333945358</text:p>
          </table:table-cell>
          <table:table-cell office:value-type="float" office:value="0.553216667890717" table:style-name="ce1">
            <text:p>0.553216667890717</text:p>
          </table:table-cell>
          <table:table-cell office:value-type="float" office:value="1.19672865932642" table:style-name="ce1">
            <text:p>1.19672865932642</text:p>
          </table:table-cell>
          <table:table-cell office:value-type="float" office:value="2.14802856104651" table:style-name="ce1">
            <text:p>2.14802856104651</text:p>
          </table:table-cell>
          <table:table-cell office:value-type="float" office:value="0.406022555051814" table:style-name="ce1">
            <text:p>0.406022555051814</text:p>
          </table:table-cell>
          <table:table-cell office:value-type="float" office:value="NA" table:style-name="ce1">
            <text:p>NA</text:p>
          </table:table-cell>
          <table:table-cell office:value-type="float" office:value="0.880015948834197" table:style-name="ce1">
            <text:p>0.880015948834197</text:p>
          </table:table-cell>
          <table:table-cell office:value-type="float" office:value="0.0970343896886016" table:style-name="ce1">
            <text:p>0.0970343896886016</text:p>
          </table:table-cell>
          <table:table-cell office:value-type="float" office:value="0.729244348894349" table:style-name="ce1">
            <text:p>0.729244348894349</text:p>
          </table:table-cell>
          <table:table-cell office:value-type="float" office:value="0.263802552144536" table:style-name="ce1">
            <text:p>0.263802552144536</text:p>
          </table:table-cell>
          <table:table-cell office:value-type="float" office:value="0.120681136163337" table:style-name="ce1">
            <text:p>0.120681136163337</text:p>
          </table:table-cell>
          <table:table-cell office:value-type="float" office:value="0.191004452720207" table:style-name="ce1">
            <text:p>0.191004452720207</text:p>
          </table:table-cell>
          <table:table-cell office:value-type="float" office:value="0.15759901586369" table:style-name="ce1">
            <text:p>0.15759901586369</text:p>
          </table:table-cell>
          <table:table-cell office:value-type="float" office:value="1.05650777616279" table:style-name="ce1">
            <text:p>1.05650777616279</text:p>
          </table:table-cell>
          <table:table-cell office:value-type="float" office:value="0.287242475763807" table:style-name="ce1">
            <text:p>0.287242475763807</text:p>
          </table:table-cell>
          <table:table-cell office:value-type="float" office:value="0.339970482512953" table:style-name="ce1">
            <text:p>0.339970482512953</text:p>
          </table:table-cell>
          <table:table-cell office:value-type="float" office:value="0.50316553686839" table:style-name="ce1">
            <text:p>0.50316553686839</text:p>
          </table:table-cell>
          <table:table-cell office:value-type="float" office:value="NA" table:style-name="ce1">
            <text:p>NA</text:p>
          </table:table-cell>
          <table:table-cell office:value-type="float" office:value="0.58609585492228" table:style-name="ce1">
            <text:p>0.58609585492228</text:p>
          </table:table-cell>
          <table:table-cell office:value-type="float" office:value="0.547701391745006" table:style-name="ce1">
            <text:p>0.547701391745006</text:p>
          </table:table-cell>
          <table:table-cell office:value-type="float" office:value="2.24812151162791" table:style-name="ce1">
            <text:p>2.24812151162791</text:p>
          </table:table-cell>
          <table:table-cell office:value-type="float" office:value="0.403270097679201" table:style-name="ce1">
            <text:p>0.403270097679201</text:p>
          </table:table-cell>
          <table:table-cell office:value-type="float" office:value="0.639239863989637" table:style-name="ce1">
            <text:p>0.639239863989637</text:p>
          </table:table-cell>
          <table:table-cell office:value-type="float" office:value="0.372556903642773" table:style-name="ce1">
            <text:p>0.372556903642773</text:p>
          </table:table-cell>
          <table:table-cell office:value-type="float" office:value="2.04090697674419" table:style-name="ce1">
            <text:p>2.04090697674419</text:p>
          </table:table-cell>
          <table:table-cell office:value-type="float" office:value="1.67502754360465" table:style-name="ce1">
            <text:p>1.67502754360465</text:p>
          </table:table-cell>
          <table:table-cell office:value-type="float" office:value="0.37734829979436" table:style-name="ce1">
            <text:p>0.37734829979436</text:p>
          </table:table-cell>
          <table:table-cell office:value-type="float" office:value="1.54395654069767" table:style-name="ce1">
            <text:p>1.54395654069767</text:p>
          </table:table-cell>
          <table:table-cell office:value-type="float" office:value="0.945232186732187" table:style-name="ce1">
            <text:p>0.945232186732187</text:p>
          </table:table-cell>
          <table:table-cell office:value-type="float" office:value="0.288311060517039" table:style-name="ce1">
            <text:p>0.288311060517039</text:p>
          </table:table-cell>
          <table:table-cell office:value-type="float" office:value="1.54838197674419" table:style-name="ce1">
            <text:p>1.54838197674419</text:p>
          </table:table-cell>
          <table:table-cell office:value-type="float" office:value="0.258735392185664" table:style-name="ce1">
            <text:p>0.258735392185664</text:p>
          </table:table-cell>
          <table:table-cell office:value-type="float" office:value="0.716059044840295" table:style-name="ce1">
            <text:p>0.716059044840295</text:p>
          </table:table-cell>
          <table:table-cell office:value-type="float" office:value="1.08930806686047" table:style-name="ce1">
            <text:p>1.08930806686047</text:p>
          </table:table-cell>
          <table:table-cell office:value-type="float" office:value="0.336481816709845" table:style-name="ce1">
            <text:p>0.336481816709845</text:p>
          </table:table-cell>
          <table:table-cell office:value-type="float" office:value="0.235295468566392" table:style-name="ce1">
            <text:p>0.235295468566392</text:p>
          </table:table-cell>
          <table:table-cell office:value-type="float" office:value="1.24771264534884" table:style-name="ce1">
            <text:p>1.24771264534884</text:p>
          </table:table-cell>
          <table:table-cell office:value-type="float" office:value="NA" table:style-name="ce1">
            <text:p>NA</text:p>
          </table:table-cell>
          <table:table-cell office:value-type="float" office:value="0.311957806991774" table:style-name="ce1">
            <text:p>0.311957806991774</text:p>
          </table:table-cell>
          <table:table-cell office:value-type="float" office:value="1.24266244186047" table:style-name="ce1">
            <text:p>1.24266244186047</text:p>
          </table:table-cell>
          <table:table-cell office:value-type="float" office:value="0.119957256169213" table:style-name="ce1">
            <text:p>0.119957256169213</text:p>
          </table:table-cell>
          <table:table-cell office:value-type="float" office:value="1.14162362702137" table:style-name="ce1">
            <text:p>1.14162362702137</text:p>
          </table:table-cell>
          <table:table-cell office:value-type="float" office:value="0.835913266070596" table:style-name="ce1">
            <text:p>0.835913266070596</text:p>
          </table:table-cell>
          <table:table-cell office:value-type="float" office:value="1.08413366137111" table:style-name="ce1">
            <text:p>1.08413366137111</text:p>
          </table:table-cell>
          <table:table-cell office:value-type="float" office:value="0.372590005488342" table:style-name="ce1">
            <text:p>0.372590005488342</text:p>
          </table:table-cell>
          <table:table-cell office:value-type="float" office:value="0.641631083910622" table:style-name="ce1">
            <text:p>0.641631083910622</text:p>
          </table:table-cell>
          <table:table-cell office:value-type="float" office:value="0.913323413448187" table:style-name="ce1">
            <text:p>0.913323413448187</text:p>
          </table:table-cell>
          <table:table-cell office:value-type="float" office:value="0.534065372160622" table:style-name="ce1">
            <text:p>0.534065372160622</text:p>
          </table:table-cell>
          <table:table-cell office:value-type="float" office:value="0.530844809549223" table:style-name="ce1">
            <text:p>0.530844809549223</text:p>
          </table:table-cell>
          <table:table-cell office:value-type="float" office:value="0.465155440414508" table:style-name="ce1">
            <text:p>0.465155440414508</text:p>
          </table:table-cell>
          <table:table-cell office:value-type="float" office:value="0.663556011936529" table:style-name="ce1">
            <text:p>0.663556011936529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626622522668394" table:style-name="ce1">
            <text:p>0.626622522668394</text:p>
          </table:table-cell>
          <table:table-cell office:value-type="float" office:value="0.338400582901554" table:style-name="ce1">
            <text:p>0.338400582901554</text:p>
          </table:table-cell>
          <table:table-cell office:value-type="float" office:value="0.262820143581081" table:style-name="ce1">
            <text:p>0.262820143581081</text:p>
          </table:table-cell>
          <table:table-cell office:value-type="float" office:value="0.525640287162162" table:style-name="ce1">
            <text:p>0.525640287162162</text:p>
          </table:table-cell>
          <table:table-cell office:value-type="float" office:value="1.57048105569948" table:style-name="ce1">
            <text:p>1.57048105569948</text:p>
          </table:table-cell>
          <table:table-cell office:value-type="float" office:value="1.9228519622093" table:style-name="ce1">
            <text:p>1.9228519622093</text:p>
          </table:table-cell>
          <table:table-cell office:value-type="float" office:value="0.426314961139896" table:style-name="ce1">
            <text:p>0.426314961139896</text:p>
          </table:table-cell>
          <table:table-cell office:value-type="float" office:value="NA" table:style-name="ce1">
            <text:p>NA</text:p>
          </table:table-cell>
          <table:table-cell office:value-type="float" office:value="0.82530204015544" table:style-name="ce1">
            <text:p>0.82530204015544</text:p>
          </table:table-cell>
          <table:table-cell office:value-type="float" office:value="0.195068423178613" table:style-name="ce1">
            <text:p>0.195068423178613</text:p>
          </table:table-cell>
          <table:table-cell office:value-type="float" office:value="0.669881941031941" table:style-name="ce1">
            <text:p>0.669881941031941</text:p>
          </table:table-cell>
          <table:table-cell office:value-type="float" office:value="0.334501498237368" table:style-name="ce1">
            <text:p>0.334501498237368</text:p>
          </table:table-cell>
          <table:table-cell office:value-type="float" office:value="0.126093000881316" table:style-name="ce1">
            <text:p>0.126093000881316</text:p>
          </table:table-cell>
          <table:table-cell office:value-type="float" office:value="0.407359876943005" table:style-name="ce1">
            <text:p>0.407359876943005</text:p>
          </table:table-cell>
          <table:table-cell office:value-type="float" office:value="0.205064861192714" table:style-name="ce1">
            <text:p>0.205064861192714</text:p>
          </table:table-cell>
          <table:table-cell office:value-type="float" office:value="1.21439171511628" table:style-name="ce1">
            <text:p>1.21439171511628</text:p>
          </table:table-cell>
          <table:table-cell office:value-type="float" office:value="0.329951395417156" table:style-name="ce1">
            <text:p>0.329951395417156</text:p>
          </table:table-cell>
          <table:table-cell office:value-type="float" office:value="0.544231865284974" table:style-name="ce1">
            <text:p>0.544231865284974</text:p>
          </table:table-cell>
          <table:table-cell office:value-type="float" office:value="0.508508460634548" table:style-name="ce1">
            <text:p>0.508508460634548</text:p>
          </table:table-cell>
          <table:table-cell office:value-type="float" office:value="NA" table:style-name="ce1">
            <text:p>NA</text:p>
          </table:table-cell>
          <table:table-cell office:value-type="float" office:value="0.65406669365285" table:style-name="ce1">
            <text:p>0.65406669365285</text:p>
          </table:table-cell>
          <table:table-cell office:value-type="float" office:value="0.646493775705053" table:style-name="ce1">
            <text:p>0.646493775705053</text:p>
          </table:table-cell>
          <table:table-cell office:value-type="float" office:value="2.48878713662791" table:style-name="ce1">
            <text:p>2.48878713662791</text:p>
          </table:table-cell>
          <table:table-cell office:value-type="float" office:value="0.530121449030552" table:style-name="ce1">
            <text:p>0.530121449030552</text:p>
          </table:table-cell>
          <table:table-cell office:value-type="float" office:value="0.725700631476684" table:style-name="ce1">
            <text:p>0.725700631476684</text:p>
          </table:table-cell>
          <table:table-cell office:value-type="float" office:value="0.521641711956522" table:style-name="ce1">
            <text:p>0.521641711956522</text:p>
          </table:table-cell>
          <table:table-cell office:value-type="float" office:value="2.37320515988372" table:style-name="ce1">
            <text:p>2.37320515988372</text:p>
          </table:table-cell>
          <table:table-cell office:value-type="float" office:value="2.52965734011628" table:style-name="ce1">
            <text:p>2.52965734011628</text:p>
          </table:table-cell>
          <table:table-cell office:value-type="float" office:value="0.377727475029377" table:style-name="ce1">
            <text:p>0.377727475029377</text:p>
          </table:table-cell>
          <table:table-cell office:value-type="float" office:value="1.84462587209302" table:style-name="ce1">
            <text:p>1.84462587209302</text:p>
          </table:table-cell>
          <table:table-cell office:value-type="float" office:value="1.05111417383292" table:style-name="ce1">
            <text:p>1.05111417383292</text:p>
          </table:table-cell>
          <table:table-cell office:value-type="float" office:value="0.392515309195065" table:style-name="ce1">
            <text:p>0.392515309195065</text:p>
          </table:table-cell>
          <table:table-cell office:value-type="float" office:value="1.74101860465116" table:style-name="ce1">
            <text:p>1.74101860465116</text:p>
          </table:table-cell>
          <table:table-cell office:value-type="float" office:value="0.449046889688602" table:style-name="ce1">
            <text:p>0.449046889688602</text:p>
          </table:table-cell>
          <table:table-cell office:value-type="float" office:value="0.730271775184275" table:style-name="ce1">
            <text:p>0.730271775184275</text:p>
          </table:table-cell>
          <table:table-cell office:value-type="float" office:value="1.59289665697674" table:style-name="ce1">
            <text:p>1.59289665697674</text:p>
          </table:table-cell>
          <table:table-cell office:value-type="float" office:value="0.59603855246114" table:style-name="ce1">
            <text:p>0.59603855246114</text:p>
          </table:table-cell>
          <table:table-cell office:value-type="float" office:value="0.432466590775558" table:style-name="ce1">
            <text:p>0.432466590775558</text:p>
          </table:table-cell>
          <table:table-cell office:value-type="float" office:value="1.54499781976744" table:style-name="ce1">
            <text:p>1.54499781976744</text:p>
          </table:table-cell>
          <table:table-cell office:value-type="float" office:value="NA" table:style-name="ce1">
            <text:p>NA</text:p>
          </table:table-cell>
          <table:table-cell office:value-type="float" office:value="0.447047602085781" table:style-name="ce1">
            <text:p>0.447047602085781</text:p>
          </table:table-cell>
          <table:table-cell office:value-type="float" office:value="2.66035348255814" table:style-name="ce1">
            <text:p>2.66035348255814</text:p>
          </table:table-cell>
          <table:table-cell office:value-type="float" office:value="0.258907744565217" table:style-name="ce1">
            <text:p>0.258907744565217</text:p>
          </table:table-cell>
          <table:table-cell office:value-type="float" office:value="1.25967201665479" table:style-name="ce1">
            <text:p>1.25967201665479</text:p>
          </table:table-cell>
          <table:table-cell office:value-type="float" office:value="1.17344105688731" table:style-name="ce1">
            <text:p>1.17344105688731</text:p>
          </table:table-cell>
          <table:table-cell office:value-type="float" office:value="1.41540886299288" table:style-name="ce1">
            <text:p>1.41540886299288</text:p>
          </table:table-cell>
          <table:table-cell office:value-type="float" office:value="0.646668912695596" table:style-name="ce1">
            <text:p>0.646668912695596</text:p>
          </table:table-cell>
          <table:table-cell office:value-type="float" office:value="0.561189018485751" table:style-name="ce1">
            <text:p>0.561189018485751</text:p>
          </table:table-cell>
          <table:table-cell office:value-type="float" office:value="1.01769771697927" table:style-name="ce1">
            <text:p>1.01769771697927</text:p>
          </table:table-cell>
          <table:table-cell office:value-type="float" office:value="0.801319537352332" table:style-name="ce1">
            <text:p>0.801319537352332</text:p>
          </table:table-cell>
          <table:table-cell office:value-type="float" office:value="0.66435440163342" table:style-name="ce1">
            <text:p>0.66435440163342</text:p>
          </table:table-cell>
          <table:table-cell office:value-type="float" office:value="0.603771761658031" table:style-name="ce1">
            <text:p>0.603771761658031</text:p>
          </table:table-cell>
          <table:table-cell office:value-type="float" office:value="0.830443002041775" table:style-name="ce1">
            <text:p>0.830443002041775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